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5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3" style:family="table-cell" style:parent-style-name="Default">
      <style:table-cell-properties fo:background-color="#00ffff"/>
      <style:text-properties style:text-position=""/>
    </style:style>
    <style:style style:name="ce4" style:family="table-cell" style:parent-style-name="Default">
      <style:table-cell-properties fo:background-color="#ff0000"/>
      <style:text-properties style:text-position=""/>
    </style:style>
    <style:style style:name="ce5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6" table:number-columns-repeated="3" table:default-cell-style-name="ce2"/>
        <table:table-row table:style-name="ro1">
          <table:table-cell office:value-type="string">
            <text:p>cartesian positions</text:p>
          </table:table-cell>
          <table:table-cell table:number-columns-repeated="2" office:value-type="string">
            <text:p><text:s/></text:p>
          </table:table-cell>
          <table:table-cell office:value-type="string">
            <text:p>joint positions</text:p>
          </table:table-cell>
          <table:table-cell table:number-columns-repeated="7"/>
          <table:table-cell office:value-type="string">
            <text:p>average point</text:p>
          </table:table-cell>
          <table:table-cell table:number-columns-repeated="3"/>
          <table:table-cell table:style-name="ce1" office:value-type="string" table:number-columns-spanned="2" table:number-rows-spanned="1">
            <text:p>distance from average</text:p>
          </table:table-cell>
          <table:covered-table-cell/>
          <table:table-cell table:style-name="ce6" office:value-type="string">
            <text:p>shaft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grippers</text:p>
          </table:table-cell>
        </table:table-row>
        <table:table-row table:style-name="ro2">
          <table:table-cell office:value-type="float" office:value="-0.00536324978866027">
            <text:p>-0.0053632498</text:p>
          </table:table-cell>
          <table:table-cell office:value-type="float" office:value="0.00403942851757826">
            <text:p>0.0040394285</text:p>
          </table:table-cell>
          <table:table-cell office:value-type="float" office:value="-0.148525857776718">
            <text:p>-0.1485258578</text:p>
          </table:table-cell>
          <table:table-cell office:value-type="float" office:value="0.0595113795287741">
            <text:p>0.0595113795</text:p>
          </table:table-cell>
          <table:table-cell office:value-type="float" office:value="0.00906648839433957">
            <text:p>0.0090664884</text:p>
          </table:table-cell>
          <table:table-cell office:value-type="float" office:value="0.15137426475">
            <text:p>0.1513742648</text:p>
          </table:table-cell>
          <table:table-cell table:style-name="ce2" office:value-type="float" office:value="-0.685895805137879">
            <text:p>-0.6858958051</text:p>
          </table:table-cell>
          <table:table-cell table:style-name="ce2" office:value-type="float" office:value="-0.825831004582322">
            <text:p>-0.8258310046</text:p>
          </table:table-cell>
          <table:table-cell table:style-name="ce2" office:value-type="float" office:value="-0.71120819292164">
            <text:p>-0.7112081929</text:p>
          </table:table-cell>
          <table:table-cell office:value-type="float" office:value="-0.00261350505814839">
            <text:p>-0.002613505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]-[.L2];2)+POWER([.B2]-[.M2];2)+POWER([.C2]-[.N2];2))" office:value-type="float" office:value="0.00388821320492457">
            <text:p>0.0038882132</text:p>
          </table:table-cell>
          <table:table-cell/>
          <table:table-cell table:number-columns-repeated="3" office:value-type="float" office:value="0.00388821320492448">
            <text:p>0.0038882132</text:p>
          </table:table-cell>
        </table:table-row>
        <table:table-row table:style-name="ro2">
          <table:table-cell office:value-type="float" office:value="-0.00744324673013938">
            <text:p>-0.0074432467</text:p>
          </table:table-cell>
          <table:table-cell office:value-type="float" office:value="0.00588178521537995">
            <text:p>0.0058817852</text:p>
          </table:table-cell>
          <table:table-cell office:value-type="float" office:value="-0.148390695874802">
            <text:p>-0.1483906959</text:p>
          </table:table-cell>
          <table:table-cell office:value-type="float" office:value="0.00176850582819741">
            <text:p>0.0017685058</text:p>
          </table:table-cell>
          <table:table-cell office:value-type="float" office:value="0.0261337280463757">
            <text:p>0.026133728</text:p>
          </table:table-cell>
          <table:table-cell office:value-type="float" office:value="0.14724946997">
            <text:p>0.14724947</text:p>
          </table:table-cell>
          <table:table-cell table:style-name="ce2" office:value-type="float" office:value="-0.754254726713834">
            <text:p>-0.7542547267</text:p>
          </table:table-cell>
          <table:table-cell table:style-name="ce2" office:value-type="float" office:value="-0.643284640895694">
            <text:p>-0.6432846409</text:p>
          </table:table-cell>
          <table:table-cell table:style-name="ce3" office:value-type="float" office:value="0.0919032040781938">
            <text:p>0.0919032041</text:p>
          </table:table-cell>
          <table:table-cell office:value-type="float" office:value="0.00016334406613433">
            <text:p>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3]-[.L3];2)+POWER([.B3]-[.M3];2)+POWER([.C3]-[.N3];2))" office:value-type="float" office:value="0.00465095423972528">
            <text:p>0.0046509542</text:p>
          </table:table-cell>
          <table:table-cell/>
          <table:table-cell table:number-columns-repeated="2" office:value-type="float" office:value="0.00465095423972514">
            <text:p>0.0046509542</text:p>
          </table:table-cell>
          <table:table-cell table:style-name="ce3" office:value-type="float" office:value="0.00465095423972514">
            <text:p>0.0046509542</text:p>
          </table:table-cell>
        </table:table-row>
        <table:table-row table:style-name="ro2">
          <table:table-cell office:value-type="float" office:value="-0.00591597357869224">
            <text:p>-0.0059159736</text:p>
          </table:table-cell>
          <table:table-cell office:value-type="float" office:value="0.00812811178762841">
            <text:p>0.0081281118</text:p>
          </table:table-cell>
          <table:table-cell office:value-type="float" office:value="-0.14760758703829">
            <text:p>-0.147607587</text:p>
          </table:table-cell>
          <table:table-cell office:value-type="float" office:value="-0.0299873717506138">
            <text:p>-0.0299873718</text:p>
          </table:table-cell>
          <table:table-cell office:value-type="float" office:value="0.0359493215295151">
            <text:p>0.0359493215</text:p>
          </table:table-cell>
          <table:table-cell office:value-type="float" office:value="0.14903316501">
            <text:p>0.149033165</text:p>
          </table:table-cell>
          <table:table-cell table:style-name="ce2" office:value-type="float" office:value="-0.713784567621321">
            <text:p>-0.7137845676</text:p>
          </table:table-cell>
          <table:table-cell table:style-name="ce2" office:value-type="float" office:value="-0.675120945341041">
            <text:p>-0.6751209453</text:p>
          </table:table-cell>
          <table:table-cell table:style-name="ce4" office:value-type="float" office:value="0.72228625267962">
            <text:p>0.7222862527</text:p>
          </table:table-cell>
          <table:table-cell office:value-type="float" office:value="-0.000163344066134274">
            <text:p>-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4]-[.L4];2)+POWER([.B4]-[.M4];2)+POWER([.C4]-[.N4];2))" office:value-type="float" office:value="0.00314152323404151">
            <text:p>0.0031415232</text:p>
          </table:table-cell>
          <table:table-cell/>
          <table:table-cell table:number-columns-repeated="2" office:value-type="float" office:value="0.00314152323404151">
            <text:p>0.0031415232</text:p>
          </table:table-cell>
          <table:table-cell table:style-name="ce4" office:value-type="float" office:value="0.00314152323404151">
            <text:p>0.0031415232</text:p>
          </table:table-cell>
        </table:table-row>
        <table:table-row table:style-name="ro2">
          <table:table-cell office:value-type="float" office:value="-0.0016968041051849">
            <text:p>-0.0016968041</text:p>
          </table:table-cell>
          <table:table-cell office:value-type="float" office:value="0.00407944880618728">
            <text:p>0.0040794488</text:p>
          </table:table-cell>
          <table:table-cell office:value-type="float" office:value="-0.147475055024803">
            <text:p>-0.147475055</text:p>
          </table:table-cell>
          <table:table-cell office:value-type="float" office:value="0.0294931168466634">
            <text:p>0.0294931168</text:p>
          </table:table-cell>
          <table:table-cell office:value-type="float" office:value="-0.0692960820804165">
            <text:p>-0.0692960821</text:p>
          </table:table-cell>
          <table:table-cell office:value-type="float" office:value="0.14599725383">
            <text:p>0.1459972538</text:p>
          </table:table-cell>
          <table:table-cell table:style-name="ce2" office:value-type="float" office:value="-0.700574101181796">
            <text:p>-0.7005741012</text:p>
          </table:table-cell>
          <table:table-cell table:style-name="ce3" office:value-type="float" office:value="0.0468663194195461">
            <text:p>0.0468663194</text:p>
          </table:table-cell>
          <table:table-cell table:style-name="ce2" office:value-type="float" office:value="-0.832052016393997">
            <text:p>-0.8320520164</text:p>
          </table:table-cell>
          <table:table-cell office:value-type="float" office:value="0.000163344066134163">
            <text:p>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5]-[.L5];2)+POWER([.B5]-[.M5];2)+POWER([.C5]-[.N5];2))" office:value-type="float" office:value="0.00318602972933065">
            <text:p>0.0031860297</text:p>
          </table:table-cell>
          <table:table-cell/>
          <table:table-cell office:value-type="float" office:value="0.0031860297293307">
            <text:p>0.0031860297</text:p>
          </table:table-cell>
          <table:table-cell table:style-name="ce3" office:value-type="float" office:value="0.0031860297293307">
            <text:p>0.0031860297</text:p>
          </table:table-cell>
          <table:table-cell office:value-type="float" office:value="0.0031860297293307">
            <text:p>0.0031860297</text:p>
          </table:table-cell>
        </table:table-row>
        <table:table-row table:style-name="ro2">
          <table:table-cell office:value-type="float" office:value="-0.00298750705830065">
            <text:p>-0.0029875071</text:p>
          </table:table-cell>
          <table:table-cell office:value-type="float" office:value="0.00775641907055692">
            <text:p>0.0077564191</text:p>
          </table:table-cell>
          <table:table-cell office:value-type="float" office:value="-0.147729971872015">
            <text:p>-0.1477299719</text:p>
          </table:table-cell>
          <table:table-cell office:value-type="float" office:value="-0.0258479869300294">
            <text:p>-0.0258479869</text:p>
          </table:table-cell>
          <table:table-cell office:value-type="float" office:value="-0.0478500528886951">
            <text:p>-0.0478500529</text:p>
          </table:table-cell>
          <table:table-cell office:value-type="float" office:value="0.14290949105">
            <text:p>0.1429094911</text:p>
          </table:table-cell>
          <table:table-cell table:style-name="ce2" office:value-type="float" office:value="-0.703719450334064">
            <text:p>-0.7037194503</text:p>
          </table:table-cell>
          <table:table-cell table:style-name="ce3" office:value-type="float" office:value="0.000956455498358083">
            <text:p>0.0009564555</text:p>
          </table:table-cell>
          <table:table-cell table:style-name="ce3" office:value-type="float" office:value="0.0926605533949283">
            <text:p>0.0926605534</text:p>
          </table:table-cell>
          <table:table-cell office:value-type="float" office:value="-0.000326688132268549">
            <text:p>-0.000326688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6]-[.L6];2)+POWER([.B6]-[.M6];2)+POWER([.C6]-[.N6];2))" office:value-type="float" office:value="0.000774975984532549">
            <text:p>0.000774976</text:p>
          </table:table-cell>
          <table:table-cell/>
          <table:table-cell office:value-type="float" office:value="0.000774975984532452">
            <text:p>0.000774976</text:p>
          </table:table-cell>
          <table:table-cell table:number-columns-repeated="2" table:style-name="ce3" office:value-type="float" office:value="0.000774975984532452">
            <text:p>0.000774976</text:p>
          </table:table-cell>
        </table:table-row>
        <table:table-row table:style-name="ro2">
          <table:table-cell office:value-type="float" office:value="-0.00346998407737369">
            <text:p>-0.0034699841</text:p>
          </table:table-cell>
          <table:table-cell office:value-type="float" office:value="0.00962035295763318">
            <text:p>0.009620353</text:p>
          </table:table-cell>
          <table:table-cell office:value-type="float" office:value="-0.147337223085627">
            <text:p>-0.1473372231</text:p>
          </table:table-cell>
          <table:table-cell office:value-type="float" office:value="-0.0624923544182247">
            <text:p>-0.0624923544</text:p>
          </table:table-cell>
          <table:table-cell office:value-type="float" office:value="-0.0285895571003791">
            <text:p>-0.0285895571</text:p>
          </table:table-cell>
          <table:table-cell office:value-type="float" office:value="0.14546577493">
            <text:p>0.1454657749</text:p>
          </table:table-cell>
          <table:table-cell table:style-name="ce2" office:value-type="float" office:value="-0.699735341407858">
            <text:p>-0.6997353414</text:p>
          </table:table-cell>
          <table:table-cell table:style-name="ce3" office:value-type="float" office:value="-0.0250044794570756">
            <text:p>-0.0250044795</text:p>
          </table:table-cell>
          <table:table-cell table:style-name="ce4" office:value-type="float" office:value="0.745778367564778">
            <text:p>0.7457783676</text:p>
          </table:table-cell>
          <table:table-cell office:value-type="float" office:value="-0.000163344066134385">
            <text:p>-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7]-[.L7];2)+POWER([.B7]-[.M7];2)+POWER([.C7]-[.N7];2))" office:value-type="float" office:value="0.00269331412915012">
            <text:p>0.0026933141</text:p>
          </table:table-cell>
          <table:table-cell/>
          <table:table-cell office:value-type="float" office:value="0.00269331412915017">
            <text:p>0.0026933141</text:p>
          </table:table-cell>
          <table:table-cell table:style-name="ce3" office:value-type="float" office:value="0.00269331412915017">
            <text:p>0.0026933141</text:p>
          </table:table-cell>
          <table:table-cell table:style-name="ce4" office:value-type="float" office:value="0.00269331412915017">
            <text:p>0.0026933141</text:p>
          </table:table-cell>
        </table:table-row>
        <table:table-row table:style-name="ro2">
          <table:table-cell office:value-type="float" office:value="0.000507926714687437">
            <text:p>0.0005079267</text:p>
          </table:table-cell>
          <table:table-cell office:value-type="float" office:value="0.00578876154687983">
            <text:p>0.0057887615</text:p>
          </table:table-cell>
          <table:table-cell office:value-type="float" office:value="-0.146180235256334">
            <text:p>-0.1461802353</text:p>
          </table:table-cell>
          <table:table-cell office:value-type="float" office:value="-0.00705085511416698">
            <text:p>-0.0070508551</text:p>
          </table:table-cell>
          <table:table-cell office:value-type="float" office:value="-0.134136147292405">
            <text:p>-0.1341361473</text:p>
          </table:table-cell>
          <table:table-cell office:value-type="float" office:value="0.14850557498">
            <text:p>0.148505575</text:p>
          </table:table-cell>
          <table:table-cell table:style-name="ce2" office:value-type="float" office:value="-0.795563645580285">
            <text:p>-0.7955636456</text:p>
          </table:table-cell>
          <table:table-cell table:style-name="ce4" office:value-type="float" office:value="0.702038335794833">
            <text:p>0.7020383358</text:p>
          </table:table-cell>
          <table:table-cell table:style-name="ce2" office:value-type="float" office:value="-0.859729318266571">
            <text:p>-0.8597293183</text:p>
          </table:table-cell>
          <table:table-cell office:value-type="float" office:value="0.000163344066134274">
            <text:p>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8]-[.L8];2)+POWER([.B8]-[.M8];2)+POWER([.C8]-[.N8];2))" office:value-type="float" office:value="0.00397289907973857">
            <text:p>0.0039728991</text:p>
          </table:table-cell>
          <table:table-cell/>
          <table:table-cell office:value-type="float" office:value="0.00397289907973888">
            <text:p>0.0039728991</text:p>
          </table:table-cell>
          <table:table-cell table:style-name="ce4" office:value-type="float" office:value="0.00397289907973888">
            <text:p>0.0039728991</text:p>
          </table:table-cell>
          <table:table-cell office:value-type="float" office:value="0.00397289907973888">
            <text:p>0.0039728991</text:p>
          </table:table-cell>
        </table:table-row>
        <table:table-row table:style-name="ro2">
          <table:table-cell office:value-type="float" office:value="0.000295052159538375">
            <text:p>0.0002950522</text:p>
          </table:table-cell>
          <table:table-cell office:value-type="float" office:value="0.00872834736196282">
            <text:p>0.0087283474</text:p>
          </table:table-cell>
          <table:table-cell office:value-type="float" office:value="-0.147677409646897">
            <text:p>-0.1476774096</text:p>
          </table:table-cell>
          <table:table-cell office:value-type="float" office:value="-0.0556113994272907">
            <text:p>-0.0556113994</text:p>
          </table:table-cell>
          <table:table-cell office:value-type="float" office:value="-0.122683334439931">
            <text:p>-0.1226833344</text:p>
          </table:table-cell>
          <table:table-cell office:value-type="float" office:value="0.14665317657">
            <text:p>0.1466531766</text:p>
          </table:table-cell>
          <table:table-cell table:style-name="ce2" office:value-type="float" office:value="-0.63724773824947">
            <text:p>-0.6372477382</text:p>
          </table:table-cell>
          <table:table-cell table:style-name="ce4" office:value-type="float" office:value="0.656811654372472">
            <text:p>0.6568116544</text:p>
          </table:table-cell>
          <table:table-cell table:style-name="ce3" office:value-type="float" office:value="0.108205966719214">
            <text:p>0.1082059667</text:p>
          </table:table-cell>
          <table:table-cell office:value-type="float" office:value="0">
            <text:p>0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9]-[.L9];2)+POWER([.B9]-[.M9];2)+POWER([.C9]-[.N9];2))" office:value-type="float" office:value="0.00371738104847589">
            <text:p>0.003717381</text:p>
          </table:table-cell>
          <table:table-cell/>
          <table:table-cell office:value-type="float" office:value="0.00371738104847588">
            <text:p>0.003717381</text:p>
          </table:table-cell>
          <table:table-cell table:style-name="ce4" office:value-type="float" office:value="0.00371738104847588">
            <text:p>0.003717381</text:p>
          </table:table-cell>
          <table:table-cell table:style-name="ce3" office:value-type="float" office:value="0.00371738104847588">
            <text:p>0.003717381</text:p>
          </table:table-cell>
        </table:table-row>
        <table:table-row table:style-name="ro2">
          <table:table-cell office:value-type="float" office:value="-0.00057791985149242">
            <text:p>-0.0005779199</text:p>
          </table:table-cell>
          <table:table-cell office:value-type="float" office:value="0.0104846779750675">
            <text:p>0.010484678</text:p>
          </table:table-cell>
          <table:table-cell office:value-type="float" office:value="-0.147238523952392">
            <text:p>-0.147238524</text:p>
          </table:table-cell>
          <table:table-cell office:value-type="float" office:value="-0.0893751875534002">
            <text:p>-0.0893751876</text:p>
          </table:table-cell>
          <table:table-cell office:value-type="float" office:value="-0.0923098260456056">
            <text:p>-0.092309826</text:p>
          </table:table-cell>
          <table:table-cell office:value-type="float" office:value="0.14849909353">
            <text:p>0.1484990935</text:p>
          </table:table-cell>
          <table:table-cell table:style-name="ce2" office:value-type="float" office:value="-0.648151615310665">
            <text:p>-0.6481516153</text:p>
          </table:table-cell>
          <table:table-cell table:style-name="ce4" office:value-type="float" office:value="0.617460342440025">
            <text:p>0.6174603424</text:p>
          </table:table-cell>
          <table:table-cell table:style-name="ce4" office:value-type="float" office:value="0.779757179544245">
            <text:p>0.7797571795</text:p>
          </table:table-cell>
          <table:table-cell office:value-type="float" office:value="0.000816720330671483">
            <text:p>0.0008167203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0]-[.L10];2)+POWER([.B10]-[.M10];2)+POWER([.C10]-[.N10];2))" office:value-type="float" office:value="0.00426660848071168">
            <text:p>0.0042666085</text:p>
          </table:table-cell>
          <table:table-cell/>
          <table:table-cell office:value-type="float" office:value="0.00426660848071174">
            <text:p>0.0042666085</text:p>
          </table:table-cell>
          <table:table-cell table:number-columns-repeated="2" table:style-name="ce4" office:value-type="float" office:value="0.00426660848071174">
            <text:p>0.0042666085</text:p>
          </table:table-cell>
        </table:table-row>
        <table:table-row table:style-name="ro2">
          <table:table-cell office:value-type="float" office:value="-0.00752109973967006">
            <text:p>-0.0075210997</text:p>
          </table:table-cell>
          <table:table-cell office:value-type="float" office:value="0.00628811932663433">
            <text:p>0.0062881193</text:p>
          </table:table-cell>
          <table:table-cell office:value-type="float" office:value="-0.148306513480504">
            <text:p>-0.1483065135</text:p>
          </table:table-cell>
          <table:table-cell office:value-type="float" office:value="-0.00322810234142585">
            <text:p>-0.0032281023</text:p>
          </table:table-cell>
          <table:table-cell office:value-type="float" office:value="0.0512017189561085">
            <text:p>0.051201719</text:p>
          </table:table-cell>
          <table:table-cell office:value-type="float" office:value="0.15321110768">
            <text:p>0.1532111077</text:p>
          </table:table-cell>
          <table:table-cell table:style-name="ce3" office:value-type="float" office:value="0.162509706200506">
            <text:p>0.1625097062</text:p>
          </table:table-cell>
          <table:table-cell table:style-name="ce2" office:value-type="float" office:value="-0.888137248475363">
            <text:p>-0.8881372485</text:p>
          </table:table-cell>
          <table:table-cell table:style-name="ce2" office:value-type="float" office:value="-0.915075940594345">
            <text:p>-0.9150759406</text:p>
          </table:table-cell>
          <table:table-cell office:value-type="float" office:value="0">
            <text:p>0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1]-[.L11];2)+POWER([.B11]-[.M11];2)+POWER([.C11]-[.N11];2))" office:value-type="float" office:value="0.00463440831491142">
            <text:p>0.0046344083</text:p>
          </table:table-cell>
          <table:table-cell/>
          <table:table-cell table:style-name="ce3" office:value-type="float" office:value="0.00463440831491137">
            <text:p>0.0046344083</text:p>
          </table:table-cell>
          <table:table-cell table:number-columns-repeated="2" office:value-type="float" office:value="0.00463440831491137">
            <text:p>0.0046344083</text:p>
          </table:table-cell>
        </table:table-row>
        <table:table-row table:style-name="ro2">
          <table:table-cell office:value-type="float" office:value="-0.00620698481935128">
            <text:p>-0.0062069848</text:p>
          </table:table-cell>
          <table:table-cell office:value-type="float" office:value="0.00766774766022479">
            <text:p>0.0076677477</text:p>
          </table:table-cell>
          <table:table-cell office:value-type="float" office:value="-0.148642520433197">
            <text:p>-0.1486425204</text:p>
          </table:table-cell>
          <table:table-cell office:value-type="float" office:value="-0.0429152265820656">
            <text:p>-0.0429152266</text:p>
          </table:table-cell>
          <table:table-cell office:value-type="float" office:value="0.0329142875099449">
            <text:p>0.0329142875</text:p>
          </table:table-cell>
          <table:table-cell office:value-type="float" office:value="0.14759169053">
            <text:p>0.1475916905</text:p>
          </table:table-cell>
          <table:table-cell table:style-name="ce3" office:value-type="float" office:value="-0.0278887624834417">
            <text:p>-0.0278887625</text:p>
          </table:table-cell>
          <table:table-cell table:style-name="ce2" office:value-type="float" office:value="-0.651756103881151">
            <text:p>-0.6517561039</text:p>
          </table:table-cell>
          <table:table-cell table:style-name="ce3" office:value-type="float" office:value="0.0453115393153037">
            <text:p>0.0453115393</text:p>
          </table:table-cell>
          <table:table-cell office:value-type="float" office:value="0.000326688132268549">
            <text:p>0.000326688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2]-[.L12];2)+POWER([.B12]-[.M12];2)+POWER([.C12]-[.N12];2))" office:value-type="float" office:value="0.00343970446623802">
            <text:p>0.0034397045</text:p>
          </table:table-cell>
          <table:table-cell/>
          <table:table-cell table:style-name="ce3" office:value-type="float" office:value="0.00343970446623776">
            <text:p>0.0034397045</text:p>
          </table:table-cell>
          <table:table-cell office:value-type="float" office:value="0.00343970446623776">
            <text:p>0.0034397045</text:p>
          </table:table-cell>
          <table:table-cell table:style-name="ce3" office:value-type="float" office:value="0.00343970446623776">
            <text:p>0.0034397045</text:p>
          </table:table-cell>
        </table:table-row>
        <table:table-row table:style-name="ro2">
          <table:table-cell office:value-type="float" office:value="-0.0050314994392676">
            <text:p>-0.0050314994</text:p>
          </table:table-cell>
          <table:table-cell office:value-type="float" office:value="0.00964795017781102">
            <text:p>0.0096479502</text:p>
          </table:table-cell>
          <table:table-cell office:value-type="float" office:value="-0.147261930663082">
            <text:p>-0.1472619307</text:p>
          </table:table-cell>
          <table:table-cell office:value-type="float" office:value="-0.0848651115548531">
            <text:p>-0.0848651116</text:p>
          </table:table-cell>
          <table:table-cell office:value-type="float" office:value="0.00925183398332096">
            <text:p>0.009251834</text:p>
          </table:table-cell>
          <table:table-cell office:value-type="float" office:value="0.14855353771">
            <text:p>0.1485535377</text:p>
          </table:table-cell>
          <table:table-cell table:style-name="ce3" office:value-type="float" office:value="-0.016775195478762">
            <text:p>-0.0167751955</text:p>
          </table:table-cell>
          <table:table-cell table:style-name="ce2" office:value-type="float" office:value="-0.656948290872238">
            <text:p>-0.6569482909</text:p>
          </table:table-cell>
          <table:table-cell table:style-name="ce4" office:value-type="float" office:value="0.720372912430205">
            <text:p>0.7203729124</text:p>
          </table:table-cell>
          <table:table-cell office:value-type="float" office:value="-0.00016334406613433">
            <text:p>-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3]-[.L13];2)+POWER([.B13]-[.M13];2)+POWER([.C13]-[.N13];2))" office:value-type="float" office:value="0.00337503415709092">
            <text:p>0.0033750342</text:p>
          </table:table-cell>
          <table:table-cell/>
          <table:table-cell table:style-name="ce3" office:value-type="float" office:value="0.00337503415709102">
            <text:p>0.0033750342</text:p>
          </table:table-cell>
          <table:table-cell office:value-type="float" office:value="0.00337503415709102">
            <text:p>0.0033750342</text:p>
          </table:table-cell>
          <table:table-cell table:style-name="ce4" office:value-type="float" office:value="0.00337503415709102">
            <text:p>0.0033750342</text:p>
          </table:table-cell>
        </table:table-row>
        <table:table-row table:style-name="ro2">
          <table:table-cell office:value-type="float" office:value="-0.0039801560581168">
            <text:p>-0.0039801561</text:p>
          </table:table-cell>
          <table:table-cell office:value-type="float" office:value="0.00401114507147608">
            <text:p>0.0040111451</text:p>
          </table:table-cell>
          <table:table-cell office:value-type="float" office:value="-0.147587839083224">
            <text:p>-0.1475878391</text:p>
          </table:table-cell>
          <table:table-cell office:value-type="float" office:value="0.0325127054004852">
            <text:p>0.0325127054</text:p>
          </table:table-cell>
          <table:table-cell office:value-type="float" office:value="-0.0330455739688067">
            <text:p>-0.033045574</text:p>
          </table:table-cell>
          <table:table-cell office:value-type="float" office:value="0.14637058535">
            <text:p>0.1463705854</text:p>
          </table:table-cell>
          <table:table-cell table:style-name="ce3" office:value-type="float" office:value="-0.00230658937832977">
            <text:p>-0.0023065894</text:p>
          </table:table-cell>
          <table:table-cell table:style-name="ce3" office:value-type="float" office:value="0.0504188684134475">
            <text:p>0.0504188684</text:p>
          </table:table-cell>
          <table:table-cell table:style-name="ce2" office:value-type="float" office:value="-0.858309001570305">
            <text:p>-0.8583090016</text:p>
          </table:table-cell>
          <table:table-cell office:value-type="float" office:value="-0.000163344066134274">
            <text:p>-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4]-[.L14];2)+POWER([.B14]-[.M14];2)+POWER([.C14]-[.N14];2))" office:value-type="float" office:value="0.00313709505835946">
            <text:p>0.0031370951</text:p>
          </table:table-cell>
          <table:table-cell/>
          <table:table-cell table:number-columns-repeated="2" table:style-name="ce3" office:value-type="float" office:value="0.00313709505835948">
            <text:p>0.0031370951</text:p>
          </table:table-cell>
          <table:table-cell office:value-type="float" office:value="0.00313709505835948">
            <text:p>0.0031370951</text:p>
          </table:table-cell>
        </table:table-row>
        <table:table-row table:style-name="ro2">
          <table:table-cell office:value-type="float" office:value="-0.00221282779327862">
            <text:p>-0.0022128278</text:p>
          </table:table-cell>
          <table:table-cell office:value-type="float" office:value="0.00719764157748759">
            <text:p>0.0071976416</text:p>
          </table:table-cell>
          <table:table-cell office:value-type="float" office:value="-0.147927256158837">
            <text:p>-0.1479272562</text:p>
          </table:table-cell>
          <table:table-cell office:value-type="float" office:value="-0.0206196967741794">
            <text:p>-0.0206196968</text:p>
          </table:table-cell>
          <table:table-cell office:value-type="float" office:value="-0.0479195574845631">
            <text:p>-0.0479195575</text:p>
          </table:table-cell>
          <table:table-cell office:value-type="float" office:value="0.14304689779">
            <text:p>0.1430468978</text:p>
          </table:table-cell>
          <table:table-cell table:style-name="ce3" office:value-type="float" office:value="-0.00398410892620596">
            <text:p>-0.0039841089</text:p>
          </table:table-cell>
          <table:table-cell table:style-name="ce3" office:value-type="float" office:value="-0.00478227749179042">
            <text:p>-0.0047822775</text:p>
          </table:table-cell>
          <table:table-cell table:style-name="ce3" office:value-type="float" office:value="0.0722647321270253">
            <text:p>0.0722647321</text:p>
          </table:table-cell>
          <table:table-cell office:value-type="float" office:value="0.000163344066134274">
            <text:p>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5]-[.L15];2)+POWER([.B15]-[.M15];2)+POWER([.C15]-[.N15];2))" office:value-type="float" office:value="0.000855468688901888">
            <text:p>0.0008554687</text:p>
          </table:table-cell>
          <table:table-cell/>
          <table:table-cell table:number-columns-repeated="3" table:style-name="ce3" office:value-type="float" office:value="0.00085546868890163">
            <text:p>0.0008554687</text:p>
          </table:table-cell>
        </table:table-row>
        <table:table-row table:style-name="ro2">
          <table:table-cell office:value-type="float" office:value="-0.00179646815202106">
            <text:p>-0.0017964682</text:p>
          </table:table-cell>
          <table:table-cell office:value-type="float" office:value="0.00890880852925736">
            <text:p>0.0089088085</text:p>
          </table:table-cell>
          <table:table-cell office:value-type="float" office:value="-0.147454880742236">
            <text:p>-0.1474548807</text:p>
          </table:table-cell>
          <table:table-cell office:value-type="float" office:value="-0.0647628378832467">
            <text:p>-0.0647628379</text:p>
          </table:table-cell>
          <table:table-cell office:value-type="float" office:value="-0.0579436647553065">
            <text:p>-0.0579436648</text:p>
          </table:table-cell>
          <table:table-cell office:value-type="float" office:value="0.14540355301">
            <text:p>0.145403553</text:p>
          </table:table-cell>
          <table:table-cell table:style-name="ce3" office:value-type="float" office:value="-0.00272596926529882">
            <text:p>-0.0027259693</text:p>
          </table:table-cell>
          <table:table-cell table:style-name="ce3" office:value-type="float" office:value="-0.0194023829666925">
            <text:p>-0.019402383</text:p>
          </table:table-cell>
          <table:table-cell table:style-name="ce4" office:value-type="float" office:value="0.73173549965692">
            <text:p>0.7317354997</text:p>
          </table:table-cell>
          <table:table-cell office:value-type="float" office:value="-0.000163344066134274">
            <text:p>-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6]-[.L16];2)+POWER([.B16]-[.M16];2)+POWER([.C16]-[.N16];2))" office:value-type="float" office:value="0.00226884887036819">
            <text:p>0.0022688489</text:p>
          </table:table-cell>
          <table:table-cell/>
          <table:table-cell table:number-columns-repeated="2" table:style-name="ce3" office:value-type="float" office:value="0.00226884887036826">
            <text:p>0.0022688489</text:p>
          </table:table-cell>
          <table:table-cell table:style-name="ce4" office:value-type="float" office:value="0.00226884887036826">
            <text:p>0.0022688489</text:p>
          </table:table-cell>
        </table:table-row>
        <table:table-row table:style-name="ro2">
          <table:table-cell office:value-type="float" office:value="-0.0011652142185546">
            <text:p>-0.0011652142</text:p>
          </table:table-cell>
          <table:table-cell office:value-type="float" office:value="0.00383666960068932">
            <text:p>0.0038366696</text:p>
          </table:table-cell>
          <table:table-cell office:value-type="float" office:value="-0.147017151542643">
            <text:p>-0.1470171515</text:p>
          </table:table-cell>
          <table:table-cell office:value-type="float" office:value="0.0450698690539742">
            <text:p>0.0450698691</text:p>
          </table:table-cell>
          <table:table-cell office:value-type="float" office:value="-0.104612139514245">
            <text:p>-0.1046121395</text:p>
          </table:table-cell>
          <table:table-cell office:value-type="float" office:value="0.14944149636">
            <text:p>0.1494414964</text:p>
          </table:table-cell>
          <table:table-cell table:style-name="ce3" office:value-type="float" office:value="-0.106312801346654">
            <text:p>-0.1063128013</text:p>
          </table:table-cell>
          <table:table-cell table:style-name="ce4" office:value-type="float" office:value="0.701628426295537">
            <text:p>0.7016284263</text:p>
          </table:table-cell>
          <table:table-cell table:style-name="ce2" office:value-type="float" office:value="-0.883490292896947">
            <text:p>-0.8834902929</text:p>
          </table:table-cell>
          <table:table-cell office:value-type="float" office:value="0">
            <text:p>0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7]-[.L17];2)+POWER([.B17]-[.M17];2)+POWER([.C17]-[.N17];2))" office:value-type="float" office:value="0.00369255821129113">
            <text:p>0.0036925582</text:p>
          </table:table-cell>
          <table:table-cell/>
          <table:table-cell table:style-name="ce3" office:value-type="float" office:value="0.00369255821129122">
            <text:p>0.0036925582</text:p>
          </table:table-cell>
          <table:table-cell table:style-name="ce4" office:value-type="float" office:value="0.00369255821129122">
            <text:p>0.0036925582</text:p>
          </table:table-cell>
          <table:table-cell office:value-type="float" office:value="0.00369255821129122">
            <text:p>0.0036925582</text:p>
          </table:table-cell>
        </table:table-row>
        <table:table-row table:style-name="ro2">
          <table:table-cell office:value-type="float" office:value="0.000236710788844882">
            <text:p>0.0002367108</text:p>
          </table:table-cell>
          <table:table-cell office:value-type="float" office:value="0.00633820919259535">
            <text:p>0.0063382092</text:p>
          </table:table-cell>
          <table:table-cell office:value-type="float" office:value="-0.14780291867617">
            <text:p>-0.1478029187</text:p>
          </table:table-cell>
          <table:table-cell office:value-type="float" office:value="-0.00149821017759955">
            <text:p>-0.0014982102</text:p>
          </table:table-cell>
          <table:table-cell office:value-type="float" office:value="-0.128931025335178">
            <text:p>-0.1289310253</text:p>
          </table:table-cell>
          <table:table-cell office:value-type="float" office:value="0.14669076898">
            <text:p>0.146690769</text:p>
          </table:table-cell>
          <table:table-cell table:style-name="ce3" office:value-type="float" office:value="0.0452930277926573">
            <text:p>0.0452930278</text:p>
          </table:table-cell>
          <table:table-cell table:style-name="ce4" office:value-type="float" office:value="0.661320658864732">
            <text:p>0.6613206589</text:p>
          </table:table-cell>
          <table:table-cell table:style-name="ce3" office:value-type="float" office:value="0.0891735727508062">
            <text:p>0.0891735728</text:p>
          </table:table-cell>
          <table:table-cell office:value-type="float" office:value="0">
            <text:p>0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8]-[.L18];2)+POWER([.B18]-[.M18];2)+POWER([.C18]-[.N18];2))" office:value-type="float" office:value="0.00329467399509501">
            <text:p>0.003294674</text:p>
          </table:table-cell>
          <table:table-cell/>
          <table:table-cell table:style-name="ce3" office:value-type="float" office:value="0.00329467399509497">
            <text:p>0.003294674</text:p>
          </table:table-cell>
          <table:table-cell table:style-name="ce4" office:value-type="float" office:value="0.00329467399509497">
            <text:p>0.003294674</text:p>
          </table:table-cell>
          <table:table-cell table:style-name="ce3" office:value-type="float" office:value="0.00329467399509497">
            <text:p>0.003294674</text:p>
          </table:table-cell>
        </table:table-row>
        <table:table-row table:style-name="ro2">
          <table:table-cell office:value-type="float" office:value="0.000700724469988067">
            <text:p>0.0007007245</text:p>
          </table:table-cell>
          <table:table-cell office:value-type="float" office:value="0.00819068707424649">
            <text:p>0.0081906871</text:p>
          </table:table-cell>
          <table:table-cell office:value-type="float" office:value="-0.147960964018439">
            <text:p>-0.147960964</text:p>
          </table:table-cell>
          <table:table-cell office:value-type="float" office:value="-0.047124115998518">
            <text:p>-0.047124116</text:p>
          </table:table-cell>
          <table:table-cell office:value-type="float" office:value="-0.125494409206148">
            <text:p>-0.1254944092</text:p>
          </table:table-cell>
          <table:table-cell office:value-type="float" office:value="0.14891261004">
            <text:p>0.14891261</text:p>
          </table:table-cell>
          <table:table-cell table:style-name="ce3" office:value-type="float" office:value="0.0266306228225346">
            <text:p>0.0266306228</text:p>
          </table:table-cell>
          <table:table-cell table:style-name="ce4" office:value-type="float" office:value="0.61732370594026">
            <text:p>0.6173237059</text:p>
          </table:table-cell>
          <table:table-cell table:style-name="ce4" office:value-type="float" office:value="0.754221473043805">
            <text:p>0.754221473</text:p>
          </table:table-cell>
          <table:table-cell office:value-type="float" office:value="0.00147009659520836">
            <text:p>0.0014700966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19]-[.L19];2)+POWER([.B19]-[.M19];2)+POWER([.C19]-[.N19];2))" office:value-type="float" office:value="0.00389472082310342">
            <text:p>0.0038947208</text:p>
          </table:table-cell>
          <table:table-cell/>
          <table:table-cell table:style-name="ce3" office:value-type="float" office:value="0.0038947208231034">
            <text:p>0.0038947208</text:p>
          </table:table-cell>
          <table:table-cell table:number-columns-repeated="2" table:style-name="ce4" office:value-type="float" office:value="0.0038947208231034">
            <text:p>0.0038947208</text:p>
          </table:table-cell>
        </table:table-row>
        <table:table-row table:style-name="ro2">
          <table:table-cell office:value-type="float" office:value="-0.00642427458642267">
            <text:p>-0.0064242746</text:p>
          </table:table-cell>
          <table:table-cell office:value-type="float" office:value="0.00919928585934011">
            <text:p>0.0091992859</text:p>
          </table:table-cell>
          <table:table-cell office:value-type="float" office:value="-0.147996297876572">
            <text:p>-0.1479962979</text:p>
          </table:table-cell>
          <table:table-cell office:value-type="float" office:value="-0.0650331335338446">
            <text:p>-0.0650331335</text:p>
          </table:table-cell>
          <table:table-cell office:value-type="float" office:value="0.0391001965421987">
            <text:p>0.0391001965</text:p>
          </table:table-cell>
          <table:table-cell office:value-type="float" office:value="0.15284814648">
            <text:p>0.1528481465</text:p>
          </table:table-cell>
          <table:table-cell table:style-name="ce4" office:value-type="float" office:value="0.866858226365024">
            <text:p>0.8668582264</text:p>
          </table:table-cell>
          <table:table-cell table:style-name="ce2" office:value-type="float" office:value="-0.863406042017818">
            <text:p>-0.863406042</text:p>
          </table:table-cell>
          <table:table-cell table:style-name="ce2" office:value-type="float" office:value="-0.936631119745787">
            <text:p>-0.9366311197</text:p>
          </table:table-cell>
          <table:table-cell office:value-type="float" office:value="0.000163344066134385">
            <text:p>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0]-[.L20];2)+POWER([.B20]-[.M20];2)+POWER([.C20]-[.N20];2))" office:value-type="float" office:value="0.00410169037047411">
            <text:p>0.0041016904</text:p>
          </table:table-cell>
          <table:table-cell/>
          <table:table-cell table:style-name="ce4" office:value-type="float" office:value="0.00410169037047411">
            <text:p>0.0041016904</text:p>
          </table:table-cell>
          <table:table-cell table:number-columns-repeated="2" office:value-type="float" office:value="0.00410169037047411">
            <text:p>0.0041016904</text:p>
          </table:table-cell>
        </table:table-row>
        <table:table-row table:style-name="ro2">
          <table:table-cell office:value-type="float" office:value="-0.00483243693615453">
            <text:p>-0.0048324369</text:p>
          </table:table-cell>
          <table:table-cell office:value-type="float" office:value="0.0090851908182151">
            <text:p>0.0090851908</text:p>
          </table:table-cell>
          <table:table-cell office:value-type="float" office:value="-0.14792510634415">
            <text:p>-0.1479251063</text:p>
          </table:table-cell>
          <table:table-cell office:value-type="float" office:value="-0.0873132178759823">
            <text:p>-0.0873132179</text:p>
          </table:table-cell>
          <table:table-cell office:value-type="float" office:value="0.00253305638274564">
            <text:p>0.0025330564</text:p>
          </table:table-cell>
          <table:table-cell office:value-type="float" office:value="0.14682039798">
            <text:p>0.146820398</text:p>
          </table:table-cell>
          <table:table-cell table:style-name="ce4" office:value-type="float" office:value="0.677298517455014">
            <text:p>0.6772985175</text:p>
          </table:table-cell>
          <table:table-cell table:style-name="ce2" office:value-type="float" office:value="-0.644787642393113">
            <text:p>-0.6447876424</text:p>
          </table:table-cell>
          <table:table-cell table:style-name="ce3" office:value-type="float" office:value="0.0321147821338545">
            <text:p>0.0321147821</text:p>
          </table:table-cell>
          <table:table-cell office:value-type="float" office:value="-0.000326688132268549">
            <text:p>-0.000326688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1]-[.L21];2)+POWER([.B21]-[.M21];2)+POWER([.C21]-[.N21];2))" office:value-type="float" office:value="0.00280771447766107">
            <text:p>0.0028077145</text:p>
          </table:table-cell>
          <table:table-cell/>
          <table:table-cell table:style-name="ce4" office:value-type="float" office:value="0.00280771447766101">
            <text:p>0.0028077145</text:p>
          </table:table-cell>
          <table:table-cell office:value-type="float" office:value="0.00280771447766101">
            <text:p>0.0028077145</text:p>
          </table:table-cell>
          <table:table-cell table:style-name="ce3" office:value-type="float" office:value="0.00280771447766101">
            <text:p>0.0028077145</text:p>
          </table:table-cell>
        </table:table-row>
        <table:table-row table:style-name="ro2">
          <table:table-cell office:value-type="float" office:value="-0.00289718504247222">
            <text:p>-0.002897185</text:p>
          </table:table-cell>
          <table:table-cell office:value-type="float" office:value="0.00953848607829838">
            <text:p>0.0095384861</text:p>
          </table:table-cell>
          <table:table-cell office:value-type="float" office:value="-0.146623139434347">
            <text:p>-0.1466231394</text:p>
          </table:table-cell>
          <table:table-cell office:value-type="float" office:value="-0.10615668608909">
            <text:p>-0.1061566861</text:p>
          </table:table-cell>
          <table:table-cell office:value-type="float" office:value="-0.041517411931831">
            <text:p>-0.0415174119</text:p>
          </table:table-cell>
          <table:table-cell office:value-type="float" office:value="0.14763706068">
            <text:p>0.1476370607</text:p>
          </table:table-cell>
          <table:table-cell table:style-name="ce4" office:value-type="float" office:value="0.690718673838023">
            <text:p>0.6907186738</text:p>
          </table:table-cell>
          <table:table-cell table:style-name="ce2" office:value-type="float" office:value="-0.642601458396866">
            <text:p>-0.6426014584</text:p>
          </table:table-cell>
          <table:table-cell table:style-name="ce4" office:value-type="float" office:value="0.708265638841378">
            <text:p>0.7082656388</text:p>
          </table:table-cell>
          <table:table-cell office:value-type="float" office:value="0">
            <text:p>0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2]-[.L22];2)+POWER([.B22]-[.M22];2)+POWER([.C22]-[.N22];2))" office:value-type="float" office:value="0.00274644990760738">
            <text:p>0.0027464499</text:p>
          </table:table-cell>
          <table:table-cell/>
          <table:table-cell table:style-name="ce4" office:value-type="float" office:value="0.00274644990760765">
            <text:p>0.0027464499</text:p>
          </table:table-cell>
          <table:table-cell office:value-type="float" office:value="0.00274644990760765">
            <text:p>0.0027464499</text:p>
          </table:table-cell>
          <table:table-cell table:style-name="ce4" office:value-type="float" office:value="0.00274644990760765">
            <text:p>0.0027464499</text:p>
          </table:table-cell>
        </table:table-row>
        <table:table-row table:style-name="ro2">
          <table:table-cell office:value-type="float" office:value="-0.00572019405916138">
            <text:p>-0.0057201941</text:p>
          </table:table-cell>
          <table:table-cell office:value-type="float" office:value="0.00534874101400386">
            <text:p>0.005348741</text:p>
          </table:table-cell>
          <table:table-cell office:value-type="float" office:value="-0.147679754246303">
            <text:p>-0.1476797542</text:p>
          </table:table-cell>
          <table:table-cell office:value-type="float" office:value="0.012109245146784">
            <text:p>0.0121092451</text:p>
          </table:table-cell>
          <table:table-cell office:value-type="float" office:value="-0.00362196171801129">
            <text:p>-0.0036219617</text:p>
          </table:table-cell>
          <table:table-cell office:value-type="float" office:value="0.14665317657">
            <text:p>0.1466531766</text:p>
          </table:table-cell>
          <table:table-cell table:style-name="ce4" office:value-type="float" office:value="0.698267511803466">
            <text:p>0.6982675118</text:p>
          </table:table-cell>
          <table:table-cell table:style-name="ce3" office:value-type="float" office:value="0.0687281593820165">
            <text:p>0.0687281594</text:p>
          </table:table-cell>
          <table:table-cell table:style-name="ce2" office:value-type="float" office:value="-0.867276452635364">
            <text:p>-0.8672764526</text:p>
          </table:table-cell>
          <table:table-cell office:value-type="float" office:value="0">
            <text:p>0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3]-[.L23];2)+POWER([.B23]-[.M23];2)+POWER([.C23]-[.N23];2))" office:value-type="float" office:value="0.00318518506262725">
            <text:p>0.0031851851</text:p>
          </table:table-cell>
          <table:table-cell/>
          <table:table-cell table:style-name="ce4" office:value-type="float" office:value="0.00318518506262725">
            <text:p>0.0031851851</text:p>
          </table:table-cell>
          <table:table-cell table:style-name="ce3" office:value-type="float" office:value="0.00318518506262725">
            <text:p>0.0031851851</text:p>
          </table:table-cell>
          <table:table-cell office:value-type="float" office:value="0.00318518506262725">
            <text:p>0.0031851851</text:p>
          </table:table-cell>
        </table:table-row>
        <table:table-row table:style-name="ro2">
          <table:table-cell office:value-type="float" office:value="-0.00256451143946562">
            <text:p>-0.0025645114</text:p>
          </table:table-cell>
          <table:table-cell office:value-type="float" office:value="0.00671475105183049">
            <text:p>0.0067147511</text:p>
          </table:table-cell>
          <table:table-cell office:value-type="float" office:value="-0.147643008927879">
            <text:p>-0.1476430089</text:p>
          </table:table-cell>
          <table:table-cell office:value-type="float" office:value="-0.0201949464660971">
            <text:p>-0.0201949465</text:p>
          </table:table-cell>
          <table:table-cell office:value-type="float" office:value="-0.0494949949909049">
            <text:p>-0.049494995</text:p>
          </table:table-cell>
          <table:table-cell office:value-type="float" office:value="0.14273838077">
            <text:p>0.1427383808</text:p>
          </table:table-cell>
          <table:table-cell table:style-name="ce4" office:value-type="float" office:value="0.697219062086043">
            <text:p>0.6972190621</text:p>
          </table:table-cell>
          <table:table-cell table:style-name="ce3" office:value-type="float" office:value="0.00929128198404995">
            <text:p>0.009291282</text:p>
          </table:table-cell>
          <table:table-cell table:style-name="ce3" office:value-type="float" office:value="0.0607886880462939">
            <text:p>0.060788688</text:p>
          </table:table-cell>
          <table:table-cell office:value-type="float" office:value="-0.000163344066134274">
            <text:p>-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4]-[.L24];2)+POWER([.B24]-[.M24];2)+POWER([.C24]-[.N24];2))" office:value-type="float" office:value="0.00050451853958034">
            <text:p>0.0005045185</text:p>
          </table:table-cell>
          <table:table-cell/>
          <table:table-cell table:style-name="ce4" office:value-type="float" office:value="0.000504518539580337">
            <text:p>0.0005045185</text:p>
          </table:table-cell>
          <table:table-cell table:number-columns-repeated="2" table:style-name="ce3" office:value-type="float" office:value="0.000504518539580337">
            <text:p>0.0005045185</text:p>
          </table:table-cell>
        </table:table-row>
        <table:table-row table:style-name="ro2">
          <table:table-cell office:value-type="float" office:value="-0.001203003574658">
            <text:p>-0.0012030036</text:p>
          </table:table-cell>
          <table:table-cell office:value-type="float" office:value="0.00774993070341644">
            <text:p>0.0077499307</text:p>
          </table:table-cell>
          <table:table-cell office:value-type="float" office:value="-0.147416549343183">
            <text:p>-0.1474165493</text:p>
          </table:table-cell>
          <table:table-cell office:value-type="float" office:value="-0.048467871518633">
            <text:p>-0.0484678715</text:p>
          </table:table-cell>
          <table:table-cell office:value-type="float" office:value="-0.0847261023631171">
            <text:p>-0.0847261024</text:p>
          </table:table-cell>
          <table:table-cell office:value-type="float" office:value="0.14516633194">
            <text:p>0.1451663319</text:p>
          </table:table-cell>
          <table:table-cell table:style-name="ce4" office:value-type="float" office:value="0.696380302312105">
            <text:p>0.6963803023</text:p>
          </table:table-cell>
          <table:table-cell table:style-name="ce3" office:value-type="float" office:value="-0.00956455498358083">
            <text:p>-0.009564555</text:p>
          </table:table-cell>
          <table:table-cell table:style-name="ce4" office:value-type="float" office:value="0.714402034214753">
            <text:p>0.7144020342</text:p>
          </table:table-cell>
          <table:table-cell office:value-type="float" office:value="-0.000163344066134274">
            <text:p>-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5]-[.L25];2)+POWER([.B25]-[.M25];2)+POWER([.C25]-[.N25];2))" office:value-type="float" office:value="0.00195446213414657">
            <text:p>0.0019544621</text:p>
          </table:table-cell>
          <table:table-cell/>
          <table:table-cell table:style-name="ce4" office:value-type="float" office:value="0.00195446213414664">
            <text:p>0.0019544621</text:p>
          </table:table-cell>
          <table:table-cell table:style-name="ce3" office:value-type="float" office:value="0.00195446213414664">
            <text:p>0.0019544621</text:p>
          </table:table-cell>
          <table:table-cell table:style-name="ce4" office:value-type="float" office:value="0.00195446213414664">
            <text:p>0.0019544621</text:p>
          </table:table-cell>
        </table:table-row>
        <table:table-row table:style-name="ro2">
          <table:table-cell office:value-type="float" office:value="-0.00341905218561639">
            <text:p>-0.0034190522</text:p>
          </table:table-cell>
          <table:table-cell office:value-type="float" office:value="0.00339203020849385">
            <text:p>0.0033920302</text:p>
          </table:table-cell>
          <table:table-cell office:value-type="float" office:value="-0.146789366536279">
            <text:p>-0.1467893665</text:p>
          </table:table-cell>
          <table:table-cell office:value-type="float" office:value="0.0684697496628745">
            <text:p>0.0684697497</text:p>
          </table:table-cell>
          <table:table-cell office:value-type="float" office:value="-0.0504912275316799">
            <text:p>-0.0504912275</text:p>
          </table:table-cell>
          <table:table-cell office:value-type="float" office:value="0.14955556988">
            <text:p>0.1495555699</text:p>
          </table:table-cell>
          <table:table-cell table:style-name="ce4" office:value-type="float" office:value="0.570776026164875">
            <text:p>0.5707760262</text:p>
          </table:table-cell>
          <table:table-cell table:style-name="ce4" office:value-type="float" office:value="0.71501880327255">
            <text:p>0.7150188033</text:p>
          </table:table-cell>
          <table:table-cell table:style-name="ce2" office:value-type="float" office:value="-0.91090835296759">
            <text:p>-0.910908353</text:p>
          </table:table-cell>
          <table:table-cell office:value-type="float" office:value="0">
            <text:p>0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6]-[.L26];2)+POWER([.B26]-[.M26];2)+POWER([.C26]-[.N26];2))" office:value-type="float" office:value="0.00371839460705046">
            <text:p>0.0037183946</text:p>
          </table:table-cell>
          <table:table-cell/>
          <table:table-cell table:number-columns-repeated="2" table:style-name="ce4" office:value-type="float" office:value="0.00371839460705053">
            <text:p>0.0037183946</text:p>
          </table:table-cell>
          <table:table-cell office:value-type="float" office:value="0.00371839460705053">
            <text:p>0.0037183946</text:p>
          </table:table-cell>
        </table:table-row>
        <table:table-row table:style-name="ro2">
          <table:table-cell office:value-type="float" office:value="-0.00117111029246535">
            <text:p>-0.0011711103</text:p>
          </table:table-cell>
          <table:table-cell office:value-type="float" office:value="0.00480165915847954">
            <text:p>0.0048016592</text:p>
          </table:table-cell>
          <table:table-cell office:value-type="float" office:value="-0.147932905601092">
            <text:p>-0.1479329056</text:p>
          </table:table-cell>
          <table:table-cell office:value-type="float" office:value="0.0465835246973222">
            <text:p>0.0465835247</text:p>
          </table:table-cell>
          <table:table-cell office:value-type="float" office:value="-0.101106018789347">
            <text:p>-0.1011060188</text:p>
          </table:table-cell>
          <table:table-cell office:value-type="float" office:value="0.14691761973">
            <text:p>0.1469176197</text:p>
          </table:table-cell>
          <table:table-cell table:style-name="ce4" office:value-type="float" office:value="0.743141159709154">
            <text:p>0.7431411597</text:p>
          </table:table-cell>
          <table:table-cell table:style-name="ce4" office:value-type="float" office:value="0.675120945341041">
            <text:p>0.6751209453</text:p>
          </table:table-cell>
          <table:table-cell table:style-name="ce3" office:value-type="float" office:value="0.0795539392802789">
            <text:p>0.0795539393</text:p>
          </table:table-cell>
          <table:table-cell office:value-type="float" office:value="0.000980064396805647">
            <text:p>0.0009800644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7]-[.L27];2)+POWER([.B27]-[.M27];2)+POWER([.C27]-[.N27];2))" office:value-type="float" office:value="0.00285829816959775">
            <text:p>0.0028582982</text:p>
          </table:table-cell>
          <table:table-cell/>
          <table:table-cell table:number-columns-repeated="2" table:style-name="ce4" office:value-type="float" office:value="0.00285829816959768">
            <text:p>0.0028582982</text:p>
          </table:table-cell>
          <table:table-cell table:style-name="ce3" office:value-type="float" office:value="0.00285829816959768">
            <text:p>0.0028582982</text:p>
          </table:table-cell>
        </table:table-row>
        <table:table-row table:style-name="ro2">
          <table:table-cell office:value-type="float" office:value="0.00115497470852756">
            <text:p>0.0011549747</text:p>
          </table:table-cell>
          <table:table-cell office:value-type="float" office:value="0.00622976018854986">
            <text:p>0.0062297602</text:p>
          </table:table-cell>
          <table:table-cell office:value-type="float" office:value="-0.148035289223575">
            <text:p>-0.1480352892</text:p>
          </table:table-cell>
          <table:table-cell office:value-type="float" office:value="0.0143256694816865">
            <text:p>0.0143256695</text:p>
          </table:table-cell>
          <table:table-cell office:value-type="float" office:value="-0.130166662595054">
            <text:p>-0.1301666626</text:p>
          </table:table-cell>
          <table:table-cell office:value-type="float" office:value="0.14894631358">
            <text:p>0.1489463136</text:p>
          </table:table-cell>
          <table:table-cell table:style-name="ce4" office:value-type="float" office:value="0.711687668186476">
            <text:p>0.7116876682</text:p>
          </table:table-cell>
          <table:table-cell table:style-name="ce4" office:value-type="float" office:value="0.635359723909298">
            <text:p>0.6353597239</text:p>
          </table:table-cell>
          <table:table-cell table:style-name="ce4" office:value-type="float" office:value="0.73559373022913">
            <text:p>0.7355937302</text:p>
          </table:table-cell>
          <table:table-cell office:value-type="float" office:value="0.000163344066134385">
            <text:p>0.0001633441</text:p>
          </table:table-cell>
          <table:table-cell/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/>
          <table:table-cell table:formula="of:=SQRT(POWER([.A28]-[.L28];2)+POWER([.B28]-[.M28];2)+POWER([.C28]-[.N28];2))" office:value-type="float" office:value="0.00423161299945327">
            <text:p>0.004231613</text:p>
          </table:table-cell>
          <table:table-cell/>
          <table:table-cell table:number-columns-repeated="3" table:style-name="ce4" office:value-type="float" office:value="0.00423161299945321">
            <text:p>0.004231613</text:p>
          </table:table-cell>
        </table:table-row>
        <table:table-row table:style-name="ro2">
          <table:table-cell table:formula="of:=AVERAGE([.A2:.A28])" office:value-type="float" office:value="-0.00298908572907161">
            <text:p>-0.0029890857</text:p>
          </table:table-cell>
          <table:table-cell table:formula="of:=AVERAGE([.B2:.B28])" office:value-type="float" office:value="0.00698719061221941">
            <text:p>0.0069871906</text:p>
          </table:table-cell>
          <table:table-cell table:formula="of:=AVERAGE([.C2:.C28])" office:value-type="float" office:value="-0.1476357759948">
            <text:p>-0.147635776</text:p>
          </table:table-cell>
          <table:table-cell table:number-columns-repeated="12"/>
          <table:table-cell table:style-name="Default"/>
          <table:table-cell/>
          <table:table-cell table:style-name="Default" table:number-columns-repeated="3"/>
        </table:table-row>
        <table:table-row table:style-name="ro3">
          <table:table-cell table:number-columns-repeated="15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15"/>
          <table:table-cell table:style-name="Default" table:formula="of:=AVERAGE([.P2:.P28])" office:value-type="float" office:value="0.00314787918459957">
            <text:p>0.0031478792</text:p>
          </table:table-cell>
          <table:table-cell/>
          <table:table-cell table:formula="of:=AVERAGE([.R2:.R10])" office:value-type="float" office:value="0.00336576657007011">
            <text:p>0.0033657666</text:p>
          </table:table-cell>
          <table:table-cell table:formula="of:=AVERAGE([.S2:.S4];[.S11:.S13];[.S20:.S22])" office:value-type="float" office:value="0.00364285470807489">
            <text:p>0.0036428547</text:p>
          </table:table-cell>
          <table:table-cell table:formula="of:=AVERAGE([.T2];[.T5];[.T8];[.T11];[.T14];[.T17];[.T20];[.T23];[.T26])" office:value-type="float" office:value="0.00372405262652311">
            <text:p>0.0037240526</text:p>
          </table:table-cell>
        </table:table-row>
        <table:table-row table:style-name="ro2">
          <table:table-cell table:number-columns-repeated="15"/>
          <table:table-cell table:style-name="Default"/>
          <table:table-cell/>
          <table:table-cell table:style-name="ce3" table:formula="of:=AVERAGE([.R11:.R19])" office:value-type="float" office:value="0.00317694584281768">
            <text:p>0.0031769458</text:p>
          </table:table-cell>
          <table:table-cell table:style-name="ce3" table:formula="of:=AVERAGE([.S5:.S7];[.S14:.S16];[.S23:.S25])" office:value-type="float" office:value="0.00206221091077744">
            <text:p>0.0020622109</text:p>
          </table:table-cell>
          <table:table-cell table:style-name="ce3" table:formula="of:=AVERAGE([.T3];[.T6];[.T9];[.T12];[.T15];[.T18];[.T21];[.T24];[.T27])" office:value-type="float" office:value="0.00254485440108965">
            <text:p>0.0025448544</text:p>
          </table:table-cell>
        </table:table-row>
        <table:table-row table:style-name="ro2">
          <table:table-cell table:number-columns-repeated="15"/>
          <table:table-cell table:style-name="Default"/>
          <table:table-cell/>
          <table:table-cell table:style-name="ce4" table:formula="of:=AVERAGE([.R20:.R28])" office:value-type="float" office:value="0.00290092514091094">
            <text:p>0.0029009251</text:p>
          </table:table-cell>
          <table:table-cell table:style-name="ce4" table:formula="of:=AVERAGE([.S8:.S10];[.S17:.S19];[.S26:.S28])" office:value-type="float" office:value="0.00373857193494639">
            <text:p>0.0037385719</text:p>
          </table:table-cell>
          <table:table-cell table:style-name="ce4" table:formula="of:=AVERAGE([.T4];[.T7];[.T10];[.T13];[.T16];[.T19];[.T22];[.T25];[.T28])" office:value-type="float" office:value="0.00317473052618596">
            <text:p>0.0031747305</text:p>
          </table:table-cell>
        </table:table-row>
        <table:table-row table:style-name="ro3">
          <table:table-cell table:number-columns-repeated="15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office:value-type="string">
            <text:p>offset:</text:p>
          </table:table-cell>
          <table:table-cell office:value-type="float" office:value="0.014">
            <text:p>0.014</text:p>
          </table:table-cell>
          <table:table-cell table:number-columns-repeated="13"/>
          <table:table-cell table:style-name="Default"/>
          <table:table-cell/>
          <table:table-cell table:style-name="Default" table:number-columns-repeated="3"/>
        </table:table-row>
        <table:table-row table:style-name="ro3" table:number-rows-repeated="2">
          <table:table-cell table:number-columns-repeated="15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15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1" office:value-type="string" table:number-columns-spanned="3" table:number-rows-spanned="1">
            <text:p>Average Point</text:p>
          </table:table-cell>
          <table:covered-table-cell table:number-columns-repeated="2"/>
          <table:table-cell table:number-columns-repeated="12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office:value-type="float" office:value="-0.00298908572907161">
            <text:p>-0.0029890857</text:p>
          </table:table-cell>
          <table:table-cell office:value-type="float" office:value="0.00698719061221941">
            <text:p>0.0069871906</text:p>
          </table:table-cell>
          <table:table-cell office:value-type="float" office:value="-0.147635775994799">
            <text:p>-0.147635776</text:p>
          </table:table-cell>
          <table:table-cell table:number-columns-repeated="12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15"/>
          <table:table-cell table:style-name="Default"/>
          <table:table-cell/>
          <table:table-cell table:style-name="Default"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cartesian positions</text:p>
          </table:table-cell>
          <table:table-cell table:number-columns-repeated="2" office:value-type="string">
            <text:p><text:s/></text:p>
          </table:table-cell>
          <table:table-cell office:value-type="string">
            <text:p>joint positions</text:p>
          </table:table-cell>
          <table:table-cell table:number-columns-repeated="7"/>
          <table:table-cell office:value-type="string">
            <text:p>average point</text:p>
          </table:table-cell>
          <table:table-cell table:number-columns-repeated="3"/>
          <table:table-cell table:style-name="ce1" office:value-type="string" table:number-columns-spanned="2" table:number-rows-spanned="1">
            <text:p>distance from average</text:p>
          </table:table-cell>
          <table:covered-table-cell/>
          <table:table-cell table:style-name="ce6" office:value-type="string">
            <text:p>shaft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grippers</text:p>
          </table:table-cell>
        </table:table-row>
        <table:table-row table:style-name="ro2">
          <table:table-cell office:value-type="float" office:value="-0.00565788428615334">
            <text:p>-0.0056578843</text:p>
          </table:table-cell>
          <table:table-cell office:value-type="float" office:value="0.00359914345645579">
            <text:p>0.0035991435</text:p>
          </table:table-cell>
          <table:table-cell office:value-type="float" office:value="-0.148376846105851">
            <text:p>-0.1483768461</text:p>
          </table:table-cell>
          <table:table-cell office:value-type="float" office:value="0.0545919986878931">
            <text:p>0.0545919987</text:p>
          </table:table-cell>
          <table:table-cell office:value-type="float" office:value="0.00818609684667798">
            <text:p>0.0081860968</text:p>
          </table:table-cell>
          <table:table-cell office:value-type="float" office:value="0.15048112094">
            <text:p>0.1504811209</text:p>
          </table:table-cell>
          <table:table-cell table:style-name="ce2" office:value-type="float" office:value="-0.697848131916497">
            <text:p>-0.6978481319</text:p>
          </table:table-cell>
          <table:table-cell table:style-name="ce2" office:value-type="float" office:value="-0.769126857179664">
            <text:p>-0.7691268572</text:p>
          </table:table-cell>
          <table:table-cell table:style-name="ce2" office:value-type="float" office:value="-0.696595961550936">
            <text:p>-0.6965959616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]-[.L2];2)+POWER([.B2]-[.M2];2)+POWER([.C2]-[.N2];2))" office:value-type="float" office:value="0.00393344176954607">
            <text:p>0.0039334418</text:p>
          </table:table-cell>
          <table:table-cell/>
          <table:table-cell table:style-name="ce2" table:formula="of:=[.P2]" office:value-type="float" office:value="0.00393344176954607">
            <text:p>0.0039334418</text:p>
          </table:table-cell>
          <table:table-cell table:style-name="ce2" table:formula="of:=[.P2]" office:value-type="float" office:value="0.00393344176954607">
            <text:p>0.0039334418</text:p>
          </table:table-cell>
          <table:table-cell table:style-name="ce2" table:formula="of:=[.P2]" office:value-type="float" office:value="0.00393344176954607">
            <text:p>0.0039334418</text:p>
          </table:table-cell>
        </table:table-row>
        <table:table-row table:style-name="ro2">
          <table:table-cell office:value-type="float" office:value="-0.00603944213504081">
            <text:p>-0.0060394421</text:p>
          </table:table-cell>
          <table:table-cell office:value-type="float" office:value="0.00558309134483991">
            <text:p>0.0055830913</text:p>
          </table:table-cell>
          <table:table-cell office:value-type="float" office:value="-0.148377332317594">
            <text:p>-0.1483773323</text:p>
          </table:table-cell>
          <table:table-cell office:value-type="float" office:value="0.0129201320985776">
            <text:p>0.0129201321</text:p>
          </table:table-cell>
          <table:table-cell office:value-type="float" office:value="0.0293154939905562">
            <text:p>0.029315494</text:p>
          </table:table-cell>
          <table:table-cell office:value-type="float" office:value="0.14735058059">
            <text:p>0.1473505806</text:p>
          </table:table-cell>
          <table:table-cell table:style-name="ce2" office:value-type="float" office:value="-0.747964028409298">
            <text:p>-0.7479640284</text:p>
          </table:table-cell>
          <table:table-cell table:style-name="ce2" office:value-type="float" office:value="-0.661184022364966">
            <text:p>-0.6611840224</text:p>
          </table:table-cell>
          <table:table-cell table:style-name="ce3" office:value-type="float" office:value="0.0792999289956179">
            <text:p>0.07929992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3]-[.L3];2)+POWER([.B3]-[.M3];2)+POWER([.C3]-[.N3];2))" office:value-type="float" office:value="0.00297262278687602">
            <text:p>0.0029726228</text:p>
          </table:table-cell>
          <table:table-cell/>
          <table:table-cell table:style-name="ce2" table:formula="of:=[.P3]" office:value-type="float" office:value="0.00297262278687602">
            <text:p>0.0029726228</text:p>
          </table:table-cell>
          <table:table-cell table:style-name="ce2" table:formula="of:=[.P3]" office:value-type="float" office:value="0.00297262278687602">
            <text:p>0.0029726228</text:p>
          </table:table-cell>
          <table:table-cell table:style-name="ce3" table:formula="of:=[.P3]" office:value-type="float" office:value="0.00297262278687602">
            <text:p>0.0029726228</text:p>
          </table:table-cell>
        </table:table-row>
        <table:table-row table:style-name="ro2">
          <table:table-cell office:value-type="float" office:value="-0.0066911724569044">
            <text:p>-0.0066911725</text:p>
          </table:table-cell>
          <table:table-cell office:value-type="float" office:value="0.00775617312422838">
            <text:p>0.0077561731</text:p>
          </table:table-cell>
          <table:table-cell office:value-type="float" office:value="-0.147589043121668">
            <text:p>-0.1475890431</text:p>
          </table:table-cell>
          <table:table-cell office:value-type="float" office:value="-0.0370768405291519">
            <text:p>-0.0370768405</text:p>
          </table:table-cell>
          <table:table-cell office:value-type="float" office:value="0.0368992176730447">
            <text:p>0.0368992177</text:p>
          </table:table-cell>
          <table:table-cell office:value-type="float" office:value="0.14890742488">
            <text:p>0.1489074249</text:p>
          </table:table-cell>
          <table:table-cell table:style-name="ce2" office:value-type="float" office:value="-0.725107824569485">
            <text:p>-0.7251078246</text:p>
          </table:table-cell>
          <table:table-cell table:style-name="ce2" office:value-type="float" office:value="-0.650526375383262">
            <text:p>-0.6505263754</text:p>
          </table:table-cell>
          <table:table-cell table:style-name="ce4" office:value-type="float" office:value="0.742662006383843">
            <text:p>0.7426620064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4]-[.L4];2)+POWER([.B4]-[.M4];2)+POWER([.C4]-[.N4];2))" office:value-type="float" office:value="0.00342586527794135">
            <text:p>0.0034258653</text:p>
          </table:table-cell>
          <table:table-cell/>
          <table:table-cell table:style-name="ce2" table:formula="of:=[.P4]" office:value-type="float" office:value="0.00342586527794135">
            <text:p>0.0034258653</text:p>
          </table:table-cell>
          <table:table-cell table:style-name="ce2" table:formula="of:=[.P4]" office:value-type="float" office:value="0.00342586527794135">
            <text:p>0.0034258653</text:p>
          </table:table-cell>
          <table:table-cell table:style-name="ce4" table:formula="of:=[.P4]" office:value-type="float" office:value="0.00342586527794135">
            <text:p>0.0034258653</text:p>
          </table:table-cell>
        </table:table-row>
        <table:table-row table:style-name="ro2">
          <table:table-cell office:value-type="float" office:value="-0.002331174732797">
            <text:p>-0.0023311747</text:p>
          </table:table-cell>
          <table:table-cell office:value-type="float" office:value="0.00324800673542228">
            <text:p>0.0032480067</text:p>
          </table:table-cell>
          <table:table-cell office:value-type="float" office:value="-0.14754322187023">
            <text:p>-0.1475432219</text:p>
          </table:table-cell>
          <table:table-cell office:value-type="float" office:value="0.0258943233272748">
            <text:p>0.0258943233</text:p>
          </table:table-cell>
          <table:table-cell office:value-type="float" office:value="-0.0629634411235524">
            <text:p>-0.0629634411</text:p>
          </table:table-cell>
          <table:table-cell office:value-type="float" office:value="0.1460659572">
            <text:p>0.1460659572</text:p>
          </table:table-cell>
          <table:table-cell table:style-name="ce2" office:value-type="float" office:value="-0.700364411238311">
            <text:p>-0.7003644112</text:p>
          </table:table-cell>
          <table:table-cell table:style-name="ce3" office:value-type="float" office:value="0.0385314929338542">
            <text:p>0.0385314929</text:p>
          </table:table-cell>
          <table:table-cell table:style-name="ce2" office:value-type="float" office:value="-0.834240185683977">
            <text:p>-0.8342401857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5]-[.L5];2)+POWER([.B5]-[.M5];2)+POWER([.C5]-[.N5];2))" office:value-type="float" office:value="0.00364926437264776">
            <text:p>0.0036492644</text:p>
          </table:table-cell>
          <table:table-cell/>
          <table:table-cell table:style-name="ce2" table:formula="of:=[.P5]" office:value-type="float" office:value="0.00364926437264776">
            <text:p>0.0036492644</text:p>
          </table:table-cell>
          <table:table-cell table:style-name="ce3" table:formula="of:=[.P5]" office:value-type="float" office:value="0.00364926437264776">
            <text:p>0.0036492644</text:p>
          </table:table-cell>
          <table:table-cell table:style-name="ce2" table:formula="of:=[.P5]" office:value-type="float" office:value="0.00364926437264776">
            <text:p>0.0036492644</text:p>
          </table:table-cell>
        </table:table-row>
        <table:table-row table:style-name="ro2">
          <table:table-cell office:value-type="float" office:value="-0.00309469853271399">
            <text:p>-0.0030946985</text:p>
          </table:table-cell>
          <table:table-cell office:value-type="float" office:value="0.0075430682168312">
            <text:p>0.0075430682</text:p>
          </table:table-cell>
          <table:table-cell office:value-type="float" office:value="-0.147801318812864">
            <text:p>-0.1478013188</text:p>
          </table:table-cell>
          <table:table-cell office:value-type="float" office:value="-0.0263422418339798">
            <text:p>-0.0263422418</text:p>
          </table:table-cell>
          <table:table-cell office:value-type="float" office:value="-0.0473557979847447">
            <text:p>-0.047355798</text:p>
          </table:table-cell>
          <table:table-cell office:value-type="float" office:value="0.14296263894">
            <text:p>0.1429626389</text:p>
          </table:table-cell>
          <table:table-cell table:style-name="ce2" office:value-type="float" office:value="-0.702671000616641">
            <text:p>-0.7026710006</text:p>
          </table:table-cell>
          <table:table-cell table:style-name="ce3" office:value-type="float" office:value="0.00519218699108674">
            <text:p>0.005192187</text:p>
          </table:table-cell>
          <table:table-cell table:style-name="ce3" office:value-type="float" office:value="0.0825089416888131">
            <text:p>0.0825089417</text:p>
          </table:table-cell>
          <table:table-cell office:value-type="float" office:value="-0.00130675252907422">
            <text:p>-0.0013067525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6]-[.L6];2)+POWER([.B6]-[.M6];2)+POWER([.C6]-[.N6];2))" office:value-type="float" office:value="0.000910064569193584">
            <text:p>0.0009100646</text:p>
          </table:table-cell>
          <table:table-cell/>
          <table:table-cell table:style-name="ce2" table:formula="of:=[.P6]" office:value-type="float" office:value="0.000910064569193584">
            <text:p>0.0009100646</text:p>
          </table:table-cell>
          <table:table-cell table:style-name="ce3" table:formula="of:=[.P6]" office:value-type="float" office:value="0.000910064569193584">
            <text:p>0.0009100646</text:p>
          </table:table-cell>
          <table:table-cell table:style-name="ce3" table:formula="of:=[.P6]" office:value-type="float" office:value="0.000910064569193584">
            <text:p>0.0009100646</text:p>
          </table:table-cell>
        </table:table-row>
        <table:table-row table:style-name="ro2">
          <table:table-cell office:value-type="float" office:value="-0.00360589327624426">
            <text:p>-0.0036058933</text:p>
          </table:table-cell>
          <table:table-cell office:value-type="float" office:value="0.0096456418352902">
            <text:p>0.0096456418</text:p>
          </table:table-cell>
          <table:table-cell office:value-type="float" office:value="-0.147367389200113">
            <text:p>-0.1473673892</text:p>
          </table:table-cell>
          <table:table-cell office:value-type="float" office:value="-0.0635272006233708">
            <text:p>-0.0635272006</text:p>
          </table:table-cell>
          <table:table-cell office:value-type="float" office:value="-0.0288830209495997">
            <text:p>-0.0288830209</text:p>
          </table:table-cell>
          <table:table-cell office:value-type="float" office:value="0.14550207105">
            <text:p>0.1455020711</text:p>
          </table:table-cell>
          <table:table-cell table:style-name="ce2" office:value-type="float" office:value="-0.699735341407858">
            <text:p>-0.6997353414</text:p>
          </table:table-cell>
          <table:table-cell table:style-name="ce3" office:value-type="float" office:value="-0.0235014779596558">
            <text:p>-0.023501478</text:p>
          </table:table-cell>
          <table:table-cell table:style-name="ce4" office:value-type="float" office:value="0.746022987946648">
            <text:p>0.7460229879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7]-[.L7];2)+POWER([.B7]-[.M7];2)+POWER([.C7]-[.N7];2))" office:value-type="float" office:value="0.00292734491824728">
            <text:p>0.0029273449</text:p>
          </table:table-cell>
          <table:table-cell/>
          <table:table-cell table:style-name="ce2" table:formula="of:=[.P7]" office:value-type="float" office:value="0.00292734491824728">
            <text:p>0.0029273449</text:p>
          </table:table-cell>
          <table:table-cell table:style-name="ce3" table:formula="of:=[.P7]" office:value-type="float" office:value="0.00292734491824728">
            <text:p>0.0029273449</text:p>
          </table:table-cell>
          <table:table-cell table:style-name="ce4" table:formula="of:=[.P7]" office:value-type="float" office:value="0.00292734491824728">
            <text:p>0.0029273449</text:p>
          </table:table-cell>
        </table:table-row>
        <table:table-row table:style-name="ro2">
          <table:table-cell office:value-type="float" office:value="0.000255839632201772">
            <text:p>0.0002558396</text:p>
          </table:table-cell>
          <table:table-cell office:value-type="float" office:value="0.00524785863669547">
            <text:p>0.0052478586</text:p>
          </table:table-cell>
          <table:table-cell office:value-type="float" office:value="-0.146486862607698">
            <text:p>-0.1464868626</text:p>
          </table:table-cell>
          <table:table-cell office:value-type="float" office:value="-0.00837144243565937">
            <text:p>-0.0083714424</text:p>
          </table:table-cell>
          <table:table-cell office:value-type="float" office:value="-0.129865476012959">
            <text:p>-0.129865476</text:p>
          </table:table-cell>
          <table:table-cell office:value-type="float" office:value="0.14871298138">
            <text:p>0.1487129814</text:p>
          </table:table-cell>
          <table:table-cell table:style-name="ce2" office:value-type="float" office:value="-0.791789226597564">
            <text:p>-0.7917892266</text:p>
          </table:table-cell>
          <table:table-cell table:style-name="ce4" office:value-type="float" office:value="0.696982785303512">
            <text:p>0.6969827853</text:p>
          </table:table-cell>
          <table:table-cell table:style-name="ce2" office:value-type="float" office:value="-0.855280140869241">
            <text:p>-0.8552801409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8]-[.L8];2)+POWER([.B8]-[.M8];2)+POWER([.C8]-[.N8];2))" office:value-type="float" office:value="0.00410774789732657">
            <text:p>0.0041077479</text:p>
          </table:table-cell>
          <table:table-cell/>
          <table:table-cell table:style-name="ce2" table:formula="of:=[.P8]" office:value-type="float" office:value="0.00410774789732657">
            <text:p>0.0041077479</text:p>
          </table:table-cell>
          <table:table-cell table:style-name="ce4" table:formula="of:=[.P8]" office:value-type="float" office:value="0.00410774789732657">
            <text:p>0.0041077479</text:p>
          </table:table-cell>
          <table:table-cell table:style-name="ce2" table:formula="of:=[.P8]" office:value-type="float" office:value="0.00410774789732657">
            <text:p>0.0041077479</text:p>
          </table:table-cell>
        </table:table-row>
        <table:table-row table:style-name="ro2">
          <table:table-cell office:value-type="float" office:value="-0.000364356071848904">
            <text:p>-0.0003643561</text:p>
          </table:table-cell>
          <table:table-cell office:value-type="float" office:value="0.00837469158381701">
            <text:p>0.0083746916</text:p>
          </table:table-cell>
          <table:table-cell office:value-type="float" office:value="-0.147654513282974">
            <text:p>-0.1476545133</text:p>
          </table:table-cell>
          <table:table-cell office:value-type="float" office:value="-0.0605230575352975">
            <text:p>-0.0605230575</text:p>
          </table:table-cell>
          <table:table-cell office:value-type="float" office:value="-0.120961165008978">
            <text:p>-0.120961165</text:p>
          </table:table-cell>
          <table:table-cell office:value-type="float" office:value="0.1466881764">
            <text:p>0.1466881764</text:p>
          </table:table-cell>
          <table:table-cell table:style-name="ce2" office:value-type="float" office:value="-0.637038048305985">
            <text:p>-0.6370380483</text:p>
          </table:table-cell>
          <table:table-cell table:style-name="ce4" office:value-type="float" office:value="0.66378011586051">
            <text:p>0.6637801159</text:p>
          </table:table-cell>
          <table:table-cell table:style-name="ce3" office:value-type="float" office:value="0.108077807960255">
            <text:p>0.108077808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9]-[.L9];2)+POWER([.B9]-[.M9];2)+POWER([.C9]-[.N9];2))" office:value-type="float" office:value="0.00347383620949863">
            <text:p>0.0034738362</text:p>
          </table:table-cell>
          <table:table-cell/>
          <table:table-cell table:style-name="ce2" table:formula="of:=[.P9]" office:value-type="float" office:value="0.00347383620949863">
            <text:p>0.0034738362</text:p>
          </table:table-cell>
          <table:table-cell table:style-name="ce4" table:formula="of:=[.P9]" office:value-type="float" office:value="0.00347383620949863">
            <text:p>0.0034738362</text:p>
          </table:table-cell>
          <table:table-cell table:style-name="ce3" table:formula="of:=[.P9]" office:value-type="float" office:value="0.00347383620949863">
            <text:p>0.0034738362</text:p>
          </table:table-cell>
        </table:table-row>
        <table:table-row table:style-name="ro2">
          <table:table-cell office:value-type="float" office:value="-0.00106987650271868">
            <text:p>-0.0010698765</text:p>
          </table:table-cell>
          <table:table-cell office:value-type="float" office:value="0.0102466120727095">
            <text:p>0.0102466121</text:p>
          </table:table-cell>
          <table:table-cell office:value-type="float" office:value="-0.147206126016631">
            <text:p>-0.147206126</text:p>
          </table:table-cell>
          <table:table-cell office:value-type="float" office:value="-0.0925723989633292">
            <text:p>-0.092572399</text:p>
          </table:table-cell>
          <table:table-cell office:value-type="float" office:value="-0.0907961704022576">
            <text:p>-0.0907961704</text:p>
          </table:table-cell>
          <table:table-cell office:value-type="float" office:value="0.14839279775">
            <text:p>0.1483927978</text:p>
          </table:table-cell>
          <table:table-cell table:style-name="ce2" office:value-type="float" office:value="-0.652345414180355">
            <text:p>-0.6523454142</text:p>
          </table:table-cell>
          <table:table-cell table:style-name="ce4" office:value-type="float" office:value="0.616777159941198">
            <text:p>0.6167771599</text:p>
          </table:table-cell>
          <table:table-cell table:style-name="ce4" office:value-type="float" office:value="0.771492965127546">
            <text:p>0.7714929651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0]-[.L10];2)+POWER([.B10]-[.M10];2)+POWER([.C10]-[.N10];2))" office:value-type="float" office:value="0.00424547742851397">
            <text:p>0.0042454774</text:p>
          </table:table-cell>
          <table:table-cell/>
          <table:table-cell table:style-name="ce2" table:formula="of:=[.P10]" office:value-type="float" office:value="0.00424547742851397">
            <text:p>0.0042454774</text:p>
          </table:table-cell>
          <table:table-cell table:style-name="ce4" table:formula="of:=[.P10]" office:value-type="float" office:value="0.00424547742851397">
            <text:p>0.0042454774</text:p>
          </table:table-cell>
          <table:table-cell table:style-name="ce4" table:formula="of:=[.P10]" office:value-type="float" office:value="0.00424547742851397">
            <text:p>0.0042454774</text:p>
          </table:table-cell>
        </table:table-row>
        <table:table-row table:style-name="ro2">
          <table:table-cell office:value-type="float" office:value="-0.00768739733314479">
            <text:p>-0.0076873973</text:p>
          </table:table-cell>
          <table:table-cell office:value-type="float" office:value="0.00627641330658825">
            <text:p>0.0062764133</text:p>
          </table:table-cell>
          <table:table-cell office:value-type="float" office:value="-0.148072555958388">
            <text:p>-0.148072556</text:p>
          </table:table-cell>
          <table:table-cell office:value-type="float" office:value="-0.00434017587531417">
            <text:p>-0.0043401759</text:p>
          </table:table-cell>
          <table:table-cell office:value-type="float" office:value="0.0510781552301209">
            <text:p>0.0510781552</text:p>
          </table:table-cell>
          <table:table-cell office:value-type="float" office:value="0.15298036806">
            <text:p>0.1529803681</text:p>
          </table:table-cell>
          <table:table-cell table:style-name="ce3" office:value-type="float" office:value="0.166074435239743">
            <text:p>0.1660744352</text:p>
          </table:table-cell>
          <table:table-cell table:style-name="ce2" office:value-type="float" office:value="-0.884857972480992">
            <text:p>-0.8848579725</text:p>
          </table:table-cell>
          <table:table-cell table:style-name="ce2" office:value-type="float" office:value="-0.92077208366826">
            <text:p>-0.9207720837</text:p>
          </table:table-cell>
          <table:table-cell office:value-type="float" office:value="-0.000163344066134608">
            <text:p>-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1]-[.L11];2)+POWER([.B11]-[.M11];2)+POWER([.C11]-[.N11];2))" office:value-type="float" office:value="0.00431966799852949">
            <text:p>0.004319668</text:p>
          </table:table-cell>
          <table:table-cell/>
          <table:table-cell table:style-name="ce3" table:formula="of:=[.P11]" office:value-type="float" office:value="0.00431966799852949">
            <text:p>0.004319668</text:p>
          </table:table-cell>
          <table:table-cell table:style-name="ce2" table:formula="of:=[.P11]" office:value-type="float" office:value="0.00431966799852949">
            <text:p>0.004319668</text:p>
          </table:table-cell>
          <table:table-cell table:style-name="ce2" table:formula="of:=[.P11]" office:value-type="float" office:value="0.00431966799852949">
            <text:p>0.004319668</text:p>
          </table:table-cell>
        </table:table-row>
        <table:table-row table:style-name="ro2">
          <table:table-cell office:value-type="float" office:value="-0.00677608673513773">
            <text:p>-0.0067760867</text:p>
          </table:table-cell>
          <table:table-cell office:value-type="float" office:value="0.00744942603527241">
            <text:p>0.007449426</text:p>
          </table:table-cell>
          <table:table-cell office:value-type="float" office:value="-0.148264894749918">
            <text:p>-0.1482648947</text:p>
          </table:table-cell>
          <table:table-cell office:value-type="float" office:value="-0.046954215875285">
            <text:p>-0.0469542159</text:p>
          </table:table-cell>
          <table:table-cell office:value-type="float" office:value="0.0345592296121547">
            <text:p>0.0345592296</text:p>
          </table:table-cell>
          <table:table-cell office:value-type="float" office:value="0.14723780336">
            <text:p>0.1472378034</text:p>
          </table:table-cell>
          <table:table-cell table:style-name="ce3" office:value-type="float" office:value="-0.0295662820313179">
            <text:p>-0.029566282</text:p>
          </table:table-cell>
          <table:table-cell table:style-name="ce2" office:value-type="float" office:value="-0.652575922879744">
            <text:p>-0.6525759229</text:p>
          </table:table-cell>
          <table:table-cell table:style-name="ce3" office:value-type="float" office:value="0.048430408941699">
            <text:p>0.048430408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2]-[.L12];2)+POWER([.B12]-[.M12];2)+POWER([.C12]-[.N12];2))" office:value-type="float" office:value="0.00350199373313482">
            <text:p>0.0035019937</text:p>
          </table:table-cell>
          <table:table-cell/>
          <table:table-cell table:style-name="ce3" table:formula="of:=[.P12]" office:value-type="float" office:value="0.00350199373313482">
            <text:p>0.0035019937</text:p>
          </table:table-cell>
          <table:table-cell table:style-name="ce2" table:formula="of:=[.P12]" office:value-type="float" office:value="0.00350199373313482">
            <text:p>0.0035019937</text:p>
          </table:table-cell>
          <table:table-cell table:style-name="ce3" table:formula="of:=[.P12]" office:value-type="float" office:value="0.00350199373313482">
            <text:p>0.0035019937</text:p>
          </table:table-cell>
        </table:table-row>
        <table:table-row table:style-name="ro2">
          <table:table-cell office:value-type="float" office:value="-0.00505887029158264">
            <text:p>-0.0050588703</text:p>
          </table:table-cell>
          <table:table-cell office:value-type="float" office:value="0.00887182646770031">
            <text:p>0.0088718265</text:p>
          </table:table-cell>
          <table:table-cell office:value-type="float" office:value="-0.147493641605103">
            <text:p>-0.1474936416</text:p>
          </table:table-cell>
          <table:table-cell office:value-type="float" office:value="-0.0850041207465892">
            <text:p>-0.0850041207</text:p>
          </table:table-cell>
          <table:table-cell office:value-type="float" office:value="0.0145727969336617">
            <text:p>0.0145727969</text:p>
          </table:table-cell>
          <table:table-cell office:value-type="float" office:value="0.14871557396">
            <text:p>0.148715574</text:p>
          </table:table-cell>
          <table:table-cell table:style-name="ce3" office:value-type="float" office:value="-0.00985542734377264">
            <text:p>-0.0098554273</text:p>
          </table:table-cell>
          <table:table-cell table:style-name="ce2" office:value-type="float" office:value="-0.658997838368719">
            <text:p>-0.6589978384</text:p>
          </table:table-cell>
          <table:table-cell table:style-name="ce4" office:value-type="float" office:value="0.713222877050471">
            <text:p>0.7132228771</text:p>
          </table:table-cell>
          <table:table-cell office:value-type="float" office:value="-0.000163344066134302">
            <text:p>-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3]-[.L13];2)+POWER([.B13]-[.M13];2)+POWER([.C13]-[.N13];2))" office:value-type="float" office:value="0.0026958606989938">
            <text:p>0.0026958607</text:p>
          </table:table-cell>
          <table:table-cell/>
          <table:table-cell table:style-name="ce3" table:formula="of:=[.P13]" office:value-type="float" office:value="0.0026958606989938">
            <text:p>0.0026958607</text:p>
          </table:table-cell>
          <table:table-cell table:style-name="ce2" table:formula="of:=[.P13]" office:value-type="float" office:value="0.0026958606989938">
            <text:p>0.0026958607</text:p>
          </table:table-cell>
          <table:table-cell table:style-name="ce4" table:formula="of:=[.P13]" office:value-type="float" office:value="0.0026958606989938">
            <text:p>0.0026958607</text:p>
          </table:table-cell>
        </table:table-row>
        <table:table-row table:style-name="ro2">
          <table:table-cell office:value-type="float" office:value="-0.00503444027681644">
            <text:p>-0.0050344403</text:p>
          </table:table-cell>
          <table:table-cell office:value-type="float" office:value="0.0040333213025588">
            <text:p>0.0040333213</text:p>
          </table:table-cell>
          <table:table-cell office:value-type="float" office:value="-0.147309150062495">
            <text:p>-0.1473091501</text:p>
          </table:table-cell>
          <table:table-cell office:value-type="float" office:value="0.0249367044508709">
            <text:p>0.0249367045</text:p>
          </table:table-cell>
          <table:table-cell office:value-type="float" office:value="-0.0345592296121547">
            <text:p>-0.0345592296</text:p>
          </table:table-cell>
          <table:table-cell office:value-type="float" office:value="0.14605947575">
            <text:p>0.1460594758</text:p>
          </table:table-cell>
          <table:table-cell table:style-name="ce3" office:value-type="float" office:value="-0.00377441898272144">
            <text:p>-0.003774419</text:p>
          </table:table-cell>
          <table:table-cell table:style-name="ce3" office:value-type="float" office:value="0.0609398788953864">
            <text:p>0.0609398789</text:p>
          </table:table-cell>
          <table:table-cell table:style-name="ce2" office:value-type="float" office:value="-0.849408929764849">
            <text:p>-0.8494089298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4]-[.L14];2)+POWER([.B14]-[.M14];2)+POWER([.C14]-[.N14];2))" office:value-type="float" office:value="0.00315150417472425">
            <text:p>0.0031515042</text:p>
          </table:table-cell>
          <table:table-cell/>
          <table:table-cell table:style-name="ce3" table:formula="of:=[.P14]" office:value-type="float" office:value="0.00315150417472425">
            <text:p>0.0031515042</text:p>
          </table:table-cell>
          <table:table-cell table:style-name="ce3" table:formula="of:=[.P14]" office:value-type="float" office:value="0.00315150417472425">
            <text:p>0.0031515042</text:p>
          </table:table-cell>
          <table:table-cell table:style-name="ce2" table:formula="of:=[.P14]" office:value-type="float" office:value="0.00315150417472425">
            <text:p>0.0031515042</text:p>
          </table:table-cell>
        </table:table-row>
        <table:table-row table:style-name="ro2">
          <table:table-cell office:value-type="float" office:value="-0.00299705338520026">
            <text:p>-0.0029970534</text:p>
          </table:table-cell>
          <table:table-cell office:value-type="float" office:value="0.00719402630642713">
            <text:p>0.0071940263</text:p>
          </table:table-cell>
          <table:table-cell office:value-type="float" office:value="-0.147796236974451">
            <text:p>-0.147796237</text:p>
          </table:table-cell>
          <table:table-cell office:value-type="float" office:value="-0.0252610592315884">
            <text:p>-0.0252610592</text:p>
          </table:table-cell>
          <table:table-cell office:value-type="float" office:value="-0.0474793617107323">
            <text:p>-0.0474793617</text:p>
          </table:table-cell>
          <table:table-cell office:value-type="float" office:value="0.14292375024">
            <text:p>0.1429237502</text:p>
          </table:table-cell>
          <table:table-cell table:style-name="ce3" office:value-type="float" office:value="-0.00356472903923691">
            <text:p>-0.003564729</text:p>
          </table:table-cell>
          <table:table-cell table:style-name="ce3" office:value-type="float" office:value="-0.00806155348616099">
            <text:p>-0.0080615535</text:p>
          </table:table-cell>
          <table:table-cell table:style-name="ce3" office:value-type="float" office:value="0.0635854169362013">
            <text:p>0.063585416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5]-[.L15];2)+POWER([.B15]-[.M15];2)+POWER([.C15]-[.N15];2))" office:value-type="float" office:value="0.000673581675660764">
            <text:p>0.0006735817</text:p>
          </table:table-cell>
          <table:table-cell/>
          <table:table-cell table:style-name="ce3" table:formula="of:=[.P15]" office:value-type="float" office:value="0.000673581675660764">
            <text:p>0.0006735817</text:p>
          </table:table-cell>
          <table:table-cell table:style-name="ce3" table:formula="of:=[.P15]" office:value-type="float" office:value="0.000673581675660764">
            <text:p>0.0006735817</text:p>
          </table:table-cell>
          <table:table-cell table:style-name="ce3" table:formula="of:=[.P15]" office:value-type="float" office:value="0.000673581675660764">
            <text:p>0.0006735817</text:p>
          </table:table-cell>
        </table:table-row>
        <table:table-row table:style-name="ro2">
          <table:table-cell office:value-type="float" office:value="-0.00193026047065956">
            <text:p>-0.0019302605</text:p>
          </table:table-cell>
          <table:table-cell office:value-type="float" office:value="0.00890012599153311">
            <text:p>0.008900126</text:p>
          </table:table-cell>
          <table:table-cell office:value-type="float" office:value="-0.147549461236479">
            <text:p>-0.1475494612</text:p>
          </table:table-cell>
          <table:table-cell office:value-type="float" office:value="-0.0651798654584549">
            <text:p>-0.0651798655</text:p>
          </table:table-cell>
          <table:table-cell office:value-type="float" office:value="-0.0578664374265643">
            <text:p>-0.0578664374</text:p>
          </table:table-cell>
          <table:table-cell office:value-type="float" office:value="0.145443738">
            <text:p>0.145443738</text:p>
          </table:table-cell>
          <table:table-cell table:style-name="ce3" office:value-type="float" office:value="-0.00188720949136072">
            <text:p>-0.0018872095</text:p>
          </table:table-cell>
          <table:table-cell table:style-name="ce3" office:value-type="float" office:value="-0.019539019466458">
            <text:p>-0.0195390195</text:p>
          </table:table-cell>
          <table:table-cell table:style-name="ce4" office:value-type="float" office:value="0.724087437247263">
            <text:p>0.7240874372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6]-[.L16];2)+POWER([.B16]-[.M16];2)+POWER([.C16]-[.N16];2))" office:value-type="float" office:value="0.00263365732997332">
            <text:p>0.0026336573</text:p>
          </table:table-cell>
          <table:table-cell/>
          <table:table-cell table:style-name="ce3" table:formula="of:=[.P16]" office:value-type="float" office:value="0.00263365732997332">
            <text:p>0.0026336573</text:p>
          </table:table-cell>
          <table:table-cell table:style-name="ce3" table:formula="of:=[.P16]" office:value-type="float" office:value="0.00263365732997332">
            <text:p>0.0026336573</text:p>
          </table:table-cell>
          <table:table-cell table:style-name="ce4" table:formula="of:=[.P16]" office:value-type="float" office:value="0.00263365732997332">
            <text:p>0.0026336573</text:p>
          </table:table-cell>
        </table:table-row>
        <table:table-row table:style-name="ro2">
          <table:table-cell office:value-type="float" office:value="-0.00181565028032661">
            <text:p>-0.0018156503</text:p>
          </table:table-cell>
          <table:table-cell office:value-type="float" office:value="0.00339490599271183">
            <text:p>0.003394906</text:p>
          </table:table-cell>
          <table:table-cell office:value-type="float" office:value="-0.146651064204051">
            <text:p>-0.1466510642</text:p>
          </table:table-cell>
          <table:table-cell office:value-type="float" office:value="0.0407451386444085">
            <text:p>0.0407451386</text:p>
          </table:table-cell>
          <table:table-cell office:value-type="float" office:value="-0.101692946487788">
            <text:p>-0.1016929465</text:p>
          </table:table-cell>
          <table:table-cell office:value-type="float" office:value="0.14901372066">
            <text:p>0.1490137207</text:p>
          </table:table-cell>
          <table:table-cell table:style-name="ce3" office:value-type="float" office:value="-0.102748072307417">
            <text:p>-0.1027480723</text:p>
          </table:table-cell>
          <table:table-cell table:style-name="ce4" office:value-type="float" office:value="0.699715515298821">
            <text:p>0.6997155153</text:p>
          </table:table-cell>
          <table:table-cell table:style-name="ce2" office:value-type="float" office:value="-0.87800986271845">
            <text:p>-0.878009862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7]-[.L17];2)+POWER([.B17]-[.M17];2)+POWER([.C17]-[.N17];2))" office:value-type="float" office:value="0.00381141374319661">
            <text:p>0.0038114137</text:p>
          </table:table-cell>
          <table:table-cell/>
          <table:table-cell table:style-name="ce3" table:formula="of:=[.P17]" office:value-type="float" office:value="0.00381141374319661">
            <text:p>0.0038114137</text:p>
          </table:table-cell>
          <table:table-cell table:style-name="ce4" table:formula="of:=[.P17]" office:value-type="float" office:value="0.00381141374319661">
            <text:p>0.0038114137</text:p>
          </table:table-cell>
          <table:table-cell table:style-name="ce2" table:formula="of:=[.P17]" office:value-type="float" office:value="0.00381141374319661">
            <text:p>0.003811413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600434717428151">
            <text:p>0.0060043472</text:p>
          </table:table-cell>
          <table:table-cell office:value-type="float" office:value="-0.147507046236041">
            <text:p>-0.1475070462</text:p>
          </table:table-cell>
          <table:table-cell office:value-type="float" office:value="-0.00348295252627525">
            <text:p>-0.0034829525</text:p>
          </table:table-cell>
          <table:table-cell office:value-type="float" office:value="-0.127085292178239">
            <text:p>-0.1270852922</text:p>
          </table:table-cell>
          <table:table-cell office:value-type="float" office:value="0.1463900297">
            <text:p>0.1463900297</text:p>
          </table:table-cell>
          <table:table-cell table:style-name="ce3" office:value-type="float" office:value="0.0421476786403894">
            <text:p>0.0421476786</text:p>
          </table:table-cell>
          <table:table-cell table:style-name="ce4" office:value-type="float" office:value="0.662687023862386">
            <text:p>0.6626870239</text:p>
          </table:table-cell>
          <table:table-cell table:style-name="ce3" office:value-type="float" office:value="0.0821785244237215">
            <text:p>0.0821785244</text:p>
          </table:table-cell>
          <table:table-cell office:value-type="float" office:value="0.00032668813226866">
            <text:p>0.000326688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8]-[.L18];2)+POWER([.B18]-[.M18];2)+POWER([.C18]-[.N18];2))" office:value-type="float" office:value="0.00349917827939662">
            <text:p>0.0034991783</text:p>
          </table:table-cell>
          <table:table-cell/>
          <table:table-cell table:style-name="ce3" table:formula="of:=[.P18]" office:value-type="float" office:value="0.00349917827939662">
            <text:p>0.0034991783</text:p>
          </table:table-cell>
          <table:table-cell table:style-name="ce4" table:formula="of:=[.P18]" office:value-type="float" office:value="0.00349917827939662">
            <text:p>0.0034991783</text:p>
          </table:table-cell>
          <table:table-cell table:style-name="ce3" table:formula="of:=[.P18]" office:value-type="float" office:value="0.00349917827939662">
            <text:p>0.003499178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833806700965789">
            <text:p>0.008338067</text:p>
          </table:table-cell>
          <table:table-cell office:value-type="float" office:value="-0.147523859407922">
            <text:p>-0.1475238594</text:p>
          </table:table-cell>
          <table:table-cell office:value-type="float" office:value="-0.0519276558462856">
            <text:p>-0.0519276558</text:p>
          </table:table-cell>
          <table:table-cell office:value-type="float" office:value="-0.126892223856383">
            <text:p>-0.1268922239</text:p>
          </table:table-cell>
          <table:table-cell office:value-type="float" office:value="0.14850557498">
            <text:p>0.148505575</text:p>
          </table:table-cell>
          <table:table-cell table:style-name="ce3" office:value-type="float" office:value="0.0283081423704108">
            <text:p>0.0283081424</text:p>
          </table:table-cell>
          <table:table-cell table:style-name="ce4" office:value-type="float" office:value="0.617733615439556">
            <text:p>0.6177336154</text:p>
          </table:table-cell>
          <table:table-cell table:style-name="ce4" office:value-type="float" office:value="0.7574810838989">
            <text:p>0.7574810839</text:p>
          </table:table-cell>
          <table:table-cell office:value-type="float" office:value="-0.00114340846294003">
            <text:p>-0.0011434085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19]-[.L19];2)+POWER([.B19]-[.M19];2)+POWER([.C19]-[.N19];2))" office:value-type="float" office:value="0.00378171284165516">
            <text:p>0.0037817128</text:p>
          </table:table-cell>
          <table:table-cell/>
          <table:table-cell table:style-name="ce3" table:formula="of:=[.P19]" office:value-type="float" office:value="0.00378171284165516">
            <text:p>0.0037817128</text:p>
          </table:table-cell>
          <table:table-cell table:style-name="ce4" table:formula="of:=[.P19]" office:value-type="float" office:value="0.00378171284165516">
            <text:p>0.0037817128</text:p>
          </table:table-cell>
          <table:table-cell table:style-name="ce4" table:formula="of:=[.P19]" office:value-type="float" office:value="0.00378171284165516">
            <text:p>0.0037817128</text:p>
          </table:table-cell>
        </table:table-row>
        <table:table-row table:style-name="ro2">
          <table:table-cell office:value-type="float" office:value="-0.00711762334964635">
            <text:p>-0.0071176233</text:p>
          </table:table-cell>
          <table:table-cell office:value-type="float" office:value="0.00851018162668753">
            <text:p>0.0085101816</text:p>
          </table:table-cell>
          <table:table-cell office:value-type="float" office:value="-0.147956343124107">
            <text:p>-0.1479563431</text:p>
          </table:table-cell>
          <table:table-cell office:value-type="float" office:value="-0.0700838008335874">
            <text:p>-0.0700838008</text:p>
          </table:table-cell>
          <table:table-cell office:value-type="float" office:value="0.0436874998694881">
            <text:p>0.0436874999</text:p>
          </table:table-cell>
          <table:table-cell office:value-type="float" office:value="0.15292462759">
            <text:p>0.1529246276</text:p>
          </table:table-cell>
          <table:table-cell table:style-name="ce4" office:value-type="float" office:value="0.879020243087126">
            <text:p>0.8790202431</text:p>
          </table:table-cell>
          <table:table-cell table:style-name="ce2" office:value-type="float" office:value="-0.866138772013127">
            <text:p>-0.866138772</text:p>
          </table:table-cell>
          <table:table-cell table:style-name="ce2" office:value-type="float" office:value="-0.951882012061938">
            <text:p>-0.9518820121</text:p>
          </table:table-cell>
          <table:table-cell office:value-type="float" office:value="-0.000163344066134163">
            <text:p>-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0]-[.L20];2)+POWER([.B20]-[.M20];2)+POWER([.C20]-[.N20];2))" office:value-type="float" office:value="0.00412073972736237">
            <text:p>0.0041207397</text:p>
          </table:table-cell>
          <table:table-cell/>
          <table:table-cell table:style-name="ce4" table:formula="of:=[.P20]" office:value-type="float" office:value="0.00412073972736237">
            <text:p>0.0041207397</text:p>
          </table:table-cell>
          <table:table-cell table:style-name="ce2" table:formula="of:=[.P20]" office:value-type="float" office:value="0.00412073972736237">
            <text:p>0.0041207397</text:p>
          </table:table-cell>
          <table:table-cell table:style-name="ce2" table:formula="of:=[.P20]" office:value-type="float" office:value="0.00412073972736237">
            <text:p>0.0041207397</text:p>
          </table:table-cell>
        </table:table-row>
        <table:table-row table:style-name="ro2">
          <table:table-cell office:value-type="float" office:value="-0.00548404911281611">
            <text:p>-0.0054840491</text:p>
          </table:table-cell>
          <table:table-cell office:value-type="float" office:value="0.00909769097041788">
            <text:p>0.009097691</text:p>
          </table:table-cell>
          <table:table-cell office:value-type="float" office:value="-0.147808555740241">
            <text:p>-0.1478085557</text:p>
          </table:table-cell>
          <table:table-cell office:value-type="float" office:value="-0.0911977525117172">
            <text:p>-0.0911977525</text:p>
          </table:table-cell>
          <table:table-cell office:value-type="float" office:value="0.00155999204059335">
            <text:p>0.001559992</text:p>
          </table:table-cell>
          <table:table-cell office:value-type="float" office:value="0.14662595448">
            <text:p>0.1466259545</text:p>
          </table:table-cell>
          <table:table-cell table:style-name="ce4" office:value-type="float" office:value="0.672265958811385">
            <text:p>0.6722659588</text:p>
          </table:table-cell>
          <table:table-cell table:style-name="ce2" office:value-type="float" office:value="-0.635359723909298">
            <text:p>-0.6353597239</text:p>
          </table:table-cell>
          <table:table-cell table:style-name="ce3" office:value-type="float" office:value="0.0388024050435404">
            <text:p>0.038802405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1]-[.L21];2)+POWER([.B21]-[.M21];2)+POWER([.C21]-[.N21];2))" office:value-type="float" office:value="0.00314923263592203">
            <text:p>0.0031492326</text:p>
          </table:table-cell>
          <table:table-cell/>
          <table:table-cell table:style-name="ce4" table:formula="of:=[.P21]" office:value-type="float" office:value="0.00314923263592203">
            <text:p>0.0031492326</text:p>
          </table:table-cell>
          <table:table-cell table:style-name="ce2" table:formula="of:=[.P21]" office:value-type="float" office:value="0.00314923263592203">
            <text:p>0.0031492326</text:p>
          </table:table-cell>
          <table:table-cell table:style-name="ce3" table:formula="of:=[.P21]" office:value-type="float" office:value="0.00314923263592203">
            <text:p>0.0031492326</text:p>
          </table:table-cell>
        </table:table-row>
        <table:table-row table:style-name="ro2">
          <table:table-cell office:value-type="float" office:value="-0.00333885098763981">
            <text:p>-0.003338851</text:p>
          </table:table-cell>
          <table:table-cell office:value-type="float" office:value="0.00922896973556442">
            <text:p>0.0092289697</text:p>
          </table:table-cell>
          <table:table-cell office:value-type="float" office:value="-0.147233134735729">
            <text:p>-0.1472331347</text:p>
          </table:table-cell>
          <table:table-cell office:value-type="float" office:value="-0.108720633403333">
            <text:p>-0.1087206334</text:p>
          </table:table-cell>
          <table:table-cell office:value-type="float" office:value="-0.0390384146792049">
            <text:p>-0.0390384147</text:p>
          </table:table-cell>
          <table:table-cell office:value-type="float" office:value="0.14819965054">
            <text:p>0.1481996505</text:p>
          </table:table-cell>
          <table:table-cell table:style-name="ce4" office:value-type="float" office:value="0.697009372142559">
            <text:p>0.6970093721</text:p>
          </table:table-cell>
          <table:table-cell table:style-name="ce2" office:value-type="float" office:value="-0.644514369393583">
            <text:p>-0.6445143694</text:p>
          </table:table-cell>
          <table:table-cell table:style-name="ce4" office:value-type="float" office:value="0.698635502093871">
            <text:p>0.6986355021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2]-[.L22];2)+POWER([.B22]-[.M22];2)+POWER([.C22]-[.N22];2))" office:value-type="float" office:value="0.00252105423024588">
            <text:p>0.0025210542</text:p>
          </table:table-cell>
          <table:table-cell/>
          <table:table-cell table:style-name="ce4" table:formula="of:=[.P22]" office:value-type="float" office:value="0.00252105423024588">
            <text:p>0.0025210542</text:p>
          </table:table-cell>
          <table:table-cell table:style-name="ce2" table:formula="of:=[.P22]" office:value-type="float" office:value="0.00252105423024588">
            <text:p>0.0025210542</text:p>
          </table:table-cell>
          <table:table-cell table:style-name="ce4" table:formula="of:=[.P22]" office:value-type="float" office:value="0.00252105423024588">
            <text:p>0.0025210542</text:p>
          </table:table-cell>
        </table:table-row>
        <table:table-row table:style-name="ro2">
          <table:table-cell office:value-type="float" office:value="-0.00653488865044771">
            <text:p>-0.0065348887</text:p>
          </table:table-cell>
          <table:table-cell office:value-type="float" office:value="0.00555866515386637">
            <text:p>0.0055586652</text:p>
          </table:table-cell>
          <table:table-cell office:value-type="float" office:value="-0.147142440511024">
            <text:p>-0.1471424405</text:p>
          </table:table-cell>
          <table:table-cell office:value-type="float" office:value="0.00656432294309083">
            <text:p>0.0065643229</text:p>
          </table:table-cell>
          <table:table-cell office:value-type="float" office:value="-0.00534413114896336">
            <text:p>-0.0053441311</text:p>
          </table:table-cell>
          <table:table-cell office:value-type="float" office:value="0.14612299396">
            <text:p>0.146122994</text:p>
          </table:table-cell>
          <table:table-cell table:style-name="ce4" office:value-type="float" office:value="0.698057821859982">
            <text:p>0.6980578219</text:p>
          </table:table-cell>
          <table:table-cell table:style-name="ce3" office:value-type="float" office:value="0.070094524379671">
            <text:p>0.0700945244</text:p>
          </table:table-cell>
          <table:table-cell table:style-name="ce2" office:value-type="float" office:value="-0.862999834823051">
            <text:p>-0.8629998348</text:p>
          </table:table-cell>
          <table:table-cell office:value-type="float" office:value="0.00032668813226866">
            <text:p>0.000326688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3]-[.L23];2)+POWER([.B23]-[.M23];2)+POWER([.C23]-[.N23];2))" office:value-type="float" office:value="0.0033510754476452">
            <text:p>0.0033510754</text:p>
          </table:table-cell>
          <table:table-cell/>
          <table:table-cell table:style-name="ce4" table:formula="of:=[.P23]" office:value-type="float" office:value="0.0033510754476452">
            <text:p>0.0033510754</text:p>
          </table:table-cell>
          <table:table-cell table:style-name="ce3" table:formula="of:=[.P23]" office:value-type="float" office:value="0.0033510754476452">
            <text:p>0.0033510754</text:p>
          </table:table-cell>
          <table:table-cell table:style-name="ce2" table:formula="of:=[.P23]" office:value-type="float" office:value="0.0033510754476452">
            <text:p>0.0033510754</text:p>
          </table:table-cell>
        </table:table-row>
        <table:table-row table:style-name="ro2">
          <table:table-cell office:value-type="float" office:value="-0.00300850316811318">
            <text:p>-0.0030085032</text:p>
          </table:table-cell>
          <table:table-cell office:value-type="float" office:value="0.00663026264091349">
            <text:p>0.0066302626</text:p>
          </table:table-cell>
          <table:table-cell office:value-type="float" office:value="-0.14788883382494">
            <text:p>-0.1478888338</text:p>
          </table:table-cell>
          <table:table-cell office:value-type="float" office:value="-0.0225272117941129">
            <text:p>-0.0225272118</text:p>
          </table:table-cell>
          <table:table-cell office:value-type="float" office:value="-0.0480353984776765">
            <text:p>-0.0480353985</text:p>
          </table:table-cell>
          <table:table-cell office:value-type="float" office:value="0.142980787">
            <text:p>0.142980787</text:p>
          </table:table-cell>
          <table:table-cell table:style-name="ce4" office:value-type="float" office:value="0.697219062086043">
            <text:p>0.6972190621</text:p>
          </table:table-cell>
          <table:table-cell table:style-name="ce3" office:value-type="float" office:value="0.00778828048663011">
            <text:p>0.0077882805</text:p>
          </table:table-cell>
          <table:table-cell table:style-name="ce3" office:value-type="float" office:value="0.0479655416827779">
            <text:p>0.0479655417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4]-[.L24];2)+POWER([.B24]-[.M24];2)+POWER([.C24]-[.N24];2))" office:value-type="float" office:value="0.000540233162310469">
            <text:p>0.0005402332</text:p>
          </table:table-cell>
          <table:table-cell/>
          <table:table-cell table:style-name="ce4" table:formula="of:=[.P24]" office:value-type="float" office:value="0.000540233162310469">
            <text:p>0.0005402332</text:p>
          </table:table-cell>
          <table:table-cell table:style-name="ce3" table:formula="of:=[.P24]" office:value-type="float" office:value="0.000540233162310469">
            <text:p>0.0005402332</text:p>
          </table:table-cell>
          <table:table-cell table:style-name="ce3" table:formula="of:=[.P24]" office:value-type="float" office:value="0.000540233162310469">
            <text:p>0.0005402332</text:p>
          </table:table-cell>
        </table:table-row>
        <table:table-row table:style-name="ro2">
          <table:table-cell office:value-type="float" office:value="-0.00155521881208797">
            <text:p>-0.0015552188</text:p>
          </table:table-cell>
          <table:table-cell office:value-type="float" office:value="0.00742152808634748">
            <text:p>0.0074215281</text:p>
          </table:table-cell>
          <table:table-cell office:value-type="float" office:value="-0.147505980971406">
            <text:p>-0.147505981</text:p>
          </table:table-cell>
          <table:table-cell office:value-type="float" office:value="-0.0506379594562901">
            <text:p>-0.0506379595</text:p>
          </table:table-cell>
          <table:table-cell office:value-type="float" office:value="-0.0826564099528249">
            <text:p>-0.08265641</text:p>
          </table:table-cell>
          <table:table-cell office:value-type="float" office:value="0.14524022047">
            <text:p>0.1452402205</text:p>
          </table:table-cell>
          <table:table-cell table:style-name="ce4" office:value-type="float" office:value="0.69658999225559">
            <text:p>0.6965899923</text:p>
          </table:table-cell>
          <table:table-cell table:style-name="ce3" office:value-type="float" office:value="-0.00737837098733379">
            <text:p>-0.007378371</text:p>
          </table:table-cell>
          <table:table-cell table:style-name="ce4" office:value-type="float" office:value="0.714171243818281">
            <text:p>0.714171243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5]-[.L25];2)+POWER([.B25]-[.M25];2)+POWER([.C25]-[.N25];2))" office:value-type="float" office:value="0.00199200229601259">
            <text:p>0.0019920023</text:p>
          </table:table-cell>
          <table:table-cell/>
          <table:table-cell table:style-name="ce4" table:formula="of:=[.P25]" office:value-type="float" office:value="0.00199200229601259">
            <text:p>0.0019920023</text:p>
          </table:table-cell>
          <table:table-cell table:style-name="ce3" table:formula="of:=[.P25]" office:value-type="float" office:value="0.00199200229601259">
            <text:p>0.0019920023</text:p>
          </table:table-cell>
          <table:table-cell table:style-name="ce4" table:formula="of:=[.P25]" office:value-type="float" office:value="0.00199200229601259">
            <text:p>0.0019920023</text:p>
          </table:table-cell>
        </table:table-row>
        <table:table-row table:style-name="ro2">
          <table:table-cell office:value-type="float" office:value="-0.0041288998874595">
            <text:p>-0.0041288999</text:p>
          </table:table-cell>
          <table:table-cell office:value-type="float" office:value="0.00340051211600354">
            <text:p>0.0034005121</text:p>
          </table:table-cell>
          <table:table-cell office:value-type="float" office:value="-0.146767045078071">
            <text:p>-0.1467670451</text:p>
          </table:table-cell>
          <table:table-cell office:value-type="float" office:value="0.0636430416164842">
            <text:p>0.0636430416</text:p>
          </table:table-cell>
          <table:table-cell office:value-type="float" office:value="-0.0503058819426985">
            <text:p>-0.0503058819</text:p>
          </table:table-cell>
          <table:table-cell office:value-type="float" office:value="0.14952964408">
            <text:p>0.1495296441</text:p>
          </table:table-cell>
          <table:table-cell table:style-name="ce4" office:value-type="float" office:value="0.573921375317143">
            <text:p>0.5739213753</text:p>
          </table:table-cell>
          <table:table-cell table:style-name="ce4" office:value-type="float" office:value="0.714062347774192">
            <text:p>0.7140623478</text:p>
          </table:table-cell>
          <table:table-cell table:style-name="ce2" office:value-type="float" office:value="-0.909066604019888">
            <text:p>-0.909066604</text:p>
          </table:table-cell>
          <table:table-cell office:value-type="float" office:value="0.00016334406613433">
            <text:p>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6]-[.L26];2)+POWER([.B26]-[.M26];2)+POWER([.C26]-[.N26];2))" office:value-type="float" office:value="0.0034941293753289">
            <text:p>0.0034941294</text:p>
          </table:table-cell>
          <table:table-cell/>
          <table:table-cell table:style-name="ce4" table:formula="of:=[.P26]" office:value-type="float" office:value="0.0034941293753289">
            <text:p>0.0034941294</text:p>
          </table:table-cell>
          <table:table-cell table:style-name="ce4" table:formula="of:=[.P26]" office:value-type="float" office:value="0.0034941293753289">
            <text:p>0.0034941294</text:p>
          </table:table-cell>
          <table:table-cell table:style-name="ce2" table:formula="of:=[.P26]" office:value-type="float" office:value="0.0034941293753289">
            <text:p>0.0034941294</text:p>
          </table:table-cell>
        </table:table-row>
        <table:table-row table:style-name="ro2">
          <table:table-cell office:value-type="float" office:value="-0.00134676478231371">
            <text:p>-0.0013467648</text:p>
          </table:table-cell>
          <table:table-cell office:value-type="float" office:value="0.0041676981942896">
            <text:p>0.0041676982</text:p>
          </table:table-cell>
          <table:table-cell office:value-type="float" office:value="-0.147845544372742">
            <text:p>-0.1478455444</text:p>
          </table:table-cell>
          <table:table-cell office:value-type="float" office:value="0.04561046035517">
            <text:p>0.0456104604</text:p>
          </table:table-cell>
          <table:table-cell office:value-type="float" office:value="-0.0966345564551713">
            <text:p>-0.0966345565</text:p>
          </table:table-cell>
          <table:table-cell office:value-type="float" office:value="0.14679836105">
            <text:p>0.1467983611</text:p>
          </table:table-cell>
          <table:table-cell table:style-name="ce4" office:value-type="float" office:value="0.736221391574165">
            <text:p>0.7362213916</text:p>
          </table:table-cell>
          <table:table-cell table:style-name="ce4" office:value-type="float" office:value="0.674574399341979">
            <text:p>0.6745743993</text:p>
          </table:table-cell>
          <table:table-cell table:style-name="ce3" office:value-type="float" office:value="0.0679111573542615">
            <text:p>0.0679111574</text:p>
          </table:table-cell>
          <table:table-cell office:value-type="float" office:value="0.000653376264537098">
            <text:p>0.0006533763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7]-[.L27];2)+POWER([.B27]-[.M27];2)+POWER([.C27]-[.N27];2))" office:value-type="float" office:value="0.00331047777787802">
            <text:p>0.0033104778</text:p>
          </table:table-cell>
          <table:table-cell/>
          <table:table-cell table:style-name="ce4" table:formula="of:=[.P27]" office:value-type="float" office:value="0.00331047777787802">
            <text:p>0.0033104778</text:p>
          </table:table-cell>
          <table:table-cell table:style-name="ce4" table:formula="of:=[.P27]" office:value-type="float" office:value="0.00331047777787802">
            <text:p>0.0033104778</text:p>
          </table:table-cell>
          <table:table-cell table:style-name="ce3" table:formula="of:=[.P27]" office:value-type="float" office:value="0.00331047777787802">
            <text:p>0.003310477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599246807769176">
            <text:p>0.0059924681</text:p>
          </table:table-cell>
          <table:table-cell office:value-type="float" office:value="-0.147312953021249">
            <text:p>-0.147312953</text:p>
          </table:table-cell>
          <table:table-cell office:value-type="float" office:value="0.00647165014860014">
            <text:p>0.0064716501</text:p>
          </table:table-cell>
          <table:table-cell office:value-type="float" office:value="-0.129154984588531">
            <text:p>-0.1291549846</text:p>
          </table:table-cell>
          <table:table-cell office:value-type="float" office:value="0.1482437244">
            <text:p>0.1482437244</text:p>
          </table:table-cell>
          <table:table-cell table:style-name="ce4" office:value-type="float" office:value="0.71651053688662">
            <text:p>0.7165105369</text:p>
          </table:table-cell>
          <table:table-cell table:style-name="ce4" office:value-type="float" office:value="0.633310176412816">
            <text:p>0.6333101764</text:p>
          </table:table-cell>
          <table:table-cell table:style-name="ce4" office:value-type="float" office:value="0.744616085397227">
            <text:p>0.7446160854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-0.00342271169946711">
            <text:p>-0.0034227117</text:p>
          </table:table-cell>
          <table:table-cell table:formula="of:=[.B40]" office:value-type="float" office:value="0.00673017493314085">
            <text:p>0.0067301749</text:p>
          </table:table-cell>
          <table:table-cell table:formula="of:=[.C40]" office:value-type="float" office:value="-0.147556718338888">
            <text:p>-0.1475567183</text:p>
          </table:table-cell>
          <table:table-cell/>
          <table:table-cell table:style-name="ce5" table:formula="of:=SQRT(POWER([.A28]-[.L28];2)+POWER([.B28]-[.M28];2)+POWER([.C28]-[.N28];2))" office:value-type="float" office:value="0.00350978465326996">
            <text:p>0.0035097847</text:p>
          </table:table-cell>
          <table:table-cell/>
          <table:table-cell table:style-name="ce4" table:formula="of:=[.P28]" office:value-type="float" office:value="0.00350978465326996">
            <text:p>0.0035097847</text:p>
          </table:table-cell>
          <table:table-cell table:style-name="ce4" table:formula="of:=[.P28]" office:value-type="float" office:value="0.00350978465326996">
            <text:p>0.0035097847</text:p>
          </table:table-cell>
          <table:table-cell table:style-name="ce4" table:formula="of:=[.P28]" office:value-type="float" office:value="0.00350978465326996">
            <text:p>0.0035097847</text:p>
          </table:table-cell>
        </table:table-row>
        <table:table-row table:style-name="ro2">
          <table:table-cell table:formula="of:=AVERAGE([.A2:.A28])" office:value-type="float" office:value="-0.00342271169946711">
            <text:p>-0.0034227117</text:p>
          </table:table-cell>
          <table:table-cell table:formula="of:=AVERAGE([.B2:.B28])" office:value-type="float" office:value="0.00673017493314085">
            <text:p>0.0067301749</text:p>
          </table:table-cell>
          <table:table-cell table:formula="of:=AVERAGE([.C2:.C28])" office:value-type="float" office:value="-0.147556718338888">
            <text:p>-0.1475567183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5"/>
          <table:table-cell table:formula="of:=AVERAGE([.P2:.P28])" office:value-type="float" office:value="0.00310010981522339">
            <text:p>0.0031001098</text:p>
          </table:table-cell>
          <table:table-cell/>
          <table:table-cell table:style-name="ce2" table:formula="of:=AVERAGE([.R2:.R10])" office:value-type="float" office:value="0.00329396280331014">
            <text:p>0.0032939628</text:p>
          </table:table-cell>
          <table:table-cell table:style-name="ce2" table:formula="of:=AVERAGE([.S2:.S4];[.S11:.S13];[.S20:.S22])" office:value-type="float" office:value="0.0034044976509502">
            <text:p>0.0034044977</text:p>
          </table:table-cell>
          <table:table-cell table:style-name="ce2" table:formula="of:=AVERAGE([.T2];[.T5];[.T8];[.T11];[.T14];[.T17];[.T20];[.T23];[.T26])" office:value-type="float" office:value="0.00377099827847858">
            <text:p>0.0037709983</text:p>
          </table:table-cell>
        </table:table-row>
        <table:table-row table:style-name="ro2">
          <table:table-cell table:number-columns-repeated="17"/>
          <table:table-cell table:style-name="ce3" table:formula="of:=AVERAGE([.R11:.R19])" office:value-type="float" office:value="0.0031187300528072">
            <text:p>0.0031187301</text:p>
          </table:table-cell>
          <table:table-cell table:style-name="ce3" table:formula="of:=AVERAGE([.S5:.S7];[.S14:.S16];[.S23:.S25])" office:value-type="float" office:value="0.00220319199404614">
            <text:p>0.002203192</text:p>
          </table:table-cell>
          <table:table-cell table:style-name="ce3" table:formula="of:=AVERAGE([.T3];[.T6];[.T9];[.T12];[.T15];[.T18];[.T21];[.T24];[.T27])" office:value-type="float" office:value="0.00244791342554122">
            <text:p>0.0024479134</text:p>
          </table:table-cell>
        </table:table-row>
        <table:table-row table:style-name="ro2">
          <table:table-cell table:number-columns-repeated="17"/>
          <table:table-cell table:style-name="ce4" table:formula="of:=AVERAGE([.R20:.R28])" office:value-type="float" office:value="0.00288763658955282">
            <text:p>0.0028876366</text:p>
          </table:table-cell>
          <table:table-cell table:style-name="ce4" table:formula="of:=AVERAGE([.S8:.S10];[.S17:.S19];[.S26:.S28])" office:value-type="float" office:value="0.00369263980067383">
            <text:p>0.0036926398</text:p>
          </table:table-cell>
          <table:table-cell table:style-name="ce4" table:formula="of:=AVERAGE([.T4];[.T7];[.T10];[.T13];[.T16];[.T19];[.T22];[.T25];[.T28])" office:value-type="float" office:value="0.00308141774165037">
            <text:p>0.0030814177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offset:</text:p>
          </table:table-cell>
          <table:table-cell office:value-type="float" office:value="0.014">
            <text:p>0.014</text:p>
          </table:table-cell>
          <table:table-cell table:number-columns-repeated="18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style-name="ce1" office:value-type="string" table:number-columns-spanned="3" table:number-rows-spanned="1">
            <text:p>Average Point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table:formula="of:=[.A29]" office:value-type="float" office:value="-0.00342271169946711">
            <text:p>-0.0034227117</text:p>
          </table:table-cell>
          <table:table-cell table:formula="of:=[.B29]" office:value-type="float" office:value="0.00673017493314085">
            <text:p>0.0067301749</text:p>
          </table:table-cell>
          <table:table-cell table:formula="of:=[.C29]" office:value-type="float" office:value="-0.147556718338888">
            <text:p>-0.1475567183</text:p>
          </table:table-cell>
          <table:table-cell table:number-columns-repeated="17"/>
        </table:table-row>
        <table:table-row table:style-name="ro2" table:number-rows-repeated="1048535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cartesian positions</text:p>
          </table:table-cell>
          <table:table-cell table:number-columns-repeated="2" office:value-type="string">
            <text:p><text:s/></text:p>
          </table:table-cell>
          <table:table-cell office:value-type="string">
            <text:p>joint positions</text:p>
          </table:table-cell>
          <table:table-cell table:number-columns-repeated="7"/>
          <table:table-cell office:value-type="string">
            <text:p>average point</text:p>
          </table:table-cell>
          <table:table-cell table:number-columns-repeated="3"/>
          <table:table-cell table:style-name="ce1" office:value-type="string" table:number-columns-spanned="2" table:number-rows-spanned="1">
            <text:p>distance from average</text:p>
          </table:table-cell>
          <table:covered-table-cell/>
          <table:table-cell table:style-name="ce6" office:value-type="string">
            <text:p>shaft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grippers</text:p>
          </table:table-cell>
        </table:table-row>
        <table:table-row table:style-name="ro2">
          <table:table-cell office:value-type="float" office:value="-0.00587375603171734">
            <text:p>-0.005873756</text:p>
          </table:table-cell>
          <table:table-cell office:value-type="float" office:value="0.00361648405022962">
            <text:p>0.0036164841</text:p>
          </table:table-cell>
          <table:table-cell office:value-type="float" office:value="-0.148499833543691">
            <text:p>-0.1484998335</text:p>
          </table:table-cell>
          <table:table-cell office:value-type="float" office:value="0.0561210997969895">
            <text:p>0.0561210998</text:p>
          </table:table-cell>
          <table:table-cell office:value-type="float" office:value="0.0119084540920542">
            <text:p>0.0119084541</text:p>
          </table:table-cell>
          <table:table-cell office:value-type="float" office:value="0.15135093153">
            <text:p>0.1513509315</text:p>
          </table:table-cell>
          <table:table-cell table:style-name="ce2" office:value-type="float" office:value="-0.68778301462924">
            <text:p>-0.6877830146</text:p>
          </table:table-cell>
          <table:table-cell table:style-name="ce2" office:value-type="float" office:value="-0.826240914081618">
            <text:p>-0.8262409141</text:p>
          </table:table-cell>
          <table:table-cell table:style-name="ce2" office:value-type="float" office:value="-0.709158685667599">
            <text:p>-0.7091586857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]-[.L2];2)+POWER([.B2]-[.M2];2)+POWER([.C2]-[.N2];2))" office:value-type="float" office:value="0.00407682818010579">
            <text:p>0.0040768282</text:p>
          </table:table-cell>
          <table:table-cell/>
          <table:table-cell table:style-name="ce2" table:formula="of:=[.P2]" office:value-type="float" office:value="0.00407682818010579">
            <text:p>0.0040768282</text:p>
          </table:table-cell>
          <table:table-cell table:style-name="ce2" table:formula="of:=[.P2]" office:value-type="float" office:value="0.00407682818010579">
            <text:p>0.0040768282</text:p>
          </table:table-cell>
          <table:table-cell table:style-name="ce2" table:formula="of:=[.P2]" office:value-type="float" office:value="0.00407682818010579">
            <text:p>0.0040768282</text:p>
          </table:table-cell>
        </table:table-row>
        <table:table-row table:style-name="ro2">
          <table:table-cell office:value-type="float" office:value="-0.00640887958545456">
            <text:p>-0.0064088796</text:p>
          </table:table-cell>
          <table:table-cell office:value-type="float" office:value="0.00581273272843294">
            <text:p>0.0058127327</text:p>
          </table:table-cell>
          <table:table-cell office:value-type="float" office:value="-0.148183400405419">
            <text:p>-0.1481834004</text:p>
          </table:table-cell>
          <table:table-cell office:value-type="float" office:value="0.00986965261325892">
            <text:p>0.0098696526</text:p>
          </table:table-cell>
          <table:table-cell office:value-type="float" office:value="0.0270295650597858">
            <text:p>0.0270295651</text:p>
          </table:table-cell>
          <table:table-cell office:value-type="float" office:value="0.14708095227">
            <text:p>0.1470809523</text:p>
          </table:table-cell>
          <table:table-cell table:style-name="ce2" office:value-type="float" office:value="-0.745028369200515">
            <text:p>-0.7450283692</text:p>
          </table:table-cell>
          <table:table-cell table:style-name="ce2" office:value-type="float" office:value="-0.652575922879744">
            <text:p>-0.6525759229</text:p>
          </table:table-cell>
          <table:table-cell table:style-name="ce3" office:value-type="float" office:value="0.0748126420071006">
            <text:p>0.074812642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3]-[.L3];2)+POWER([.B3]-[.M3];2)+POWER([.C3]-[.N3];2))" office:value-type="float" office:value="0.00318567345281128">
            <text:p>0.0031856735</text:p>
          </table:table-cell>
          <table:table-cell/>
          <table:table-cell table:style-name="ce2" table:formula="of:=[.P3]" office:value-type="float" office:value="0.00318567345281128">
            <text:p>0.0031856735</text:p>
          </table:table-cell>
          <table:table-cell table:style-name="ce2" table:formula="of:=[.P3]" office:value-type="float" office:value="0.00318567345281128">
            <text:p>0.0031856735</text:p>
          </table:table-cell>
          <table:table-cell table:style-name="ce3" table:formula="of:=[.P3]" office:value-type="float" office:value="0.00318567345281128">
            <text:p>0.0031856735</text:p>
          </table:table-cell>
        </table:table-row>
        <table:table-row table:style-name="ro2">
          <table:table-cell office:value-type="float" office:value="-0.00632731875825289">
            <text:p>-0.0063273188</text:p>
          </table:table-cell>
          <table:table-cell office:value-type="float" office:value="0.0074928635302851">
            <text:p>0.0074928635</text:p>
          </table:table-cell>
          <table:table-cell office:value-type="float" office:value="-0.147630461531786">
            <text:p>-0.1476304615</text:p>
          </table:table-cell>
          <table:table-cell office:value-type="float" office:value="-0.0337483426603611">
            <text:p>-0.0337483427</text:p>
          </table:table-cell>
          <table:table-cell office:value-type="float" office:value="0.0395790059804006">
            <text:p>0.039579006</text:p>
          </table:table-cell>
          <table:table-cell office:value-type="float" office:value="0.14903964646">
            <text:p>0.1490396465</text:p>
          </table:table-cell>
          <table:table-cell table:style-name="ce2" office:value-type="float" office:value="-0.725107824569485">
            <text:p>-0.7251078246</text:p>
          </table:table-cell>
          <table:table-cell table:style-name="ce2" office:value-type="float" office:value="-0.663370206361213">
            <text:p>-0.6633702064</text:p>
          </table:table-cell>
          <table:table-cell table:style-name="ce4" office:value-type="float" office:value="0.741863623191909">
            <text:p>0.7418636232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4]-[.L4];2)+POWER([.B4]-[.M4];2)+POWER([.C4]-[.N4];2))" office:value-type="float" office:value="0.00299531244734839">
            <text:p>0.0029953124</text:p>
          </table:table-cell>
          <table:table-cell/>
          <table:table-cell table:style-name="ce2" table:formula="of:=[.P4]" office:value-type="float" office:value="0.00299531244734839">
            <text:p>0.0029953124</text:p>
          </table:table-cell>
          <table:table-cell table:style-name="ce2" table:formula="of:=[.P4]" office:value-type="float" office:value="0.00299531244734839">
            <text:p>0.0029953124</text:p>
          </table:table-cell>
          <table:table-cell table:style-name="ce4" table:formula="of:=[.P4]" office:value-type="float" office:value="0.00299531244734839">
            <text:p>0.0029953124</text:p>
          </table:table-cell>
        </table:table-row>
        <table:table-row table:style-name="ro2">
          <table:table-cell office:value-type="float" office:value="-0.00201281180221298">
            <text:p>-0.0020128118</text:p>
          </table:table-cell>
          <table:table-cell office:value-type="float" office:value="0.00327706500480033">
            <text:p>0.003277065</text:p>
          </table:table-cell>
          <table:table-cell office:value-type="float" office:value="-0.147852883456291">
            <text:p>-0.1478528835</text:p>
          </table:table-cell>
          <table:table-cell office:value-type="float" office:value="0.0271376833200249">
            <text:p>0.0271376833</text:p>
          </table:table-cell>
          <table:table-cell office:value-type="float" office:value="-0.0638283872054656">
            <text:p>-0.0638283872</text:p>
          </table:table-cell>
          <table:table-cell office:value-type="float" office:value="0.14635762245">
            <text:p>0.1463576225</text:p>
          </table:table-cell>
          <table:table-cell table:style-name="ce2" office:value-type="float" office:value="-0.701203171012249">
            <text:p>-0.701203171</text:p>
          </table:table-cell>
          <table:table-cell table:style-name="ce3" office:value-type="float" office:value="0.0482326844172005">
            <text:p>0.0482326844</text:p>
          </table:table-cell>
          <table:table-cell table:style-name="ce2" office:value-type="float" office:value="-0.831695978108431">
            <text:p>-0.8316959781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5]-[.L5];2)+POWER([.B5]-[.M5];2)+POWER([.C5]-[.N5];2))" office:value-type="float" office:value="0.00374736504172379">
            <text:p>0.003747365</text:p>
          </table:table-cell>
          <table:table-cell/>
          <table:table-cell table:style-name="ce2" table:formula="of:=[.P5]" office:value-type="float" office:value="0.00374736504172379">
            <text:p>0.003747365</text:p>
          </table:table-cell>
          <table:table-cell table:style-name="ce3" table:formula="of:=[.P5]" office:value-type="float" office:value="0.00374736504172379">
            <text:p>0.003747365</text:p>
          </table:table-cell>
          <table:table-cell table:style-name="ce2" table:formula="of:=[.P5]" office:value-type="float" office:value="0.00374736504172379">
            <text:p>0.003747365</text:p>
          </table:table-cell>
        </table:table-row>
        <table:table-row table:style-name="ro2">
          <table:table-cell office:value-type="float" office:value="-0.00292648181109209">
            <text:p>-0.0029264818</text:p>
          </table:table-cell>
          <table:table-cell office:value-type="float" office:value="0.00707647546585602">
            <text:p>0.0070764755</text:p>
          </table:table-cell>
          <table:table-cell office:value-type="float" office:value="-0.147828771340083">
            <text:p>-0.1478287713</text:p>
          </table:table-cell>
          <table:table-cell office:value-type="float" office:value="-0.0253614547589533">
            <text:p>-0.0253614548</text:p>
          </table:table-cell>
          <table:table-cell office:value-type="float" office:value="-0.0438110635954757">
            <text:p>-0.0438110636</text:p>
          </table:table-cell>
          <table:table-cell office:value-type="float" office:value="0.1429678241">
            <text:p>0.1429678241</text:p>
          </table:table-cell>
          <table:table-cell table:style-name="ce2" office:value-type="float" office:value="-0.702880690560126">
            <text:p>-0.7028806906</text:p>
          </table:table-cell>
          <table:table-cell table:style-name="ce3" office:value-type="float" office:value="0.00382582199343233">
            <text:p>0.003825822</text:p>
          </table:table-cell>
          <table:table-cell table:style-name="ce3" office:value-type="float" office:value="0.0872986640321026">
            <text:p>0.087298664</text:p>
          </table:table-cell>
          <table:table-cell office:value-type="float" office:value="0.000816720330671386">
            <text:p>0.0008167203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6]-[.L6];2)+POWER([.B6]-[.M6];2)+POWER([.C6]-[.N6];2))" office:value-type="float" office:value="0.000700821885908262">
            <text:p>0.0007008219</text:p>
          </table:table-cell>
          <table:table-cell/>
          <table:table-cell table:style-name="ce2" table:formula="of:=[.P6]" office:value-type="float" office:value="0.000700821885908262">
            <text:p>0.0007008219</text:p>
          </table:table-cell>
          <table:table-cell table:style-name="ce3" table:formula="of:=[.P6]" office:value-type="float" office:value="0.000700821885908262">
            <text:p>0.0007008219</text:p>
          </table:table-cell>
          <table:table-cell table:style-name="ce3" table:formula="of:=[.P6]" office:value-type="float" office:value="0.000700821885908262">
            <text:p>0.0007008219</text:p>
          </table:table-cell>
        </table:table-row>
        <table:table-row table:style-name="ro2">
          <table:table-cell office:value-type="float" office:value="-0.00395265918331753">
            <text:p>-0.0039526592</text:p>
          </table:table-cell>
          <table:table-cell office:value-type="float" office:value="0.00951139987508031">
            <text:p>0.0095113999</text:p>
          </table:table-cell>
          <table:table-cell office:value-type="float" office:value="-0.147262967915077">
            <text:p>-0.1472629679</text:p>
          </table:table-cell>
          <table:table-cell office:value-type="float" office:value="-0.066492730047073">
            <text:p>-0.06649273</text:p>
          </table:table-cell>
          <table:table-cell office:value-type="float" office:value="-0.0286513389633729">
            <text:p>-0.028651339</text:p>
          </table:table-cell>
          <table:table-cell office:value-type="float" office:value="0.14539707156">
            <text:p>0.1453970716</text:p>
          </table:table-cell>
          <table:table-cell table:style-name="ce2" office:value-type="float" office:value="-0.699945031351342">
            <text:p>-0.6999450314</text:p>
          </table:table-cell>
          <table:table-cell table:style-name="ce3" office:value-type="float" office:value="-0.016123106972322">
            <text:p>-0.016123107</text:p>
          </table:table-cell>
          <table:table-cell table:style-name="ce4" office:value-type="float" office:value="0.746214005397724">
            <text:p>0.7462140054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7]-[.L7];2)+POWER([.B7]-[.M7];2)+POWER([.C7]-[.N7];2))" office:value-type="float" office:value="0.00284295634057275">
            <text:p>0.0028429563</text:p>
          </table:table-cell>
          <table:table-cell/>
          <table:table-cell table:style-name="ce2" table:formula="of:=[.P7]" office:value-type="float" office:value="0.00284295634057275">
            <text:p>0.0028429563</text:p>
          </table:table-cell>
          <table:table-cell table:style-name="ce3" table:formula="of:=[.P7]" office:value-type="float" office:value="0.00284295634057275">
            <text:p>0.0028429563</text:p>
          </table:table-cell>
          <table:table-cell table:style-name="ce4" table:formula="of:=[.P7]" office:value-type="float" office:value="0.00284295634057275">
            <text:p>0.0028429563</text:p>
          </table:table-cell>
        </table:table-row>
        <table:table-row table:style-name="ro2">
          <table:table-cell office:value-type="float" office:value="0.000213722209308108">
            <text:p>0.0002137222</text:p>
          </table:table-cell>
          <table:table-cell office:value-type="float" office:value="0.00558648101461766">
            <text:p>0.005586481</text:p>
          </table:table-cell>
          <table:table-cell office:value-type="float" office:value="-0.146492327055192">
            <text:p>-0.1464923271</text:p>
          </table:table-cell>
          <table:table-cell office:value-type="float" office:value="-0.00878074727799327">
            <text:p>-0.0087807473</text:p>
          </table:table-cell>
          <table:table-cell office:value-type="float" office:value="-0.132305859601214">
            <text:p>-0.1323058596</text:p>
          </table:table-cell>
          <table:table-cell office:value-type="float" office:value="0.14881149942">
            <text:p>0.1488114994</text:p>
          </table:table-cell>
          <table:table-cell table:style-name="ce2" office:value-type="float" office:value="-0.7980799249021">
            <text:p>-0.7980799249</text:p>
          </table:table-cell>
          <table:table-cell table:style-name="ce4" office:value-type="float" office:value="0.698895696300228">
            <text:p>0.6988956963</text:p>
          </table:table-cell>
          <table:table-cell table:style-name="ce2" office:value-type="float" office:value="-0.864517793094203">
            <text:p>-0.8645177931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8]-[.L8];2)+POWER([.B8]-[.M8];2)+POWER([.C8]-[.N8];2))" office:value-type="float" office:value="0.00395238232303035">
            <text:p>0.0039523823</text:p>
          </table:table-cell>
          <table:table-cell/>
          <table:table-cell table:style-name="ce2" table:formula="of:=[.P8]" office:value-type="float" office:value="0.00395238232303035">
            <text:p>0.0039523823</text:p>
          </table:table-cell>
          <table:table-cell table:style-name="ce4" table:formula="of:=[.P8]" office:value-type="float" office:value="0.00395238232303035">
            <text:p>0.0039523823</text:p>
          </table:table-cell>
          <table:table-cell table:style-name="ce2" table:formula="of:=[.P8]" office:value-type="float" office:value="0.00395238232303035">
            <text:p>0.0039523823</text:p>
          </table:table-cell>
        </table:table-row>
        <table:table-row table:style-name="ro2">
          <table:table-cell office:value-type="float" office:value="-0.000583900248353459">
            <text:p>-0.0005839002</text:p>
          </table:table-cell>
          <table:table-cell office:value-type="float" office:value="0.00855869956819225">
            <text:p>0.0085586996</text:p>
          </table:table-cell>
          <table:table-cell office:value-type="float" office:value="-0.147515979077886">
            <text:p>-0.1475159791</text:p>
          </table:table-cell>
          <table:table-cell office:value-type="float" office:value="-0.0618204766581672">
            <text:p>-0.0618204767</text:p>
          </table:table-cell>
          <table:table-cell office:value-type="float" office:value="-0.121509479043048">
            <text:p>-0.121509479</text:p>
          </table:table-cell>
          <table:table-cell office:value-type="float" office:value="0.14648854774">
            <text:p>0.1464885477</text:p>
          </table:table-cell>
          <table:table-cell table:style-name="ce2" office:value-type="float" office:value="-0.633053939379779">
            <text:p>-0.6330539394</text:p>
          </table:table-cell>
          <table:table-cell table:style-name="ce4" office:value-type="float" office:value="0.656675017872707">
            <text:p>0.6566750179</text:p>
          </table:table-cell>
          <table:table-cell table:style-name="ce3" office:value-type="float" office:value="0.115995186196123">
            <text:p>0.1159951862</text:p>
          </table:table-cell>
          <table:table-cell office:value-type="float" office:value="0.00228681692587995">
            <text:p>0.0022868169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9]-[.L9];2)+POWER([.B9]-[.M9];2)+POWER([.C9]-[.N9];2))" office:value-type="float" office:value="0.0033894037189709">
            <text:p>0.0033894037</text:p>
          </table:table-cell>
          <table:table-cell/>
          <table:table-cell table:style-name="ce2" table:formula="of:=[.P9]" office:value-type="float" office:value="0.0033894037189709">
            <text:p>0.0033894037</text:p>
          </table:table-cell>
          <table:table-cell table:style-name="ce4" table:formula="of:=[.P9]" office:value-type="float" office:value="0.0033894037189709">
            <text:p>0.0033894037</text:p>
          </table:table-cell>
          <table:table-cell table:style-name="ce3" table:formula="of:=[.P9]" office:value-type="float" office:value="0.0033894037189709">
            <text:p>0.0033894037</text:p>
          </table:table-cell>
        </table:table-row>
        <table:table-row table:style-name="ro2">
          <table:table-cell office:value-type="float" office:value="-0.00139241889724798">
            <text:p>-0.0013924189</text:p>
          </table:table-cell>
          <table:table-cell office:value-type="float" office:value="0.0102791987255394">
            <text:p>0.0102791987</text:p>
          </table:table-cell>
          <table:table-cell office:value-type="float" office:value="-0.146919696814644">
            <text:p>-0.1469196968</text:p>
          </table:table-cell>
          <table:table-cell office:value-type="float" office:value="-0.0949278324899677">
            <text:p>-0.0949278325</text:p>
          </table:table-cell>
          <table:table-cell office:value-type="float" office:value="-0.0911359706487234">
            <text:p>-0.0911359706</text:p>
          </table:table-cell>
          <table:table-cell office:value-type="float" office:value="0.14811150282">
            <text:p>0.1481115028</text:p>
          </table:table-cell>
          <table:table-cell table:style-name="ce2" office:value-type="float" office:value="-0.651926034293386">
            <text:p>-0.6519260343</text:p>
          </table:table-cell>
          <table:table-cell table:style-name="ce4" office:value-type="float" office:value="0.616230613942136">
            <text:p>0.6162306139</text:p>
          </table:table-cell>
          <table:table-cell table:style-name="ce4" office:value-type="float" office:value="0.772347030443035">
            <text:p>0.7723470304</text:p>
          </table:table-cell>
          <table:table-cell office:value-type="float" office:value="-0.000980064396805647">
            <text:p>-0.0009800644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0]-[.L10];2)+POWER([.B10]-[.M10];2)+POWER([.C10]-[.N10];2))" office:value-type="float" office:value="0.00413909544452813">
            <text:p>0.0041390954</text:p>
          </table:table-cell>
          <table:table-cell/>
          <table:table-cell table:style-name="ce2" table:formula="of:=[.P10]" office:value-type="float" office:value="0.00413909544452813">
            <text:p>0.0041390954</text:p>
          </table:table-cell>
          <table:table-cell table:style-name="ce4" table:formula="of:=[.P10]" office:value-type="float" office:value="0.00413909544452813">
            <text:p>0.0041390954</text:p>
          </table:table-cell>
          <table:table-cell table:style-name="ce4" table:formula="of:=[.P10]" office:value-type="float" office:value="0.00413909544452813">
            <text:p>0.0041390954</text:p>
          </table:table-cell>
        </table:table-row>
        <table:table-row table:style-name="ro2">
          <table:table-cell office:value-type="float" office:value="-0.00768576823500117">
            <text:p>-0.0076857682</text:p>
          </table:table-cell>
          <table:table-cell office:value-type="float" office:value="0.00632401589467537">
            <text:p>0.0063240159</text:p>
          </table:table-cell>
          <table:table-cell office:value-type="float" office:value="-0.148343469824736">
            <text:p>-0.1483434698</text:p>
          </table:table-cell>
          <table:table-cell office:value-type="float" office:value="-0.00445601686842754">
            <text:p>-0.0044560169</text:p>
          </table:table-cell>
          <table:table-cell office:value-type="float" office:value="0.050599345791919">
            <text:p>0.0505993458</text:p>
          </table:table-cell>
          <table:table-cell office:value-type="float" office:value="0.15330314427">
            <text:p>0.1533031443</text:p>
          </table:table-cell>
          <table:table-cell table:style-name="ce3" office:value-type="float" office:value="0.172784513431248">
            <text:p>0.1727845134</text:p>
          </table:table-cell>
          <table:table-cell table:style-name="ce2" office:value-type="float" office:value="-0.884448062981696">
            <text:p>-0.884448063</text:p>
          </table:table-cell>
          <table:table-cell table:style-name="ce2" office:value-type="float" office:value="-0.929682605094108">
            <text:p>-0.9296826051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1]-[.L11];2)+POWER([.B11]-[.M11];2)+POWER([.C11]-[.N11];2))" office:value-type="float" office:value="0.00435277412419336">
            <text:p>0.0043527741</text:p>
          </table:table-cell>
          <table:table-cell/>
          <table:table-cell table:style-name="ce3" table:formula="of:=[.P11]" office:value-type="float" office:value="0.00435277412419336">
            <text:p>0.0043527741</text:p>
          </table:table-cell>
          <table:table-cell table:style-name="ce2" table:formula="of:=[.P11]" office:value-type="float" office:value="0.00435277412419336">
            <text:p>0.0043527741</text:p>
          </table:table-cell>
          <table:table-cell table:style-name="ce2" table:formula="of:=[.P11]" office:value-type="float" office:value="0.00435277412419336">
            <text:p>0.0043527741</text:p>
          </table:table-cell>
        </table:table-row>
        <table:table-row table:style-name="ro2">
          <table:table-cell office:value-type="float" office:value="-0.00668890206441244">
            <text:p>-0.0066889021</text:p>
          </table:table-cell>
          <table:table-cell office:value-type="float" office:value="0.00756388592647281">
            <text:p>0.0075638859</text:p>
          </table:table-cell>
          <table:table-cell office:value-type="float" office:value="-0.148395540640421">
            <text:p>-0.1483955406</text:p>
          </table:table-cell>
          <table:table-cell office:value-type="float" office:value="-0.0462746153823533">
            <text:p>-0.0462746154</text:p>
          </table:table-cell>
          <table:table-cell office:value-type="float" office:value="0.0339027973178456">
            <text:p>0.0339027973</text:p>
          </table:table-cell>
          <table:table-cell office:value-type="float" office:value="0.14737650639">
            <text:p>0.1473765064</text:p>
          </table:table-cell>
          <table:table-cell table:style-name="ce3" office:value-type="float" office:value="-0.0293565920878334">
            <text:p>-0.0293565921</text:p>
          </table:table-cell>
          <table:table-cell table:style-name="ce2" office:value-type="float" office:value="-0.653122468878805">
            <text:p>-0.6531224689</text:p>
          </table:table-cell>
          <table:table-cell table:style-name="ce3" office:value-type="float" office:value="0.0474875419740952">
            <text:p>0.047487542</text:p>
          </table:table-cell>
          <table:table-cell office:value-type="float" office:value="-0.00016334406613433">
            <text:p>-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2]-[.L12];2)+POWER([.B12]-[.M12];2)+POWER([.C12]-[.N12];2))" office:value-type="float" office:value="0.00347807397703225">
            <text:p>0.003478074</text:p>
          </table:table-cell>
          <table:table-cell/>
          <table:table-cell table:style-name="ce3" table:formula="of:=[.P12]" office:value-type="float" office:value="0.00347807397703225">
            <text:p>0.003478074</text:p>
          </table:table-cell>
          <table:table-cell table:style-name="ce2" table:formula="of:=[.P12]" office:value-type="float" office:value="0.00347807397703225">
            <text:p>0.003478074</text:p>
          </table:table-cell>
          <table:table-cell table:style-name="ce3" table:formula="of:=[.P12]" office:value-type="float" office:value="0.00347807397703225">
            <text:p>0.003478074</text:p>
          </table:table-cell>
        </table:table-row>
        <table:table-row table:style-name="ro2">
          <table:table-cell office:value-type="float" office:value="-0.00532136979380955">
            <text:p>-0.0053213698</text:p>
          </table:table-cell>
          <table:table-cell office:value-type="float" office:value="0.00918918878150904">
            <text:p>0.0091891888</text:p>
          </table:table-cell>
          <table:table-cell office:value-type="float" office:value="-0.147141578530676">
            <text:p>-0.1471415785</text:p>
          </table:table-cell>
          <table:table-cell office:value-type="float" office:value="-0.0868961903007742">
            <text:p>-0.0868961903</text:p>
          </table:table-cell>
          <table:table-cell office:value-type="float" office:value="0.0127502319753447">
            <text:p>0.012750232</text:p>
          </table:table-cell>
          <table:table-cell office:value-type="float" office:value="0.14842779758">
            <text:p>0.1484277976</text:p>
          </table:table-cell>
          <table:table-cell table:style-name="ce3" office:value-type="float" office:value="-0.012791086552556">
            <text:p>-0.0127910866</text:p>
          </table:table-cell>
          <table:table-cell table:style-name="ce2" office:value-type="float" office:value="-0.661320658864732">
            <text:p>-0.6613206589</text:p>
          </table:table-cell>
          <table:table-cell table:style-name="ce4" office:value-type="float" office:value="0.715443696373872">
            <text:p>0.7154436964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3]-[.L13];2)+POWER([.B13]-[.M13];2)+POWER([.C13]-[.N13];2))" office:value-type="float" office:value="0.00312305226564943">
            <text:p>0.0031230523</text:p>
          </table:table-cell>
          <table:table-cell/>
          <table:table-cell table:style-name="ce3" table:formula="of:=[.P13]" office:value-type="float" office:value="0.00312305226564943">
            <text:p>0.0031230523</text:p>
          </table:table-cell>
          <table:table-cell table:style-name="ce2" table:formula="of:=[.P13]" office:value-type="float" office:value="0.00312305226564943">
            <text:p>0.0031230523</text:p>
          </table:table-cell>
          <table:table-cell table:style-name="ce4" table:formula="of:=[.P13]" office:value-type="float" office:value="0.00312305226564943">
            <text:p>0.0031230523</text:p>
          </table:table-cell>
        </table:table-row>
        <table:table-row table:style-name="ro2">
          <table:table-cell office:value-type="float" office:value="-0.00459328957756892">
            <text:p>-0.0045932896</text:p>
          </table:table-cell>
          <table:table-cell office:value-type="float" office:value="0.00374940473809703">
            <text:p>0.0037494047</text:p>
          </table:table-cell>
          <table:table-cell office:value-type="float" office:value="-0.147506255602666">
            <text:p>-0.1475062556</text:p>
          </table:table-cell>
          <table:table-cell office:value-type="float" office:value="0.0283424296484039">
            <text:p>0.0283424296</text:p>
          </table:table-cell>
          <table:table-cell office:value-type="float" office:value="-0.0312461772091124">
            <text:p>-0.0312461772</text:p>
          </table:table-cell>
          <table:table-cell office:value-type="float" office:value="0.14629540053">
            <text:p>0.1462954005</text:p>
          </table:table-cell>
          <table:table-cell table:style-name="ce3" office:value-type="float" office:value="-0.00293565920878334">
            <text:p>-0.0029356592</text:p>
          </table:table-cell>
          <table:table-cell table:style-name="ce3" office:value-type="float" office:value="0.0497356859146203">
            <text:p>0.0497356859</text:p>
          </table:table-cell>
          <table:table-cell table:style-name="ce2" office:value-type="float" office:value="-0.857833590791963">
            <text:p>-0.8578335908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4]-[.L14];2)+POWER([.B14]-[.M14];2)+POWER([.C14]-[.N14];2))" office:value-type="float" office:value="0.00319391174782334">
            <text:p>0.0031939117</text:p>
          </table:table-cell>
          <table:table-cell/>
          <table:table-cell table:style-name="ce3" table:formula="of:=[.P14]" office:value-type="float" office:value="0.00319391174782334">
            <text:p>0.0031939117</text:p>
          </table:table-cell>
          <table:table-cell table:style-name="ce3" table:formula="of:=[.P14]" office:value-type="float" office:value="0.00319391174782334">
            <text:p>0.0031939117</text:p>
          </table:table-cell>
          <table:table-cell table:style-name="ce2" table:formula="of:=[.P14]" office:value-type="float" office:value="0.00319391174782334">
            <text:p>0.0031939117</text:p>
          </table:table-cell>
        </table:table-row>
        <table:table-row table:style-name="ro2">
          <table:table-cell office:value-type="float" office:value="-0.00298418396046934">
            <text:p>-0.002984184</text:p>
          </table:table-cell>
          <table:table-cell office:value-type="float" office:value="0.00705125571273886">
            <text:p>0.0070512557</text:p>
          </table:table-cell>
          <table:table-cell office:value-type="float" office:value="-0.147728410074199">
            <text:p>-0.1477284101</text:p>
          </table:table-cell>
          <table:table-cell office:value-type="float" office:value="-0.0256471958752996">
            <text:p>-0.0256471959</text:p>
          </table:table-cell>
          <table:table-cell office:value-type="float" office:value="-0.0476647072997137">
            <text:p>-0.0476647073</text:p>
          </table:table-cell>
          <table:table-cell office:value-type="float" office:value="0.14285245429">
            <text:p>0.1428524543</text:p>
          </table:table-cell>
          <table:table-cell table:style-name="ce3" office:value-type="float" office:value="-0.00314534915226787">
            <text:p>-0.003145349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94269291194779">
            <text:p>0.069426929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5]-[.L15];2)+POWER([.B15]-[.M15];2)+POWER([.C15]-[.N15];2))" office:value-type="float" office:value="0.000601953493389315">
            <text:p>0.0006019535</text:p>
          </table:table-cell>
          <table:table-cell/>
          <table:table-cell table:style-name="ce3" table:formula="of:=[.P15]" office:value-type="float" office:value="0.000601953493389315">
            <text:p>0.0006019535</text:p>
          </table:table-cell>
          <table:table-cell table:style-name="ce3" table:formula="of:=[.P15]" office:value-type="float" office:value="0.000601953493389315">
            <text:p>0.0006019535</text:p>
          </table:table-cell>
          <table:table-cell table:style-name="ce3" table:formula="of:=[.P15]" office:value-type="float" office:value="0.000601953493389315">
            <text:p>0.0006019535</text:p>
          </table:table-cell>
        </table:table-row>
        <table:table-row table:style-name="ro2">
          <table:table-cell office:value-type="float" office:value="-0.0023007909236891">
            <text:p>-0.0023007909</text:p>
          </table:table-cell>
          <table:table-cell office:value-type="float" office:value="0.00883996117381981">
            <text:p>0.0088399612</text:p>
          </table:table-cell>
          <table:table-cell office:value-type="float" office:value="-0.147326113979995">
            <text:p>-0.147326114</text:p>
          </table:table-cell>
          <table:table-cell office:value-type="float" office:value="-0.0678133173685654">
            <text:p>-0.0678133174</text:p>
          </table:table-cell>
          <table:table-cell office:value-type="float" office:value="-0.0572100051322552">
            <text:p>-0.0572100051</text:p>
          </table:table-cell>
          <table:table-cell office:value-type="float" office:value="0.14522596128">
            <text:p>0.1452259613</text:p>
          </table:table-cell>
          <table:table-cell table:style-name="ce3" office:value-type="float" office:value="-0.00230658937832977">
            <text:p>-0.0023065894</text:p>
          </table:table-cell>
          <table:table-cell table:style-name="ce3" office:value-type="float" office:value="-0.0221351129620013">
            <text:p>-0.022135113</text:p>
          </table:table-cell>
          <table:table-cell table:style-name="ce4" office:value-type="float" office:value="0.724489123874543">
            <text:p>0.7244891239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6]-[.L16];2)+POWER([.B16]-[.M16];2)+POWER([.C16]-[.N16];2))" office:value-type="float" office:value="0.00240523473438889">
            <text:p>0.0024052347</text:p>
          </table:table-cell>
          <table:table-cell/>
          <table:table-cell table:style-name="ce3" table:formula="of:=[.P16]" office:value-type="float" office:value="0.00240523473438889">
            <text:p>0.0024052347</text:p>
          </table:table-cell>
          <table:table-cell table:style-name="ce3" table:formula="of:=[.P16]" office:value-type="float" office:value="0.00240523473438889">
            <text:p>0.0024052347</text:p>
          </table:table-cell>
          <table:table-cell table:style-name="ce4" table:formula="of:=[.P16]" office:value-type="float" office:value="0.00240523473438889">
            <text:p>0.0024052347</text:p>
          </table:table-cell>
        </table:table-row>
        <table:table-row table:style-name="ro2">
          <table:table-cell office:value-type="float" office:value="-0.00180854357686879">
            <text:p>-0.0018085436</text:p>
          </table:table-cell>
          <table:table-cell office:value-type="float" office:value="0.00345909501959185">
            <text:p>0.003459095</text:p>
          </table:table-cell>
          <table:table-cell office:value-type="float" office:value="-0.146686211695694">
            <text:p>-0.1466862117</text:p>
          </table:table-cell>
          <table:table-cell office:value-type="float" office:value="0.0408764251032703">
            <text:p>0.0408764251</text:p>
          </table:table-cell>
          <table:table-cell office:value-type="float" office:value="-0.101924628474015">
            <text:p>-0.1019246285</text:p>
          </table:table-cell>
          <table:table-cell office:value-type="float" office:value="0.1490863129">
            <text:p>0.1490863129</text:p>
          </table:table-cell>
          <table:table-cell table:style-name="ce3" office:value-type="float" office:value="-0.107151561120592">
            <text:p>-0.1071515611</text:p>
          </table:table-cell>
          <table:table-cell table:style-name="ce4" office:value-type="float" office:value="0.69793924080187">
            <text:p>0.6979392408</text:p>
          </table:table-cell>
          <table:table-cell table:style-name="ce2" office:value-type="float" office:value="-0.88579112760628">
            <text:p>-0.8857911276</text:p>
          </table:table-cell>
          <table:table-cell office:value-type="float" office:value="0.000163344066134219">
            <text:p>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7]-[.L17];2)+POWER([.B17]-[.M17];2)+POWER([.C17]-[.N17];2))" office:value-type="float" office:value="0.0037383276687694">
            <text:p>0.0037383277</text:p>
          </table:table-cell>
          <table:table-cell/>
          <table:table-cell table:style-name="ce3" table:formula="of:=[.P17]" office:value-type="float" office:value="0.0037383276687694">
            <text:p>0.0037383277</text:p>
          </table:table-cell>
          <table:table-cell table:style-name="ce4" table:formula="of:=[.P17]" office:value-type="float" office:value="0.0037383276687694">
            <text:p>0.0037383277</text:p>
          </table:table-cell>
          <table:table-cell table:style-name="ce2" table:formula="of:=[.P17]" office:value-type="float" office:value="0.0037383276687694">
            <text:p>0.0037383277</text:p>
          </table:table-cell>
        </table:table-row>
        <table:table-row table:style-name="ro2">
          <table:table-cell office:value-type="float" office:value="-0.000199689077759763">
            <text:p>-0.0001996891</text:p>
          </table:table-cell>
          <table:table-cell office:value-type="float" office:value="0.00663319750705004">
            <text:p>0.0066331975</text:p>
          </table:table-cell>
          <table:table-cell office:value-type="float" office:value="-0.147178003695916">
            <text:p>-0.1471780037</text:p>
          </table:table-cell>
          <table:table-cell office:value-type="float" office:value="-0.00421661214932658">
            <text:p>-0.0042166121</text:p>
          </table:table-cell>
          <table:table-cell office:value-type="float" office:value="-0.132359918731334">
            <text:p>-0.1323599187</text:p>
          </table:table-cell>
          <table:table-cell office:value-type="float" office:value="0.14616447524">
            <text:p>0.1461644752</text:p>
          </table:table-cell>
          <table:table-cell table:style-name="ce3" office:value-type="float" office:value="0.0429864384143275">
            <text:p>0.0429864384</text:p>
          </table:table-cell>
          <table:table-cell table:style-name="ce4" office:value-type="float" office:value="0.669382212350893">
            <text:p>0.6693822124</text:p>
          </table:table-cell>
          <table:table-cell table:style-name="ce3" office:value-type="float" office:value="0.0839067762749663">
            <text:p>0.083906776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8]-[.L18];2)+POWER([.B18]-[.M18];2)+POWER([.C18]-[.N18];2))" office:value-type="float" office:value="0.00325230446633541">
            <text:p>0.0032523045</text:p>
          </table:table-cell>
          <table:table-cell/>
          <table:table-cell table:style-name="ce3" table:formula="of:=[.P18]" office:value-type="float" office:value="0.00325230446633541">
            <text:p>0.0032523045</text:p>
          </table:table-cell>
          <table:table-cell table:style-name="ce4" table:formula="of:=[.P18]" office:value-type="float" office:value="0.00325230446633541">
            <text:p>0.0032523045</text:p>
          </table:table-cell>
          <table:table-cell table:style-name="ce3" table:formula="of:=[.P18]" office:value-type="float" office:value="0.00325230446633541">
            <text:p>0.0032523045</text:p>
          </table:table-cell>
        </table:table-row>
        <table:table-row table:style-name="ro2">
          <table:table-cell office:value-type="float" office:value="0.000388749419651549">
            <text:p>0.0003887494</text:p>
          </table:table-cell>
          <table:table-cell office:value-type="float" office:value="0.0081721987924183">
            <text:p>0.0081721988</text:p>
          </table:table-cell>
          <table:table-cell office:value-type="float" office:value="-0.146923508326796">
            <text:p>-0.1469235083</text:p>
          </table:table-cell>
          <table:table-cell office:value-type="float" office:value="-0.0495644995867729">
            <text:p>-0.0495644996</text:p>
          </table:table-cell>
          <table:table-cell office:value-type="float" office:value="-0.125641141130759">
            <text:p>-0.1256411411</text:p>
          </table:table-cell>
          <table:table-cell office:value-type="float" office:value="0.14780168951">
            <text:p>0.1478016895</text:p>
          </table:table-cell>
          <table:table-cell table:style-name="ce3" office:value-type="float" office:value="0.025582173105112">
            <text:p>0.0255821731</text:p>
          </table:table-cell>
          <table:table-cell table:style-name="ce4" office:value-type="float" office:value="0.61103842695105">
            <text:p>0.611038427</text:p>
          </table:table-cell>
          <table:table-cell table:style-name="ce4" office:value-type="float" office:value="0.752404003701892">
            <text:p>0.7524040037</text:p>
          </table:table-cell>
          <table:table-cell office:value-type="float" office:value="-0.0013067525290742">
            <text:p>-0.0013067525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19]-[.L19];2)+POWER([.B19]-[.M19];2)+POWER([.C19]-[.N19];2))" office:value-type="float" office:value="0.00412819637166627">
            <text:p>0.0041281964</text:p>
          </table:table-cell>
          <table:table-cell/>
          <table:table-cell table:style-name="ce3" table:formula="of:=[.P19]" office:value-type="float" office:value="0.00412819637166627">
            <text:p>0.0041281964</text:p>
          </table:table-cell>
          <table:table-cell table:style-name="ce4" table:formula="of:=[.P19]" office:value-type="float" office:value="0.00412819637166627">
            <text:p>0.0041281964</text:p>
          </table:table-cell>
          <table:table-cell table:style-name="ce4" table:formula="of:=[.P19]" office:value-type="float" office:value="0.00412819637166627">
            <text:p>0.0041281964</text:p>
          </table:table-cell>
        </table:table-row>
        <table:table-row table:style-name="ro2">
          <table:table-cell office:value-type="float" office:value="-0.0071139581265793">
            <text:p>-0.0071139581</text:p>
          </table:table-cell>
          <table:table-cell office:value-type="float" office:value="0.00861404228054879">
            <text:p>0.0086140423</text:p>
          </table:table-cell>
          <table:table-cell office:value-type="float" office:value="-0.147893823598461">
            <text:p>-0.1478938236</text:p>
          </table:table-cell>
          <table:table-cell office:value-type="float" office:value="-0.0700374644363421">
            <text:p>-0.0700374644</text:p>
          </table:table-cell>
          <table:table-cell office:value-type="float" office:value="0.0431777994997892">
            <text:p>0.0431777995</text:p>
          </table:table-cell>
          <table:table-cell office:value-type="float" office:value="0.15282481326">
            <text:p>0.1528248133</text:p>
          </table:table-cell>
          <table:table-cell table:style-name="ce4" office:value-type="float" office:value="0.871890785008652">
            <text:p>0.871890785</text:p>
          </table:table-cell>
          <table:table-cell table:style-name="ce2" office:value-type="float" office:value="-0.867368500511016">
            <text:p>-0.8673685005</text:p>
          </table:table-cell>
          <table:table-cell table:style-name="ce2" office:value-type="float" office:value="-0.942793055654755">
            <text:p>-0.9427930557</text:p>
          </table:table-cell>
          <table:table-cell office:value-type="float" office:value="0.000326688132268771">
            <text:p>0.000326688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0]-[.L20];2)+POWER([.B20]-[.M20];2)+POWER([.C20]-[.N20];2))" office:value-type="float" office:value="0.00415422192583389">
            <text:p>0.0041542219</text:p>
          </table:table-cell>
          <table:table-cell/>
          <table:table-cell table:style-name="ce4" table:formula="of:=[.P20]" office:value-type="float" office:value="0.00415422192583389">
            <text:p>0.0041542219</text:p>
          </table:table-cell>
          <table:table-cell table:style-name="ce2" table:formula="of:=[.P20]" office:value-type="float" office:value="0.00415422192583389">
            <text:p>0.0041542219</text:p>
          </table:table-cell>
          <table:table-cell table:style-name="ce2" table:formula="of:=[.P20]" office:value-type="float" office:value="0.00415422192583389">
            <text:p>0.0041542219</text:p>
          </table:table-cell>
        </table:table-row>
        <table:table-row table:style-name="ro2">
          <table:table-cell office:value-type="float" office:value="-0.00537258574341019">
            <text:p>-0.0053725857</text:p>
          </table:table-cell>
          <table:table-cell office:value-type="float" office:value="0.00892634478398338">
            <text:p>0.0089263448</text:p>
          </table:table-cell>
          <table:table-cell office:value-type="float" office:value="-0.14771051214213">
            <text:p>-0.1477105121</text:p>
          </table:table-cell>
          <table:table-cell office:value-type="float" office:value="-0.0906262702790246">
            <text:p>-0.0906262703</text:p>
          </table:table-cell>
          <table:table-cell office:value-type="float" office:value="0.00335938880028766">
            <text:p>0.0033593888</text:p>
          </table:table-cell>
          <table:table-cell office:value-type="float" office:value="0.14656632514">
            <text:p>0.1465663251</text:p>
          </table:table-cell>
          <table:table-cell table:style-name="ce4" office:value-type="float" office:value="0.675201618020168">
            <text:p>0.675201618</text:p>
          </table:table-cell>
          <table:table-cell table:style-name="ce2" office:value-type="float" office:value="-0.640415274400619">
            <text:p>-0.6404152744</text:p>
          </table:table-cell>
          <table:table-cell table:style-name="ce3" office:value-type="float" office:value="0.0318165588211915">
            <text:p>0.031816558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1]-[.L21];2)+POWER([.B21]-[.M21];2)+POWER([.C21]-[.N21];2))" office:value-type="float" office:value="0.00293973747429129">
            <text:p>0.0029397375</text:p>
          </table:table-cell>
          <table:table-cell/>
          <table:table-cell table:style-name="ce4" table:formula="of:=[.P21]" office:value-type="float" office:value="0.00293973747429129">
            <text:p>0.0029397375</text:p>
          </table:table-cell>
          <table:table-cell table:style-name="ce2" table:formula="of:=[.P21]" office:value-type="float" office:value="0.00293973747429129">
            <text:p>0.0029397375</text:p>
          </table:table-cell>
          <table:table-cell table:style-name="ce3" table:formula="of:=[.P21]" office:value-type="float" office:value="0.00293973747429129">
            <text:p>0.0029397375</text:p>
          </table:table-cell>
        </table:table-row>
        <table:table-row table:style-name="ro2">
          <table:table-cell office:value-type="float" office:value="-0.00339886745439917">
            <text:p>-0.0033988675</text:p>
          </table:table-cell>
          <table:table-cell office:value-type="float" office:value="0.00909933375803125">
            <text:p>0.0090993338</text:p>
          </table:table-cell>
          <table:table-cell office:value-type="float" office:value="-0.146861016772809">
            <text:p>-0.1468610168</text:p>
          </table:table-cell>
          <table:table-cell office:value-type="float" office:value="-0.109438847560636">
            <text:p>-0.1094388476</text:p>
          </table:table-cell>
          <table:table-cell office:value-type="float" office:value="-0.0380885185356753">
            <text:p>-0.0380885185</text:p>
          </table:table-cell>
          <table:table-cell office:value-type="float" office:value="0.14783539305">
            <text:p>0.1478353931</text:p>
          </table:table-cell>
          <table:table-cell table:style-name="ce4" office:value-type="float" office:value="0.694912472707714">
            <text:p>0.6949124727</text:p>
          </table:table-cell>
          <table:table-cell table:style-name="ce2" office:value-type="float" office:value="-0.645334188392175">
            <text:p>-0.6453341884</text:p>
          </table:table-cell>
          <table:table-cell table:style-name="ce4" office:value-type="float" office:value="0.699875760697034">
            <text:p>0.699875760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2]-[.L22];2)+POWER([.B22]-[.M22];2)+POWER([.C22]-[.N22];2))" office:value-type="float" office:value="0.00245763192678632">
            <text:p>0.0024576319</text:p>
          </table:table-cell>
          <table:table-cell/>
          <table:table-cell table:style-name="ce4" table:formula="of:=[.P22]" office:value-type="float" office:value="0.00245763192678632">
            <text:p>0.0024576319</text:p>
          </table:table-cell>
          <table:table-cell table:style-name="ce2" table:formula="of:=[.P22]" office:value-type="float" office:value="0.00245763192678632">
            <text:p>0.0024576319</text:p>
          </table:table-cell>
          <table:table-cell table:style-name="ce4" table:formula="of:=[.P22]" office:value-type="float" office:value="0.00245763192678632">
            <text:p>0.0024576319</text:p>
          </table:table-cell>
        </table:table-row>
        <table:table-row table:style-name="ro2">
          <table:table-cell office:value-type="float" office:value="-0.00630010476316997">
            <text:p>-0.0063001048</text:p>
          </table:table-cell>
          <table:table-cell office:value-type="float" office:value="0.00533819000848014">
            <text:p>0.00533819</text:p>
          </table:table-cell>
          <table:table-cell office:value-type="float" office:value="-0.14724442770236">
            <text:p>-0.1472444277</text:p>
          </table:table-cell>
          <table:table-cell office:value-type="float" office:value="0.00844866976440161">
            <text:p>0.0084486698</text:p>
          </table:table-cell>
          <table:table-cell office:value-type="float" office:value="-0.00406215749184209">
            <text:p>-0.0040621575</text:p>
          </table:table-cell>
          <table:table-cell office:value-type="float" office:value="0.14622410458">
            <text:p>0.1462241046</text:p>
          </table:table-cell>
          <table:table-cell table:style-name="ce4" office:value-type="float" office:value="0.697638441973013">
            <text:p>0.697638442</text:p>
          </table:table-cell>
          <table:table-cell table:style-name="ce3" office:value-type="float" office:value="0.0731005273745106">
            <text:p>0.0731005274</text:p>
          </table:table-cell>
          <table:table-cell table:style-name="ce2" office:value-type="float" office:value="-0.864715920043107">
            <text:p>-0.86471592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3]-[.L23];2)+POWER([.B23]-[.M23];2)+POWER([.C23]-[.N23];2))" office:value-type="float" office:value="0.00319357225119945">
            <text:p>0.0031935723</text:p>
          </table:table-cell>
          <table:table-cell/>
          <table:table-cell table:style-name="ce4" table:formula="of:=[.P23]" office:value-type="float" office:value="0.00319357225119945">
            <text:p>0.0031935723</text:p>
          </table:table-cell>
          <table:table-cell table:style-name="ce3" table:formula="of:=[.P23]" office:value-type="float" office:value="0.00319357225119945">
            <text:p>0.0031935723</text:p>
          </table:table-cell>
          <table:table-cell table:style-name="ce2" table:formula="of:=[.P23]" office:value-type="float" office:value="0.00319357225119945">
            <text:p>0.0031935723</text:p>
          </table:table-cell>
        </table:table-row>
        <table:table-row table:style-name="ro2">
          <table:table-cell office:value-type="float" office:value="-0.00322424058409705">
            <text:p>-0.0032242406</text:p>
          </table:table-cell>
          <table:table-cell office:value-type="float" office:value="0.00644327635145623">
            <text:p>0.0064432764</text:p>
          </table:table-cell>
          <table:table-cell office:value-type="float" office:value="-0.147645564605237">
            <text:p>-0.1476455646</text:p>
          </table:table-cell>
          <table:table-cell office:value-type="float" office:value="-0.0246355178687762">
            <text:p>-0.0246355179</text:p>
          </table:table-cell>
          <table:table-cell office:value-type="float" office:value="-0.0468615430807943">
            <text:p>-0.0468615431</text:p>
          </table:table-cell>
          <table:table-cell office:value-type="float" office:value="0.14273708448">
            <text:p>0.1427370845</text:p>
          </table:table-cell>
          <table:table-cell table:style-name="ce4" office:value-type="float" office:value="0.697219062086043">
            <text:p>0.6972190621</text:p>
          </table:table-cell>
          <table:table-cell table:style-name="ce3" office:value-type="float" office:value="0.0050555504913213">
            <text:p>0.0050555505</text:p>
          </table:table-cell>
          <table:table-cell table:style-name="ce3" office:value-type="float" office:value="0.0540328005433127">
            <text:p>0.0540328005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4]-[.L24];2)+POWER([.B24]-[.M24];2)+POWER([.C24]-[.N24];2))" office:value-type="float" office:value="0.000382276919005363">
            <text:p>0.0003822769</text:p>
          </table:table-cell>
          <table:table-cell/>
          <table:table-cell table:style-name="ce4" table:formula="of:=[.P24]" office:value-type="float" office:value="0.000382276919005363">
            <text:p>0.0003822769</text:p>
          </table:table-cell>
          <table:table-cell table:style-name="ce3" table:formula="of:=[.P24]" office:value-type="float" office:value="0.000382276919005363">
            <text:p>0.0003822769</text:p>
          </table:table-cell>
          <table:table-cell table:style-name="ce3" table:formula="of:=[.P24]" office:value-type="float" office:value="0.000382276919005363">
            <text:p>0.0003822769</text:p>
          </table:table-cell>
        </table:table-row>
        <table:table-row table:style-name="ro2">
          <table:table-cell office:value-type="float" office:value="-0.00099050472829884">
            <text:p>-0.0009905047</text:p>
          </table:table-cell>
          <table:table-cell office:value-type="float" office:value="0.00771266696552058">
            <text:p>0.007712667</text:p>
          </table:table-cell>
          <table:table-cell office:value-type="float" office:value="-0.147408406458228">
            <text:p>-0.1474084065</text:p>
          </table:table-cell>
          <table:table-cell office:value-type="float" office:value="-0.0459116469372647">
            <text:p>-0.0459116469</text:p>
          </table:table-cell>
          <table:table-cell office:value-type="float" office:value="-0.0854829301847911">
            <text:p>-0.0854829302</text:p>
          </table:table-cell>
          <table:table-cell office:value-type="float" office:value="0.14512873953">
            <text:p>0.1451287395</text:p>
          </table:table-cell>
          <table:table-cell table:style-name="ce4" office:value-type="float" office:value="0.697638441973013">
            <text:p>0.697638442</text:p>
          </table:table-cell>
          <table:table-cell table:style-name="ce3" office:value-type="float" office:value="0.00218618399624705">
            <text:p>0.002186184</text:p>
          </table:table-cell>
          <table:table-cell table:style-name="ce4" office:value-type="float" office:value="0.710864321267263">
            <text:p>0.7108643213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5]-[.L25];2)+POWER([.B25]-[.M25];2)+POWER([.C25]-[.N25];2))" office:value-type="float" office:value="0.00263760817886903">
            <text:p>0.0026376082</text:p>
          </table:table-cell>
          <table:table-cell/>
          <table:table-cell table:style-name="ce4" table:formula="of:=[.P25]" office:value-type="float" office:value="0.00263760817886903">
            <text:p>0.0026376082</text:p>
          </table:table-cell>
          <table:table-cell table:style-name="ce3" table:formula="of:=[.P25]" office:value-type="float" office:value="0.00263760817886903">
            <text:p>0.0026376082</text:p>
          </table:table-cell>
          <table:table-cell table:style-name="ce4" table:formula="of:=[.P25]" office:value-type="float" office:value="0.00263760817886903">
            <text:p>0.0026376082</text:p>
          </table:table-cell>
        </table:table-row>
        <table:table-row table:style-name="ro2">
          <table:table-cell office:value-type="float" office:value="-0.00448507993636843">
            <text:p>-0.0044850799</text:p>
          </table:table-cell>
          <table:table-cell office:value-type="float" office:value="0.00312580483922983">
            <text:p>0.0031258048</text:p>
          </table:table-cell>
          <table:table-cell office:value-type="float" office:value="-0.146798027050188">
            <text:p>-0.1467980271</text:p>
          </table:table-cell>
          <table:table-cell office:value-type="float" office:value="0.0608242441173922">
            <text:p>0.0608242441</text:p>
          </table:table-cell>
          <table:table-cell office:value-type="float" office:value="-0.04795044841606">
            <text:p>-0.0479504484</text:p>
          </table:table-cell>
          <table:table-cell office:value-type="float" office:value="0.1494363112">
            <text:p>0.1494363112</text:p>
          </table:table-cell>
          <table:table-cell table:style-name="ce4" office:value-type="float" office:value="0.578534554073803">
            <text:p>0.5785345541</text:p>
          </table:table-cell>
          <table:table-cell table:style-name="ce4" office:value-type="float" office:value="0.706547340287093">
            <text:p>0.7065473403</text:p>
          </table:table-cell>
          <table:table-cell table:style-name="ce2" office:value-type="float" office:value="-0.900978329553211">
            <text:p>-0.9009783296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6]-[.L26];2)+POWER([.B26]-[.M26];2)+POWER([.C26]-[.N26];2))" office:value-type="float" office:value="0.00381477046374835">
            <text:p>0.0038147705</text:p>
          </table:table-cell>
          <table:table-cell/>
          <table:table-cell table:style-name="ce4" table:formula="of:=[.P26]" office:value-type="float" office:value="0.00381477046374835">
            <text:p>0.0038147705</text:p>
          </table:table-cell>
          <table:table-cell table:style-name="ce4" table:formula="of:=[.P26]" office:value-type="float" office:value="0.00381477046374835">
            <text:p>0.0038147705</text:p>
          </table:table-cell>
          <table:table-cell table:style-name="ce2" table:formula="of:=[.P26]" office:value-type="float" office:value="0.00381477046374835">
            <text:p>0.0038147705</text:p>
          </table:table-cell>
        </table:table-row>
        <table:table-row table:style-name="ro2">
          <table:table-cell office:value-type="float" office:value="-0.00151956069783475">
            <text:p>-0.0015195607</text:p>
          </table:table-cell>
          <table:table-cell office:value-type="float" office:value="0.00460741425672686">
            <text:p>0.0046074143</text:p>
          </table:table-cell>
          <table:table-cell office:value-type="float" office:value="-0.148011007506551">
            <text:p>-0.1480110075</text:p>
          </table:table-cell>
          <table:table-cell office:value-type="float" office:value="0.0450158099238547">
            <text:p>0.0450158099</text:p>
          </table:table-cell>
          <table:table-cell office:value-type="float" office:value="-0.10017929084444">
            <text:p>-0.1001792908</text:p>
          </table:table-cell>
          <table:table-cell office:value-type="float" office:value="0.14707835969">
            <text:p>0.1470783597</text:p>
          </table:table-cell>
          <table:table-cell table:style-name="ce4" office:value-type="float" office:value="0.738108601065526">
            <text:p>0.7381086011</text:p>
          </table:table-cell>
          <table:table-cell table:style-name="ce4" office:value-type="float" office:value="0.683045862327437">
            <text:p>0.6830458623</text:p>
          </table:table-cell>
          <table:table-cell table:style-name="ce3" office:value-type="float" office:value="0.0699879087405452">
            <text:p>0.0699879087</text:p>
          </table:table-cell>
          <table:table-cell office:value-type="float" office:value="-0.00032668813226866">
            <text:p>-0.0003266881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7]-[.L27];2)+POWER([.B27]-[.M27];2)+POWER([.C27]-[.N27];2))" office:value-type="float" office:value="0.00290172312650113">
            <text:p>0.0029017231</text:p>
          </table:table-cell>
          <table:table-cell/>
          <table:table-cell table:style-name="ce4" table:formula="of:=[.P27]" office:value-type="float" office:value="0.00290172312650113">
            <text:p>0.0029017231</text:p>
          </table:table-cell>
          <table:table-cell table:style-name="ce4" table:formula="of:=[.P27]" office:value-type="float" office:value="0.00290172312650113">
            <text:p>0.0029017231</text:p>
          </table:table-cell>
          <table:table-cell table:style-name="ce3" table:formula="of:=[.P27]" office:value-type="float" office:value="0.00290172312650113">
            <text:p>0.0029017231</text:p>
          </table:table-cell>
        </table:table-row>
        <table:table-row table:style-name="ro2">
          <table:table-cell office:value-type="float" office:value="0.000120119383832963">
            <text:p>0.0001201194</text:p>
          </table:table-cell>
          <table:table-cell office:value-type="float" office:value="0.00553713962713538">
            <text:p>0.0055371396</text:p>
          </table:table-cell>
          <table:table-cell office:value-type="float" office:value="-0.147446309888535">
            <text:p>-0.1474463099</text:p>
          </table:table-cell>
          <table:table-cell office:value-type="float" office:value="0.00696590505255051">
            <text:p>0.0069659051</text:p>
          </table:table-cell>
          <table:table-cell office:value-type="float" office:value="-0.125563913802016">
            <text:p>-0.1255639138</text:p>
          </table:table-cell>
          <table:table-cell office:value-type="float" office:value="0.14826446504">
            <text:p>0.148264465</text:p>
          </table:table-cell>
          <table:table-cell table:style-name="ce4" office:value-type="float" office:value="0.711477978242991">
            <text:p>0.7114779782</text:p>
          </table:table-cell>
          <table:table-cell table:style-name="ce4" office:value-type="float" office:value="0.629211081419853">
            <text:p>0.6292110814</text:p>
          </table:table-cell>
          <table:table-cell table:style-name="ce4" office:value-type="float" office:value="0.735461775266614">
            <text:p>0.7354617753</text:p>
          </table:table-cell>
          <table:table-cell office:value-type="float" office:value="0.00326688132268549">
            <text:p>0.0032668813</text:p>
          </table:table-cell>
          <table:table-cell/>
          <table:table-cell table:formula="of:=[.A40]" office:value-type="float" office:value="-0.00343492868698493">
            <text:p>-0.0034349287</text:p>
          </table:table-cell>
          <table:table-cell table:formula="of:=[.B40]" office:value-type="float" office:value="0.00672584505113034">
            <text:p>0.0067258451</text:p>
          </table:table-cell>
          <table:table-cell table:formula="of:=[.C40]" office:value-type="float" office:value="-0.147497574416136">
            <text:p>-0.1474975744</text:p>
          </table:table-cell>
          <table:table-cell/>
          <table:table-cell table:style-name="ce5" table:formula="of:=SQRT(POWER([.A28]-[.L28];2)+POWER([.B28]-[.M28];2)+POWER([.C28]-[.N28];2))" office:value-type="float" office:value="0.00374886855233031">
            <text:p>0.0037488686</text:p>
          </table:table-cell>
          <table:table-cell/>
          <table:table-cell table:style-name="ce4" table:formula="of:=[.P28]" office:value-type="float" office:value="0.00374886855233031">
            <text:p>0.0037488686</text:p>
          </table:table-cell>
          <table:table-cell table:style-name="ce4" table:formula="of:=[.P28]" office:value-type="float" office:value="0.00374886855233031">
            <text:p>0.0037488686</text:p>
          </table:table-cell>
          <table:table-cell table:style-name="ce4" table:formula="of:=[.P28]" office:value-type="float" office:value="0.00374886855233031">
            <text:p>0.0037488686</text:p>
          </table:table-cell>
        </table:table-row>
        <table:table-row table:style-name="ro2">
          <table:table-cell table:formula="of:=AVERAGE([.A2:.A28])" office:value-type="float" office:value="-0.00343492868698493">
            <text:p>-0.0034349287</text:p>
          </table:table-cell>
          <table:table-cell table:formula="of:=AVERAGE([.B2:.B28])" office:value-type="float" office:value="0.00672584505113034">
            <text:p>0.0067258451</text:p>
          </table:table-cell>
          <table:table-cell table:formula="of:=AVERAGE([.C2:.C28])" office:value-type="float" office:value="-0.147497574416136">
            <text:p>-0.1474975744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5"/>
          <table:table-cell table:formula="of:=AVERAGE([.P2:.P28])" office:value-type="float" office:value="0.00309385475936342">
            <text:p>0.0030938548</text:p>
          </table:table-cell>
          <table:table-cell/>
          <table:table-cell table:style-name="ce2" table:formula="of:=AVERAGE([.R2:.R10])" office:value-type="float" office:value="0.00322553764833329">
            <text:p>0.0032255376</text:p>
          </table:table-cell>
          <table:table-cell table:style-name="ce2" table:formula="of:=AVERAGE([.S2:.S4];[.S11:.S13];[.S20:.S22])" office:value-type="float" office:value="0.00341814508600578">
            <text:p>0.0034181451</text:p>
          </table:table-cell>
          <table:table-cell table:style-name="ce2" table:formula="of:=AVERAGE([.T2];[.T5];[.T8];[.T11];[.T14];[.T17];[.T20];[.T23];[.T26])" office:value-type="float" office:value="0.00380268374738086">
            <text:p>0.0038026837</text:p>
          </table:table-cell>
        </table:table-row>
        <table:table-row table:style-name="ro2">
          <table:table-cell table:number-columns-repeated="17"/>
          <table:table-cell table:style-name="ce3" table:formula="of:=AVERAGE([.R11:.R19])" office:value-type="float" office:value="0.0031415365388053">
            <text:p>0.0031415365</text:p>
          </table:table-cell>
          <table:table-cell table:style-name="ce3" table:formula="of:=AVERAGE([.S5:.S7];[.S14:.S16];[.S23:.S25])" office:value-type="float" office:value="0.0021895222880978">
            <text:p>0.0021895223</text:p>
          </table:table-cell>
          <table:table-cell table:style-name="ce3" table:formula="of:=AVERAGE([.T3];[.T6];[.T9];[.T12];[.T15];[.T18];[.T21];[.T24];[.T27])" office:value-type="float" office:value="0.00231466316824947">
            <text:p>0.0023146632</text:p>
          </table:table-cell>
        </table:table-row>
        <table:table-row table:style-name="ro2">
          <table:table-cell table:number-columns-repeated="17"/>
          <table:table-cell table:style-name="ce4" table:formula="of:=AVERAGE([.R20:.R28])" office:value-type="float" office:value="0.00291449009095168">
            <text:p>0.0029144901</text:p>
          </table:table-cell>
          <table:table-cell table:style-name="ce4" table:formula="of:=AVERAGE([.S8:.S10];[.S17:.S19];[.S26:.S28])" office:value-type="float" office:value="0.00367389690398669">
            <text:p>0.0036738969</text:p>
          </table:table-cell>
          <table:table-cell table:style-name="ce4" table:formula="of:=AVERAGE([.T4];[.T7];[.T10];[.T13];[.T16];[.T19];[.T22];[.T25];[.T28])" office:value-type="float" office:value="0.00316421736245995">
            <text:p>0.0031642174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offset:</text:p>
          </table:table-cell>
          <table:table-cell office:value-type="float" office:value="0.014">
            <text:p>0.014</text:p>
          </table:table-cell>
          <table:table-cell table:number-columns-repeated="18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style-name="ce1" office:value-type="string" table:number-columns-spanned="3" table:number-rows-spanned="1">
            <text:p>Average Point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table:formula="of:=[.A29]" office:value-type="float" office:value="-0.00343492868698493">
            <text:p>-0.0034349287</text:p>
          </table:table-cell>
          <table:table-cell table:formula="of:=[.B29]" office:value-type="float" office:value="0.00672584505113034">
            <text:p>0.0067258451</text:p>
          </table:table-cell>
          <table:table-cell table:formula="of:=[.C29]" office:value-type="float" office:value="-0.147497574416136">
            <text:p>-0.1474975744</text:p>
          </table:table-cell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13"/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cartesian positions</text:p>
          </table:table-cell>
          <table:table-cell table:number-columns-repeated="2" office:value-type="string">
            <text:p><text:s/></text:p>
          </table:table-cell>
          <table:table-cell office:value-type="string">
            <text:p>joint positions</text:p>
          </table:table-cell>
          <table:table-cell table:number-columns-repeated="7"/>
          <table:table-cell office:value-type="string">
            <text:p>average point</text:p>
          </table:table-cell>
          <table:table-cell table:number-columns-repeated="3"/>
          <table:table-cell table:style-name="ce7" office:value-type="string" table:number-columns-spanned="2" table:number-rows-spanned="1">
            <text:p>distance from average</text:p>
          </table:table-cell>
          <table:covered-table-cell/>
          <table:table-cell table:style-name="ce12" office:value-type="string">
            <text:p>shaft</text:p>
          </table:table-cell>
          <table:table-cell table:style-name="ce12" office:value-type="string">
            <text:p>wrist</text:p>
          </table:table-cell>
          <table:table-cell table:style-name="ce12" office:value-type="string">
            <text:p>grippers</text:p>
          </table:table-cell>
        </table:table-row>
        <table:table-row table:style-name="ro2">
          <table:table-cell office:value-type="float" office:value="-0.00405936825565877">
            <text:p>-0.0040593683</text:p>
          </table:table-cell>
          <table:table-cell office:value-type="float" office:value="-0.00761696466143331">
            <text:p>-0.0076169647</text:p>
          </table:table-cell>
          <table:table-cell office:value-type="float" office:value="-0.133477514335871">
            <text:p>-0.1334775143</text:p>
          </table:table-cell>
          <table:table-cell office:value-type="float" office:value="0.0895141967451363">
            <text:p>0.0895141967</text:p>
          </table:table-cell>
          <table:table-cell office:value-type="float" office:value="0.0932056630590156">
            <text:p>0.0932056631</text:p>
          </table:table-cell>
          <table:table-cell office:value-type="float" office:value="0.13474027147">
            <text:p>0.1347402715</text:p>
          </table:table-cell>
          <table:table-cell table:style-name="ce8" office:value-type="float" office:value="-0.658426422541406">
            <text:p>-0.6584264225</text:p>
          </table:table-cell>
          <table:table-cell table:style-name="ce8" office:value-type="float" office:value="-0.784020235654097">
            <text:p>-0.7840202357</text:p>
          </table:table-cell>
          <table:table-cell table:style-name="ce8" office:value-type="float" office:value="-0.768090439951962">
            <text:p>-0.76809044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]-[.L2];2)+POWER([.B2]-[.M2];2)+POWER([.C2]-[.N2];2))" office:value-type="float" office:value="0.00596324939457957">
            <text:p>0.0059632494</text:p>
          </table:table-cell>
          <table:table-cell/>
          <table:table-cell table:style-name="ce8" table:formula="of:=[.P2]" office:value-type="float" office:value="0.00596324939457957">
            <text:p>0.0059632494</text:p>
          </table:table-cell>
          <table:table-cell table:style-name="ce8" table:formula="of:=[.P2]" office:value-type="float" office:value="0.00596324939457957">
            <text:p>0.0059632494</text:p>
          </table:table-cell>
          <table:table-cell table:style-name="ce8" table:formula="of:=[.P2]" office:value-type="float" office:value="0.00596324939457957">
            <text:p>0.0059632494</text:p>
          </table:table-cell>
        </table:table-row>
        <table:table-row table:style-name="ro2">
          <table:table-cell office:value-type="float" office:value="-0.00295877511129296">
            <text:p>-0.0029587751</text:p>
          </table:table-cell>
          <table:table-cell office:value-type="float" office:value="-0.00439044941768021">
            <text:p>-0.0043904494</text:p>
          </table:table-cell>
          <table:table-cell office:value-type="float" office:value="-0.134192476880179">
            <text:p>-0.1341924769</text:p>
          </table:table-cell>
          <table:table-cell office:value-type="float" office:value="0.0354318984269421">
            <text:p>0.0354318984</text:p>
          </table:table-cell>
          <table:table-cell office:value-type="float" office:value="0.108180042102137">
            <text:p>0.1081800421</text:p>
          </table:table-cell>
          <table:table-cell office:value-type="float" office:value="0.130017887">
            <text:p>0.130017887</text:p>
          </table:table-cell>
          <table:table-cell table:style-name="ce8" office:value-type="float" office:value="-0.721333405586764">
            <text:p>-0.7213334056</text:p>
          </table:table-cell>
          <table:table-cell table:style-name="ce8" office:value-type="float" office:value="-0.581798216001245">
            <text:p>-0.581798216</text:p>
          </table:table-cell>
          <table:table-cell table:style-name="ce9" office:value-type="float" office:value="0.0630016198513503">
            <text:p>0.0630016199</text:p>
          </table:table-cell>
          <table:table-cell office:value-type="float" office:value="-0.000163344066134219">
            <text:p>-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3]-[.L3];2)+POWER([.B3]-[.M3];2)+POWER([.C3]-[.N3];2))" office:value-type="float" office:value="0.0035990319754098">
            <text:p>0.003599032</text:p>
          </table:table-cell>
          <table:table-cell/>
          <table:table-cell table:style-name="ce8" table:formula="of:=[.P3]" office:value-type="float" office:value="0.0035990319754098">
            <text:p>0.003599032</text:p>
          </table:table-cell>
          <table:table-cell table:style-name="ce8" table:formula="of:=[.P3]" office:value-type="float" office:value="0.0035990319754098">
            <text:p>0.003599032</text:p>
          </table:table-cell>
          <table:table-cell table:style-name="ce9" table:formula="of:=[.P3]" office:value-type="float" office:value="0.0035990319754098">
            <text:p>0.003599032</text:p>
          </table:table-cell>
        </table:table-row>
        <table:table-row table:style-name="ro2">
          <table:table-cell office:value-type="float" office:value="-0.0020922256078277">
            <text:p>-0.0020922256</text:p>
          </table:table-cell>
          <table:table-cell office:value-type="float" office:value="-0.00139923586133032">
            <text:p>-0.0013992359</text:p>
          </table:table-cell>
          <table:table-cell office:value-type="float" office:value="-0.133888746614663">
            <text:p>-0.1338887466</text:p>
          </table:table-cell>
          <table:table-cell office:value-type="float" office:value="-0.0158547705907829">
            <text:p>-0.0158547706</text:p>
          </table:table-cell>
          <table:table-cell office:value-type="float" office:value="0.117601776208691">
            <text:p>0.1176017762</text:p>
          </table:table-cell>
          <table:table-cell office:value-type="float" office:value="0.13245880107">
            <text:p>0.1324588011</text:p>
          </table:table-cell>
          <table:table-cell table:style-name="ce8" office:value-type="float" office:value="-0.698686891690435">
            <text:p>-0.6986868917</text:p>
          </table:table-cell>
          <table:table-cell table:style-name="ce8" office:value-type="float" office:value="-0.591772680484123">
            <text:p>-0.5917726805</text:p>
          </table:table-cell>
          <table:table-cell table:style-name="ce10" office:value-type="float" office:value="0.720317753458378">
            <text:p>0.7203177535</text:p>
          </table:table-cell>
          <table:table-cell office:value-type="float" office:value="-0.000490032198402851">
            <text:p>-0.0004900322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4]-[.L4];2)+POWER([.B4]-[.M4];2)+POWER([.C4]-[.N4];2))" office:value-type="float" office:value="0.00346260457414571">
            <text:p>0.0034626046</text:p>
          </table:table-cell>
          <table:table-cell/>
          <table:table-cell table:style-name="ce8" table:formula="of:=[.P4]" office:value-type="float" office:value="0.00346260457414571">
            <text:p>0.0034626046</text:p>
          </table:table-cell>
          <table:table-cell table:style-name="ce8" table:formula="of:=[.P4]" office:value-type="float" office:value="0.00346260457414571">
            <text:p>0.0034626046</text:p>
          </table:table-cell>
          <table:table-cell table:style-name="ce10" table:formula="of:=[.P4]" office:value-type="float" office:value="0.00346260457414571">
            <text:p>0.0034626046</text:p>
          </table:table-cell>
        </table:table-row>
        <table:table-row table:style-name="ro2">
          <table:table-cell office:value-type="float" office:value="0.000760335472065942">
            <text:p>0.0007603355</text:p>
          </table:table-cell>
          <table:table-cell office:value-type="float" office:value="-0.00791865397266515">
            <text:p>-0.007918654</text:p>
          </table:table-cell>
          <table:table-cell office:value-type="float" office:value="-0.131954182952745">
            <text:p>-0.131954183</text:p>
          </table:table-cell>
          <table:table-cell office:value-type="float" office:value="0.0584610878578796">
            <text:p>0.0584610879</text:p>
          </table:table-cell>
          <table:table-cell office:value-type="float" office:value="-0.00465680792315738">
            <text:p>-0.0046568079</text:p>
          </table:table-cell>
          <table:table-cell office:value-type="float" office:value="0.12947863036">
            <text:p>0.1294786304</text:p>
          </table:table-cell>
          <table:table-cell table:style-name="ce8" office:value-type="float" office:value="-0.715462087169197">
            <text:p>-0.7154620872</text:p>
          </table:table-cell>
          <table:table-cell table:style-name="ce9" office:value-type="float" office:value="0.104936831819858">
            <text:p>0.1049368318</text:p>
          </table:table-cell>
          <table:table-cell table:style-name="ce8" office:value-type="float" office:value="-0.886020603416362">
            <text:p>-0.8860206034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5]-[.L5];2)+POWER([.B5]-[.M5];2)+POWER([.C5]-[.N5];2))" office:value-type="float" office:value="0.00441482872792369">
            <text:p>0.0044148287</text:p>
          </table:table-cell>
          <table:table-cell/>
          <table:table-cell table:style-name="ce8" table:formula="of:=[.P5]" office:value-type="float" office:value="0.00441482872792369">
            <text:p>0.0044148287</text:p>
          </table:table-cell>
          <table:table-cell table:style-name="ce9" table:formula="of:=[.P5]" office:value-type="float" office:value="0.00441482872792369">
            <text:p>0.0044148287</text:p>
          </table:table-cell>
          <table:table-cell table:style-name="ce8" table:formula="of:=[.P5]" office:value-type="float" office:value="0.00441482872792369">
            <text:p>0.0044148287</text:p>
          </table:table-cell>
        </table:table-row>
        <table:table-row table:style-name="ro2">
          <table:table-cell office:value-type="float" office:value="0.00100989479789482">
            <text:p>0.0010098948</text:p>
          </table:table-cell>
          <table:table-cell office:value-type="float" office:value="-0.0040230462690122">
            <text:p>-0.0040230463</text:p>
          </table:table-cell>
          <table:table-cell office:value-type="float" office:value="-0.134005327318781">
            <text:p>-0.1340053273</text:p>
          </table:table-cell>
          <table:table-cell office:value-type="float" office:value="-0.00549858580644785">
            <text:p>-0.0054985858</text:p>
          </table:table-cell>
          <table:table-cell office:value-type="float" office:value="0.0317404321130627">
            <text:p>0.0317404321</text:p>
          </table:table-cell>
          <table:table-cell office:value-type="float" office:value="0.12665660703">
            <text:p>0.126656607</text:p>
          </table:table-cell>
          <table:table-cell table:style-name="ce8" office:value-type="float" office:value="-0.694493092820745">
            <text:p>-0.6944930928</text:p>
          </table:table-cell>
          <table:table-cell table:style-name="ce9" office:value-type="float" office:value="0.0408543134298667">
            <text:p>0.0408543134</text:p>
          </table:table-cell>
          <table:table-cell table:style-name="ce9" office:value-type="float" office:value="0.106601728655553">
            <text:p>0.1066017287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6]-[.L6];2)+POWER([.B6]-[.M6];2)+POWER([.C6]-[.N6];2))" office:value-type="float" office:value="0.00113084284874409">
            <text:p>0.0011308428</text:p>
          </table:table-cell>
          <table:table-cell/>
          <table:table-cell table:style-name="ce8" table:formula="of:=[.P6]" office:value-type="float" office:value="0.00113084284874409">
            <text:p>0.0011308428</text:p>
          </table:table-cell>
          <table:table-cell table:style-name="ce9" table:formula="of:=[.P6]" office:value-type="float" office:value="0.00113084284874409">
            <text:p>0.0011308428</text:p>
          </table:table-cell>
          <table:table-cell table:style-name="ce9" table:formula="of:=[.P6]" office:value-type="float" office:value="0.00113084284874409">
            <text:p>0.0011308428</text:p>
          </table:table-cell>
        </table:table-row>
        <table:table-row table:style-name="ro2">
          <table:table-cell office:value-type="float" office:value="0.00140158975409677">
            <text:p>0.0014015898</text:p>
          </table:table-cell>
          <table:table-cell office:value-type="float" office:value="-0.000627491412974595">
            <text:p>-0.0006274914</text:p>
          </table:table-cell>
          <table:table-cell office:value-type="float" office:value="-0.133430959656973">
            <text:p>-0.1334309597</text:p>
          </table:table-cell>
          <table:table-cell office:value-type="float" office:value="-0.0460197651975038">
            <text:p>-0.0460197652</text:p>
          </table:table-cell>
          <table:table-cell office:value-type="float" office:value="0.0449694735266093">
            <text:p>0.0449694735</text:p>
          </table:table-cell>
          <table:table-cell office:value-type="float" office:value="0.12909881739">
            <text:p>0.1290988174</text:p>
          </table:table-cell>
          <table:table-cell table:style-name="ce8" office:value-type="float" office:value="-0.695751232481652">
            <text:p>-0.6957512325</text:p>
          </table:table-cell>
          <table:table-cell table:style-name="ce9" office:value-type="float" office:value="0.0364819454373726">
            <text:p>0.0364819454</text:p>
          </table:table-cell>
          <table:table-cell table:style-name="ce10" office:value-type="float" office:value="0.719163788061871">
            <text:p>0.7191637881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7]-[.L7];2)+POWER([.B7]-[.M7];2)+POWER([.C7]-[.N7];2))" office:value-type="float" office:value="0.00322303440361833">
            <text:p>0.0032230344</text:p>
          </table:table-cell>
          <table:table-cell/>
          <table:table-cell table:style-name="ce8" table:formula="of:=[.P7]" office:value-type="float" office:value="0.00322303440361833">
            <text:p>0.0032230344</text:p>
          </table:table-cell>
          <table:table-cell table:style-name="ce9" table:formula="of:=[.P7]" office:value-type="float" office:value="0.00322303440361833">
            <text:p>0.0032230344</text:p>
          </table:table-cell>
          <table:table-cell table:style-name="ce10" table:formula="of:=[.P7]" office:value-type="float" office:value="0.00322303440361833">
            <text:p>0.0032230344</text:p>
          </table:table-cell>
        </table:table-row>
        <table:table-row table:style-name="ro2">
          <table:table-cell office:value-type="float" office:value="0.0033440229520103">
            <text:p>0.003344023</text:p>
          </table:table-cell>
          <table:table-cell office:value-type="float" office:value="-0.00665744325101947">
            <text:p>-0.0066574433</text:p>
          </table:table-cell>
          <table:table-cell office:value-type="float" office:value="-0.131032861309608">
            <text:p>-0.1310328613</text:p>
          </table:table-cell>
          <table:table-cell office:value-type="float" office:value="0.0139935919680948">
            <text:p>0.013993592</text:p>
          </table:table-cell>
          <table:table-cell office:value-type="float" office:value="-0.0731806167161515">
            <text:p>-0.0731806167</text:p>
          </table:table-cell>
          <table:table-cell office:value-type="float" office:value="0.13285805839">
            <text:p>0.1328580584</text:p>
          </table:table-cell>
          <table:table-cell table:style-name="ce8" office:value-type="float" office:value="-0.843582642638241">
            <text:p>-0.8435826426</text:p>
          </table:table-cell>
          <table:table-cell table:style-name="ce10" office:value-type="float" office:value="0.7428926492247">
            <text:p>0.7428926492</text:p>
          </table:table-cell>
          <table:table-cell table:style-name="ce8" office:value-type="float" office:value="-0.917301857293548">
            <text:p>-0.917301857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8]-[.L8];2)+POWER([.B8]-[.M8];2)+POWER([.C8]-[.N8];2))" office:value-type="float" office:value="0.00468018762855146">
            <text:p>0.0046801876</text:p>
          </table:table-cell>
          <table:table-cell/>
          <table:table-cell table:style-name="ce8" table:formula="of:=[.P8]" office:value-type="float" office:value="0.00468018762855146">
            <text:p>0.0046801876</text:p>
          </table:table-cell>
          <table:table-cell table:style-name="ce10" table:formula="of:=[.P8]" office:value-type="float" office:value="0.00468018762855146">
            <text:p>0.0046801876</text:p>
          </table:table-cell>
          <table:table-cell table:style-name="ce8" table:formula="of:=[.P8]" office:value-type="float" office:value="0.00468018762855146">
            <text:p>0.0046801876</text:p>
          </table:table-cell>
        </table:table-row>
        <table:table-row table:style-name="ro2">
          <table:table-cell office:value-type="float" office:value="0.00449522470008493">
            <text:p>0.0044952247</text:p>
          </table:table-cell>
          <table:table-cell office:value-type="float" office:value="-0.00327592332805459">
            <text:p>-0.0032759233</text:p>
          </table:table-cell>
          <table:table-cell office:value-type="float" office:value="-0.132904274245099">
            <text:p>-0.1329042742</text:p>
          </table:table-cell>
          <table:table-cell office:value-type="float" office:value="-0.0407991977745281">
            <text:p>-0.0407991978</text:p>
          </table:table-cell>
          <table:table-cell office:value-type="float" office:value="-0.0572872324609974">
            <text:p>-0.0572872325</text:p>
          </table:table-cell>
          <table:table-cell office:value-type="float" office:value="0.13003733135">
            <text:p>0.1300373314</text:p>
          </table:table-cell>
          <table:table-cell table:style-name="ce8" office:value-type="float" office:value="-0.631376419831903">
            <text:p>-0.6313764198</text:p>
          </table:table-cell>
          <table:table-cell table:style-name="ce10" office:value-type="float" office:value="0.688511322318054">
            <text:p>0.6885113223</text:p>
          </table:table-cell>
          <table:table-cell table:style-name="ce9" office:value-type="float" office:value="0.11372164927562">
            <text:p>0.113721649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9]-[.L9];2)+POWER([.B9]-[.M9];2)+POWER([.C9]-[.N9];2))" office:value-type="float" office:value="0.00411930328357647">
            <text:p>0.0041193033</text:p>
          </table:table-cell>
          <table:table-cell/>
          <table:table-cell table:style-name="ce8" table:formula="of:=[.P9]" office:value-type="float" office:value="0.00411930328357647">
            <text:p>0.0041193033</text:p>
          </table:table-cell>
          <table:table-cell table:style-name="ce10" table:formula="of:=[.P9]" office:value-type="float" office:value="0.00411930328357647">
            <text:p>0.0041193033</text:p>
          </table:table-cell>
          <table:table-cell table:style-name="ce9" table:formula="of:=[.P9]" office:value-type="float" office:value="0.00411930328357647">
            <text:p>0.0041193033</text:p>
          </table:table-cell>
        </table:table-row>
        <table:table-row table:style-name="ro2">
          <table:table-cell office:value-type="float" office:value="0.00464973991027956">
            <text:p>0.0046497399</text:p>
          </table:table-cell>
          <table:table-cell office:value-type="float" office:value="-0.000315588482714837">
            <text:p>-0.0003155885</text:p>
          </table:table-cell>
          <table:table-cell office:value-type="float" office:value="-0.133387243203259">
            <text:p>-0.1333872432</text:p>
          </table:table-cell>
          <table:table-cell office:value-type="float" office:value="-0.075675059434526">
            <text:p>-0.0756750594</text:p>
          </table:table-cell>
          <table:table-cell office:value-type="float" office:value="-0.0217703839724389">
            <text:p>-0.021770384</text:p>
          </table:table-cell>
          <table:table-cell office:value-type="float" office:value="0.13287231758">
            <text:p>0.1328723176</text:p>
          </table:table-cell>
          <table:table-cell table:style-name="ce8" office:value-type="float" office:value="-0.656119833163077">
            <text:p>-0.6561198332</text:p>
          </table:table-cell>
          <table:table-cell table:style-name="ce10" office:value-type="float" office:value="0.643967823394521">
            <text:p>0.6439678234</text:p>
          </table:table-cell>
          <table:table-cell table:style-name="ce10" office:value-type="float" office:value="0.766391658981336">
            <text:p>0.76639165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0]-[.L10];2)+POWER([.B10]-[.M10];2)+POWER([.C10]-[.N10];2))" office:value-type="float" office:value="0.00542330325860175">
            <text:p>0.0054233033</text:p>
          </table:table-cell>
          <table:table-cell/>
          <table:table-cell table:style-name="ce8" table:formula="of:=[.P10]" office:value-type="float" office:value="0.00542330325860175">
            <text:p>0.0054233033</text:p>
          </table:table-cell>
          <table:table-cell table:style-name="ce10" table:formula="of:=[.P10]" office:value-type="float" office:value="0.00542330325860175">
            <text:p>0.0054233033</text:p>
          </table:table-cell>
          <table:table-cell table:style-name="ce10" table:formula="of:=[.P10]" office:value-type="float" office:value="0.00542330325860175">
            <text:p>0.0054233033</text:p>
          </table:table-cell>
        </table:table-row>
        <table:table-row table:style-name="ro2">
          <table:table-cell office:value-type="float" office:value="-0.00542867337770314">
            <text:p>-0.0054286734</text:p>
          </table:table-cell>
          <table:table-cell office:value-type="float" office:value="-0.00342563309484393">
            <text:p>-0.0034256331</text:p>
          </table:table-cell>
          <table:table-cell office:value-type="float" office:value="-0.133210657885413">
            <text:p>-0.1332106579</text:p>
          </table:table-cell>
          <table:table-cell office:value-type="float" office:value="0.026898278600924">
            <text:p>0.0268982786</text:p>
          </table:table-cell>
          <table:table-cell office:value-type="float" office:value="0.137866227270656">
            <text:p>0.1378662273</text:p>
          </table:table-cell>
          <table:table-cell office:value-type="float" office:value="0.13650452216">
            <text:p>0.1365045222</text:p>
          </table:table-cell>
          <table:table-cell table:style-name="ce9" office:value-type="float" office:value="0.157267457613393">
            <text:p>0.1572674576</text:p>
          </table:table-cell>
          <table:table-cell table:style-name="ce8" office:value-type="float" office:value="-0.865318953014534">
            <text:p>-0.865318953</text:p>
          </table:table-cell>
          <table:table-cell table:style-name="ce8" office:value-type="float" office:value="-0.930905653346868">
            <text:p>-0.9309056533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1]-[.L11];2)+POWER([.B11]-[.M11];2)+POWER([.C11]-[.N11];2))" office:value-type="float" office:value="0.00583565423537936">
            <text:p>0.0058356542</text:p>
          </table:table-cell>
          <table:table-cell/>
          <table:table-cell table:style-name="ce9" table:formula="of:=[.P11]" office:value-type="float" office:value="0.00583565423537936">
            <text:p>0.0058356542</text:p>
          </table:table-cell>
          <table:table-cell table:style-name="ce8" table:formula="of:=[.P11]" office:value-type="float" office:value="0.00583565423537936">
            <text:p>0.0058356542</text:p>
          </table:table-cell>
          <table:table-cell table:style-name="ce8" table:formula="of:=[.P11]" office:value-type="float" office:value="0.00583565423537936">
            <text:p>0.0058356542</text:p>
          </table:table-cell>
        </table:table-row>
        <table:table-row table:style-name="ro2">
          <table:table-cell office:value-type="float" office:value="-0.00236239203855838">
            <text:p>-0.002362392</text:p>
          </table:table-cell>
          <table:table-cell office:value-type="float" office:value="-0.00179289378959299">
            <text:p>-0.0017928938</text:p>
          </table:table-cell>
          <table:table-cell office:value-type="float" office:value="-0.134007458894517">
            <text:p>-0.1340074589</text:p>
          </table:table-cell>
          <table:table-cell office:value-type="float" office:value="-0.0223264207393831">
            <text:p>-0.0223264207</text:p>
          </table:table-cell>
          <table:table-cell office:value-type="float" office:value="0.106257081616455">
            <text:p>0.1062570816</text:p>
          </table:table-cell>
          <table:table-cell office:value-type="float" office:value="0.12961992597">
            <text:p>0.129619926</text:p>
          </table:table-cell>
          <table:table-cell table:style-name="ce9" office:value-type="float" office:value="-0.0339697708444929">
            <text:p>-0.0339697708</text:p>
          </table:table-cell>
          <table:table-cell table:style-name="ce8" office:value-type="float" office:value="-0.567861293025171">
            <text:p>-0.567861293</text:p>
          </table:table-cell>
          <table:table-cell table:style-name="ce9" office:value-type="float" office:value="0.0751604708347973">
            <text:p>0.0751604708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2]-[.L12];2)+POWER([.B12]-[.M12];2)+POWER([.C12]-[.N12];2))" office:value-type="float" office:value="0.00345974131827548">
            <text:p>0.0034597413</text:p>
          </table:table-cell>
          <table:table-cell/>
          <table:table-cell table:style-name="ce9" table:formula="of:=[.P12]" office:value-type="float" office:value="0.00345974131827548">
            <text:p>0.0034597413</text:p>
          </table:table-cell>
          <table:table-cell table:style-name="ce8" table:formula="of:=[.P12]" office:value-type="float" office:value="0.00345974131827548">
            <text:p>0.0034597413</text:p>
          </table:table-cell>
          <table:table-cell table:style-name="ce9" table:formula="of:=[.P12]" office:value-type="float" office:value="0.00345974131827548">
            <text:p>0.0034597413</text:p>
          </table:table-cell>
        </table:table-row>
        <table:table-row table:style-name="ro2">
          <table:table-cell office:value-type="float" office:value="0.000584810208651835">
            <text:p>0.0005848102</text:p>
          </table:table-cell>
          <table:table-cell office:value-type="float" office:value="0.000228779347776493">
            <text:p>0.0002287793</text:p>
          </table:table-cell>
          <table:table-cell office:value-type="float" office:value="-0.133269031263871">
            <text:p>-0.1332690313</text:p>
          </table:table-cell>
          <table:table-cell office:value-type="float" office:value="-0.0645852150271396">
            <text:p>-0.064585215</text:p>
          </table:table-cell>
          <table:table-cell office:value-type="float" office:value="0.0811118633779801">
            <text:p>0.0811118634</text:p>
          </table:table-cell>
          <table:table-cell office:value-type="float" office:value="0.13188843347">
            <text:p>0.1318884335</text:p>
          </table:table-cell>
          <table:table-cell table:style-name="ce9" office:value-type="float" office:value="-0.017194575365731">
            <text:p>-0.0171945754</text:p>
          </table:table-cell>
          <table:table-cell table:style-name="ce8" office:value-type="float" office:value="-0.58944985998811">
            <text:p>-0.58944986</text:p>
          </table:table-cell>
          <table:table-cell table:style-name="ce10" office:value-type="float" office:value="0.733452537281402">
            <text:p>0.7334525373</text:p>
          </table:table-cell>
          <table:table-cell office:value-type="float" office:value="-0.000490032198402879">
            <text:p>-0.0004900322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3]-[.L13];2)+POWER([.B13]-[.M13];2)+POWER([.C13]-[.N13];2))" office:value-type="float" office:value="0.00391125786796997">
            <text:p>0.0039112579</text:p>
          </table:table-cell>
          <table:table-cell/>
          <table:table-cell table:style-name="ce9" table:formula="of:=[.P13]" office:value-type="float" office:value="0.00391125786796997">
            <text:p>0.0039112579</text:p>
          </table:table-cell>
          <table:table-cell table:style-name="ce8" table:formula="of:=[.P13]" office:value-type="float" office:value="0.00391125786796997">
            <text:p>0.0039112579</text:p>
          </table:table-cell>
          <table:table-cell table:style-name="ce10" table:formula="of:=[.P13]" office:value-type="float" office:value="0.00391125786796997">
            <text:p>0.0039112579</text:p>
          </table:table-cell>
        </table:table-row>
        <table:table-row table:style-name="ro2">
          <table:table-cell office:value-type="float" office:value="-0.0026296007091773">
            <text:p>-0.0026296007</text:p>
          </table:table-cell>
          <table:table-cell office:value-type="float" office:value="-0.0068701186550061">
            <text:p>-0.0068701187</text:p>
          </table:table-cell>
          <table:table-cell office:value-type="float" office:value="-0.132100304507042">
            <text:p>-0.1321003045</text:p>
          </table:table-cell>
          <table:table-cell office:value-type="float" office:value="0.0602836528161965">
            <text:p>0.0602836528</text:p>
          </table:table-cell>
          <table:table-cell office:value-type="float" office:value="0.0362659535773583">
            <text:p>0.0362659536</text:p>
          </table:table-cell>
          <table:table-cell office:value-type="float" office:value="0.12934640878">
            <text:p>0.1293464088</text:p>
          </table:table-cell>
          <table:table-cell table:style-name="ce9" office:value-type="float" office:value="-0.0226465138963286">
            <text:p>-0.0226465139</text:p>
          </table:table-cell>
          <table:table-cell table:style-name="ce9" office:value-type="float" office:value="0.101794192325253">
            <text:p>0.1017941923</text:p>
          </table:table-cell>
          <table:table-cell table:style-name="ce8" office:value-type="float" office:value="-0.862058161714516">
            <text:p>-0.8620581617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4]-[.L14];2)+POWER([.B14]-[.M14];2)+POWER([.C14]-[.N14];2))" office:value-type="float" office:value="0.00451966403684756">
            <text:p>0.004519664</text:p>
          </table:table-cell>
          <table:table-cell/>
          <table:table-cell table:style-name="ce9" table:formula="of:=[.P14]" office:value-type="float" office:value="0.00451966403684756">
            <text:p>0.004519664</text:p>
          </table:table-cell>
          <table:table-cell table:style-name="ce9" table:formula="of:=[.P14]" office:value-type="float" office:value="0.00451966403684756">
            <text:p>0.004519664</text:p>
          </table:table-cell>
          <table:table-cell table:style-name="ce8" table:formula="of:=[.P14]" office:value-type="float" office:value="0.00451966403684756">
            <text:p>0.004519664</text:p>
          </table:table-cell>
        </table:table-row>
        <table:table-row table:style-name="ro2">
          <table:table-cell office:value-type="float" office:value="0.000572731838989994">
            <text:p>0.0005727318</text:p>
          </table:table-cell>
          <table:table-cell office:value-type="float" office:value="-0.00393803634197333">
            <text:p>-0.0039380363</text:p>
          </table:table-cell>
          <table:table-cell office:value-type="float" office:value="-0.133846561771736">
            <text:p>-0.1338465618</text:p>
          </table:table-cell>
          <table:table-cell office:value-type="float" office:value="-0.00696590505255051">
            <text:p>-0.0069659051</text:p>
          </table:table-cell>
          <table:table-cell office:value-type="float" office:value="0.0223882026023769">
            <text:p>0.0223882026</text:p>
          </table:table-cell>
          <table:table-cell office:value-type="float" office:value="0.12649457078">
            <text:p>0.1264945708</text:p>
          </table:table-cell>
          <table:table-cell table:style-name="ce9" office:value-type="float" office:value="0.00712945807847383">
            <text:p>0.0071294581</text:p>
          </table:table-cell>
          <table:table-cell table:style-name="ce9" office:value-type="float" office:value="0.0404444039305704">
            <text:p>0.0404444039</text:p>
          </table:table-cell>
          <table:table-cell table:style-name="ce9" office:value-type="float" office:value="0.108161163468751">
            <text:p>0.1081611635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5]-[.L15];2)+POWER([.B15]-[.M15];2)+POWER([.C15]-[.N15];2))" office:value-type="float" office:value="0.00079314343619216">
            <text:p>0.0007931434</text:p>
          </table:table-cell>
          <table:table-cell/>
          <table:table-cell table:style-name="ce9" table:formula="of:=[.P15]" office:value-type="float" office:value="0.00079314343619216">
            <text:p>0.0007931434</text:p>
          </table:table-cell>
          <table:table-cell table:style-name="ce9" table:formula="of:=[.P15]" office:value-type="float" office:value="0.00079314343619216">
            <text:p>0.0007931434</text:p>
          </table:table-cell>
          <table:table-cell table:style-name="ce9" table:formula="of:=[.P15]" office:value-type="float" office:value="0.00079314343619216">
            <text:p>0.0007931434</text:p>
          </table:table-cell>
        </table:table-row>
        <table:table-row table:style-name="ro2">
          <table:table-cell office:value-type="float" office:value="0.00301013842785282">
            <text:p>0.0030101384</text:p>
          </table:table-cell>
          <table:table-cell office:value-type="float" office:value="-0.00165767724910495">
            <text:p>-0.0016576772</text:p>
          </table:table-cell>
          <table:table-cell office:value-type="float" office:value="-0.133395827938977">
            <text:p>-0.1333958279</text:p>
          </table:table-cell>
          <table:table-cell office:value-type="float" office:value="-0.0479581711489342">
            <text:p>-0.0479581711</text:p>
          </table:table-cell>
          <table:table-cell office:value-type="float" office:value="0.00763778281260804">
            <text:p>0.0076377828</text:p>
          </table:table-cell>
          <table:table-cell office:value-type="float" office:value="0.12924400187">
            <text:p>0.1292440019</text:p>
          </table:table-cell>
          <table:table-cell table:style-name="ce9" office:value-type="float" office:value="0.00146782960439167">
            <text:p>0.0014678296</text:p>
          </table:table-cell>
          <table:table-cell table:style-name="ce9" office:value-type="float" office:value="0.0322462139446439">
            <text:p>0.0322462139</text:p>
          </table:table-cell>
          <table:table-cell table:style-name="ce10" office:value-type="float" office:value="0.736339771420074">
            <text:p>0.7363397714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6]-[.L16];2)+POWER([.B16]-[.M16];2)+POWER([.C16]-[.N16];2))" office:value-type="float" office:value="0.0033099424391633">
            <text:p>0.0033099424</text:p>
          </table:table-cell>
          <table:table-cell/>
          <table:table-cell table:style-name="ce9" table:formula="of:=[.P16]" office:value-type="float" office:value="0.0033099424391633">
            <text:p>0.0033099424</text:p>
          </table:table-cell>
          <table:table-cell table:style-name="ce9" table:formula="of:=[.P16]" office:value-type="float" office:value="0.0033099424391633">
            <text:p>0.0033099424</text:p>
          </table:table-cell>
          <table:table-cell table:style-name="ce10" table:formula="of:=[.P16]" office:value-type="float" office:value="0.0033099424391633">
            <text:p>0.0033099424</text:p>
          </table:table-cell>
        </table:table-row>
        <table:table-row table:style-name="ro2">
          <table:table-cell office:value-type="float" office:value="0.000712911309619516">
            <text:p>0.0007129113</text:p>
          </table:table-cell>
          <table:table-cell office:value-type="float" office:value="-0.0073140976047925">
            <text:p>-0.0073140976</text:p>
          </table:table-cell>
          <table:table-cell office:value-type="float" office:value="-0.131030723654861">
            <text:p>-0.1310307237</text:p>
          </table:table-cell>
          <table:table-cell office:value-type="float" office:value="0.0763006007973381">
            <text:p>0.0763006008</text:p>
          </table:table-cell>
          <table:table-cell office:value-type="float" office:value="-0.047124115998518">
            <text:p>-0.047124116</text:p>
          </table:table-cell>
          <table:table-cell office:value-type="float" office:value="0.13284768807">
            <text:p>0.1328476881</text:p>
          </table:table-cell>
          <table:table-cell table:style-name="ce9" office:value-type="float" office:value="-0.137975982812817">
            <text:p>-0.1379759828</text:p>
          </table:table-cell>
          <table:table-cell table:style-name="ce10" office:value-type="float" office:value="0.74917792821391">
            <text:p>0.7491779282</text:p>
          </table:table-cell>
          <table:table-cell table:style-name="ce8" office:value-type="float" office:value="-0.908623373779828">
            <text:p>-0.9086233738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7]-[.L17];2)+POWER([.B17]-[.M17];2)+POWER([.C17]-[.N17];2))" office:value-type="float" office:value="0.00420668997587097">
            <text:p>0.00420669</text:p>
          </table:table-cell>
          <table:table-cell/>
          <table:table-cell table:style-name="ce9" table:formula="of:=[.P17]" office:value-type="float" office:value="0.00420668997587097">
            <text:p>0.00420669</text:p>
          </table:table-cell>
          <table:table-cell table:style-name="ce10" table:formula="of:=[.P17]" office:value-type="float" office:value="0.00420668997587097">
            <text:p>0.00420669</text:p>
          </table:table-cell>
          <table:table-cell table:style-name="ce8" table:formula="of:=[.P17]" office:value-type="float" office:value="0.00420668997587097">
            <text:p>0.00420669</text:p>
          </table:table-cell>
        </table:table-row>
        <table:table-row table:style-name="ro2">
          <table:table-cell office:value-type="float" office:value="0.00379851707742125">
            <text:p>0.0037985171</text:p>
          </table:table-cell>
          <table:table-cell office:value-type="float" office:value="-0.00526643550738458">
            <text:p>-0.0052664355</text:p>
          </table:table-cell>
          <table:table-cell office:value-type="float" office:value="-0.133132373303627">
            <text:p>-0.1331323733</text:p>
          </table:table-cell>
          <table:table-cell office:value-type="float" office:value="0.0230291894309375">
            <text:p>0.0230291894</text:p>
          </table:table-cell>
          <table:table-cell office:value-type="float" office:value="-0.0705548875389151">
            <text:p>-0.0705548875</text:p>
          </table:table-cell>
          <table:table-cell office:value-type="float" office:value="0.13029399677">
            <text:p>0.1302939968</text:p>
          </table:table-cell>
          <table:table-cell table:style-name="ce9" office:value-type="float" office:value="0.077165899202305">
            <text:p>0.0771658992</text:p>
          </table:table-cell>
          <table:table-cell table:style-name="ce10" office:value-type="float" office:value="0.685368682823449">
            <text:p>0.6853686828</text:p>
          </table:table-cell>
          <table:table-cell table:style-name="ce9" office:value-type="float" office:value="0.133110081529594">
            <text:p>0.1331100815</text:p>
          </table:table-cell>
          <table:table-cell office:value-type="float" office:value="0.000980064396805536">
            <text:p>0.0009800644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8]-[.L18];2)+POWER([.B18]-[.M18];2)+POWER([.C18]-[.N18];2))" office:value-type="float" office:value="0.00375178012973289">
            <text:p>0.0037517801</text:p>
          </table:table-cell>
          <table:table-cell/>
          <table:table-cell table:style-name="ce9" table:formula="of:=[.P18]" office:value-type="float" office:value="0.00375178012973289">
            <text:p>0.0037517801</text:p>
          </table:table-cell>
          <table:table-cell table:style-name="ce10" table:formula="of:=[.P18]" office:value-type="float" office:value="0.00375178012973289">
            <text:p>0.0037517801</text:p>
          </table:table-cell>
          <table:table-cell table:style-name="ce9" table:formula="of:=[.P18]" office:value-type="float" office:value="0.00375178012973289">
            <text:p>0.0037517801</text:p>
          </table:table-cell>
        </table:table-row>
        <table:table-row table:style-name="ro2">
          <table:table-cell office:value-type="float" office:value="0.00552633990234685">
            <text:p>0.0055263399</text:p>
          </table:table-cell>
          <table:table-cell office:value-type="float" office:value="-0.0031991477006867">
            <text:p>-0.0031991477</text:p>
          </table:table-cell>
          <table:table-cell office:value-type="float" office:value="-0.133209904514616">
            <text:p>-0.1332099045</text:p>
          </table:table-cell>
          <table:table-cell office:value-type="float" office:value="-0.0286050025661276">
            <text:p>-0.0286050026</text:p>
          </table:table-cell>
          <table:table-cell office:value-type="float" office:value="-0.0644230376367809">
            <text:p>-0.0644230376</text:p>
          </table:table-cell>
          <table:table-cell office:value-type="float" office:value="0.13280879937">
            <text:p>0.1328087994</text:p>
          </table:table-cell>
          <table:table-cell table:style-name="ce9" office:value-type="float" office:value="0.0461317875665954">
            <text:p>0.0461317876</text:p>
          </table:table-cell>
          <table:table-cell table:style-name="ce10" office:value-type="float" office:value="0.636452815907422">
            <text:p>0.6364528159</text:p>
          </table:table-cell>
          <table:table-cell table:style-name="ce10" office:value-type="float" office:value="0.781994377540944">
            <text:p>0.7819943775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19]-[.L19];2)+POWER([.B19]-[.M19];2)+POWER([.C19]-[.N19];2))" office:value-type="float" office:value="0.00514831345346697">
            <text:p>0.0051483135</text:p>
          </table:table-cell>
          <table:table-cell/>
          <table:table-cell table:style-name="ce9" table:formula="of:=[.P19]" office:value-type="float" office:value="0.00514831345346697">
            <text:p>0.0051483135</text:p>
          </table:table-cell>
          <table:table-cell table:style-name="ce10" table:formula="of:=[.P19]" office:value-type="float" office:value="0.00514831345346697">
            <text:p>0.0051483135</text:p>
          </table:table-cell>
          <table:table-cell table:style-name="ce10" table:formula="of:=[.P19]" office:value-type="float" office:value="0.00514831345346697">
            <text:p>0.0051483135</text:p>
          </table:table-cell>
        </table:table-row>
        <table:table-row table:style-name="ro2">
          <table:table-cell office:value-type="float" office:value="-0.00429907832453031">
            <text:p>-0.0042990783</text:p>
          </table:table-cell>
          <table:table-cell office:value-type="float" office:value="0.00057299714314134">
            <text:p>0.0005729971</text:p>
          </table:table-cell>
          <table:table-cell office:value-type="float" office:value="-0.133164630364182">
            <text:p>-0.1331646304</text:p>
          </table:table-cell>
          <table:table-cell office:value-type="float" office:value="-0.0539819027908293">
            <text:p>-0.0539819028</text:p>
          </table:table-cell>
          <table:table-cell office:value-type="float" office:value="0.125579359267765">
            <text:p>0.1255793593</text:p>
          </table:table-cell>
          <table:table-cell office:value-type="float" office:value="0.13643711508">
            <text:p>0.1364371151</text:p>
          </table:table-cell>
          <table:table-cell table:style-name="ce10" office:value-type="float" office:value="0.858680318569127">
            <text:p>0.8586803186</text:p>
          </table:table-cell>
          <table:table-cell table:style-name="ce8" office:value-type="float" office:value="-0.874883507998115">
            <text:p>-0.874883508</text:p>
          </table:table-cell>
          <table:table-cell table:style-name="ce8" office:value-type="float" office:value="-0.923678151269103">
            <text:p>-0.9236781513</text:p>
          </table:table-cell>
          <table:table-cell office:value-type="float" office:value="-0.000163344066134163">
            <text:p>-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0]-[.L20];2)+POWER([.B20]-[.M20];2)+POWER([.C20]-[.N20];2))" office:value-type="float" office:value="0.00633557756356314">
            <text:p>0.0063355776</text:p>
          </table:table-cell>
          <table:table-cell/>
          <table:table-cell table:style-name="ce10" table:formula="of:=[.P20]" office:value-type="float" office:value="0.00633557756356314">
            <text:p>0.0063355776</text:p>
          </table:table-cell>
          <table:table-cell table:style-name="ce8" table:formula="of:=[.P20]" office:value-type="float" office:value="0.00633557756356314">
            <text:p>0.0063355776</text:p>
          </table:table-cell>
          <table:table-cell table:style-name="ce8" table:formula="of:=[.P20]" office:value-type="float" office:value="0.00633557756356314">
            <text:p>0.0063355776</text:p>
          </table:table-cell>
        </table:table-row>
        <table:table-row table:style-name="ro2">
          <table:table-cell office:value-type="float" office:value="-0.000855374972671573">
            <text:p>-0.000855375</text:p>
          </table:table-cell>
          <table:table-cell office:value-type="float" office:value="-0.00023791927927103">
            <text:p>-0.0002379193</text:p>
          </table:table-cell>
          <table:table-cell office:value-type="float" office:value="-0.134474290028879">
            <text:p>-0.13447429</text:p>
          </table:table-cell>
          <table:table-cell office:value-type="float" office:value="-0.0691261819571836">
            <text:p>-0.069126182</text:p>
          </table:table-cell>
          <table:table-cell office:value-type="float" office:value="0.071651515607055">
            <text:p>0.0716515156</text:p>
          </table:table-cell>
          <table:table-cell office:value-type="float" office:value="0.13014881229">
            <text:p>0.1301488123</text:p>
          </table:table-cell>
          <table:table-cell table:style-name="ce10" office:value-type="float" office:value="0.64605471587582">
            <text:p>0.6460547159</text:p>
          </table:table-cell>
          <table:table-cell table:style-name="ce8" office:value-type="float" office:value="-0.576059483011097">
            <text:p>-0.576059483</text:p>
          </table:table-cell>
          <table:table-cell table:style-name="ce9" office:value-type="float" office:value="0.0781700017502574">
            <text:p>0.078170001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1]-[.L21];2)+POWER([.B21]-[.M21];2)+POWER([.C21]-[.N21];2))" office:value-type="float" office:value="0.00390286645617493">
            <text:p>0.0039028665</text:p>
          </table:table-cell>
          <table:table-cell/>
          <table:table-cell table:style-name="ce10" table:formula="of:=[.P21]" office:value-type="float" office:value="0.00390286645617493">
            <text:p>0.0039028665</text:p>
          </table:table-cell>
          <table:table-cell table:style-name="ce8" table:formula="of:=[.P21]" office:value-type="float" office:value="0.00390286645617493">
            <text:p>0.0039028665</text:p>
          </table:table-cell>
          <table:table-cell table:style-name="ce9" table:formula="of:=[.P21]" office:value-type="float" office:value="0.00390286645617493">
            <text:p>0.0039028665</text:p>
          </table:table-cell>
        </table:table-row>
        <table:table-row table:style-name="ro2">
          <table:table-cell office:value-type="float" office:value="0.00231110278058792">
            <text:p>0.0023111028</text:p>
          </table:table-cell>
          <table:table-cell office:value-type="float" office:value="-0.000531378914942582">
            <text:p>-0.0005313789</text:p>
          </table:table-cell>
          <table:table-cell office:value-type="float" office:value="-0.133150298005153">
            <text:p>-0.133150298</text:p>
          </table:table-cell>
          <table:table-cell office:value-type="float" office:value="-0.0900934017107031">
            <text:p>-0.0900934017</text:p>
          </table:table-cell>
          <table:table-cell office:value-type="float" office:value="0.024836308923506">
            <text:p>0.0248363089</text:p>
          </table:table-cell>
          <table:table-cell office:value-type="float" office:value="0.13204658085">
            <text:p>0.1320465809</text:p>
          </table:table-cell>
          <table:table-cell table:style-name="ce10" office:value-type="float" office:value="0.664507430902458">
            <text:p>0.6645074309</text:p>
          </table:table-cell>
          <table:table-cell table:style-name="ce8" office:value-type="float" office:value="-0.603386782964185">
            <text:p>-0.603386783</text:p>
          </table:table-cell>
          <table:table-cell table:style-name="ce10" office:value-type="float" office:value="0.749962924087292">
            <text:p>0.749962924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2]-[.L22];2)+POWER([.B22]-[.M22];2)+POWER([.C22]-[.N22];2))" office:value-type="float" office:value="0.00367882354381706">
            <text:p>0.0036788235</text:p>
          </table:table-cell>
          <table:table-cell/>
          <table:table-cell table:style-name="ce10" table:formula="of:=[.P22]" office:value-type="float" office:value="0.00367882354381706">
            <text:p>0.0036788235</text:p>
          </table:table-cell>
          <table:table-cell table:style-name="ce8" table:formula="of:=[.P22]" office:value-type="float" office:value="0.00367882354381706">
            <text:p>0.0036788235</text:p>
          </table:table-cell>
          <table:table-cell table:style-name="ce10" table:formula="of:=[.P22]" office:value-type="float" office:value="0.00367882354381706">
            <text:p>0.0036788235</text:p>
          </table:table-cell>
        </table:table-row>
        <table:table-row table:style-name="ro2">
          <table:table-cell office:value-type="float" office:value="-0.00384353431613624">
            <text:p>-0.0038435343</text:p>
          </table:table-cell>
          <table:table-cell office:value-type="float" office:value="-0.00388667551233256">
            <text:p>-0.0038866755</text:p>
          </table:table-cell>
          <table:table-cell office:value-type="float" office:value="-0.132488621494814">
            <text:p>-0.1324886215</text:p>
          </table:table-cell>
          <table:table-cell office:value-type="float" office:value="0.0426372081985935">
            <text:p>0.0426372082</text:p>
          </table:table-cell>
          <table:table-cell office:value-type="float" office:value="0.0683461859368869">
            <text:p>0.0683461859</text:p>
          </table:table-cell>
          <table:table-cell office:value-type="float" office:value="0.1296419629">
            <text:p>0.1296419629</text:p>
          </table:table-cell>
          <table:table-cell table:style-name="ce10" office:value-type="float" office:value="0.678346967172436">
            <text:p>0.6783469672</text:p>
          </table:table-cell>
          <table:table-cell table:style-name="ce9" office:value-type="float" office:value="0.106849742816574">
            <text:p>0.1068497428</text:p>
          </table:table-cell>
          <table:table-cell table:style-name="ce8" office:value-type="float" office:value="-0.861034863522429">
            <text:p>-0.8610348635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3]-[.L23];2)+POWER([.B23]-[.M23];2)+POWER([.C23]-[.N23];2))" office:value-type="float" office:value="0.00429608835247743">
            <text:p>0.0042960884</text:p>
          </table:table-cell>
          <table:table-cell/>
          <table:table-cell table:style-name="ce10" table:formula="of:=[.P23]" office:value-type="float" office:value="0.00429608835247743">
            <text:p>0.0042960884</text:p>
          </table:table-cell>
          <table:table-cell table:style-name="ce9" table:formula="of:=[.P23]" office:value-type="float" office:value="0.00429608835247743">
            <text:p>0.0042960884</text:p>
          </table:table-cell>
          <table:table-cell table:style-name="ce8" table:formula="of:=[.P23]" office:value-type="float" office:value="0.00429608835247743">
            <text:p>0.0042960884</text:p>
          </table:table-cell>
        </table:table-row>
        <table:table-row table:style-name="ro2">
          <table:table-cell office:value-type="float" office:value="0.00064331497332761">
            <text:p>0.000643315</text:p>
          </table:table-cell>
          <table:table-cell office:value-type="float" office:value="-0.00316926484413928">
            <text:p>-0.0031692648</text:p>
          </table:table-cell>
          <table:table-cell office:value-type="float" office:value="-0.13387208775821">
            <text:p>-0.1338720878</text:p>
          </table:table-cell>
          <table:table-cell office:value-type="float" office:value="-0.00101940073939764">
            <text:p>-0.0010194007</text:p>
          </table:table-cell>
          <table:table-cell office:value-type="float" office:value="0.0110280625443926">
            <text:p>0.0110280625</text:p>
          </table:table-cell>
          <table:table-cell office:value-type="float" office:value="0.12651401513">
            <text:p>0.1265140151</text:p>
          </table:table-cell>
          <table:table-cell table:style-name="ce10" office:value-type="float" office:value="0.704558210108002">
            <text:p>0.7045582101</text:p>
          </table:table-cell>
          <table:table-cell table:style-name="ce9" office:value-type="float" office:value="0.0341591249413601">
            <text:p>0.0341591249</text:p>
          </table:table-cell>
          <table:table-cell table:style-name="ce9" office:value-type="float" office:value="0.12104586735214">
            <text:p>0.1210458674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4]-[.L24];2)+POWER([.B24]-[.M24];2)+POWER([.C24]-[.N24];2))" office:value-type="float" office:value="0.000939733681369356">
            <text:p>0.0009397337</text:p>
          </table:table-cell>
          <table:table-cell/>
          <table:table-cell table:style-name="ce10" table:formula="of:=[.P24]" office:value-type="float" office:value="0.000939733681369356">
            <text:p>0.0009397337</text:p>
          </table:table-cell>
          <table:table-cell table:style-name="ce9" table:formula="of:=[.P24]" office:value-type="float" office:value="0.000939733681369356">
            <text:p>0.0009397337</text:p>
          </table:table-cell>
          <table:table-cell table:style-name="ce9" table:formula="of:=[.P24]" office:value-type="float" office:value="0.000939733681369356">
            <text:p>0.0009397337</text:p>
          </table:table-cell>
        </table:table-row>
        <table:table-row table:style-name="ro2">
          <table:table-cell office:value-type="float" office:value="0.00339966895661342">
            <text:p>0.003399669</text:p>
          </table:table-cell>
          <table:table-cell office:value-type="float" office:value="-0.00284848432310463">
            <text:p>-0.0028484843</text:p>
          </table:table-cell>
          <table:table-cell office:value-type="float" office:value="-0.133420007621293">
            <text:p>-0.1334200076</text:p>
          </table:table-cell>
          <table:table-cell office:value-type="float" office:value="-0.0278018383472082">
            <text:p>-0.0278018383</text:p>
          </table:table-cell>
          <table:table-cell office:value-type="float" office:value="-0.0261568962449984">
            <text:p>-0.0261568962</text:p>
          </table:table-cell>
          <table:table-cell office:value-type="float" office:value="0.12938659377">
            <text:p>0.1293865938</text:p>
          </table:table-cell>
          <table:table-cell table:style-name="ce10" office:value-type="float" office:value="0.698477201746951">
            <text:p>0.6984772017</text:p>
          </table:table-cell>
          <table:table-cell table:style-name="ce9" office:value-type="float" office:value="0.0144834689751367">
            <text:p>0.014483469</text:p>
          </table:table-cell>
          <table:table-cell table:style-name="ce10" office:value-type="float" office:value="0.747311913074565">
            <text:p>0.747311913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5]-[.L25];2)+POWER([.B25]-[.M25];2)+POWER([.C25]-[.N25];2))" office:value-type="float" office:value="0.00312524836378176">
            <text:p>0.0031252484</text:p>
          </table:table-cell>
          <table:table-cell/>
          <table:table-cell table:style-name="ce10" table:formula="of:=[.P25]" office:value-type="float" office:value="0.00312524836378176">
            <text:p>0.0031252484</text:p>
          </table:table-cell>
          <table:table-cell table:style-name="ce9" table:formula="of:=[.P25]" office:value-type="float" office:value="0.00312524836378176">
            <text:p>0.0031252484</text:p>
          </table:table-cell>
          <table:table-cell table:style-name="ce10" table:formula="of:=[.P25]" office:value-type="float" office:value="0.00312524836378176">
            <text:p>0.0031252484</text:p>
          </table:table-cell>
        </table:table-row>
        <table:table-row table:style-name="ro2">
          <table:table-cell office:value-type="float" office:value="-0.00240351705069254">
            <text:p>-0.0024035171</text:p>
          </table:table-cell>
          <table:table-cell office:value-type="float" office:value="-0.00669923792384974">
            <text:p>-0.0066992379</text:p>
          </table:table-cell>
          <table:table-cell office:value-type="float" office:value="-0.131262185793745">
            <text:p>-0.1312621858</text:p>
          </table:table-cell>
          <table:table-cell office:value-type="float" office:value="0.10127591891258">
            <text:p>0.1012759189</text:p>
          </table:table-cell>
          <table:table-cell office:value-type="float" office:value="0.0192373275896933">
            <text:p>0.0192373276</text:p>
          </table:table-cell>
          <table:table-cell office:value-type="float" office:value="0.1328826879">
            <text:p>0.1328826879</text:p>
          </table:table-cell>
          <table:table-cell table:style-name="ce10" office:value-type="float" office:value="0.563227188199432">
            <text:p>0.5632271882</text:p>
          </table:table-cell>
          <table:table-cell table:style-name="ce10" office:value-type="float" office:value="0.73510436873807">
            <text:p>0.7351043687</text:p>
          </table:table-cell>
          <table:table-cell table:style-name="ce8" office:value-type="float" office:value="-0.904498416311747">
            <text:p>-0.9044984163</text:p>
          </table:table-cell>
          <table:table-cell office:value-type="float" office:value="0.000163344066134219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6]-[.L26];2)+POWER([.B26]-[.M26];2)+POWER([.C26]-[.N26];2))" office:value-type="float" office:value="0.00452263134678187">
            <text:p>0.0045226313</text:p>
          </table:table-cell>
          <table:table-cell/>
          <table:table-cell table:style-name="ce10" table:formula="of:=[.P26]" office:value-type="float" office:value="0.00452263134678187">
            <text:p>0.0045226313</text:p>
          </table:table-cell>
          <table:table-cell table:style-name="ce10" table:formula="of:=[.P26]" office:value-type="float" office:value="0.00452263134678187">
            <text:p>0.0045226313</text:p>
          </table:table-cell>
          <table:table-cell table:style-name="ce8" table:formula="of:=[.P26]" office:value-type="float" office:value="0.00452263134678187">
            <text:p>0.0045226313</text:p>
          </table:table-cell>
        </table:table-row>
        <table:table-row table:style-name="ro2">
          <table:table-cell office:value-type="float" office:value="0.00140731022935092">
            <text:p>0.0014073102</text:p>
          </table:table-cell>
          <table:table-cell office:value-type="float" office:value="-0.00677959966726023">
            <text:p>-0.0067795997</text:p>
          </table:table-cell>
          <table:table-cell office:value-type="float" office:value="-0.133461937326665">
            <text:p>-0.1334619373</text:p>
          </table:table-cell>
          <table:table-cell office:value-type="float" office:value="0.0773200015367358">
            <text:p>0.0773200015</text:p>
          </table:table-cell>
          <table:table-cell office:value-type="float" office:value="-0.036667535686818">
            <text:p>-0.0366675357</text:p>
          </table:table-cell>
          <table:table-cell office:value-type="float" office:value="0.13066473571">
            <text:p>0.1306647357</text:p>
          </table:table-cell>
          <table:table-cell table:style-name="ce10" office:value-type="float" office:value="0.790111707049688">
            <text:p>0.790111707</text:p>
          </table:table-cell>
          <table:table-cell table:style-name="ce10" office:value-type="float" office:value="0.685505319323215">
            <text:p>0.6855053193</text:p>
          </table:table-cell>
          <table:table-cell table:style-name="ce9" office:value-type="float" office:value="0.144352008505435">
            <text:p>0.1443520085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7]-[.L27];2)+POWER([.B27]-[.M27];2)+POWER([.C27]-[.N27];2))" office:value-type="float" office:value="0.0032814689050551">
            <text:p>0.0032814689</text:p>
          </table:table-cell>
          <table:table-cell/>
          <table:table-cell table:style-name="ce10" table:formula="of:=[.P27]" office:value-type="float" office:value="0.0032814689050551">
            <text:p>0.0032814689</text:p>
          </table:table-cell>
          <table:table-cell table:style-name="ce10" table:formula="of:=[.P27]" office:value-type="float" office:value="0.0032814689050551">
            <text:p>0.0032814689</text:p>
          </table:table-cell>
          <table:table-cell table:style-name="ce9" table:formula="of:=[.P27]" office:value-type="float" office:value="0.0032814689050551">
            <text:p>0.0032814689</text:p>
          </table:table-cell>
        </table:table-row>
        <table:table-row table:style-name="ro2">
          <table:table-cell office:value-type="float" office:value="0.00412938264460674">
            <text:p>0.0041293826</text:p>
          </table:table-cell>
          <table:table-cell office:value-type="float" office:value="-0.00619187583972535">
            <text:p>-0.0061918758</text:p>
          </table:table-cell>
          <table:table-cell office:value-type="float" office:value="-0.133421275418094">
            <text:p>-0.1334212754</text:p>
          </table:table-cell>
          <table:table-cell office:value-type="float" office:value="0.0334471560782664">
            <text:p>0.0334471561</text:p>
          </table:table-cell>
          <table:table-cell office:value-type="float" office:value="-0.0660757024718649">
            <text:p>-0.0660757025</text:p>
          </table:table-cell>
          <table:table-cell office:value-type="float" office:value="0.13313546445">
            <text:p>0.1331354645</text:p>
          </table:table-cell>
          <table:table-cell table:style-name="ce10" office:value-type="float" office:value="0.750899687618082">
            <text:p>0.7508996876</text:p>
          </table:table-cell>
          <table:table-cell table:style-name="ce10" office:value-type="float" office:value="0.633036903413286">
            <text:p>0.6330369034</text:p>
          </table:table-cell>
          <table:table-cell table:style-name="ce10" office:value-type="float" office:value="0.794009522769238">
            <text:p>0.7940095228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400907265613048">
            <text:p>0.0004009073</text:p>
          </table:table-cell>
          <table:table-cell table:formula="of:=[.B40]" office:value-type="float" office:value="-0.00367524060792509">
            <text:p>-0.0036752406</text:p>
          </table:table-cell>
          <table:table-cell table:formula="of:=[.C40]" office:value-type="float" office:value="-0.13311821348381">
            <text:p>-0.1331182135</text:p>
          </table:table-cell>
          <table:table-cell/>
          <table:table-cell table:style-name="ce11" table:formula="of:=SQRT(POWER([.A28]-[.L28];2)+POWER([.B28]-[.M28];2)+POWER([.C28]-[.N28];2))" office:value-type="float" office:value="0.0045085283716211">
            <text:p>0.0045085284</text:p>
          </table:table-cell>
          <table:table-cell/>
          <table:table-cell table:style-name="ce10" table:formula="of:=[.P28]" office:value-type="float" office:value="0.0045085283716211">
            <text:p>0.0045085284</text:p>
          </table:table-cell>
          <table:table-cell table:style-name="ce10" table:formula="of:=[.P28]" office:value-type="float" office:value="0.0045085283716211">
            <text:p>0.0045085284</text:p>
          </table:table-cell>
          <table:table-cell table:style-name="ce10" table:formula="of:=[.P28]" office:value-type="float" office:value="0.0045085283716211">
            <text:p>0.0045085284</text:p>
          </table:table-cell>
        </table:table-row>
        <table:table-row table:style-name="ro2">
          <table:table-cell table:formula="of:=AVERAGE([.A2:.A28])" office:value-type="float" office:value="0.000400907265613048">
            <text:p>0.0004009073</text:p>
          </table:table-cell>
          <table:table-cell table:formula="of:=AVERAGE([.B2:.B28])" office:value-type="float" office:value="-0.00367524060792509">
            <text:p>-0.0036752406</text:p>
          </table:table-cell>
          <table:table-cell table:formula="of:=AVERAGE([.C2:.C28])" office:value-type="float" office:value="-0.13311821348381">
            <text:p>-0.1331182135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5"/>
          <table:table-cell table:formula="of:=AVERAGE([.P2:.P28])" office:value-type="float" office:value="0.00390901998417375">
            <text:p>0.00390902</text:p>
          </table:table-cell>
          <table:table-cell/>
          <table:table-cell table:style-name="ce8" table:formula="of:=AVERAGE([.R2:.R10])" office:value-type="float" office:value="0.00400182067723899">
            <text:p>0.0040018207</text:p>
          </table:table-cell>
          <table:table-cell table:style-name="ce8" table:formula="of:=AVERAGE([.S2:.S4];[.S11:.S13];[.S20:.S22])" office:value-type="float" office:value="0.00446097854770167">
            <text:p>0.0044609785</text:p>
          </table:table-cell>
          <table:table-cell table:style-name="ce8" table:formula="of:=AVERAGE([.T2];[.T5];[.T8];[.T11];[.T14];[.T17];[.T20];[.T23];[.T26])" office:value-type="float" office:value="0.00497495236244167">
            <text:p>0.0049749524</text:p>
          </table:table-cell>
        </table:table-row>
        <table:table-row table:style-name="ro2">
          <table:table-cell table:number-columns-repeated="17"/>
          <table:table-cell table:style-name="ce9" table:formula="of:=AVERAGE([.R11:.R19])" office:value-type="float" office:value="0.0038817985436554">
            <text:p>0.0038817985</text:p>
          </table:table-cell>
          <table:table-cell table:style-name="ce9" table:formula="of:=AVERAGE([.S5:.S7];[.S14:.S16];[.S23:.S25])" office:value-type="float" office:value="0.00286139181001308">
            <text:p>0.0028613918</text:p>
          </table:table-cell>
          <table:table-cell table:style-name="ce9" table:formula="of:=AVERAGE([.T3];[.T6];[.T9];[.T12];[.T15];[.T18];[.T21];[.T24];[.T27])" office:value-type="float" office:value="0.00277532355939225">
            <text:p>0.0027753236</text:p>
          </table:table-cell>
        </table:table-row>
        <table:table-row table:style-name="ro2">
          <table:table-cell table:number-columns-repeated="17"/>
          <table:table-cell table:style-name="ce10" table:formula="of:=AVERAGE([.R20:.R28])" office:value-type="float" office:value="0.00384344073162686">
            <text:p>0.0038434407</text:p>
          </table:table-cell>
          <table:table-cell table:style-name="ce10" table:formula="of:=AVERAGE([.S8:.S10];[.S17:.S19];[.S26:.S28])" office:value-type="float" office:value="0.00440468959480651">
            <text:p>0.0044046896</text:p>
          </table:table-cell>
          <table:table-cell table:style-name="ce10" table:formula="of:=AVERAGE([.T4];[.T7];[.T10];[.T13];[.T16];[.T19];[.T22];[.T25];[.T28])" office:value-type="float" office:value="0.00397678403068733">
            <text:p>0.003976784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offset:</text:p>
          </table:table-cell>
          <table:table-cell office:value-type="float" office:value="0.014">
            <text:p>0.014</text:p>
          </table:table-cell>
          <table:table-cell table:number-columns-repeated="18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style-name="ce7" office:value-type="string" table:number-columns-spanned="3" table:number-rows-spanned="1">
            <text:p>Average Point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table:formula="of:=[.A29]" office:value-type="float" office:value="0.000400907265613048">
            <text:p>0.0004009073</text:p>
          </table:table-cell>
          <table:table-cell table:formula="of:=[.B29]" office:value-type="float" office:value="-0.00367524060792509">
            <text:p>-0.0036752406</text:p>
          </table:table-cell>
          <table:table-cell table:formula="of:=[.C29]" office:value-type="float" office:value="-0.13311821348381">
            <text:p>-0.1331182135</text:p>
          </table:table-cell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13"/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cartesian positions</text:p>
          </table:table-cell>
          <table:table-cell table:number-columns-repeated="2" office:value-type="string">
            <text:p><text:s/></text:p>
          </table:table-cell>
          <table:table-cell office:value-type="string">
            <text:p>joint positions</text:p>
          </table:table-cell>
          <table:table-cell table:number-columns-repeated="7"/>
          <table:table-cell office:value-type="string">
            <text:p>average point</text:p>
          </table:table-cell>
          <table:table-cell table:number-columns-repeated="3"/>
          <table:table-cell table:style-name="ce7" office:value-type="string" table:number-columns-spanned="2" table:number-rows-spanned="1">
            <text:p>distance from average</text:p>
          </table:table-cell>
          <table:covered-table-cell/>
          <table:table-cell table:style-name="ce12" office:value-type="string">
            <text:p>shaft</text:p>
          </table:table-cell>
          <table:table-cell table:style-name="ce12" office:value-type="string">
            <text:p>wrist</text:p>
          </table:table-cell>
          <table:table-cell table:style-name="ce12" office:value-type="string">
            <text:p>grippers</text:p>
          </table:table-cell>
        </table:table-row>
        <table:table-row table:style-name="ro2">
          <table:table-cell office:value-type="float" office:value="0.00297597866631273">
            <text:p>0.0029759787</text:p>
          </table:table-cell>
          <table:table-cell office:value-type="float" office:value="-0.00576797792868522">
            <text:p>-0.0057679779</text:p>
          </table:table-cell>
          <table:table-cell office:value-type="float" office:value="-0.12732539987539">
            <text:p>-0.1273253999</text:p>
          </table:table-cell>
          <table:table-cell office:value-type="float" office:value="0.0886878643275943">
            <text:p>0.0886878643</text:p>
          </table:table-cell>
          <table:table-cell office:value-type="float" office:value="0.0849114479520985">
            <text:p>0.084911448</text:p>
          </table:table-cell>
          <table:table-cell office:value-type="float" office:value="0.13375379478">
            <text:p>0.1337537948</text:p>
          </table:table-cell>
          <table:table-cell table:style-name="ce8" office:value-type="float" office:value="-0.671007819150478">
            <text:p>-0.6710078192</text:p>
          </table:table-cell>
          <table:table-cell table:style-name="ce8" office:value-type="float" office:value="-0.793311517638147">
            <text:p>-0.7933115176</text:p>
          </table:table-cell>
          <table:table-cell table:style-name="ce8" office:value-type="float" office:value="-0.743198129590806">
            <text:p>-0.7431981296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]-[.L2];2)+POWER([.B2]-[.M2];2)+POWER([.C2]-[.N2];2))" office:value-type="float" office:value="0.00410895508246004">
            <text:p>0.0041089551</text:p>
          </table:table-cell>
          <table:table-cell/>
          <table:table-cell table:style-name="ce8" table:formula="of:=[.P2]" office:value-type="float" office:value="0.00410895508246004">
            <text:p>0.0041089551</text:p>
          </table:table-cell>
          <table:table-cell table:style-name="ce8" table:formula="of:=[.P2]" office:value-type="float" office:value="0.00410895508246004">
            <text:p>0.0041089551</text:p>
          </table:table-cell>
          <table:table-cell table:style-name="ce8" table:formula="of:=[.P2]" office:value-type="float" office:value="0.00410895508246004">
            <text:p>0.0041089551</text:p>
          </table:table-cell>
        </table:table-row>
        <table:table-row table:style-name="ro2">
          <table:table-cell office:value-type="float" office:value="-0.000968677794416928">
            <text:p>-0.0009686778</text:p>
          </table:table-cell>
          <table:table-cell office:value-type="float" office:value="-0.00669235451101682">
            <text:p>-0.0066923545</text:p>
          </table:table-cell>
          <table:table-cell office:value-type="float" office:value="-0.126042594768719">
            <text:p>-0.1260425948</text:p>
          </table:table-cell>
          <table:table-cell office:value-type="float" office:value="0.0310762770858794">
            <text:p>0.0310762771</text:p>
          </table:table-cell>
          <table:table-cell office:value-type="float" office:value="0.100936118666114">
            <text:p>0.1009361187</text:p>
          </table:table-cell>
          <table:table-cell office:value-type="float" office:value="0.12982473979">
            <text:p>0.1298247398</text:p>
          </table:table-cell>
          <table:table-cell table:style-name="ce8" office:value-type="float" office:value="-0.728462863665238">
            <text:p>-0.7284628637</text:p>
          </table:table-cell>
          <table:table-cell table:style-name="ce8" office:value-type="float" office:value="-0.582891307999369">
            <text:p>-0.582891308</text:p>
          </table:table-cell>
          <table:table-cell table:style-name="ce9" office:value-type="float" office:value="0.0742661630787731">
            <text:p>0.074266163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3]-[.L3];2)+POWER([.B3]-[.M3];2)+POWER([.C3]-[.N3];2))" office:value-type="float" office:value="0.0042999444663753">
            <text:p>0.0042999445</text:p>
          </table:table-cell>
          <table:table-cell/>
          <table:table-cell table:style-name="ce8" table:formula="of:=[.P3]" office:value-type="float" office:value="0.0042999444663753">
            <text:p>0.0042999445</text:p>
          </table:table-cell>
          <table:table-cell table:style-name="ce8" table:formula="of:=[.P3]" office:value-type="float" office:value="0.0042999444663753">
            <text:p>0.0042999445</text:p>
          </table:table-cell>
          <table:table-cell table:style-name="ce9" table:formula="of:=[.P3]" office:value-type="float" office:value="0.0042999444663753">
            <text:p>0.0042999445</text:p>
          </table:table-cell>
        </table:table-row>
        <table:table-row table:style-name="ro2">
          <table:table-cell office:value-type="float" office:value="-0.00429099701531034">
            <text:p>-0.004290997</text:p>
          </table:table-cell>
          <table:table-cell office:value-type="float" office:value="-0.00608002868958362">
            <text:p>-0.0060800287</text:p>
          </table:table-cell>
          <table:table-cell office:value-type="float" office:value="-0.126936406121726">
            <text:p>-0.1269364061</text:p>
          </table:table-cell>
          <table:table-cell office:value-type="float" office:value="-0.0169668441246713">
            <text:p>-0.0169668441</text:p>
          </table:table-cell>
          <table:table-cell office:value-type="float" office:value="0.108010141978904">
            <text:p>0.108010142</text:p>
          </table:table-cell>
          <table:table-cell office:value-type="float" office:value="0.13184824848">
            <text:p>0.1318482485</text:p>
          </table:table-cell>
          <table:table-cell table:style-name="ce8" office:value-type="float" office:value="-0.697638441973013">
            <text:p>-0.697638442</text:p>
          </table:table-cell>
          <table:table-cell table:style-name="ce8" office:value-type="float" office:value="-0.596145048476617">
            <text:p>-0.5961450485</text:p>
          </table:table-cell>
          <table:table-cell table:style-name="ce10" office:value-type="float" office:value="0.713673283859093">
            <text:p>0.7136732839</text:p>
          </table:table-cell>
          <table:table-cell office:value-type="float" office:value="-0.000326688132268549">
            <text:p>-0.000326688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4]-[.L4];2)+POWER([.B4]-[.M4];2)+POWER([.C4]-[.N4];2))" office:value-type="float" office:value="0.00578295841968021">
            <text:p>0.0057829584</text:p>
          </table:table-cell>
          <table:table-cell/>
          <table:table-cell table:style-name="ce8" table:formula="of:=[.P4]" office:value-type="float" office:value="0.00578295841968021">
            <text:p>0.0057829584</text:p>
          </table:table-cell>
          <table:table-cell table:style-name="ce8" table:formula="of:=[.P4]" office:value-type="float" office:value="0.00578295841968021">
            <text:p>0.0057829584</text:p>
          </table:table-cell>
          <table:table-cell table:style-name="ce10" table:formula="of:=[.P4]" office:value-type="float" office:value="0.00578295841968021">
            <text:p>0.0057829584</text:p>
          </table:table-cell>
        </table:table-row>
        <table:table-row table:style-name="ro2">
          <table:table-cell office:value-type="float" office:value="0.00416839560236728">
            <text:p>0.0041683956</text:p>
          </table:table-cell>
          <table:table-cell office:value-type="float" office:value="-0.0028869656293392">
            <text:p>-0.0028869656</text:p>
          </table:table-cell>
          <table:table-cell office:value-type="float" office:value="-0.126680001941847">
            <text:p>-0.1266800019</text:p>
          </table:table-cell>
          <table:table-cell office:value-type="float" office:value="0.0496417269155152">
            <text:p>0.0496417269</text:p>
          </table:table-cell>
          <table:table-cell office:value-type="float" office:value="-0.00396176196447717">
            <text:p>-0.003961762</text:p>
          </table:table-cell>
          <table:table-cell office:value-type="float" office:value="0.13005159054">
            <text:p>0.1300515905</text:p>
          </table:table-cell>
          <table:table-cell table:style-name="ce8" office:value-type="float" office:value="-0.712526427960414">
            <text:p>-0.712526428</text:p>
          </table:table-cell>
          <table:table-cell table:style-name="ce9" office:value-type="float" office:value="0.0956455498358083">
            <text:p>0.0956455498</text:p>
          </table:table-cell>
          <table:table-cell table:style-name="ce8" office:value-type="float" office:value="-0.870276311950949">
            <text:p>-0.870276312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5]-[.L5];2)+POWER([.B5]-[.M5];2)+POWER([.C5]-[.N5];2))" office:value-type="float" office:value="0.0038107629113122">
            <text:p>0.0038107629</text:p>
          </table:table-cell>
          <table:table-cell/>
          <table:table-cell table:style-name="ce8" table:formula="of:=[.P5]" office:value-type="float" office:value="0.0038107629113122">
            <text:p>0.0038107629</text:p>
          </table:table-cell>
          <table:table-cell table:style-name="ce9" table:formula="of:=[.P5]" office:value-type="float" office:value="0.0038107629113122">
            <text:p>0.0038107629</text:p>
          </table:table-cell>
          <table:table-cell table:style-name="ce8" table:formula="of:=[.P5]" office:value-type="float" office:value="0.0038107629113122">
            <text:p>0.0038107629</text:p>
          </table:table-cell>
        </table:table-row>
        <table:table-row table:style-name="ro2">
          <table:table-cell office:value-type="float" office:value="-0.000210900225370383">
            <text:p>-0.0002109002</text:p>
          </table:table-cell>
          <table:table-cell office:value-type="float" office:value="-0.0026522666920749">
            <text:p>-0.0026522667</text:p>
          </table:table-cell>
          <table:table-cell office:value-type="float" office:value="-0.125613616721998">
            <text:p>-0.1256136167</text:p>
          </table:table-cell>
          <table:table-cell office:value-type="float" office:value="-0.00730570529901639">
            <text:p>-0.0073057053</text:p>
          </table:table-cell>
          <table:table-cell office:value-type="float" office:value="0.0195462369046622">
            <text:p>0.0195462369</text:p>
          </table:table-cell>
          <table:table-cell office:value-type="float" office:value="0.12716993787">
            <text:p>0.1271699379</text:p>
          </table:table-cell>
          <table:table-cell table:style-name="ce8" office:value-type="float" office:value="-0.695541542538167">
            <text:p>-0.6955415425</text:p>
          </table:table-cell>
          <table:table-cell table:style-name="ce9" office:value-type="float" office:value="0.0429038609263483">
            <text:p>0.0429038609</text:p>
          </table:table-cell>
          <table:table-cell table:style-name="ce9" office:value-type="float" office:value="0.0832855939628578">
            <text:p>0.083285594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6]-[.L6];2)+POWER([.B6]-[.M6];2)+POWER([.C6]-[.N6];2))" office:value-type="float" office:value="0.00123009974271154">
            <text:p>0.0012300997</text:p>
          </table:table-cell>
          <table:table-cell/>
          <table:table-cell table:style-name="ce8" table:formula="of:=[.P6]" office:value-type="float" office:value="0.00123009974271154">
            <text:p>0.0012300997</text:p>
          </table:table-cell>
          <table:table-cell table:style-name="ce9" table:formula="of:=[.P6]" office:value-type="float" office:value="0.00123009974271154">
            <text:p>0.0012300997</text:p>
          </table:table-cell>
          <table:table-cell table:style-name="ce9" table:formula="of:=[.P6]" office:value-type="float" office:value="0.00123009974271154">
            <text:p>0.0012300997</text:p>
          </table:table-cell>
        </table:table-row>
        <table:table-row table:style-name="ro2">
          <table:table-cell office:value-type="float" office:value="-0.00377683581211299">
            <text:p>-0.0037768358</text:p>
          </table:table-cell>
          <table:table-cell office:value-type="float" office:value="-0.00268981602628025">
            <text:p>-0.002689816</text:p>
          </table:table-cell>
          <table:table-cell office:value-type="float" office:value="-0.126442324660026">
            <text:p>-0.1264423247</text:p>
          </table:table-cell>
          <table:table-cell office:value-type="float" office:value="-0.0518349830517949">
            <text:p>-0.0518349831</text:p>
          </table:table-cell>
          <table:table-cell office:value-type="float" office:value="0.0360188261253831">
            <text:p>0.0360188261</text:p>
          </table:table-cell>
          <table:table-cell office:value-type="float" office:value="0.12925696477">
            <text:p>0.1292569648</text:p>
          </table:table-cell>
          <table:table-cell table:style-name="ce8" office:value-type="float" office:value="-0.696170612368621">
            <text:p>-0.6961706124</text:p>
          </table:table-cell>
          <table:table-cell table:style-name="ce9" office:value-type="float" office:value="0.0273272999530881">
            <text:p>0.0273273</text:p>
          </table:table-cell>
          <table:table-cell table:style-name="ce10" office:value-type="float" office:value="0.728507398632764">
            <text:p>0.7285073986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7]-[.L7];2)+POWER([.B7]-[.M7];2)+POWER([.C7]-[.N7];2))" office:value-type="float" office:value="0.00414961148526504">
            <text:p>0.0041496115</text:p>
          </table:table-cell>
          <table:table-cell/>
          <table:table-cell table:style-name="ce8" table:formula="of:=[.P7]" office:value-type="float" office:value="0.00414961148526504">
            <text:p>0.0041496115</text:p>
          </table:table-cell>
          <table:table-cell table:style-name="ce9" table:formula="of:=[.P7]" office:value-type="float" office:value="0.00414961148526504">
            <text:p>0.0041496115</text:p>
          </table:table-cell>
          <table:table-cell table:style-name="ce10" table:formula="of:=[.P7]" office:value-type="float" office:value="0.00414961148526504">
            <text:p>0.0041496115</text:p>
          </table:table-cell>
        </table:table-row>
        <table:table-row table:style-name="ro2">
          <table:table-cell office:value-type="float" office:value="0.00505618467567444">
            <text:p>0.0050561847</text:p>
          </table:table-cell>
          <table:table-cell office:value-type="float" office:value="0.0015894522625013">
            <text:p>0.0015894523</text:p>
          </table:table-cell>
          <table:table-cell office:value-type="float" office:value="-0.126799895841499">
            <text:p>-0.1267998958</text:p>
          </table:table-cell>
          <table:table-cell office:value-type="float" office:value="0.0131981504820497">
            <text:p>0.0131981505</text:p>
          </table:table-cell>
          <table:table-cell office:value-type="float" office:value="-0.0783007886117623">
            <text:p>-0.0783007886</text:p>
          </table:table-cell>
          <table:table-cell office:value-type="float" office:value="0.13313027929">
            <text:p>0.1331302793</text:p>
          </table:table-cell>
          <table:table-cell table:style-name="ce8" office:value-type="float" office:value="-0.842534192920819">
            <text:p>-0.8425341929</text:p>
          </table:table-cell>
          <table:table-cell table:style-name="ce10" office:value-type="float" office:value="0.727862634250501">
            <text:p>0.7278626343</text:p>
          </table:table-cell>
          <table:table-cell table:style-name="ce8" office:value-type="float" office:value="-0.918196165049572">
            <text:p>-0.918196165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8]-[.L8];2)+POWER([.B8]-[.M8];2)+POWER([.C8]-[.N8];2))" office:value-type="float" office:value="0.0063292075964879">
            <text:p>0.0063292076</text:p>
          </table:table-cell>
          <table:table-cell/>
          <table:table-cell table:style-name="ce8" table:formula="of:=[.P8]" office:value-type="float" office:value="0.0063292075964879">
            <text:p>0.0063292076</text:p>
          </table:table-cell>
          <table:table-cell table:style-name="ce10" table:formula="of:=[.P8]" office:value-type="float" office:value="0.0063292075964879">
            <text:p>0.0063292076</text:p>
          </table:table-cell>
          <table:table-cell table:style-name="ce8" table:formula="of:=[.P8]" office:value-type="float" office:value="0.0063292075964879">
            <text:p>0.0063292076</text:p>
          </table:table-cell>
        </table:table-row>
        <table:table-row table:style-name="ro2">
          <table:table-cell office:value-type="float" office:value="0.000303196955755656">
            <text:p>0.000303197</text:p>
          </table:table-cell>
          <table:table-cell office:value-type="float" office:value="0.00102914171367977">
            <text:p>0.0010291417</text:p>
          </table:table-cell>
          <table:table-cell office:value-type="float" office:value="-0.126085458740671">
            <text:p>-0.1260854587</text:p>
          </table:table-cell>
          <table:table-cell office:value-type="float" office:value="-0.0427684946574553">
            <text:p>-0.0427684947</text:p>
          </table:table-cell>
          <table:table-cell office:value-type="float" office:value="-0.0624537407538536">
            <text:p>-0.0624537408</text:p>
          </table:table-cell>
          <table:table-cell office:value-type="float" office:value="0.13046510705">
            <text:p>0.1304651071</text:p>
          </table:table-cell>
          <table:table-cell table:style-name="ce8" office:value-type="float" office:value="-0.62802138073615">
            <text:p>-0.6280213807</text:p>
          </table:table-cell>
          <table:table-cell table:style-name="ce10" office:value-type="float" office:value="0.682909225827671">
            <text:p>0.6829092258</text:p>
          </table:table-cell>
          <table:table-cell table:style-name="ce9" office:value-type="float" office:value="0.118534819547595">
            <text:p>0.1185348195</text:p>
          </table:table-cell>
          <table:table-cell office:value-type="float" office:value="-0.000163344066134163">
            <text:p>-0.000163344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9]-[.L9];2)+POWER([.B9]-[.M9];2)+POWER([.C9]-[.N9];2))" office:value-type="float" office:value="0.00373830834876822">
            <text:p>0.0037383083</text:p>
          </table:table-cell>
          <table:table-cell/>
          <table:table-cell table:style-name="ce8" table:formula="of:=[.P9]" office:value-type="float" office:value="0.00373830834876822">
            <text:p>0.0037383083</text:p>
          </table:table-cell>
          <table:table-cell table:style-name="ce10" table:formula="of:=[.P9]" office:value-type="float" office:value="0.00373830834876822">
            <text:p>0.0037383083</text:p>
          </table:table-cell>
          <table:table-cell table:style-name="ce9" table:formula="of:=[.P9]" office:value-type="float" office:value="0.00373830834876822">
            <text:p>0.0037383083</text:p>
          </table:table-cell>
        </table:table-row>
        <table:table-row table:style-name="ro2">
          <table:table-cell office:value-type="float" office:value="-0.00200573873647755">
            <text:p>-0.0020057387</text:p>
          </table:table-cell>
          <table:table-cell office:value-type="float" office:value="-0.000690600411270722">
            <text:p>-0.0006906004</text:p>
          </table:table-cell>
          <table:table-cell office:value-type="float" office:value="-0.127896824907276">
            <text:p>-0.1278968249</text:p>
          </table:table-cell>
          <table:table-cell office:value-type="float" office:value="-0.0729489347299247">
            <text:p>-0.0729489347</text:p>
          </table:table-cell>
          <table:table-cell office:value-type="float" office:value="-0.0245505678071597">
            <text:p>-0.0245505678</text:p>
          </table:table-cell>
          <table:table-cell office:value-type="float" office:value="0.13298768739">
            <text:p>0.1329876874</text:p>
          </table:table-cell>
          <table:table-cell table:style-name="ce8" office:value-type="float" office:value="-0.656958592937015">
            <text:p>-0.6569585929</text:p>
          </table:table-cell>
          <table:table-cell table:style-name="ce10" office:value-type="float" office:value="0.631260628916335">
            <text:p>0.6312606289</text:p>
          </table:table-cell>
          <table:table-cell table:style-name="ce10" office:value-type="float" office:value="0.764420034263878">
            <text:p>0.7644200343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0]-[.L10];2)+POWER([.B10]-[.M10];2)+POWER([.C10]-[.N10];2))" office:value-type="float" office:value="0.0033042935499916">
            <text:p>0.0033042935</text:p>
          </table:table-cell>
          <table:table-cell/>
          <table:table-cell table:style-name="ce8" table:formula="of:=[.P10]" office:value-type="float" office:value="0.0033042935499916">
            <text:p>0.0033042935</text:p>
          </table:table-cell>
          <table:table-cell table:style-name="ce10" table:formula="of:=[.P10]" office:value-type="float" office:value="0.0033042935499916">
            <text:p>0.0033042935</text:p>
          </table:table-cell>
          <table:table-cell table:style-name="ce10" table:formula="of:=[.P10]" office:value-type="float" office:value="0.0033042935499916">
            <text:p>0.0033042935</text:p>
          </table:table-cell>
        </table:table-row>
        <table:table-row table:style-name="ro2">
          <table:table-cell office:value-type="float" office:value="0.000726856629184002">
            <text:p>0.0007268566</text:p>
          </table:table-cell>
          <table:table-cell office:value-type="float" office:value="-0.00719409656728883">
            <text:p>-0.0071940966</text:p>
          </table:table-cell>
          <table:table-cell office:value-type="float" office:value="-0.128032225368316">
            <text:p>-0.1280322254</text:p>
          </table:table-cell>
          <table:table-cell office:value-type="float" office:value="0.0256240276766769">
            <text:p>0.0256240277</text:p>
          </table:table-cell>
          <table:table-cell office:value-type="float" office:value="0.131850218361635">
            <text:p>0.1318502184</text:p>
          </table:table-cell>
          <table:table-cell office:value-type="float" office:value="0.13554786014">
            <text:p>0.1355478601</text:p>
          </table:table-cell>
          <table:table-cell table:style-name="ce9" office:value-type="float" office:value="0.150557379421888">
            <text:p>0.1505573794</text:p>
          </table:table-cell>
          <table:table-cell table:style-name="ce8" office:value-type="float" office:value="-0.861766404020633">
            <text:p>-0.861766404</text:p>
          </table:table-cell>
          <table:table-cell table:style-name="ce8" office:value-type="float" office:value="-0.920570562940204">
            <text:p>-0.920570562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1]-[.L11];2)+POWER([.B11]-[.M11];2)+POWER([.C11]-[.N11];2))" office:value-type="float" office:value="0.00474164251586941">
            <text:p>0.0047416425</text:p>
          </table:table-cell>
          <table:table-cell/>
          <table:table-cell table:style-name="ce9" table:formula="of:=[.P11]" office:value-type="float" office:value="0.00474164251586941">
            <text:p>0.0047416425</text:p>
          </table:table-cell>
          <table:table-cell table:style-name="ce8" table:formula="of:=[.P11]" office:value-type="float" office:value="0.00474164251586941">
            <text:p>0.0047416425</text:p>
          </table:table-cell>
          <table:table-cell table:style-name="ce8" table:formula="of:=[.P11]" office:value-type="float" office:value="0.00474164251586941">
            <text:p>0.0047416425</text:p>
          </table:table-cell>
        </table:table-row>
        <table:table-row table:style-name="ro2">
          <table:table-cell office:value-type="float" office:value="-0.00277481816248457">
            <text:p>-0.0027748182</text:p>
          </table:table-cell>
          <table:table-cell office:value-type="float" office:value="-0.00489333130801921">
            <text:p>-0.0048933313</text:p>
          </table:table-cell>
          <table:table-cell office:value-type="float" office:value="-0.126036447151052">
            <text:p>-0.1260364472</text:p>
          </table:table-cell>
          <table:table-cell office:value-type="float" office:value="-0.0228283983762077">
            <text:p>-0.0228283984</text:p>
          </table:table-cell>
          <table:table-cell office:value-type="float" office:value="0.0993375129611499">
            <text:p>0.099337513</text:p>
          </table:table-cell>
          <table:table-cell office:value-type="float" office:value="0.12968603676">
            <text:p>0.1296860368</text:p>
          </table:table-cell>
          <table:table-cell table:style-name="ce9" office:value-type="float" office:value="-0.0341794607879775">
            <text:p>-0.0341794608</text:p>
          </table:table-cell>
          <table:table-cell table:style-name="ce8" office:value-type="float" office:value="-0.571960388018134">
            <text:p>-0.571960388</text:p>
          </table:table-cell>
          <table:table-cell table:style-name="ce9" office:value-type="float" office:value="0.0727038173957101">
            <text:p>0.0727038174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2]-[.L12];2)+POWER([.B12]-[.M12];2)+POWER([.C12]-[.N12];2))" office:value-type="float" office:value="0.00391093867249949">
            <text:p>0.0039109387</text:p>
          </table:table-cell>
          <table:table-cell/>
          <table:table-cell table:style-name="ce9" table:formula="of:=[.P12]" office:value-type="float" office:value="0.00391093867249949">
            <text:p>0.0039109387</text:p>
          </table:table-cell>
          <table:table-cell table:style-name="ce8" table:formula="of:=[.P12]" office:value-type="float" office:value="0.00391093867249949">
            <text:p>0.0039109387</text:p>
          </table:table-cell>
          <table:table-cell table:style-name="ce9" table:formula="of:=[.P12]" office:value-type="float" office:value="0.00391093867249949">
            <text:p>0.0039109387</text:p>
          </table:table-cell>
        </table:table-row>
        <table:table-row table:style-name="ro2">
          <table:table-cell office:value-type="float" office:value="-0.00543641952555657">
            <text:p>-0.0054364195</text:p>
          </table:table-cell>
          <table:table-cell office:value-type="float" office:value="-0.00239640739876626">
            <text:p>-0.0023964074</text:p>
          </table:table-cell>
          <table:table-cell office:value-type="float" office:value="-0.126873394813574">
            <text:p>-0.1268733948</text:p>
          </table:table-cell>
          <table:table-cell office:value-type="float" office:value="-0.0681376721492829">
            <text:p>-0.0681376721</text:p>
          </table:table-cell>
          <table:table-cell office:value-type="float" office:value="0.076261987132967">
            <text:p>0.0762619871</text:p>
          </table:table-cell>
          <table:table-cell office:value-type="float" office:value="0.13178473027">
            <text:p>0.1317847303</text:p>
          </table:table-cell>
          <table:table-cell table:style-name="ce9" office:value-type="float" office:value="-0.0197108546875453">
            <text:p>-0.0197108547</text:p>
          </table:table-cell>
          <table:table-cell table:style-name="ce8" office:value-type="float" office:value="-0.59874114197216">
            <text:p>-0.598741142</text:p>
          </table:table-cell>
          <table:table-cell table:style-name="ce10" office:value-type="float" office:value="0.736046551584184">
            <text:p>0.7360465516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3]-[.L13];2)+POWER([.B13]-[.M13];2)+POWER([.C13]-[.N13];2))" office:value-type="float" office:value="0.00580945900993294">
            <text:p>0.005809459</text:p>
          </table:table-cell>
          <table:table-cell/>
          <table:table-cell table:style-name="ce9" table:formula="of:=[.P13]" office:value-type="float" office:value="0.00580945900993294">
            <text:p>0.005809459</text:p>
          </table:table-cell>
          <table:table-cell table:style-name="ce8" table:formula="of:=[.P13]" office:value-type="float" office:value="0.00580945900993294">
            <text:p>0.005809459</text:p>
          </table:table-cell>
          <table:table-cell table:style-name="ce10" table:formula="of:=[.P13]" office:value-type="float" office:value="0.00580945900993294">
            <text:p>0.005809459</text:p>
          </table:table-cell>
        </table:table-row>
        <table:table-row table:style-name="ro2">
          <table:table-cell office:value-type="float" office:value="0.00371031112387158">
            <text:p>0.0037103111</text:p>
          </table:table-cell>
          <table:table-cell office:value-type="float" office:value="-0.00511867127956078">
            <text:p>-0.0051186713</text:p>
          </table:table-cell>
          <table:table-cell office:value-type="float" office:value="-0.126647971803116">
            <text:p>-0.1266479718</text:p>
          </table:table-cell>
          <table:table-cell office:value-type="float" office:value="0.0591793020151824">
            <text:p>0.059179302</text:p>
          </table:table-cell>
          <table:table-cell office:value-type="float" office:value="0.0301032127437271">
            <text:p>0.0301032127</text:p>
          </table:table-cell>
          <table:table-cell office:value-type="float" office:value="0.13007103489">
            <text:p>0.1300710349</text:p>
          </table:table-cell>
          <table:table-cell table:style-name="ce9" office:value-type="float" office:value="-0.0220174440658751">
            <text:p>-0.0220174441</text:p>
          </table:table-cell>
          <table:table-cell table:style-name="ce9" office:value-type="float" office:value="0.0991980988297098">
            <text:p>0.0991980988</text:p>
          </table:table-cell>
          <table:table-cell table:style-name="ce8" office:value-type="float" office:value="-0.86794573807806">
            <text:p>-0.867945738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4]-[.L14];2)+POWER([.B14]-[.M14];2)+POWER([.C14]-[.N14];2))" office:value-type="float" office:value="0.00415369120690126">
            <text:p>0.0041536912</text:p>
          </table:table-cell>
          <table:table-cell/>
          <table:table-cell table:style-name="ce9" table:formula="of:=[.P14]" office:value-type="float" office:value="0.00415369120690126">
            <text:p>0.0041536912</text:p>
          </table:table-cell>
          <table:table-cell table:style-name="ce9" table:formula="of:=[.P14]" office:value-type="float" office:value="0.00415369120690126">
            <text:p>0.0041536912</text:p>
          </table:table-cell>
          <table:table-cell table:style-name="ce8" table:formula="of:=[.P14]" office:value-type="float" office:value="0.00415369120690126">
            <text:p>0.0041536912</text:p>
          </table:table-cell>
        </table:table-row>
        <table:table-row table:style-name="ro2">
          <table:table-cell office:value-type="float" office:value="-0.000150305730142271">
            <text:p>-0.0001503057</text:p>
          </table:table-cell>
          <table:table-cell office:value-type="float" office:value="-0.00216641925774965">
            <text:p>-0.0021664193</text:p>
          </table:table-cell>
          <table:table-cell office:value-type="float" office:value="-0.125475019877864">
            <text:p>-0.1254750199</text:p>
          </table:table-cell>
          <table:table-cell office:value-type="float" office:value="-0.00530551748459224">
            <text:p>-0.0053055175</text:p>
          </table:table-cell>
          <table:table-cell office:value-type="float" office:value="0.0126961728452251">
            <text:p>0.0126961728</text:p>
          </table:table-cell>
          <table:table-cell office:value-type="float" office:value="0.12702993855">
            <text:p>0.1270299386</text:p>
          </table:table-cell>
          <table:table-cell table:style-name="ce9" office:value-type="float" office:value="0.00545193853059763">
            <text:p>0.0054519385</text:p>
          </table:table-cell>
          <table:table-cell table:style-name="ce9" office:value-type="float" office:value="0.0405810404303358">
            <text:p>0.0405810404</text:p>
          </table:table-cell>
          <table:table-cell table:style-name="ce9" office:value-type="float" office:value="0.103802451077745">
            <text:p>0.103802451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5]-[.L15];2)+POWER([.B15]-[.M15];2)+POWER([.C15]-[.N15];2))" office:value-type="float" office:value="0.00141736818447087">
            <text:p>0.0014173682</text:p>
          </table:table-cell>
          <table:table-cell/>
          <table:table-cell table:style-name="ce9" table:formula="of:=[.P15]" office:value-type="float" office:value="0.00141736818447087">
            <text:p>0.0014173682</text:p>
          </table:table-cell>
          <table:table-cell table:style-name="ce9" table:formula="of:=[.P15]" office:value-type="float" office:value="0.00141736818447087">
            <text:p>0.0014173682</text:p>
          </table:table-cell>
          <table:table-cell table:style-name="ce9" table:formula="of:=[.P15]" office:value-type="float" office:value="0.00141736818447087">
            <text:p>0.0014173682</text:p>
          </table:table-cell>
        </table:table-row>
        <table:table-row table:style-name="ro2">
          <table:table-cell office:value-type="float" office:value="-0.0028883497967465">
            <text:p>-0.0028883498</text:p>
          </table:table-cell>
          <table:table-cell office:value-type="float" office:value="-0.000153225626168189">
            <text:p>-0.0001532256</text:p>
          </table:table-cell>
          <table:table-cell office:value-type="float" office:value="-0.126296805904921">
            <text:p>-0.1262968059</text:p>
          </table:table-cell>
          <table:table-cell office:value-type="float" office:value="-0.0495413313881502">
            <text:p>-0.0495413314</text:p>
          </table:table-cell>
          <table:table-cell office:value-type="float" office:value="-0.00108890533526566">
            <text:p>-0.0010889053</text:p>
          </table:table-cell>
          <table:table-cell office:value-type="float" office:value="0.12909363223">
            <text:p>0.1290936322</text:p>
          </table:table-cell>
          <table:table-cell table:style-name="ce9" office:value-type="float" office:value="0.000838759773938097">
            <text:p>0.0008387598</text:p>
          </table:table-cell>
          <table:table-cell table:style-name="ce9" office:value-type="float" office:value="0.0225450224612977">
            <text:p>0.0225450225</text:p>
          </table:table-cell>
          <table:table-cell table:style-name="ce10" office:value-type="float" office:value="0.739431396914227">
            <text:p>0.739431396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6]-[.L16];2)+POWER([.B16]-[.M16];2)+POWER([.C16]-[.N16];2))" office:value-type="float" office:value="0.00412517484052727">
            <text:p>0.0041251748</text:p>
          </table:table-cell>
          <table:table-cell/>
          <table:table-cell table:style-name="ce9" table:formula="of:=[.P16]" office:value-type="float" office:value="0.00412517484052727">
            <text:p>0.0041251748</text:p>
          </table:table-cell>
          <table:table-cell table:style-name="ce9" table:formula="of:=[.P16]" office:value-type="float" office:value="0.00412517484052727">
            <text:p>0.0041251748</text:p>
          </table:table-cell>
          <table:table-cell table:style-name="ce10" table:formula="of:=[.P16]" office:value-type="float" office:value="0.00412517484052727">
            <text:p>0.0041251748</text:p>
          </table:table-cell>
        </table:table-row>
        <table:table-row table:style-name="ro2">
          <table:table-cell office:value-type="float" office:value="0.00662153617555044">
            <text:p>0.0066215362</text:p>
          </table:table-cell>
          <table:table-cell office:value-type="float" office:value="-0.00228721101786756">
            <text:p>-0.002287211</text:p>
          </table:table-cell>
          <table:table-cell office:value-type="float" office:value="-0.12662316587729">
            <text:p>-0.1266231659</text:p>
          </table:table-cell>
          <table:table-cell office:value-type="float" office:value="0.0744625903732727">
            <text:p>0.0744625904</text:p>
          </table:table-cell>
          <table:table-cell office:value-type="float" office:value="-0.0497884588401254">
            <text:p>-0.0497884588</text:p>
          </table:table-cell>
          <table:table-cell office:value-type="float" office:value="0.13304472415">
            <text:p>0.1330447242</text:p>
          </table:table-cell>
          <table:table-cell table:style-name="ce9" office:value-type="float" office:value="-0.134830633660549">
            <text:p>-0.1348306337</text:p>
          </table:table-cell>
          <table:table-cell table:style-name="ce10" office:value-type="float" office:value="0.732371638742761">
            <text:p>0.7323716387</text:p>
          </table:table-cell>
          <table:table-cell table:style-name="ce8" office:value-type="float" office:value="-0.90978450233075">
            <text:p>-0.9097845023</text:p>
          </table:table-cell>
          <table:table-cell office:value-type="float" office:value="0.000490032198402823">
            <text:p>0.0004900322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7]-[.L17];2)+POWER([.B17]-[.M17];2)+POWER([.C17]-[.N17];2))" office:value-type="float" office:value="0.0062683796619313">
            <text:p>0.0062683797</text:p>
          </table:table-cell>
          <table:table-cell/>
          <table:table-cell table:style-name="ce9" table:formula="of:=[.P17]" office:value-type="float" office:value="0.0062683796619313">
            <text:p>0.0062683797</text:p>
          </table:table-cell>
          <table:table-cell table:style-name="ce10" table:formula="of:=[.P17]" office:value-type="float" office:value="0.0062683796619313">
            <text:p>0.0062683797</text:p>
          </table:table-cell>
          <table:table-cell table:style-name="ce8" table:formula="of:=[.P17]" office:value-type="float" office:value="0.0062683796619313">
            <text:p>0.0062683797</text:p>
          </table:table-cell>
        </table:table-row>
        <table:table-row table:style-name="ro2">
          <table:table-cell office:value-type="float" office:value="0.00317273931348528">
            <text:p>0.0031727393</text:p>
          </table:table-cell>
          <table:table-cell office:value-type="float" office:value="-0.000220782892751189">
            <text:p>-0.0002207829</text:p>
          </table:table-cell>
          <table:table-cell office:value-type="float" office:value="-0.126824659573325">
            <text:p>-0.1268246596</text:p>
          </table:table-cell>
          <table:table-cell office:value-type="float" office:value="0.0250988818412297">
            <text:p>0.0250988818</text:p>
          </table:table-cell>
          <table:table-cell office:value-type="float" office:value="-0.0680990584849117">
            <text:p>-0.0680990585</text:p>
          </table:table-cell>
          <table:table-cell office:value-type="float" office:value="0.13121306638">
            <text:p>0.1312130664</text:p>
          </table:table-cell>
          <table:table-cell table:style-name="ce9" office:value-type="float" office:value="0.0710848908412538">
            <text:p>0.0710848908</text:p>
          </table:table-cell>
          <table:table-cell table:style-name="ce10" office:value-type="float" office:value="0.679083403834239">
            <text:p>0.6790834038</text:p>
          </table:table-cell>
          <table:table-cell table:style-name="ce9" office:value-type="float" office:value="0.123778168094749">
            <text:p>0.1237781681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8]-[.L18];2)+POWER([.B18]-[.M18];2)+POWER([.C18]-[.N18];2))" office:value-type="float" office:value="0.00372013847869063">
            <text:p>0.0037201385</text:p>
          </table:table-cell>
          <table:table-cell/>
          <table:table-cell table:style-name="ce9" table:formula="of:=[.P18]" office:value-type="float" office:value="0.00372013847869063">
            <text:p>0.0037201385</text:p>
          </table:table-cell>
          <table:table-cell table:style-name="ce10" table:formula="of:=[.P18]" office:value-type="float" office:value="0.00372013847869063">
            <text:p>0.0037201385</text:p>
          </table:table-cell>
          <table:table-cell table:style-name="ce9" table:formula="of:=[.P18]" office:value-type="float" office:value="0.00372013847869063">
            <text:p>0.0037201385</text:p>
          </table:table-cell>
        </table:table-row>
        <table:table-row table:style-name="ro2">
          <table:table-cell office:value-type="float" office:value="-0.000915974352442067">
            <text:p>-0.0009159744</text:p>
          </table:table-cell>
          <table:table-cell office:value-type="float" office:value="0.00116929035404871">
            <text:p>0.0011692904</text:p>
          </table:table-cell>
          <table:table-cell office:value-type="float" office:value="-0.127935982889854">
            <text:p>-0.1279359829</text:p>
          </table:table-cell>
          <table:table-cell office:value-type="float" office:value="-0.031887164037673">
            <text:p>-0.031887164</text:p>
          </table:table-cell>
          <table:table-cell office:value-type="float" office:value="-0.0701764736280781">
            <text:p>-0.0701764736</text:p>
          </table:table-cell>
          <table:table-cell office:value-type="float" office:value="0.1332326862">
            <text:p>0.1332326862</text:p>
          </table:table-cell>
          <table:table-cell table:style-name="ce9" office:value-type="float" office:value="0.0524224858711311">
            <text:p>0.0524224859</text:p>
          </table:table-cell>
          <table:table-cell table:style-name="ce10" office:value-type="float" office:value="0.649843192884435">
            <text:p>0.6498431929</text:p>
          </table:table-cell>
          <table:table-cell table:style-name="ce10" office:value-type="float" office:value="0.794435542658896">
            <text:p>0.7944355427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19]-[.L19];2)+POWER([.B19]-[.M19];2)+POWER([.C19]-[.N19];2))" office:value-type="float" office:value="0.00422033040056962">
            <text:p>0.0042203304</text:p>
          </table:table-cell>
          <table:table-cell/>
          <table:table-cell table:style-name="ce9" table:formula="of:=[.P19]" office:value-type="float" office:value="0.00422033040056962">
            <text:p>0.0042203304</text:p>
          </table:table-cell>
          <table:table-cell table:style-name="ce10" table:formula="of:=[.P19]" office:value-type="float" office:value="0.00422033040056962">
            <text:p>0.0042203304</text:p>
          </table:table-cell>
          <table:table-cell table:style-name="ce10" table:formula="of:=[.P19]" office:value-type="float" office:value="0.00422033040056962">
            <text:p>0.0042203304</text:p>
          </table:table-cell>
        </table:table-row>
        <table:table-row table:style-name="ro2">
          <table:table-cell office:value-type="float" office:value="-0.00166312271632279">
            <text:p>-0.0016631227</text:p>
          </table:table-cell>
          <table:table-cell office:value-type="float" office:value="-0.00649367827457675">
            <text:p>-0.0064936783</text:p>
          </table:table-cell>
          <table:table-cell office:value-type="float" office:value="-0.128323178502133">
            <text:p>-0.1283231785</text:p>
          </table:table-cell>
          <table:table-cell office:value-type="float" office:value="-0.0475643117723488">
            <text:p>-0.0475643118</text:p>
          </table:table-cell>
          <table:table-cell office:value-type="float" office:value="0.120922551344607">
            <text:p>0.1209225513</text:p>
          </table:table-cell>
          <table:table-cell office:value-type="float" office:value="0.1359419323">
            <text:p>0.1359419323</text:p>
          </table:table-cell>
          <table:table-cell table:style-name="ce10" office:value-type="float" office:value="0.870632645347745">
            <text:p>0.8706326453</text:p>
          </table:table-cell>
          <table:table-cell table:style-name="ce8" office:value-type="float" office:value="-0.870511140005621">
            <text:p>-0.87051114</text:p>
          </table:table-cell>
          <table:table-cell table:style-name="ce8" office:value-type="float" office:value="-0.941047231271143">
            <text:p>-0.9410472313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0]-[.L20];2)+POWER([.B20]-[.M20];2)+POWER([.C20]-[.N20];2))" office:value-type="float" office:value="0.00463236399324716">
            <text:p>0.004632364</text:p>
          </table:table-cell>
          <table:table-cell/>
          <table:table-cell table:style-name="ce10" table:formula="of:=[.P20]" office:value-type="float" office:value="0.00463236399324716">
            <text:p>0.004632364</text:p>
          </table:table-cell>
          <table:table-cell table:style-name="ce8" table:formula="of:=[.P20]" office:value-type="float" office:value="0.00463236399324716">
            <text:p>0.004632364</text:p>
          </table:table-cell>
          <table:table-cell table:style-name="ce8" table:formula="of:=[.P20]" office:value-type="float" office:value="0.00463236399324716">
            <text:p>0.004632364</text:p>
          </table:table-cell>
        </table:table-row>
        <table:table-row table:style-name="ro2">
          <table:table-cell office:value-type="float" office:value="-0.00303931986217147">
            <text:p>-0.0030393199</text:p>
          </table:table-cell>
          <table:table-cell office:value-type="float" office:value="-0.00234142075426104">
            <text:p>-0.0023414208</text:p>
          </table:table-cell>
          <table:table-cell office:value-type="float" office:value="-0.12554177427536">
            <text:p>-0.1255417743</text:p>
          </table:table-cell>
          <table:table-cell office:value-type="float" office:value="-0.063704823479478">
            <text:p>-0.0637048235</text:p>
          </table:table-cell>
          <table:table-cell office:value-type="float" office:value="0.0658517432185124">
            <text:p>0.0658517432</text:p>
          </table:table-cell>
          <table:table-cell office:value-type="float" office:value="0.12917789108">
            <text:p>0.1291778911</text:p>
          </table:table-cell>
          <table:table-cell table:style-name="ce10" office:value-type="float" office:value="0.645635335988851">
            <text:p>0.645635336</text:p>
          </table:table-cell>
          <table:table-cell table:style-name="ce8" office:value-type="float" office:value="-0.579475395505233">
            <text:p>-0.5794753955</text:p>
          </table:table-cell>
          <table:table-cell table:style-name="ce9" office:value-type="float" office:value="0.0797302682405594">
            <text:p>0.0797302682</text:p>
          </table:table-cell>
          <table:table-cell office:value-type="float" office:value="0.000163344066134219">
            <text:p>0.000163344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1]-[.L21];2)+POWER([.B21]-[.M21];2)+POWER([.C21]-[.N21];2))" office:value-type="float" office:value="0.00360970023227224">
            <text:p>0.0036097002</text:p>
          </table:table-cell>
          <table:table-cell/>
          <table:table-cell table:style-name="ce10" table:formula="of:=[.P21]" office:value-type="float" office:value="0.00360970023227224">
            <text:p>0.0036097002</text:p>
          </table:table-cell>
          <table:table-cell table:style-name="ce8" table:formula="of:=[.P21]" office:value-type="float" office:value="0.00360970023227224">
            <text:p>0.0036097002</text:p>
          </table:table-cell>
          <table:table-cell table:style-name="ce9" table:formula="of:=[.P21]" office:value-type="float" office:value="0.00360970023227224">
            <text:p>0.0036097002</text:p>
          </table:table-cell>
        </table:table-row>
        <table:table-row table:style-name="ro2">
          <table:table-cell office:value-type="float" office:value="-0.00344885918386766">
            <text:p>-0.0034488592</text:p>
          </table:table-cell>
          <table:table-cell office:value-type="float" office:value="0.00112861564024831">
            <text:p>0.0011286156</text:p>
          </table:table-cell>
          <table:table-cell office:value-type="float" office:value="-0.126572974303116">
            <text:p>-0.1265729743</text:p>
          </table:table-cell>
          <table:table-cell office:value-type="float" office:value="-0.0839152154113235">
            <text:p>-0.0839152154</text:p>
          </table:table-cell>
          <table:table-cell office:value-type="float" office:value="0.019777918890889">
            <text:p>0.0197779189</text:p>
          </table:table-cell>
          <table:table-cell office:value-type="float" office:value="0.13148528728">
            <text:p>0.1314852873</text:p>
          </table:table-cell>
          <table:table-cell table:style-name="ce10" office:value-type="float" office:value="0.66555588061988">
            <text:p>0.6655558806</text:p>
          </table:table-cell>
          <table:table-cell table:style-name="ce8" office:value-type="float" office:value="-0.607075968457852">
            <text:p>-0.6070759685</text:p>
          </table:table-cell>
          <table:table-cell table:style-name="ce10" office:value-type="float" office:value="0.747988804338522">
            <text:p>0.7479888043</text:p>
          </table:table-cell>
          <table:table-cell office:value-type="float" office:value="-0.00016334406613433">
            <text:p>-0.000163344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2]-[.L22];2)+POWER([.B22]-[.M22];2)+POWER([.C22]-[.N22];2))" office:value-type="float" office:value="0.00537537901663438">
            <text:p>0.005375379</text:p>
          </table:table-cell>
          <table:table-cell/>
          <table:table-cell table:style-name="ce10" table:formula="of:=[.P22]" office:value-type="float" office:value="0.00537537901663438">
            <text:p>0.005375379</text:p>
          </table:table-cell>
          <table:table-cell table:style-name="ce8" table:formula="of:=[.P22]" office:value-type="float" office:value="0.00537537901663438">
            <text:p>0.005375379</text:p>
          </table:table-cell>
          <table:table-cell table:style-name="ce10" table:formula="of:=[.P22]" office:value-type="float" office:value="0.00537537901663438">
            <text:p>0.005375379</text:p>
          </table:table-cell>
        </table:table-row>
        <table:table-row table:style-name="ro2">
          <table:table-cell office:value-type="float" office:value="0.00142113233226424">
            <text:p>0.0014211323</text:p>
          </table:table-cell>
          <table:table-cell office:value-type="float" office:value="-0.00635357941631507">
            <text:p>-0.0063535794</text:p>
          </table:table-cell>
          <table:table-cell office:value-type="float" office:value="-0.125747867909503">
            <text:p>-0.1257478679</text:p>
          </table:table-cell>
          <table:table-cell office:value-type="float" office:value="0.0404902884595591">
            <text:p>0.0404902885</text:p>
          </table:table-cell>
          <table:table-cell office:value-type="float" office:value="0.0620676041101424">
            <text:p>0.0620676041</text:p>
          </table:table-cell>
          <table:table-cell office:value-type="float" office:value="0.1291234469">
            <text:p>0.1291234469</text:p>
          </table:table-cell>
          <table:table-cell table:style-name="ce10" office:value-type="float" office:value="0.681702006268189">
            <text:p>0.6817020063</text:p>
          </table:table-cell>
          <table:table-cell table:style-name="ce9" office:value-type="float" office:value="0.0956455498358083">
            <text:p>0.0956455498</text:p>
          </table:table-cell>
          <table:table-cell table:style-name="ce8" office:value-type="float" office:value="-0.853287134001712">
            <text:p>-0.853287134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3]-[.L23];2)+POWER([.B23]-[.M23];2)+POWER([.C23]-[.N23];2))" office:value-type="float" office:value="0.00396031303139936">
            <text:p>0.003960313</text:p>
          </table:table-cell>
          <table:table-cell/>
          <table:table-cell table:style-name="ce10" table:formula="of:=[.P23]" office:value-type="float" office:value="0.00396031303139936">
            <text:p>0.003960313</text:p>
          </table:table-cell>
          <table:table-cell table:style-name="ce9" table:formula="of:=[.P23]" office:value-type="float" office:value="0.00396031303139936">
            <text:p>0.003960313</text:p>
          </table:table-cell>
          <table:table-cell table:style-name="ce8" table:formula="of:=[.P23]" office:value-type="float" office:value="0.00396031303139936">
            <text:p>0.003960313</text:p>
          </table:table-cell>
        </table:table-row>
        <table:table-row table:style-name="ro2">
          <table:table-cell office:value-type="float" office:value="0.000597186380115322">
            <text:p>0.0005971864</text:p>
          </table:table-cell>
          <table:table-cell office:value-type="float" office:value="-0.00180945702004871">
            <text:p>-0.001809457</text:p>
          </table:table-cell>
          <table:table-cell office:value-type="float" office:value="-0.124882728637847">
            <text:p>-0.1248827286</text:p>
          </table:table-cell>
          <table:table-cell office:value-type="float" office:value="0.00368374358100509">
            <text:p>0.0036837436</text:p>
          </table:table-cell>
          <table:table-cell office:value-type="float" office:value="0.0089815383327231">
            <text:p>0.0089815383</text:p>
          </table:table-cell>
          <table:table-cell office:value-type="float" office:value="0.12643234886">
            <text:p>0.1264323489</text:p>
          </table:table-cell>
          <table:table-cell table:style-name="ce10" office:value-type="float" office:value="0.703719450334064">
            <text:p>0.7037194503</text:p>
          </table:table-cell>
          <table:table-cell table:style-name="ce9" office:value-type="float" office:value="0.031016485446755">
            <text:p>0.0310164854</text:p>
          </table:table-cell>
          <table:table-cell table:style-name="ce9" office:value-type="float" office:value="0.110131487013965">
            <text:p>0.11013148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4]-[.L24];2)+POWER([.B24]-[.M24];2)+POWER([.C24]-[.N24];2))" office:value-type="float" office:value="0.00201962065756963">
            <text:p>0.0020196207</text:p>
          </table:table-cell>
          <table:table-cell/>
          <table:table-cell table:style-name="ce10" table:formula="of:=[.P24]" office:value-type="float" office:value="0.00201962065756963">
            <text:p>0.0020196207</text:p>
          </table:table-cell>
          <table:table-cell table:style-name="ce9" table:formula="of:=[.P24]" office:value-type="float" office:value="0.00201962065756963">
            <text:p>0.0020196207</text:p>
          </table:table-cell>
          <table:table-cell table:style-name="ce9" table:formula="of:=[.P24]" office:value-type="float" office:value="0.00201962065756963">
            <text:p>0.002019620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0834460728420089">
            <text:p>0.0008344607</text:p>
          </table:table-cell>
          <table:table-cell office:value-type="float" office:value="-0.126747131907692">
            <text:p>-0.1267471319</text:p>
          </table:table-cell>
          <table:table-cell office:value-type="float" office:value="-0.0196543551649014">
            <text:p>-0.0196543552</text:p>
          </table:table-cell>
          <table:table-cell office:value-type="float" office:value="-0.0247745270605122">
            <text:p>-0.0247745271</text:p>
          </table:table-cell>
          <table:table-cell office:value-type="float" office:value="0.12952400051">
            <text:p>0.1295240005</text:p>
          </table:table-cell>
          <table:table-cell table:style-name="ce10" office:value-type="float" office:value="0.698057821859982">
            <text:p>0.6980578219</text:p>
          </table:table-cell>
          <table:table-cell table:style-name="ce9" office:value-type="float" office:value="0.0133903769770132">
            <text:p>0.013390377</text:p>
          </table:table-cell>
          <table:table-cell table:style-name="ce10" office:value-type="float" office:value="0.743139174415421">
            <text:p>0.7431391744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5]-[.L25];2)+POWER([.B25]-[.M25];2)+POWER([.C25]-[.N25];2))" office:value-type="float" office:value="0.00351141501817463">
            <text:p>0.003511415</text:p>
          </table:table-cell>
          <table:table-cell/>
          <table:table-cell table:style-name="ce10" table:formula="of:=[.P25]" office:value-type="float" office:value="0.00351141501817463">
            <text:p>0.003511415</text:p>
          </table:table-cell>
          <table:table-cell table:style-name="ce9" table:formula="of:=[.P25]" office:value-type="float" office:value="0.00351141501817463">
            <text:p>0.003511415</text:p>
          </table:table-cell>
          <table:table-cell table:style-name="ce10" table:formula="of:=[.P25]" office:value-type="float" office:value="0.00351141501817463">
            <text:p>0.003511415</text:p>
          </table:table-cell>
        </table:table-row>
        <table:table-row table:style-name="ro2">
          <table:table-cell office:value-type="float" office:value="0.00553315474271552">
            <text:p>0.0055331547</text:p>
          </table:table-cell>
          <table:table-cell office:value-type="float" office:value="-0.00650990529869977">
            <text:p>-0.0065099053</text:p>
          </table:table-cell>
          <table:table-cell office:value-type="float" office:value="-0.127188058591121">
            <text:p>-0.1271880586</text:p>
          </table:table-cell>
          <table:table-cell office:value-type="float" office:value="0.104233725603408">
            <text:p>0.1042337256</text:p>
          </table:table-cell>
          <table:table-cell office:value-type="float" office:value="0.0136383462558805">
            <text:p>0.0136383463</text:p>
          </table:table-cell>
          <table:table-cell office:value-type="float" office:value="0.13364101755">
            <text:p>0.1336410176</text:p>
          </table:table-cell>
          <table:table-cell table:style-name="ce10" office:value-type="float" office:value="0.578115174186834">
            <text:p>0.5781151742</text:p>
          </table:table-cell>
          <table:table-cell table:style-name="ce10" office:value-type="float" office:value="0.734421186239242">
            <text:p>0.7344211862</text:p>
          </table:table-cell>
          <table:table-cell table:style-name="ce8" office:value-type="float" office:value="-0.883276605537703">
            <text:p>-0.8832766055</text:p>
          </table:table-cell>
          <table:table-cell office:value-type="float" office:value="-0.000326688132268549">
            <text:p>-0.000326688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6]-[.L26];2)+POWER([.B26]-[.M26];2)+POWER([.C26]-[.N26];2))" office:value-type="float" office:value="0.0064646110794013">
            <text:p>0.0064646111</text:p>
          </table:table-cell>
          <table:table-cell/>
          <table:table-cell table:style-name="ce10" table:formula="of:=[.P26]" office:value-type="float" office:value="0.0064646110794013">
            <text:p>0.0064646111</text:p>
          </table:table-cell>
          <table:table-cell table:style-name="ce10" table:formula="of:=[.P26]" office:value-type="float" office:value="0.0064646110794013">
            <text:p>0.0064646111</text:p>
          </table:table-cell>
          <table:table-cell table:style-name="ce8" table:formula="of:=[.P26]" office:value-type="float" office:value="0.0064646110794013">
            <text:p>0.0064646111</text:p>
          </table:table-cell>
        </table:table-row>
        <table:table-row table:style-name="ro2">
          <table:table-cell office:value-type="float" office:value="0.00468640365966681">
            <text:p>0.0046864037</text:p>
          </table:table-cell>
          <table:table-cell office:value-type="float" office:value="-0.00245064491237001">
            <text:p>-0.0024506449</text:p>
          </table:table-cell>
          <table:table-cell office:value-type="float" office:value="-0.126896234605525">
            <text:p>-0.1268962346</text:p>
          </table:table-cell>
          <table:table-cell office:value-type="float" office:value="0.0819768094598932">
            <text:p>0.0819768095</text:p>
          </table:table-cell>
          <table:table-cell office:value-type="float" office:value="-0.0335552743385055">
            <text:p>-0.0335552743</text:p>
          </table:table-cell>
          <table:table-cell office:value-type="float" office:value="0.13133102877">
            <text:p>0.1313310288</text:p>
          </table:table-cell>
          <table:table-cell table:style-name="ce10" office:value-type="float" office:value="0.781304729423338">
            <text:p>0.7813047294</text:p>
          </table:table-cell>
          <table:table-cell table:style-name="ce10" office:value-type="float" office:value="0.675530854840338">
            <text:p>0.6755308548</text:p>
          </table:table-cell>
          <table:table-cell table:style-name="ce9" office:value-type="float" office:value="0.132474224140836">
            <text:p>0.1324742241</text:p>
          </table:table-cell>
          <table:table-cell office:value-type="float" office:value="-0.000980064396805647">
            <text:p>-0.0009800644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7]-[.L27];2)+POWER([.B27]-[.M27];2)+POWER([.C27]-[.N27];2))" office:value-type="float" office:value="0.00433117736953372">
            <text:p>0.0043311774</text:p>
          </table:table-cell>
          <table:table-cell/>
          <table:table-cell table:style-name="ce10" table:formula="of:=[.P27]" office:value-type="float" office:value="0.00433117736953372">
            <text:p>0.0043311774</text:p>
          </table:table-cell>
          <table:table-cell table:style-name="ce10" table:formula="of:=[.P27]" office:value-type="float" office:value="0.00433117736953372">
            <text:p>0.0043311774</text:p>
          </table:table-cell>
          <table:table-cell table:style-name="ce9" table:formula="of:=[.P27]" office:value-type="float" office:value="0.00433117736953372">
            <text:p>0.0043311774</text:p>
          </table:table-cell>
        </table:table-row>
        <table:table-row table:style-name="ro2">
          <table:table-cell office:value-type="float" office:value="0.00244128811772974">
            <text:p>0.0024412881</text:p>
          </table:table-cell>
          <table:table-cell office:value-type="float" office:value="0.000340864255531551">
            <text:p>0.0003408643</text:p>
          </table:table-cell>
          <table:table-cell office:value-type="float" office:value="-0.128452893274183">
            <text:p>-0.1284528933</text:p>
          </table:table-cell>
          <table:table-cell office:value-type="float" office:value="0.038320200521902">
            <text:p>0.0383202005</text:p>
          </table:table-cell>
          <table:table-cell office:value-type="float" office:value="-0.0640291782601954">
            <text:p>-0.0640291783</text:p>
          </table:table-cell>
          <table:table-cell office:value-type="float" office:value="0.13366175819">
            <text:p>0.1336617582</text:p>
          </table:table-cell>
          <table:table-cell table:style-name="ce10" office:value-type="float" office:value="0.75404503677035">
            <text:p>0.7540450368</text:p>
          </table:table-cell>
          <table:table-cell table:style-name="ce10" office:value-type="float" office:value="0.632763630413755">
            <text:p>0.6327636304</text:p>
          </table:table-cell>
          <table:table-cell table:style-name="ce10" office:value-type="float" office:value="0.799459797945627">
            <text:p>0.7994597979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364594276343368">
            <text:p>0.0003645943</text:p>
          </table:table-cell>
          <table:table-cell table:formula="of:=[.B40]" office:value-type="float" office:value="-0.00265766725771348">
            <text:p>-0.0026576673</text:p>
          </table:table-cell>
          <table:table-cell table:formula="of:=[.C40]" office:value-type="float" office:value="-0.126700779216479">
            <text:p>-0.1267007792</text:p>
          </table:table-cell>
          <table:table-cell/>
          <table:table-cell table:style-name="ce11" table:formula="of:=SQRT(POWER([.A28]-[.L28];2)+POWER([.B28]-[.M28];2)+POWER([.C28]-[.N28];2))" office:value-type="float" office:value="0.00404644933466098">
            <text:p>0.0040464493</text:p>
          </table:table-cell>
          <table:table-cell/>
          <table:table-cell table:style-name="ce10" table:formula="of:=[.P28]" office:value-type="float" office:value="0.00404644933466098">
            <text:p>0.0040464493</text:p>
          </table:table-cell>
          <table:table-cell table:style-name="ce10" table:formula="of:=[.P28]" office:value-type="float" office:value="0.00404644933466098">
            <text:p>0.0040464493</text:p>
          </table:table-cell>
          <table:table-cell table:style-name="ce10" table:formula="of:=[.P28]" office:value-type="float" office:value="0.00404644933466098">
            <text:p>0.0040464493</text:p>
          </table:table-cell>
        </table:table-row>
        <table:table-row table:style-name="ro2">
          <table:table-cell table:formula="of:=AVERAGE([.A2:.A28])" office:value-type="float" office:value="0.000364594276343368">
            <text:p>0.0003645943</text:p>
          </table:table-cell>
          <table:table-cell table:formula="of:=AVERAGE([.B2:.B28])" office:value-type="float" office:value="-0.00265766725771348">
            <text:p>-0.0026576673</text:p>
          </table:table-cell>
          <table:table-cell table:formula="of:=AVERAGE([.C2:.C28])" office:value-type="float" office:value="-0.126700779216479">
            <text:p>-0.1267007792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5"/>
          <table:table-cell table:formula="of:=AVERAGE([.P2:.P28])" office:value-type="float" office:value="0.00418786275212364">
            <text:p>0.0041878628</text:p>
          </table:table-cell>
          <table:table-cell/>
          <table:table-cell table:style-name="ce8" table:formula="of:=AVERAGE([.R2:.R10])" office:value-type="float" office:value="0.00408379351145023">
            <text:p>0.0040837935</text:p>
          </table:table-cell>
          <table:table-cell table:style-name="ce8" table:formula="of:=AVERAGE([.S2:.S4];[.S11:.S13];[.S20:.S22])" office:value-type="float" office:value="0.00469681571210791">
            <text:p>0.0046968157</text:p>
          </table:table-cell>
          <table:table-cell table:style-name="ce8" table:formula="of:=AVERAGE([.T2];[.T5];[.T8];[.T11];[.T14];[.T17];[.T20];[.T23];[.T26])" office:value-type="float" office:value="0.00494110300877888">
            <text:p>0.004941103</text:p>
          </table:table-cell>
        </table:table-row>
        <table:table-row table:style-name="ro2">
          <table:table-cell table:number-columns-repeated="17"/>
          <table:table-cell table:style-name="ce9" table:formula="of:=AVERAGE([.R11:.R19])" office:value-type="float" office:value="0.00426301366348809">
            <text:p>0.0042630137</text:p>
          </table:table-cell>
          <table:table-cell table:style-name="ce9" table:formula="of:=AVERAGE([.S5:.S7];[.S14:.S16];[.S23:.S25])" office:value-type="float" office:value="0.00315311745314798">
            <text:p>0.0031531175</text:p>
          </table:table-cell>
          <table:table-cell table:style-name="ce9" table:formula="of:=AVERAGE([.T3];[.T6];[.T9];[.T12];[.T15];[.T18];[.T21];[.T24];[.T27])" office:value-type="float" office:value="0.00314192179476574">
            <text:p>0.0031419218</text:p>
          </table:table-cell>
        </table:table-row>
        <table:table-row table:style-name="ro2">
          <table:table-cell table:number-columns-repeated="17"/>
          <table:table-cell table:style-name="ce10" table:formula="of:=AVERAGE([.R20:.R28])" office:value-type="float" office:value="0.0042167810814326">
            <text:p>0.0042167811</text:p>
          </table:table-cell>
          <table:table-cell table:style-name="ce10" table:formula="of:=AVERAGE([.S8:.S10];[.S17:.S19];[.S26:.S28])" office:value-type="float" office:value="0.00471365509111503">
            <text:p>0.0047136551</text:p>
          </table:table-cell>
          <table:table-cell table:style-name="ce10" table:formula="of:=AVERAGE([.T4];[.T7];[.T10];[.T13];[.T16];[.T19];[.T22];[.T25];[.T28])" office:value-type="float" office:value="0.0044805634528263">
            <text:p>0.0044805635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offset:</text:p>
          </table:table-cell>
          <table:table-cell office:value-type="float" office:value="0.005">
            <text:p>0.005</text:p>
          </table:table-cell>
          <table:table-cell table:number-columns-repeated="18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style-name="ce7" office:value-type="string" table:number-columns-spanned="3" table:number-rows-spanned="1">
            <text:p>Average Point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table:formula="of:=[.A29]" office:value-type="float" office:value="0.000364594276343368">
            <text:p>0.0003645943</text:p>
          </table:table-cell>
          <table:table-cell table:formula="of:=[.B29]" office:value-type="float" office:value="-0.00265766725771348">
            <text:p>-0.0026576673</text:p>
          </table:table-cell>
          <table:table-cell table:formula="of:=[.C29]" office:value-type="float" office:value="-0.126700779216479">
            <text:p>-0.1267007792</text:p>
          </table:table-cell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13"/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cartesian positions</text:p>
          </table:table-cell>
          <table:table-cell table:number-columns-repeated="2" office:value-type="string">
            <text:p><text:s/></text:p>
          </table:table-cell>
          <table:table-cell office:value-type="string">
            <text:p>joint positions</text:p>
          </table:table-cell>
          <table:table-cell table:number-columns-repeated="7"/>
          <table:table-cell office:value-type="string">
            <text:p>average point</text:p>
          </table:table-cell>
          <table:table-cell table:number-columns-repeated="3"/>
          <table:table-cell table:style-name="ce7" office:value-type="string" table:number-columns-spanned="2" table:number-rows-spanned="1">
            <text:p>distance from average</text:p>
          </table:table-cell>
          <table:covered-table-cell/>
          <table:table-cell table:style-name="ce12" office:value-type="string">
            <text:p>shaft</text:p>
          </table:table-cell>
          <table:table-cell table:style-name="ce12" office:value-type="string">
            <text:p>wrist</text:p>
          </table:table-cell>
          <table:table-cell table:style-name="ce12" office:value-type="string">
            <text:p>grippers</text:p>
          </table:table-cell>
        </table:table-row>
        <table:table-row table:style-name="ro2">
          <table:table-cell office:value-type="float" office:value="-0.00364758927893736">
            <text:p>-0.0036475893</text:p>
          </table:table-cell>
          <table:table-cell office:value-type="float" office:value="-0.00675327967452396">
            <text:p>-0.0067532797</text:p>
          </table:table-cell>
          <table:table-cell office:value-type="float" office:value="-0.132146997440352">
            <text:p>-0.1321469974</text:p>
          </table:table-cell>
          <table:table-cell office:value-type="float" office:value="0.085822730431257">
            <text:p>0.0858227304</text:p>
          </table:table-cell>
          <table:table-cell office:value-type="float" office:value="0.0882090548893924">
            <text:p>0.0882090549</text:p>
          </table:table-cell>
          <table:table-cell office:value-type="float" office:value="0.13404027487">
            <text:p>0.1340402749</text:p>
          </table:table-cell>
          <table:table-cell table:style-name="ce8" office:value-type="float" office:value="-0.665136500732911">
            <text:p>-0.6651365007</text:p>
          </table:table-cell>
          <table:table-cell table:style-name="ce8" office:value-type="float" office:value="-0.787436148148233">
            <text:p>-0.7874361481</text:p>
          </table:table-cell>
          <table:table-cell table:style-name="ce8" office:value-type="float" office:value="-0.756238652203949">
            <text:p>-0.7562386522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]-[.L2];2)+POWER([.B2]-[.M2];2)+POWER([.C2]-[.N2];2))" office:value-type="float" office:value="0.00528841936458117">
            <text:p>0.0052884194</text:p>
          </table:table-cell>
          <table:table-cell/>
          <table:table-cell table:style-name="ce8" table:formula="of:=[.P2]" office:value-type="float" office:value="0.00528841936458117">
            <text:p>0.0052884194</text:p>
          </table:table-cell>
          <table:table-cell table:style-name="ce8" table:formula="of:=[.P2]" office:value-type="float" office:value="0.00528841936458117">
            <text:p>0.0052884194</text:p>
          </table:table-cell>
          <table:table-cell table:style-name="ce8" table:formula="of:=[.P2]" office:value-type="float" office:value="0.00528841936458117">
            <text:p>0.0052884194</text:p>
          </table:table-cell>
        </table:table-row>
        <table:table-row table:style-name="ro2">
          <table:table-cell office:value-type="float" office:value="-0.00339931375017891">
            <text:p>-0.0033993138</text:p>
          </table:table-cell>
          <table:table-cell office:value-type="float" office:value="-0.00408446560420781">
            <text:p>-0.0040844656</text:p>
          </table:table-cell>
          <table:table-cell office:value-type="float" office:value="-0.132964490199812">
            <text:p>-0.1329644902</text:p>
          </table:table-cell>
          <table:table-cell office:value-type="float" office:value="0.0295162850452861">
            <text:p>0.029516285</text:p>
          </table:table-cell>
          <table:table-cell office:value-type="float" office:value="0.103005811076407">
            <text:p>0.1030058111</text:p>
          </table:table-cell>
          <table:table-cell office:value-type="float" office:value="0.1298623322">
            <text:p>0.1298623322</text:p>
          </table:table-cell>
          <table:table-cell table:style-name="ce8" office:value-type="float" office:value="-0.725107824569485">
            <text:p>-0.7251078246</text:p>
          </table:table-cell>
          <table:table-cell table:style-name="ce8" office:value-type="float" office:value="-0.582754671499604">
            <text:p>-0.5827546715</text:p>
          </table:table-cell>
          <table:table-cell table:style-name="ce9" office:value-type="float" office:value="0.0689273058060808">
            <text:p>0.068927305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3]-[.L3];2)+POWER([.B3]-[.M3];2)+POWER([.C3]-[.N3];2))" office:value-type="float" office:value="0.00377597346164835">
            <text:p>0.0037759735</text:p>
          </table:table-cell>
          <table:table-cell/>
          <table:table-cell table:style-name="ce8" table:formula="of:=[.P3]" office:value-type="float" office:value="0.00377597346164835">
            <text:p>0.0037759735</text:p>
          </table:table-cell>
          <table:table-cell table:style-name="ce8" table:formula="of:=[.P3]" office:value-type="float" office:value="0.00377597346164835">
            <text:p>0.0037759735</text:p>
          </table:table-cell>
          <table:table-cell table:style-name="ce9" table:formula="of:=[.P3]" office:value-type="float" office:value="0.00377597346164835">
            <text:p>0.0037759735</text:p>
          </table:table-cell>
        </table:table-row>
        <table:table-row table:style-name="ro2">
          <table:table-cell office:value-type="float" office:value="-0.00301881346229457">
            <text:p>-0.0030188135</text:p>
          </table:table-cell>
          <table:table-cell office:value-type="float" office:value="-0.00119555563582815">
            <text:p>-0.0011955556</text:p>
          </table:table-cell>
          <table:table-cell office:value-type="float" office:value="-0.132460829635833">
            <text:p>-0.1324608296</text:p>
          </table:table-cell>
          <table:table-cell office:value-type="float" office:value="-0.0202103919318455">
            <text:p>-0.0202103919</text:p>
          </table:table-cell>
          <table:table-cell office:value-type="float" office:value="0.111006562334103">
            <text:p>0.1110065623</text:p>
          </table:table-cell>
          <table:table-cell office:value-type="float" office:value="0.13191565556">
            <text:p>0.1319156556</text:p>
          </table:table-cell>
          <table:table-cell table:style-name="ce8" office:value-type="float" office:value="-0.698686891690435">
            <text:p>-0.6986868917</text:p>
          </table:table-cell>
          <table:table-cell table:style-name="ce8" office:value-type="float" office:value="-0.597648049974037">
            <text:p>-0.59764805</text:p>
          </table:table-cell>
          <table:table-cell table:style-name="ce10" office:value-type="float" office:value="0.717349243003971">
            <text:p>0.71734924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4]-[.L4];2)+POWER([.B4]-[.M4];2)+POWER([.C4]-[.N4];2))" office:value-type="float" office:value="0.00374064095320416">
            <text:p>0.003740641</text:p>
          </table:table-cell>
          <table:table-cell/>
          <table:table-cell table:style-name="ce8" table:formula="of:=[.P4]" office:value-type="float" office:value="0.00374064095320416">
            <text:p>0.003740641</text:p>
          </table:table-cell>
          <table:table-cell table:style-name="ce8" table:formula="of:=[.P4]" office:value-type="float" office:value="0.00374064095320416">
            <text:p>0.003740641</text:p>
          </table:table-cell>
          <table:table-cell table:style-name="ce10" table:formula="of:=[.P4]" office:value-type="float" office:value="0.00374064095320416">
            <text:p>0.003740641</text:p>
          </table:table-cell>
        </table:table-row>
        <table:table-row table:style-name="ro2">
          <table:table-cell office:value-type="float" office:value="0.000247294685925555">
            <text:p>0.0002472947</text:p>
          </table:table-cell>
          <table:table-cell office:value-type="float" office:value="-0.00671574259485623">
            <text:p>-0.0067157426</text:p>
          </table:table-cell>
          <table:table-cell office:value-type="float" office:value="-0.13115796293541">
            <text:p>-0.1311579629</text:p>
          </table:table-cell>
          <table:table-cell office:value-type="float" office:value="0.0502981592098242">
            <text:p>0.0502981592</text:p>
          </table:table-cell>
          <table:table-cell office:value-type="float" office:value="-0.00779223747009253">
            <text:p>-0.0077922375</text:p>
          </table:table-cell>
          <table:table-cell office:value-type="float" office:value="0.12937363087">
            <text:p>0.1293736309</text:p>
          </table:table-cell>
          <table:table-cell table:style-name="ce8" office:value-type="float" office:value="-0.713994257564805">
            <text:p>-0.7139942576</text:p>
          </table:table-cell>
          <table:table-cell table:style-name="ce9" office:value-type="float" office:value="0.0981050068315863">
            <text:p>0.0981050068</text:p>
          </table:table-cell>
          <table:table-cell table:style-name="ce8" office:value-type="float" office:value="-0.879796278310416">
            <text:p>-0.879796278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5]-[.L5];2)+POWER([.B5]-[.M5];2)+POWER([.C5]-[.N5];2))" office:value-type="float" office:value="0.00377570418306656">
            <text:p>0.0037757042</text:p>
          </table:table-cell>
          <table:table-cell/>
          <table:table-cell table:style-name="ce8" table:formula="of:=[.P5]" office:value-type="float" office:value="0.00377570418306656">
            <text:p>0.0037757042</text:p>
          </table:table-cell>
          <table:table-cell table:style-name="ce9" table:formula="of:=[.P5]" office:value-type="float" office:value="0.00377570418306656">
            <text:p>0.0037757042</text:p>
          </table:table-cell>
          <table:table-cell table:style-name="ce8" table:formula="of:=[.P5]" office:value-type="float" office:value="0.00377570418306656">
            <text:p>0.003775704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00318260427120412">
            <text:p>-0.0031826043</text:p>
          </table:table-cell>
          <table:table-cell office:value-type="float" office:value="-0.133070087849113">
            <text:p>-0.1330700878</text:p>
          </table:table-cell>
          <table:table-cell office:value-type="float" office:value="-0.0105801440376876">
            <text:p>-0.010580144</text:p>
          </table:table-cell>
          <table:table-cell office:value-type="float" office:value="0.0251220500398523">
            <text:p>0.02512205</text:p>
          </table:table-cell>
          <table:table-cell office:value-type="float" office:value="0.12687568004">
            <text:p>0.12687568</text:p>
          </table:table-cell>
          <table:table-cell table:style-name="ce8" office:value-type="float" office:value="-0.695541542538167">
            <text:p>-0.6955415425</text:p>
          </table:table-cell>
          <table:table-cell table:style-name="ce9" office:value-type="float" office:value="0.037848310435027">
            <text:p>0.0378483104</text:p>
          </table:table-cell>
          <table:table-cell table:style-name="ce9" office:value-type="float" office:value="0.0970461477362118">
            <text:p>0.097046147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6]-[.L6];2)+POWER([.B6]-[.M6];2)+POWER([.C6]-[.N6];2))" office:value-type="float" office:value="0.000803459516487886">
            <text:p>0.0008034595</text:p>
          </table:table-cell>
          <table:table-cell/>
          <table:table-cell table:style-name="ce8" table:formula="of:=[.P6]" office:value-type="float" office:value="0.000803459516487886">
            <text:p>0.0008034595</text:p>
          </table:table-cell>
          <table:table-cell table:style-name="ce9" table:formula="of:=[.P6]" office:value-type="float" office:value="0.000803459516487886">
            <text:p>0.0008034595</text:p>
          </table:table-cell>
          <table:table-cell table:style-name="ce9" table:formula="of:=[.P6]" office:value-type="float" office:value="0.000803459516487886">
            <text:p>0.0008034595</text:p>
          </table:table-cell>
        </table:table-row>
        <table:table-row table:style-name="ro2">
          <table:table-cell office:value-type="float" office:value="-0.000124331389591904">
            <text:p>-0.0001243314</text:p>
          </table:table-cell>
          <table:table-cell office:value-type="float" office:value="-0.000361987433063948">
            <text:p>-0.0003619874</text:p>
          </table:table-cell>
          <table:table-cell office:value-type="float" office:value="-0.132780414111513">
            <text:p>-0.1327804141</text:p>
          </table:table-cell>
          <table:table-cell office:value-type="float" office:value="-0.0523060697571226">
            <text:p>-0.0523060698</text:p>
          </table:table-cell>
          <table:table-cell office:value-type="float" office:value="0.0408841478361446">
            <text:p>0.0408841478</text:p>
          </table:table-cell>
          <table:table-cell office:value-type="float" office:value="0.12942288989">
            <text:p>0.1294228899</text:p>
          </table:table-cell>
          <table:table-cell table:style-name="ce8" office:value-type="float" office:value="-0.696380302312105">
            <text:p>-0.6963803023</text:p>
          </table:table-cell>
          <table:table-cell table:style-name="ce9" office:value-type="float" office:value="0.02637084445473">
            <text:p>0.0263708445</text:p>
          </table:table-cell>
          <table:table-cell table:style-name="ce10" office:value-type="float" office:value="0.723569812148799">
            <text:p>0.723569812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7]-[.L7];2)+POWER([.B7]-[.M7];2)+POWER([.C7]-[.N7];2))" office:value-type="float" office:value="0.00281317012309275">
            <text:p>0.0028131701</text:p>
          </table:table-cell>
          <table:table-cell/>
          <table:table-cell table:style-name="ce8" table:formula="of:=[.P7]" office:value-type="float" office:value="0.00281317012309275">
            <text:p>0.0028131701</text:p>
          </table:table-cell>
          <table:table-cell table:style-name="ce9" table:formula="of:=[.P7]" office:value-type="float" office:value="0.00281317012309275">
            <text:p>0.0028131701</text:p>
          </table:table-cell>
          <table:table-cell table:style-name="ce10" table:formula="of:=[.P7]" office:value-type="float" office:value="0.00281317012309275">
            <text:p>0.0028131701</text:p>
          </table:table-cell>
        </table:table-row>
        <table:table-row table:style-name="ro2">
          <table:table-cell office:value-type="float" office:value="0.00303005841275871">
            <text:p>0.0030300584</text:p>
          </table:table-cell>
          <table:table-cell office:value-type="float" office:value="-0.00499321846338581">
            <text:p>-0.0049932185</text:p>
          </table:table-cell>
          <table:table-cell office:value-type="float" office:value="-0.130820230409847">
            <text:p>-0.1308202304</text:p>
          </table:table-cell>
          <table:table-cell office:value-type="float" office:value="0.0101013345994857">
            <text:p>0.0101013346</text:p>
          </table:table-cell>
          <table:table-cell office:value-type="float" office:value="-0.0776211881188306">
            <text:p>-0.0776211881</text:p>
          </table:table-cell>
          <table:table-cell office:value-type="float" office:value="0.13317176057">
            <text:p>0.1331717606</text:p>
          </table:table-cell>
          <table:table-cell table:style-name="ce8" office:value-type="float" office:value="-0.845679542073087">
            <text:p>-0.8456795421</text:p>
          </table:table-cell>
          <table:table-cell table:style-name="ce10" office:value-type="float" office:value="0.735787551236897">
            <text:p>0.7357875512</text:p>
          </table:table-cell>
          <table:table-cell table:style-name="ce8" office:value-type="float" office:value="-0.920411108976655">
            <text:p>-0.920411109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8]-[.L8];2)+POWER([.B8]-[.M8];2)+POWER([.C8]-[.N8];2))" office:value-type="float" office:value="0.00371134912572924">
            <text:p>0.0037113491</text:p>
          </table:table-cell>
          <table:table-cell/>
          <table:table-cell table:style-name="ce8" table:formula="of:=[.P8]" office:value-type="float" office:value="0.00371134912572924">
            <text:p>0.0037113491</text:p>
          </table:table-cell>
          <table:table-cell table:style-name="ce10" table:formula="of:=[.P8]" office:value-type="float" office:value="0.00371134912572924">
            <text:p>0.0037113491</text:p>
          </table:table-cell>
          <table:table-cell table:style-name="ce8" table:formula="of:=[.P8]" office:value-type="float" office:value="0.00371134912572924">
            <text:p>0.0037113491</text:p>
          </table:table-cell>
        </table:table-row>
        <table:table-row table:style-name="ro2">
          <table:table-cell office:value-type="float" office:value="0.00306472455356808">
            <text:p>0.0030647246</text:p>
          </table:table-cell>
          <table:table-cell office:value-type="float" office:value="-0.00217426687164453">
            <text:p>-0.0021742669</text:p>
          </table:table-cell>
          <table:table-cell office:value-type="float" office:value="-0.132797321223903">
            <text:p>-0.1327973212</text:p>
          </table:table-cell>
          <table:table-cell office:value-type="float" office:value="-0.0472090660601344">
            <text:p>-0.0472090661</text:p>
          </table:table-cell>
          <table:table-cell office:value-type="float" office:value="-0.0613107762884684">
            <text:p>-0.0613107763</text:p>
          </table:table-cell>
          <table:table-cell office:value-type="float" office:value="0.1308345497">
            <text:p>0.1308345497</text:p>
          </table:table-cell>
          <table:table-cell table:style-name="ce8" office:value-type="float" office:value="-0.630957039944934">
            <text:p>-0.6309570399</text:p>
          </table:table-cell>
          <table:table-cell table:style-name="ce10" office:value-type="float" office:value="0.685505319323215">
            <text:p>0.6855053193</text:p>
          </table:table-cell>
          <table:table-cell table:style-name="ce9" office:value-type="float" office:value="0.114457589613989">
            <text:p>0.1144575896</text:p>
          </table:table-cell>
          <table:table-cell office:value-type="float" office:value="-0.000163344066134385">
            <text:p>-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9]-[.L9];2)+POWER([.B9]-[.M9];2)+POWER([.C9]-[.N9];2))" office:value-type="float" office:value="0.00306898610543476">
            <text:p>0.0030689861</text:p>
          </table:table-cell>
          <table:table-cell/>
          <table:table-cell table:style-name="ce8" table:formula="of:=[.P9]" office:value-type="float" office:value="0.00306898610543476">
            <text:p>0.0030689861</text:p>
          </table:table-cell>
          <table:table-cell table:style-name="ce10" table:formula="of:=[.P9]" office:value-type="float" office:value="0.00306898610543476">
            <text:p>0.0030689861</text:p>
          </table:table-cell>
          <table:table-cell table:style-name="ce9" table:formula="of:=[.P9]" office:value-type="float" office:value="0.00306898610543476">
            <text:p>0.0030689861</text:p>
          </table:table-cell>
        </table:table-row>
        <table:table-row table:style-name="ro2">
          <table:table-cell office:value-type="float" office:value="0.00286569902218229">
            <text:p>0.002865699</text:p>
          </table:table-cell>
          <table:table-cell office:value-type="float" office:value="-0.000313388447656065">
            <text:p>-0.0003133884</text:p>
          </table:table-cell>
          <table:table-cell office:value-type="float" office:value="-0.133049511628453">
            <text:p>-0.1330495116</text:p>
          </table:table-cell>
          <table:table-cell office:value-type="float" office:value="-0.0810732497136089">
            <text:p>-0.0810732497</text:p>
          </table:table-cell>
          <table:table-cell office:value-type="float" office:value="-0.0213379109314823">
            <text:p>-0.0213379109</text:p>
          </table:table-cell>
          <table:table-cell office:value-type="float" office:value="0.13316657541">
            <text:p>0.1331665754</text:p>
          </table:table-cell>
          <table:table-cell table:style-name="ce8" office:value-type="float" office:value="-0.6544423136152">
            <text:p>-0.6544423136</text:p>
          </table:table-cell>
          <table:table-cell table:style-name="ce10" office:value-type="float" office:value="0.630577446417508">
            <text:p>0.6305774464</text:p>
          </table:table-cell>
          <table:table-cell table:style-name="ce10" office:value-type="float" office:value="0.76930609700981">
            <text:p>0.76930609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0]-[.L10];2)+POWER([.B10]-[.M10];2)+POWER([.C10]-[.N10];2))" office:value-type="float" office:value="0.00394903217048964">
            <text:p>0.0039490322</text:p>
          </table:table-cell>
          <table:table-cell/>
          <table:table-cell table:style-name="ce8" table:formula="of:=[.P10]" office:value-type="float" office:value="0.00394903217048964">
            <text:p>0.0039490322</text:p>
          </table:table-cell>
          <table:table-cell table:style-name="ce10" table:formula="of:=[.P10]" office:value-type="float" office:value="0.00394903217048964">
            <text:p>0.0039490322</text:p>
          </table:table-cell>
          <table:table-cell table:style-name="ce10" table:formula="of:=[.P10]" office:value-type="float" office:value="0.00394903217048964">
            <text:p>0.0039490322</text:p>
          </table:table-cell>
        </table:table-row>
        <table:table-row table:style-name="ro2">
          <table:table-cell office:value-type="float" office:value="-0.00482951655596067">
            <text:p>-0.0048295166</text:p>
          </table:table-cell>
          <table:table-cell office:value-type="float" office:value="-0.00361687869440784">
            <text:p>-0.0036168787</text:p>
          </table:table-cell>
          <table:table-cell office:value-type="float" office:value="-0.131737689742813">
            <text:p>-0.1317376897</text:p>
          </table:table-cell>
          <table:table-cell office:value-type="float" office:value="0.0252224455672173">
            <text:p>0.0252224456</text:p>
          </table:table-cell>
          <table:table-cell office:value-type="float" office:value="0.135031984305816">
            <text:p>0.1350319843</text:p>
          </table:table-cell>
          <table:table-cell office:value-type="float" office:value="0.13560100803">
            <text:p>0.135601008</text:p>
          </table:table-cell>
          <table:table-cell table:style-name="ce9" office:value-type="float" office:value="0.16313877603096">
            <text:p>0.163138776</text:p>
          </table:table-cell>
          <table:table-cell table:style-name="ce8" office:value-type="float" office:value="-0.859990129523682">
            <text:p>-0.8599901295</text:p>
          </table:table-cell>
          <table:table-cell table:style-name="ce8" office:value-type="float" office:value="-0.940069997259322">
            <text:p>-0.9400699973</text:p>
          </table:table-cell>
          <table:table-cell office:value-type="float" office:value="-0.000816720330671483">
            <text:p>-0.0008167203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1]-[.L11];2)+POWER([.B11]-[.M11];2)+POWER([.C11]-[.N11];2))" office:value-type="float" office:value="0.00507241576396928">
            <text:p>0.0050724158</text:p>
          </table:table-cell>
          <table:table-cell/>
          <table:table-cell table:style-name="ce9" table:formula="of:=[.P11]" office:value-type="float" office:value="0.00507241576396928">
            <text:p>0.0050724158</text:p>
          </table:table-cell>
          <table:table-cell table:style-name="ce8" table:formula="of:=[.P11]" office:value-type="float" office:value="0.00507241576396928">
            <text:p>0.0050724158</text:p>
          </table:table-cell>
          <table:table-cell table:style-name="ce8" table:formula="of:=[.P11]" office:value-type="float" office:value="0.00507241576396928">
            <text:p>0.0050724158</text:p>
          </table:table-cell>
        </table:table-row>
        <table:table-row table:style-name="ro2">
          <table:table-cell office:value-type="float" office:value="-0.00269855108455226">
            <text:p>-0.0026985511</text:p>
          </table:table-cell>
          <table:table-cell office:value-type="float" office:value="-0.00150729643311682">
            <text:p>-0.0015072964</text:p>
          </table:table-cell>
          <table:table-cell office:value-type="float" office:value="-0.132757205262338">
            <text:p>-0.1327572053</text:p>
          </table:table-cell>
          <table:table-cell office:value-type="float" office:value="-0.0242802721565619">
            <text:p>-0.0242802722</text:p>
          </table:table-cell>
          <table:table-cell office:value-type="float" office:value="0.09968503594049">
            <text:p>0.0996850359</text:p>
          </table:table-cell>
          <table:table-cell office:value-type="float" office:value="0.12939437151">
            <text:p>0.1293943715</text:p>
          </table:table-cell>
          <table:table-cell table:style-name="ce9" office:value-type="float" office:value="-0.0333407010140394">
            <text:p>-0.033340701</text:p>
          </table:table-cell>
          <table:table-cell table:style-name="ce8" office:value-type="float" office:value="-0.564035471031738">
            <text:p>-0.564035471</text:p>
          </table:table-cell>
          <table:table-cell table:style-name="ce9" office:value-type="float" office:value="0.0715506970904541">
            <text:p>0.0715506971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2]-[.L12];2)+POWER([.B12]-[.M12];2)+POWER([.C12]-[.N12];2))" office:value-type="float" office:value="0.00333614757107572">
            <text:p>0.0033361476</text:p>
          </table:table-cell>
          <table:table-cell/>
          <table:table-cell table:style-name="ce9" table:formula="of:=[.P12]" office:value-type="float" office:value="0.00333614757107572">
            <text:p>0.0033361476</text:p>
          </table:table-cell>
          <table:table-cell table:style-name="ce8" table:formula="of:=[.P12]" office:value-type="float" office:value="0.00333614757107572">
            <text:p>0.0033361476</text:p>
          </table:table-cell>
          <table:table-cell table:style-name="ce9" table:formula="of:=[.P12]" office:value-type="float" office:value="0.00333614757107572">
            <text:p>0.0033361476</text:p>
          </table:table-cell>
        </table:table-row>
        <table:table-row table:style-name="ro2">
          <table:table-cell office:value-type="float" office:value="-0.000545354969817192">
            <text:p>-0.000545355</text:p>
          </table:table-cell>
          <table:table-cell office:value-type="float" office:value="-0.000123643501008001">
            <text:p>-0.0001236435</text:p>
          </table:table-cell>
          <table:table-cell office:value-type="float" office:value="-0.132220375520594">
            <text:p>-0.1322203755</text:p>
          </table:table-cell>
          <table:table-cell office:value-type="float" office:value="-0.0674580716563511">
            <text:p>-0.0674580717</text:p>
          </table:table-cell>
          <table:table-cell office:value-type="float" office:value="0.0825174007610889">
            <text:p>0.0825174008</text:p>
          </table:table-cell>
          <table:table-cell office:value-type="float" office:value="0.13180806349">
            <text:p>0.1318080635</text:p>
          </table:table-cell>
          <table:table-cell table:style-name="ce9" office:value-type="float" office:value="-0.0169848854222465">
            <text:p>-0.0169848854</text:p>
          </table:table-cell>
          <table:table-cell table:style-name="ce8" office:value-type="float" office:value="-0.605982876459728">
            <text:p>-0.6059828765</text:p>
          </table:table-cell>
          <table:table-cell table:style-name="ce10" office:value-type="float" office:value="0.731415143001962">
            <text:p>0.731415143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3]-[.L13];2)+POWER([.B13]-[.M13];2)+POWER([.C13]-[.N13];2))" office:value-type="float" office:value="0.00308043783672169">
            <text:p>0.0030804378</text:p>
          </table:table-cell>
          <table:table-cell/>
          <table:table-cell table:style-name="ce9" table:formula="of:=[.P13]" office:value-type="float" office:value="0.00308043783672169">
            <text:p>0.0030804378</text:p>
          </table:table-cell>
          <table:table-cell table:style-name="ce8" table:formula="of:=[.P13]" office:value-type="float" office:value="0.00308043783672169">
            <text:p>0.0030804378</text:p>
          </table:table-cell>
          <table:table-cell table:style-name="ce10" table:formula="of:=[.P13]" office:value-type="float" office:value="0.00308043783672169">
            <text:p>0.0030804378</text:p>
          </table:table-cell>
        </table:table-row>
        <table:table-row table:style-name="ro2">
          <table:table-cell office:value-type="float" office:value="-0.00154863014880031">
            <text:p>-0.0015486301</text:p>
          </table:table-cell>
          <table:table-cell office:value-type="float" office:value="-0.00609107253331938">
            <text:p>-0.0060910725</text:p>
          </table:table-cell>
          <table:table-cell office:value-type="float" office:value="-0.131302719929262">
            <text:p>-0.1313027199</text:p>
          </table:table-cell>
          <table:table-cell office:value-type="float" office:value="0.0621525541717589">
            <text:p>0.0621525542</text:p>
          </table:table-cell>
          <table:table-cell office:value-type="float" office:value="0.0293309394563047">
            <text:p>0.0293309395</text:p>
          </table:table-cell>
          <table:table-cell office:value-type="float" office:value="0.12940344554">
            <text:p>0.1294034455</text:p>
          </table:table-cell>
          <table:table-cell table:style-name="ce9" office:value-type="float" office:value="-0.0247434133311739">
            <text:p>-0.0247434133</text:p>
          </table:table-cell>
          <table:table-cell table:style-name="ce9" office:value-type="float" office:value="0.115731115301328">
            <text:p>0.1157311153</text:p>
          </table:table-cell>
          <table:table-cell table:style-name="ce8" office:value-type="float" office:value="-0.866480094979604">
            <text:p>-0.866480095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4]-[.L14];2)+POWER([.B14]-[.M14];2)+POWER([.C14]-[.N14];2))" office:value-type="float" office:value="0.00358476848872522">
            <text:p>0.0035847685</text:p>
          </table:table-cell>
          <table:table-cell/>
          <table:table-cell table:style-name="ce9" table:formula="of:=[.P14]" office:value-type="float" office:value="0.00358476848872522">
            <text:p>0.0035847685</text:p>
          </table:table-cell>
          <table:table-cell table:style-name="ce9" table:formula="of:=[.P14]" office:value-type="float" office:value="0.00358476848872522">
            <text:p>0.0035847685</text:p>
          </table:table-cell>
          <table:table-cell table:style-name="ce8" table:formula="of:=[.P14]" office:value-type="float" office:value="0.00358476848872522">
            <text:p>0.0035847685</text:p>
          </table:table-cell>
        </table:table-row>
        <table:table-row table:style-name="ro2">
          <table:table-cell office:value-type="float" office:value="0.000363871168511228">
            <text:p>0.0003638712</text:p>
          </table:table-cell>
          <table:table-cell office:value-type="float" office:value="-0.00299099543424062">
            <text:p>-0.0029909954</text:p>
          </table:table-cell>
          <table:table-cell office:value-type="float" office:value="-0.132838329686814">
            <text:p>-0.1328383297</text:p>
          </table:table-cell>
          <table:table-cell office:value-type="float" office:value="-0.00814748318230686">
            <text:p>-0.0081474832</text:p>
          </table:table-cell>
          <table:table-cell office:value-type="float" office:value="0.0161482344400035">
            <text:p>0.0161482344</text:p>
          </table:table-cell>
          <table:table-cell office:value-type="float" office:value="0.1266604959">
            <text:p>0.1266604959</text:p>
          </table:table-cell>
          <table:table-cell table:style-name="ce9" office:value-type="float" office:value="0.00608100836105121">
            <text:p>0.0060810084</text:p>
          </table:table-cell>
          <table:table-cell table:style-name="ce9" office:value-type="float" office:value="0.0383948564340888">
            <text:p>0.0383948564</text:p>
          </table:table-cell>
          <table:table-cell table:style-name="ce9" office:value-type="float" office:value="0.113589654070663">
            <text:p>0.113589654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5]-[.L15];2)+POWER([.B15]-[.M15];2)+POWER([.C15]-[.N15];2))" office:value-type="float" office:value="0.000587517489466751">
            <text:p>0.0005875175</text:p>
          </table:table-cell>
          <table:table-cell/>
          <table:table-cell table:style-name="ce9" table:formula="of:=[.P15]" office:value-type="float" office:value="0.000587517489466751">
            <text:p>0.0005875175</text:p>
          </table:table-cell>
          <table:table-cell table:style-name="ce9" table:formula="of:=[.P15]" office:value-type="float" office:value="0.000587517489466751">
            <text:p>0.0005875175</text:p>
          </table:table-cell>
          <table:table-cell table:style-name="ce9" table:formula="of:=[.P15]" office:value-type="float" office:value="0.000587517489466751">
            <text:p>0.0005875175</text:p>
          </table:table-cell>
        </table:table-row>
        <table:table-row table:style-name="ro2">
          <table:table-cell office:value-type="float" office:value="0.0023273294916841">
            <text:p>0.0023273295</text:p>
          </table:table-cell>
          <table:table-cell office:value-type="float" office:value="-0.00077669674288057">
            <text:p>-0.0007766967</text:p>
          </table:table-cell>
          <table:table-cell office:value-type="float" office:value="-0.132735536536661">
            <text:p>-0.1327355365</text:p>
          </table:table-cell>
          <table:table-cell office:value-type="float" office:value="-0.0468769885465428">
            <text:p>-0.0468769885</text:p>
          </table:table-cell>
          <table:table-cell office:value-type="float" office:value="0.00178395129394586">
            <text:p>0.0017839513</text:p>
          </table:table-cell>
          <table:table-cell office:value-type="float" office:value="0.12945918601">
            <text:p>0.129459186</text:p>
          </table:table-cell>
          <table:table-cell table:style-name="ce9" office:value-type="float" office:value="0.00104844971742262">
            <text:p>0.0010484497</text:p>
          </table:table-cell>
          <table:table-cell table:style-name="ce9" office:value-type="float" office:value="0.028557028450977">
            <text:p>0.0285570285</text:p>
          </table:table-cell>
          <table:table-cell table:style-name="ce10" office:value-type="float" office:value="0.7309351445854">
            <text:p>0.7309351446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6]-[.L16];2)+POWER([.B16]-[.M16];2)+POWER([.C16]-[.N16];2))" office:value-type="float" office:value="0.00320039691370606">
            <text:p>0.0032003969</text:p>
          </table:table-cell>
          <table:table-cell/>
          <table:table-cell table:style-name="ce9" table:formula="of:=[.P16]" office:value-type="float" office:value="0.00320039691370606">
            <text:p>0.0032003969</text:p>
          </table:table-cell>
          <table:table-cell table:style-name="ce9" table:formula="of:=[.P16]" office:value-type="float" office:value="0.00320039691370606">
            <text:p>0.0032003969</text:p>
          </table:table-cell>
          <table:table-cell table:style-name="ce10" table:formula="of:=[.P16]" office:value-type="float" office:value="0.00320039691370606">
            <text:p>0.0032003969</text:p>
          </table:table-cell>
        </table:table-row>
        <table:table-row table:style-name="ro2">
          <table:table-cell office:value-type="float" office:value="0.0013066358722943">
            <text:p>0.0013066359</text:p>
          </table:table-cell>
          <table:table-cell office:value-type="float" office:value="-0.00625222623636955">
            <text:p>-0.0062522262</text:p>
          </table:table-cell>
          <table:table-cell office:value-type="float" office:value="-0.130986613477193">
            <text:p>-0.1309866135</text:p>
          </table:table-cell>
          <table:table-cell office:value-type="float" office:value="0.0745861540992603">
            <text:p>0.0745861541</text:p>
          </table:table-cell>
          <table:table-cell office:value-type="float" office:value="-0.049155194744439">
            <text:p>-0.0491551947</text:p>
          </table:table-cell>
          <table:table-cell office:value-type="float" office:value="0.13323009362">
            <text:p>0.1332300936</text:p>
          </table:table-cell>
          <table:table-cell table:style-name="ce9" office:value-type="float" office:value="-0.130007764960405">
            <text:p>-0.130007765</text:p>
          </table:table-cell>
          <table:table-cell table:style-name="ce10" office:value-type="float" office:value="0.737290552734317">
            <text:p>0.7372905527</text:p>
          </table:table-cell>
          <table:table-cell table:style-name="ce8" office:value-type="float" office:value="-0.900318554740629">
            <text:p>-0.900318554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7]-[.L17];2)+POWER([.B17]-[.M17];2)+POWER([.C17]-[.N17];2))" office:value-type="float" office:value="0.00357762730930905">
            <text:p>0.0035776273</text:p>
          </table:table-cell>
          <table:table-cell/>
          <table:table-cell table:style-name="ce9" table:formula="of:=[.P17]" office:value-type="float" office:value="0.00357762730930905">
            <text:p>0.0035776273</text:p>
          </table:table-cell>
          <table:table-cell table:style-name="ce10" table:formula="of:=[.P17]" office:value-type="float" office:value="0.00357762730930905">
            <text:p>0.0035776273</text:p>
          </table:table-cell>
          <table:table-cell table:style-name="ce8" table:formula="of:=[.P17]" office:value-type="float" office:value="0.00357762730930905">
            <text:p>0.0035776273</text:p>
          </table:table-cell>
        </table:table-row>
        <table:table-row table:style-name="ro2">
          <table:table-cell office:value-type="float" office:value="0.00392113292534372">
            <text:p>0.0039211329</text:p>
          </table:table-cell>
          <table:table-cell office:value-type="float" office:value="-0.0041731955730151">
            <text:p>-0.0041731956</text:p>
          </table:table-cell>
          <table:table-cell office:value-type="float" office:value="-0.132822843817386">
            <text:p>-0.1328228438</text:p>
          </table:table-cell>
          <table:table-cell office:value-type="float" office:value="0.0250911591083554">
            <text:p>0.0250911591</text:p>
          </table:table-cell>
          <table:table-cell office:value-type="float" office:value="-0.0737675444145925">
            <text:p>-0.0737675444</text:p>
          </table:table-cell>
          <table:table-cell office:value-type="float" office:value="0.13099658595">
            <text:p>0.130996586</text:p>
          </table:table-cell>
          <table:table-cell table:style-name="ce9" office:value-type="float" office:value="0.0719236506151919">
            <text:p>0.0719236506</text:p>
          </table:table-cell>
          <table:table-cell table:style-name="ce10" office:value-type="float" office:value="0.690014323815474">
            <text:p>0.6900143238</text:p>
          </table:table-cell>
          <table:table-cell table:style-name="ce9" office:value-type="float" office:value="0.124421148395481">
            <text:p>0.1244211484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8]-[.L18];2)+POWER([.B18]-[.M18];2)+POWER([.C18]-[.N18];2))" office:value-type="float" office:value="0.0039169372731771">
            <text:p>0.0039169373</text:p>
          </table:table-cell>
          <table:table-cell/>
          <table:table-cell table:style-name="ce9" table:formula="of:=[.P18]" office:value-type="float" office:value="0.0039169372731771">
            <text:p>0.0039169373</text:p>
          </table:table-cell>
          <table:table-cell table:style-name="ce10" table:formula="of:=[.P18]" office:value-type="float" office:value="0.0039169372731771">
            <text:p>0.0039169373</text:p>
          </table:table-cell>
          <table:table-cell table:style-name="ce9" table:formula="of:=[.P18]" office:value-type="float" office:value="0.0039169372731771">
            <text:p>0.0039169373</text:p>
          </table:table-cell>
        </table:table-row>
        <table:table-row table:style-name="ro2">
          <table:table-cell office:value-type="float" office:value="0.00388812042790454">
            <text:p>0.0038881204</text:p>
          </table:table-cell>
          <table:table-cell office:value-type="float" office:value="-0.00212784518387392">
            <text:p>-0.0021278452</text:p>
          </table:table-cell>
          <table:table-cell office:value-type="float" office:value="-0.132749969333748">
            <text:p>-0.1327499693</text:p>
          </table:table-cell>
          <table:table-cell office:value-type="float" office:value="-0.0354010074954452">
            <text:p>-0.0354010075</text:p>
          </table:table-cell>
          <table:table-cell office:value-type="float" office:value="-0.0679214356288046">
            <text:p>-0.0679214356</text:p>
          </table:table-cell>
          <table:table-cell office:value-type="float" office:value="0.13311990897">
            <text:p>0.133119909</text:p>
          </table:table-cell>
          <table:table-cell table:style-name="ce9" office:value-type="float" office:value="0.0534709355885537">
            <text:p>0.0534709356</text:p>
          </table:table-cell>
          <table:table-cell table:style-name="ce10" office:value-type="float" office:value="0.631260628916335">
            <text:p>0.6312606289</text:p>
          </table:table-cell>
          <table:table-cell table:style-name="ce10" office:value-type="float" office:value="0.79815335394193">
            <text:p>0.7981533539</text:p>
          </table:table-cell>
          <table:table-cell office:value-type="float" office:value="0.000653376264536876">
            <text:p>0.0006533763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19]-[.L19];2)+POWER([.B19]-[.M19];2)+POWER([.C19]-[.N19];2))" office:value-type="float" office:value="0.00385729293008982">
            <text:p>0.0038572929</text:p>
          </table:table-cell>
          <table:table-cell/>
          <table:table-cell table:style-name="ce9" table:formula="of:=[.P19]" office:value-type="float" office:value="0.00385729293008982">
            <text:p>0.0038572929</text:p>
          </table:table-cell>
          <table:table-cell table:style-name="ce10" table:formula="of:=[.P19]" office:value-type="float" office:value="0.00385729293008982">
            <text:p>0.0038572929</text:p>
          </table:table-cell>
          <table:table-cell table:style-name="ce10" table:formula="of:=[.P19]" office:value-type="float" office:value="0.00385729293008982">
            <text:p>0.0038572929</text:p>
          </table:table-cell>
        </table:table-row>
        <table:table-row table:style-name="ro2">
          <table:table-cell office:value-type="float" office:value="-0.0033952614986549">
            <text:p>-0.0033952615</text:p>
          </table:table-cell>
          <table:table-cell office:value-type="float" office:value="-0.00041077042453262">
            <text:p>-0.0004107704</text:p>
          </table:table-cell>
          <table:table-cell office:value-type="float" office:value="-0.131903321261715">
            <text:p>-0.1319033213</text:p>
          </table:table-cell>
          <table:table-cell office:value-type="float" office:value="-0.0485064851830042">
            <text:p>-0.0485064852</text:p>
          </table:table-cell>
          <table:table-cell office:value-type="float" office:value="0.125154608959682">
            <text:p>0.125154609</text:p>
          </table:table-cell>
          <table:table-cell office:value-type="float" office:value="0.13576434057">
            <text:p>0.1357643406</text:p>
          </table:table-cell>
          <table:table-cell table:style-name="ce10" office:value-type="float" office:value="0.873777994500013">
            <text:p>0.8737779945</text:p>
          </table:table-cell>
          <table:table-cell table:style-name="ce8" office:value-type="float" office:value="-0.864089224516645">
            <text:p>-0.8640892245</text:p>
          </table:table-cell>
          <table:table-cell table:style-name="ce8" office:value-type="float" office:value="-0.946365551485015">
            <text:p>-0.9463655515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0]-[.L20];2)+POWER([.B20]-[.M20];2)+POWER([.C20]-[.N20];2))" office:value-type="float" office:value="0.00450540503014085">
            <text:p>0.004505405</text:p>
          </table:table-cell>
          <table:table-cell/>
          <table:table-cell table:style-name="ce10" table:formula="of:=[.P20]" office:value-type="float" office:value="0.00450540503014085">
            <text:p>0.004505405</text:p>
          </table:table-cell>
          <table:table-cell table:style-name="ce8" table:formula="of:=[.P20]" office:value-type="float" office:value="0.00450540503014085">
            <text:p>0.004505405</text:p>
          </table:table-cell>
          <table:table-cell table:style-name="ce8" table:formula="of:=[.P20]" office:value-type="float" office:value="0.00450540503014085">
            <text:p>0.004505405</text:p>
          </table:table-cell>
        </table:table-row>
        <table:table-row table:style-name="ro2">
          <table:table-cell office:value-type="float" office:value="-0.000811143861494358">
            <text:p>-0.0008111439</text:p>
          </table:table-cell>
          <table:table-cell office:value-type="float" office:value="-0.000159189103791017">
            <text:p>-0.0001591891</text:p>
          </table:table-cell>
          <table:table-cell office:value-type="float" office:value="-0.132691139074743">
            <text:p>-0.1326911391</text:p>
          </table:table-cell>
          <table:table-cell office:value-type="float" office:value="-0.0668248075606647">
            <text:p>-0.0668248076</text:p>
          </table:table-cell>
          <table:table-cell office:value-type="float" office:value="0.0687091543819755">
            <text:p>0.0687091544</text:p>
          </table:table-cell>
          <table:table-cell office:value-type="float" office:value="0.12946826004">
            <text:p>0.12946826</text:p>
          </table:table-cell>
          <table:table-cell table:style-name="ce10" office:value-type="float" office:value="0.642699676780067">
            <text:p>0.6426996768</text:p>
          </table:table-cell>
          <table:table-cell table:style-name="ce8" office:value-type="float" office:value="-0.580021941504295">
            <text:p>-0.5800219415</text:p>
          </table:table-cell>
          <table:table-cell table:style-name="ce9" office:value-type="float" office:value="0.0852400217440599">
            <text:p>0.0852400217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1]-[.L21];2)+POWER([.B21]-[.M21];2)+POWER([.C21]-[.N21];2))" office:value-type="float" office:value="0.00314520779428219">
            <text:p>0.0031452078</text:p>
          </table:table-cell>
          <table:table-cell/>
          <table:table-cell table:style-name="ce10" table:formula="of:=[.P21]" office:value-type="float" office:value="0.00314520779428219">
            <text:p>0.0031452078</text:p>
          </table:table-cell>
          <table:table-cell table:style-name="ce8" table:formula="of:=[.P21]" office:value-type="float" office:value="0.00314520779428219">
            <text:p>0.0031452078</text:p>
          </table:table-cell>
          <table:table-cell table:style-name="ce9" table:formula="of:=[.P21]" office:value-type="float" office:value="0.00314520779428219">
            <text:p>0.0031452078</text:p>
          </table:table-cell>
        </table:table-row>
        <table:table-row table:style-name="ro2">
          <table:table-cell office:value-type="float" office:value="0.00195768903436467">
            <text:p>0.001957689</text:p>
          </table:table-cell>
          <table:table-cell office:value-type="float" office:value="-0.000298944686643629">
            <text:p>-0.0002989447</text:p>
          </table:table-cell>
          <table:table-cell office:value-type="float" office:value="-0.131988742996128">
            <text:p>-0.131988743</text:p>
          </table:table-cell>
          <table:table-cell office:value-type="float" office:value="-0.0862783716708363">
            <text:p>-0.0862783717</text:p>
          </table:table-cell>
          <table:table-cell office:value-type="float" office:value="0.0242262130264423">
            <text:p>0.024226213</text:p>
          </table:table-cell>
          <table:table-cell office:value-type="float" office:value="0.13166287901">
            <text:p>0.131662879</text:p>
          </table:table-cell>
          <table:table-cell table:style-name="ce10" office:value-type="float" office:value="0.66786246999821">
            <text:p>0.66786247</text:p>
          </table:table-cell>
          <table:table-cell table:style-name="ce8" office:value-type="float" office:value="-0.604069965463012">
            <text:p>-0.6040699655</text:p>
          </table:table-cell>
          <table:table-cell table:style-name="ce10" office:value-type="float" office:value="0.744802501795935">
            <text:p>0.744802501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2]-[.L22];2)+POWER([.B22]-[.M22];2)+POWER([.C22]-[.N22];2))" office:value-type="float" office:value="0.0033398219787692">
            <text:p>0.003339822</text:p>
          </table:table-cell>
          <table:table-cell/>
          <table:table-cell table:style-name="ce10" table:formula="of:=[.P22]" office:value-type="float" office:value="0.0033398219787692">
            <text:p>0.003339822</text:p>
          </table:table-cell>
          <table:table-cell table:style-name="ce8" table:formula="of:=[.P22]" office:value-type="float" office:value="0.0033398219787692">
            <text:p>0.003339822</text:p>
          </table:table-cell>
          <table:table-cell table:style-name="ce10" table:formula="of:=[.P22]" office:value-type="float" office:value="0.0033398219787692">
            <text:p>0.003339822</text:p>
          </table:table-cell>
        </table:table-row>
        <table:table-row table:style-name="ro2">
          <table:table-cell office:value-type="float" office:value="-0.0027813652115313">
            <text:p>-0.0027813652</text:p>
          </table:table-cell>
          <table:table-cell office:value-type="float" office:value="-0.00391909227287186">
            <text:p>-0.0039190923</text:p>
          </table:table-cell>
          <table:table-cell office:value-type="float" office:value="-0.13130607812934">
            <text:p>-0.1313060781</text:p>
          </table:table-cell>
          <table:table-cell office:value-type="float" office:value="0.0449154143964898">
            <text:p>0.0449154144</text:p>
          </table:table-cell>
          <table:table-cell office:value-type="float" office:value="0.0652107563899518">
            <text:p>0.0652107564</text:p>
          </table:table-cell>
          <table:table-cell office:value-type="float" office:value="0.12922196494">
            <text:p>0.1292219649</text:p>
          </table:table-cell>
          <table:table-cell table:style-name="ce10" office:value-type="float" office:value="0.679395416889859">
            <text:p>0.6793954169</text:p>
          </table:table-cell>
          <table:table-cell table:style-name="ce9" office:value-type="float" office:value="0.105893287318216">
            <text:p>0.1058932873</text:p>
          </table:table-cell>
          <table:table-cell table:style-name="ce8" office:value-type="float" office:value="-0.854782462607136">
            <text:p>-0.8547824626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3]-[.L23];2)+POWER([.B23]-[.M23];2)+POWER([.C23]-[.N23];2))" office:value-type="float" office:value="0.00322994550795856">
            <text:p>0.0032299455</text:p>
          </table:table-cell>
          <table:table-cell/>
          <table:table-cell table:style-name="ce10" table:formula="of:=[.P23]" office:value-type="float" office:value="0.00322994550795856">
            <text:p>0.0032299455</text:p>
          </table:table-cell>
          <table:table-cell table:style-name="ce9" table:formula="of:=[.P23]" office:value-type="float" office:value="0.00322994550795856">
            <text:p>0.0032299455</text:p>
          </table:table-cell>
          <table:table-cell table:style-name="ce8" table:formula="of:=[.P23]" office:value-type="float" office:value="0.00322994550795856">
            <text:p>0.0032299455</text:p>
          </table:table-cell>
        </table:table-row>
        <table:table-row table:style-name="ro2">
          <table:table-cell office:value-type="float" office:value="0.000739846603374392">
            <text:p>0.0007398466</text:p>
          </table:table-cell>
          <table:table-cell office:value-type="float" office:value="-0.00278281381757853">
            <text:p>-0.0027828138</text:p>
          </table:table-cell>
          <table:table-cell office:value-type="float" office:value="-0.133025142971147">
            <text:p>-0.133025143</text:p>
          </table:table-cell>
          <table:table-cell office:value-type="float" office:value="-0.000278018383472082">
            <text:p>-0.0002780184</text:p>
          </table:table-cell>
          <table:table-cell office:value-type="float" office:value="0.00973064342152288">
            <text:p>0.0097306434</text:p>
          </table:table-cell>
          <table:table-cell office:value-type="float" office:value="0.12684975424">
            <text:p>0.1268497542</text:p>
          </table:table-cell>
          <table:table-cell table:style-name="ce10" office:value-type="float" office:value="0.704558210108002">
            <text:p>0.7045582101</text:p>
          </table:table-cell>
          <table:table-cell table:style-name="ce9" office:value-type="float" office:value="0.0289669379502734">
            <text:p>0.028966938</text:p>
          </table:table-cell>
          <table:table-cell table:style-name="ce9" office:value-type="float" office:value="0.1218492406067">
            <text:p>0.1218492406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4]-[.L24];2)+POWER([.B24]-[.M24];2)+POWER([.C24]-[.N24];2))" office:value-type="float" office:value="0.000976300382232153">
            <text:p>0.0009763004</text:p>
          </table:table-cell>
          <table:table-cell/>
          <table:table-cell table:style-name="ce10" table:formula="of:=[.P24]" office:value-type="float" office:value="0.000976300382232153">
            <text:p>0.0009763004</text:p>
          </table:table-cell>
          <table:table-cell table:style-name="ce9" table:formula="of:=[.P24]" office:value-type="float" office:value="0.000976300382232153">
            <text:p>0.0009763004</text:p>
          </table:table-cell>
          <table:table-cell table:style-name="ce9" table:formula="of:=[.P24]" office:value-type="float" office:value="0.000976300382232153">
            <text:p>0.0009763004</text:p>
          </table:table-cell>
        </table:table-row>
        <table:table-row table:style-name="ro2">
          <table:table-cell office:value-type="float" office:value="0.00367349966080796">
            <text:p>0.0036734997</text:p>
          </table:table-cell>
          <table:table-cell office:value-type="float" office:value="-0.00235763248701564">
            <text:p>-0.0023576325</text:p>
          </table:table-cell>
          <table:table-cell office:value-type="float" office:value="-0.132397964165778">
            <text:p>-0.1323979642</text:p>
          </table:table-cell>
          <table:table-cell office:value-type="float" office:value="-0.0206583104385506">
            <text:p>-0.0206583104</text:p>
          </table:table-cell>
          <table:table-cell office:value-type="float" office:value="-0.0258788778615263">
            <text:p>-0.0258788779</text:p>
          </table:table-cell>
          <table:table-cell office:value-type="float" office:value="0.12923233526">
            <text:p>0.1292323353</text:p>
          </table:table-cell>
          <table:table-cell table:style-name="ce10" office:value-type="float" office:value="0.698477201746951">
            <text:p>0.6984772017</text:p>
          </table:table-cell>
          <table:table-cell table:style-name="ce9" office:value-type="float" office:value="0.0165330164716183">
            <text:p>0.0165330165</text:p>
          </table:table-cell>
          <table:table-cell table:style-name="ce10" office:value-type="float" office:value="0.739269702788155">
            <text:p>0.739269702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5]-[.L25];2)+POWER([.B25]-[.M25];2)+POWER([.C25]-[.N25];2))" office:value-type="float" office:value="0.00356887312252971">
            <text:p>0.0035688731</text:p>
          </table:table-cell>
          <table:table-cell/>
          <table:table-cell table:style-name="ce10" table:formula="of:=[.P25]" office:value-type="float" office:value="0.00356887312252971">
            <text:p>0.0035688731</text:p>
          </table:table-cell>
          <table:table-cell table:style-name="ce9" table:formula="of:=[.P25]" office:value-type="float" office:value="0.00356887312252971">
            <text:p>0.0035688731</text:p>
          </table:table-cell>
          <table:table-cell table:style-name="ce10" table:formula="of:=[.P25]" office:value-type="float" office:value="0.00356887312252971">
            <text:p>0.0035688731</text:p>
          </table:table-cell>
        </table:table-row>
        <table:table-row table:style-name="ro2">
          <table:table-cell office:value-type="float" office:value="-0.00118493152124207">
            <text:p>-0.0011849315</text:p>
          </table:table-cell>
          <table:table-cell office:value-type="float" office:value="-0.00601904395568791">
            <text:p>-0.006019044</text:p>
          </table:table-cell>
          <table:table-cell office:value-type="float" office:value="-0.131117232146584">
            <text:p>-0.1311172321</text:p>
          </table:table-cell>
          <table:table-cell office:value-type="float" office:value="0.102480665240959">
            <text:p>0.1024806652</text:p>
          </table:table-cell>
          <table:table-cell office:value-type="float" office:value="0.0131132004204332">
            <text:p>0.0131132004</text:p>
          </table:table-cell>
          <table:table-cell office:value-type="float" office:value="0.13321453814">
            <text:p>0.1332145381</text:p>
          </table:table-cell>
          <table:table-cell table:style-name="ce10" office:value-type="float" office:value="0.575389204921535">
            <text:p>0.5753892049</text:p>
          </table:table-cell>
          <table:table-cell table:style-name="ce10" office:value-type="float" office:value="0.735924187736662">
            <text:p>0.7359241877</text:p>
          </table:table-cell>
          <table:table-cell table:style-name="ce8" office:value-type="float" office:value="-0.883930451297379">
            <text:p>-0.8839304513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6]-[.L26];2)+POWER([.B26]-[.M26];2)+POWER([.C26]-[.N26];2))" office:value-type="float" office:value="0.00342019640323809">
            <text:p>0.0034201964</text:p>
          </table:table-cell>
          <table:table-cell/>
          <table:table-cell table:style-name="ce10" table:formula="of:=[.P26]" office:value-type="float" office:value="0.00342019640323809">
            <text:p>0.0034201964</text:p>
          </table:table-cell>
          <table:table-cell table:style-name="ce10" table:formula="of:=[.P26]" office:value-type="float" office:value="0.00342019640323809">
            <text:p>0.0034201964</text:p>
          </table:table-cell>
          <table:table-cell table:style-name="ce8" table:formula="of:=[.P26]" office:value-type="float" office:value="0.00342019640323809">
            <text:p>0.0034201964</text:p>
          </table:table-cell>
        </table:table-row>
        <table:table-row table:style-name="ro2">
          <table:table-cell office:value-type="float" office:value="0.00173981620307595">
            <text:p>0.0017398162</text:p>
          </table:table-cell>
          <table:table-cell office:value-type="float" office:value="-0.0057755763786279">
            <text:p>-0.0057755764</text:p>
          </table:table-cell>
          <table:table-cell office:value-type="float" office:value="-0.132947029709322">
            <text:p>-0.1329470297</text:p>
          </table:table-cell>
          <table:table-cell office:value-type="float" office:value="0.0765863419136845">
            <text:p>0.0765863419</text:p>
          </table:table-cell>
          <table:table-cell office:value-type="float" office:value="-0.0390924738093245">
            <text:p>-0.0390924738</text:p>
          </table:table-cell>
          <table:table-cell office:value-type="float" office:value="0.13105103013">
            <text:p>0.1310510301</text:p>
          </table:table-cell>
          <table:table-cell table:style-name="ce10" office:value-type="float" office:value="0.78696635789742">
            <text:p>0.7869663579</text:p>
          </table:table-cell>
          <table:table-cell table:style-name="ce10" office:value-type="float" office:value="0.681269587830486">
            <text:p>0.6812695878</text:p>
          </table:table-cell>
          <table:table-cell table:style-name="ce9" office:value-type="float" office:value="0.14135334304892">
            <text:p>0.141353343</text:p>
          </table:table-cell>
          <table:table-cell office:value-type="float" office:value="-0.00424694571949136">
            <text:p>-0.0042469457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7]-[.L27];2)+POWER([.B27]-[.M27];2)+POWER([.C27]-[.N27];2))" office:value-type="float" office:value="0.00314942918848327">
            <text:p>0.0031494292</text:p>
          </table:table-cell>
          <table:table-cell/>
          <table:table-cell table:style-name="ce10" table:formula="of:=[.P27]" office:value-type="float" office:value="0.00314942918848327">
            <text:p>0.0031494292</text:p>
          </table:table-cell>
          <table:table-cell table:style-name="ce10" table:formula="of:=[.P27]" office:value-type="float" office:value="0.00314942918848327">
            <text:p>0.0031494292</text:p>
          </table:table-cell>
          <table:table-cell table:style-name="ce9" table:formula="of:=[.P27]" office:value-type="float" office:value="0.00314942918848327">
            <text:p>0.0031494292</text:p>
          </table:table-cell>
        </table:table-row>
        <table:table-row table:style-name="ro2">
          <table:table-cell office:value-type="float" office:value="0.00392120738634624">
            <text:p>0.0039212074</text:p>
          </table:table-cell>
          <table:table-cell office:value-type="float" office:value="-0.0049418555708563">
            <text:p>-0.0049418556</text:p>
          </table:table-cell>
          <table:table-cell office:value-type="float" office:value="-0.13310169037678">
            <text:p>-0.1331016904</text:p>
          </table:table-cell>
          <table:table-cell office:value-type="float" office:value="0.0338564609206003">
            <text:p>0.0338564609</text:p>
          </table:table-cell>
          <table:table-cell office:value-type="float" office:value="-0.0681840085465282">
            <text:p>-0.0681840085</text:p>
          </table:table-cell>
          <table:table-cell office:value-type="float" office:value="0.13347768501">
            <text:p>0.133477685</text:p>
          </table:table-cell>
          <table:table-cell table:style-name="ce10" office:value-type="float" office:value="0.747964028409298">
            <text:p>0.7479640284</text:p>
          </table:table-cell>
          <table:table-cell table:style-name="ce10" office:value-type="float" office:value="0.629757627418915">
            <text:p>0.6297576274</text:p>
          </table:table-cell>
          <table:table-cell table:style-name="ce10" office:value-type="float" office:value="0.790149253246708">
            <text:p>0.7901492532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187486026484664">
            <text:p>0.000187486</text:p>
          </table:table-cell>
          <table:table-cell table:formula="of:=[.B40]" office:value-type="float" office:value="-0.00311478807504473">
            <text:p>-0.0031147881</text:p>
          </table:table-cell>
          <table:table-cell table:formula="of:=[.C40]" office:value-type="float" office:value="-0.132291758132318">
            <text:p>-0.1322917581</text:p>
          </table:table-cell>
          <table:table-cell/>
          <table:table-cell table:style-name="ce11" table:formula="of:=SQRT(POWER([.A28]-[.L28];2)+POWER([.B28]-[.M28];2)+POWER([.C28]-[.N28];2))" office:value-type="float" office:value="0.004234954671299">
            <text:p>0.0042349547</text:p>
          </table:table-cell>
          <table:table-cell/>
          <table:table-cell table:style-name="ce10" table:formula="of:=[.P28]" office:value-type="float" office:value="0.004234954671299">
            <text:p>0.0042349547</text:p>
          </table:table-cell>
          <table:table-cell table:style-name="ce10" table:formula="of:=[.P28]" office:value-type="float" office:value="0.004234954671299">
            <text:p>0.0042349547</text:p>
          </table:table-cell>
          <table:table-cell table:style-name="ce10" table:formula="of:=[.P28]" office:value-type="float" office:value="0.004234954671299">
            <text:p>0.0042349547</text:p>
          </table:table-cell>
        </table:table-row>
        <table:table-row table:style-name="ro2">
          <table:table-cell table:formula="of:=AVERAGE([.A2:.A28])" office:value-type="float" office:value="0.000187486026484664">
            <text:p>0.000187486</text:p>
          </table:table-cell>
          <table:table-cell table:formula="of:=AVERAGE([.B2:.B28])" office:value-type="float" office:value="-0.00311478807504473">
            <text:p>-0.0031147881</text:p>
          </table:table-cell>
          <table:table-cell table:formula="of:=AVERAGE([.C2:.C28])" office:value-type="float" office:value="-0.132291758132318">
            <text:p>-0.1322917581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5"/>
          <table:table-cell table:formula="of:=AVERAGE([.P2:.P28])" office:value-type="float" office:value="0.00335964483921882">
            <text:p>0.0033596448</text:p>
          </table:table-cell>
          <table:table-cell/>
          <table:table-cell table:style-name="ce8" table:formula="of:=AVERAGE([.R2:.R10])" office:value-type="float" office:value="0.00343630388930384">
            <text:p>0.0034363039</text:p>
          </table:table-cell>
          <table:table-cell table:style-name="ce8" table:formula="of:=AVERAGE([.S2:.S4];[.S11:.S13];[.S20:.S22])" office:value-type="float" office:value="0.00392049663937696">
            <text:p>0.0039204966</text:p>
          </table:table-cell>
          <table:table-cell table:style-name="ce8" table:formula="of:=AVERAGE([.T2];[.T5];[.T8];[.T11];[.T14];[.T17];[.T20];[.T23];[.T26])" office:value-type="float" office:value="0.004018425686302">
            <text:p>0.0040184257</text:p>
          </table:table-cell>
        </table:table-row>
        <table:table-row table:style-name="ro2">
          <table:table-cell table:number-columns-repeated="17"/>
          <table:table-cell table:style-name="ce9" table:formula="of:=AVERAGE([.R11:.R19])" office:value-type="float" office:value="0.00335706017513786">
            <text:p>0.0033570602</text:p>
          </table:table-cell>
          <table:table-cell table:style-name="ce9" table:formula="of:=AVERAGE([.S5:.S7];[.S14:.S16];[.S23:.S25])" office:value-type="float" office:value="0.00250445952525174">
            <text:p>0.0025044595</text:p>
          </table:table-cell>
          <table:table-cell table:style-name="ce9" table:formula="of:=AVERAGE([.T3];[.T6];[.T9];[.T12];[.T15];[.T18];[.T21];[.T24];[.T27])" office:value-type="float" office:value="0.00252888430914313">
            <text:p>0.0025288843</text:p>
          </table:table-cell>
        </table:table-row>
        <table:table-row table:style-name="ro2">
          <table:table-cell table:number-columns-repeated="17"/>
          <table:table-cell table:style-name="ce10" table:formula="of:=AVERAGE([.R20:.R28])" office:value-type="float" office:value="0.00328557045321478">
            <text:p>0.0032855705</text:p>
          </table:table-cell>
          <table:table-cell table:style-name="ce10" table:formula="of:=AVERAGE([.S8:.S10];[.S17:.S19];[.S26:.S28])" office:value-type="float" office:value="0.00365397835302777">
            <text:p>0.0036539784</text:p>
          </table:table-cell>
          <table:table-cell table:style-name="ce10" table:formula="of:=AVERAGE([.T4];[.T7];[.T10];[.T13];[.T16];[.T19];[.T22];[.T25];[.T28])" office:value-type="float" office:value="0.00353162452221133">
            <text:p>0.0035316245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offset:</text:p>
          </table:table-cell>
          <table:table-cell office:value-type="float" office:value="0.0128">
            <text:p>0.0128</text:p>
          </table:table-cell>
          <table:table-cell table:number-columns-repeated="18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style-name="ce7" office:value-type="string" table:number-columns-spanned="3" table:number-rows-spanned="1">
            <text:p>Average Point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table:formula="of:=[.A29]" office:value-type="float" office:value="0.000187486026484664">
            <text:p>0.000187486</text:p>
          </table:table-cell>
          <table:table-cell table:formula="of:=[.B29]" office:value-type="float" office:value="-0.00311478807504473">
            <text:p>-0.0031147881</text:p>
          </table:table-cell>
          <table:table-cell table:formula="of:=[.C29]" office:value-type="float" office:value="-0.132291758132318">
            <text:p>-0.1322917581</text:p>
          </table:table-cell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13"/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cartesian positions</text:p>
          </table:table-cell>
          <table:table-cell table:number-columns-repeated="2" office:value-type="string">
            <text:p><text:s/></text:p>
          </table:table-cell>
          <table:table-cell office:value-type="string">
            <text:p>joint positions</text:p>
          </table:table-cell>
          <table:table-cell table:number-columns-repeated="7"/>
          <table:table-cell office:value-type="string">
            <text:p>average point</text:p>
          </table:table-cell>
          <table:table-cell table:number-columns-repeated="3"/>
          <table:table-cell table:style-name="ce7" office:value-type="string" table:number-columns-spanned="2" table:number-rows-spanned="1">
            <text:p>distance from average</text:p>
          </table:table-cell>
          <table:covered-table-cell/>
          <table:table-cell table:style-name="ce12" office:value-type="string">
            <text:p>shaft</text:p>
          </table:table-cell>
          <table:table-cell table:style-name="ce12" office:value-type="string">
            <text:p>wrist</text:p>
          </table:table-cell>
          <table:table-cell table:style-name="ce12" office:value-type="string">
            <text:p>grippers</text:p>
          </table:table-cell>
        </table:table-row>
        <table:table-row table:style-name="ro2">
          <table:table-cell office:value-type="float" office:value="-0.00238248052269257">
            <text:p>-0.0023824805</text:p>
          </table:table-cell>
          <table:table-cell office:value-type="float" office:value="-0.00905247604679078">
            <text:p>-0.009052476</text:p>
          </table:table-cell>
          <table:table-cell office:value-type="float" office:value="-0.131866440784809">
            <text:p>-0.1318664408</text:p>
          </table:table-cell>
          <table:table-cell office:value-type="float" office:value="0.120968887741853">
            <text:p>0.1209688877</text:p>
          </table:table-cell>
          <table:table-cell office:value-type="float" office:value="0.0492324220731812">
            <text:p>0.0492324221</text:p>
          </table:table-cell>
          <table:table-cell office:value-type="float" office:value="0.1406085763">
            <text:p>0.1406085763</text:p>
          </table:table-cell>
          <table:table-cell table:style-name="ce8" office:value-type="float" office:value="-0.935636527827948">
            <text:p>-0.9356365278</text:p>
          </table:table-cell>
          <table:table-cell table:style-name="ce8" office:value-type="float" office:value="-1.14979614552618">
            <text:p>-1.1497961455</text:p>
          </table:table-cell>
          <table:table-cell table:style-name="ce8" office:value-type="float" office:value="-1.18083814468024">
            <text:p>-1.180838144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]-[.L2];2)+POWER([.B2]-[.M2];2)+POWER([.C2]-[.N2];2))" office:value-type="float" office:value="0.00666195520111466">
            <text:p>0.0066619552</text:p>
          </table:table-cell>
          <table:table-cell/>
          <table:table-cell table:style-name="ce8" table:formula="of:=[.P2]" office:value-type="float" office:value="0.00666195520111466">
            <text:p>0.0066619552</text:p>
          </table:table-cell>
          <table:table-cell table:style-name="ce8" table:formula="of:=[.P2]" office:value-type="float" office:value="0.00666195520111466">
            <text:p>0.0066619552</text:p>
          </table:table-cell>
          <table:table-cell table:style-name="ce8" table:formula="of:=[.P2]" office:value-type="float" office:value="0.00666195520111466">
            <text:p>0.0066619552</text:p>
          </table:table-cell>
        </table:table-row>
        <table:table-row table:style-name="ro2">
          <table:table-cell office:value-type="float" office:value="-0.0048871670540322">
            <text:p>-0.0048871671</text:p>
          </table:table-cell>
          <table:table-cell office:value-type="float" office:value="-0.00596602808177337">
            <text:p>-0.0059660281</text:p>
          </table:table-cell>
          <table:table-cell office:value-type="float" office:value="-0.133593214813603">
            <text:p>-0.1335932148</text:p>
          </table:table-cell>
          <table:table-cell office:value-type="float" office:value="0.0870197540267618">
            <text:p>0.087019754</text:p>
          </table:table-cell>
          <table:table-cell office:value-type="float" office:value="0.115647924791512">
            <text:p>0.1156479248</text:p>
          </table:table-cell>
          <table:table-cell office:value-type="float" office:value="0.13496452964">
            <text:p>0.1349645296</text:p>
          </table:table-cell>
          <table:table-cell table:style-name="ce8" office:value-type="float" office:value="-1.15434313888231">
            <text:p>-1.1543431389</text:p>
          </table:table-cell>
          <table:table-cell table:style-name="ce8" office:value-type="float" office:value="-0.963833869345417">
            <text:p>-0.9638338693</text:p>
          </table:table-cell>
          <table:table-cell table:style-name="ce9" office:value-type="float" office:value="0.13708598099793">
            <text:p>0.13708598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3]-[.L3];2)+POWER([.B3]-[.M3];2)+POWER([.C3]-[.N3];2))" office:value-type="float" office:value="0.00613380220481702">
            <text:p>0.0061338022</text:p>
          </table:table-cell>
          <table:table-cell/>
          <table:table-cell table:style-name="ce8" table:formula="of:=[.P3]" office:value-type="float" office:value="0.00613380220481702">
            <text:p>0.0061338022</text:p>
          </table:table-cell>
          <table:table-cell table:style-name="ce8" table:formula="of:=[.P3]" office:value-type="float" office:value="0.00613380220481702">
            <text:p>0.0061338022</text:p>
          </table:table-cell>
          <table:table-cell table:style-name="ce9" table:formula="of:=[.P3]" office:value-type="float" office:value="0.00613380220481702">
            <text:p>0.0061338022</text:p>
          </table:table-cell>
        </table:table-row>
        <table:table-row table:style-name="ro2">
          <table:table-cell office:value-type="float" office:value="-0.00385816497678426">
            <text:p>-0.003858165</text:p>
          </table:table-cell>
          <table:table-cell office:value-type="float" office:value="-0.00115359680115251">
            <text:p>-0.0011535968</text:p>
          </table:table-cell>
          <table:table-cell office:value-type="float" office:value="-0.132381731936627">
            <text:p>-0.1323817319</text:p>
          </table:table-cell>
          <table:table-cell office:value-type="float" office:value="0.00463363972453471">
            <text:p>0.0046336397</text:p>
          </table:table-cell>
          <table:table-cell office:value-type="float" office:value="0.135595743805634">
            <text:p>0.1355957438</text:p>
          </table:table-cell>
          <table:table-cell office:value-type="float" office:value="0.13713970426">
            <text:p>0.1371397043</text:p>
          </table:table-cell>
          <table:table-cell table:style-name="ce8" office:value-type="float" office:value="-1.06082142408821">
            <text:p>-1.0608214241</text:p>
          </table:table-cell>
          <table:table-cell table:style-name="ce8" office:value-type="float" office:value="-0.891006614970437">
            <text:p>-0.891006615</text:p>
          </table:table-cell>
          <table:table-cell table:style-name="ce10" office:value-type="float" office:value="1.09345705071577">
            <text:p>1.093457050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4]-[.L4];2)+POWER([.B4]-[.M4];2)+POWER([.C4]-[.N4];2))" office:value-type="float" office:value="0.004665395872211">
            <text:p>0.0046653959</text:p>
          </table:table-cell>
          <table:table-cell/>
          <table:table-cell table:style-name="ce8" table:formula="of:=[.P4]" office:value-type="float" office:value="0.004665395872211">
            <text:p>0.0046653959</text:p>
          </table:table-cell>
          <table:table-cell table:style-name="ce8" table:formula="of:=[.P4]" office:value-type="float" office:value="0.004665395872211">
            <text:p>0.0046653959</text:p>
          </table:table-cell>
          <table:table-cell table:style-name="ce10" table:formula="of:=[.P4]" office:value-type="float" office:value="0.004665395872211">
            <text:p>0.0046653959</text:p>
          </table:table-cell>
        </table:table-row>
        <table:table-row table:style-name="ro2">
          <table:table-cell office:value-type="float" office:value="0.00129235167496921">
            <text:p>0.0012923517</text:p>
          </table:table-cell>
          <table:table-cell office:value-type="float" office:value="-0.00822594801924274">
            <text:p>-0.008225948</text:p>
          </table:table-cell>
          <table:table-cell office:value-type="float" office:value="-0.130583168686724">
            <text:p>-0.1305831687</text:p>
          </table:table-cell>
          <table:table-cell office:value-type="float" office:value="0.0517577557230527">
            <text:p>0.0517577557</text:p>
          </table:table-cell>
          <table:table-cell office:value-type="float" office:value="-0.0312538999419866">
            <text:p>-0.0312538999</text:p>
          </table:table-cell>
          <table:table-cell office:value-type="float" office:value="0.13266750376">
            <text:p>0.1326675038</text:p>
          </table:table-cell>
          <table:table-cell table:style-name="ce8" office:value-type="float" office:value="-1.06124080397518">
            <text:p>-1.061240804</text:p>
          </table:table-cell>
          <table:table-cell table:style-name="ce9" office:value-type="float" office:value="0.0935960023393267">
            <text:p>0.0935960023</text:p>
          </table:table-cell>
          <table:table-cell table:style-name="ce8" office:value-type="float" office:value="-1.27773385275958">
            <text:p>-1.2777338528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5]-[.L5];2)+POWER([.B5]-[.M5];2)+POWER([.C5]-[.N5];2))" office:value-type="float" office:value="0.00561919431567035">
            <text:p>0.0056191943</text:p>
          </table:table-cell>
          <table:table-cell/>
          <table:table-cell table:style-name="ce8" table:formula="of:=[.P5]" office:value-type="float" office:value="0.00561919431567035">
            <text:p>0.0056191943</text:p>
          </table:table-cell>
          <table:table-cell table:style-name="ce9" table:formula="of:=[.P5]" office:value-type="float" office:value="0.00561919431567035">
            <text:p>0.0056191943</text:p>
          </table:table-cell>
          <table:table-cell table:style-name="ce8" table:formula="of:=[.P5]" office:value-type="float" office:value="0.00561919431567035">
            <text:p>0.0056191943</text:p>
          </table:table-cell>
        </table:table-row>
        <table:table-row table:style-name="ro2">
          <table:table-cell office:value-type="float" office:value="0.000243076031628739">
            <text:p>0.000243076</text:p>
          </table:table-cell>
          <table:table-cell office:value-type="float" office:value="-0.00337016517035247">
            <text:p>-0.0033701652</text:p>
          </table:table-cell>
          <table:table-cell office:value-type="float" office:value="-0.134620647528077">
            <text:p>-0.1346206475</text:p>
          </table:table-cell>
          <table:table-cell office:value-type="float" office:value="-0.0112520217977451">
            <text:p>-0.0112520218</text:p>
          </table:table-cell>
          <table:table-cell office:value-type="float" office:value="0.0318639958390503">
            <text:p>0.0318639958</text:p>
          </table:table-cell>
          <table:table-cell office:value-type="float" office:value="0.12727364107">
            <text:p>0.1272736411</text:p>
          </table:table-cell>
          <table:table-cell table:style-name="ce8" office:value-type="float" office:value="-1.04509467832687">
            <text:p>-1.0450946783</text:p>
          </table:table-cell>
          <table:table-cell table:style-name="ce9" office:value-type="float" office:value="0.0460465004209534">
            <text:p>0.0460465004</text:p>
          </table:table-cell>
          <table:table-cell table:style-name="ce9" office:value-type="float" office:value="0.120092134925591">
            <text:p>0.120092134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6]-[.L6];2)+POWER([.B6]-[.M6];2)+POWER([.C6]-[.N6];2))" office:value-type="float" office:value="0.00209311249270759">
            <text:p>0.0020931125</text:p>
          </table:table-cell>
          <table:table-cell/>
          <table:table-cell table:style-name="ce8" table:formula="of:=[.P6]" office:value-type="float" office:value="0.00209311249270759">
            <text:p>0.0020931125</text:p>
          </table:table-cell>
          <table:table-cell table:style-name="ce9" table:formula="of:=[.P6]" office:value-type="float" office:value="0.00209311249270759">
            <text:p>0.0020931125</text:p>
          </table:table-cell>
          <table:table-cell table:style-name="ce9" table:formula="of:=[.P6]" office:value-type="float" office:value="0.00209311249270759">
            <text:p>0.0020931125</text:p>
          </table:table-cell>
        </table:table-row>
        <table:table-row table:style-name="ro2">
          <table:table-cell office:value-type="float" office:value="-0.000639097763269837">
            <text:p>-0.0006390978</text:p>
          </table:table-cell>
          <table:table-cell office:value-type="float" office:value="0.000803752894709381">
            <text:p>0.0008037529</text:p>
          </table:table-cell>
          <table:table-cell office:value-type="float" office:value="-0.133315877581095">
            <text:p>-0.1333158776</text:p>
          </table:table-cell>
          <table:table-cell office:value-type="float" office:value="-0.0537038844073572">
            <text:p>-0.0537038844</text:p>
          </table:table-cell>
          <table:table-cell office:value-type="float" office:value="0.0729103210655536">
            <text:p>0.0729103211</text:p>
          </table:table-cell>
          <table:table-cell office:value-type="float" office:value="0.13266361489">
            <text:p>0.1326636149</text:p>
          </table:table-cell>
          <table:table-cell table:style-name="ce8" office:value-type="float" office:value="-1.04446560849642">
            <text:p>-1.0444656085</text:p>
          </table:table-cell>
          <table:table-cell table:style-name="ce9" office:value-type="float" office:value="0.022954931960594">
            <text:p>0.022954932</text:p>
          </table:table-cell>
          <table:table-cell table:style-name="ce10" office:value-type="float" office:value="1.08100434943153">
            <text:p>1.0810043494</text:p>
          </table:table-cell>
          <table:table-cell office:value-type="float" office:value="-0.000653376264537098">
            <text:p>-0.0006533763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7]-[.L7];2)+POWER([.B7]-[.M7];2)+POWER([.C7]-[.N7];2))" office:value-type="float" office:value="0.00405532778175578">
            <text:p>0.0040553278</text:p>
          </table:table-cell>
          <table:table-cell/>
          <table:table-cell table:style-name="ce8" table:formula="of:=[.P7]" office:value-type="float" office:value="0.00405532778175578">
            <text:p>0.0040553278</text:p>
          </table:table-cell>
          <table:table-cell table:style-name="ce9" table:formula="of:=[.P7]" office:value-type="float" office:value="0.00405532778175578">
            <text:p>0.0040553278</text:p>
          </table:table-cell>
          <table:table-cell table:style-name="ce10" table:formula="of:=[.P7]" office:value-type="float" office:value="0.00405532778175578">
            <text:p>0.0040553278</text:p>
          </table:table-cell>
        </table:table-row>
        <table:table-row table:style-name="ro2">
          <table:table-cell office:value-type="float" office:value="0.00361095037133379">
            <text:p>0.0036109504</text:p>
          </table:table-cell>
          <table:table-cell office:value-type="float" office:value="-0.00381137910521872">
            <text:p>-0.0038113791</text:p>
          </table:table-cell>
          <table:table-cell office:value-type="float" office:value="-0.13003165332353">
            <text:p>-0.1300316533</text:p>
          </table:table-cell>
          <table:table-cell office:value-type="float" office:value="-0.0365362492279562">
            <text:p>-0.0365362492</text:p>
          </table:table-cell>
          <table:table-cell office:value-type="float" office:value="-0.0863942126639496">
            <text:p>-0.0863942127</text:p>
          </table:table-cell>
          <table:table-cell office:value-type="float" office:value="0.13887673286">
            <text:p>0.1388767329</text:p>
          </table:table-cell>
          <table:table-cell table:style-name="ce8" office:value-type="float" office:value="-1.43616642292551">
            <text:p>-1.4361664229</text:p>
          </table:table-cell>
          <table:table-cell table:style-name="ce10" office:value-type="float" office:value="1.06344187767442">
            <text:p>1.0634418777</text:p>
          </table:table-cell>
          <table:table-cell table:style-name="ce8" office:value-type="float" office:value="-1.37822942152875">
            <text:p>-1.3782294215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8]-[.L8];2)+POWER([.B8]-[.M8];2)+POWER([.C8]-[.N8];2))" office:value-type="float" office:value="0.0041552124515354">
            <text:p>0.0041552125</text:p>
          </table:table-cell>
          <table:table-cell/>
          <table:table-cell table:style-name="ce8" table:formula="of:=[.P8]" office:value-type="float" office:value="0.0041552124515354">
            <text:p>0.0041552125</text:p>
          </table:table-cell>
          <table:table-cell table:style-name="ce10" table:formula="of:=[.P8]" office:value-type="float" office:value="0.0041552124515354">
            <text:p>0.0041552125</text:p>
          </table:table-cell>
          <table:table-cell table:style-name="ce8" table:formula="of:=[.P8]" office:value-type="float" office:value="0.0041552124515354">
            <text:p>0.0041552125</text:p>
          </table:table-cell>
        </table:table-row>
        <table:table-row table:style-name="ro2">
          <table:table-cell office:value-type="float" office:value="0.00533794961317871">
            <text:p>0.0053379496</text:p>
          </table:table-cell>
          <table:table-cell office:value-type="float" office:value="-0.000786549463914031">
            <text:p>-0.0007865495</text:p>
          </table:table-cell>
          <table:table-cell office:value-type="float" office:value="-0.133197146108089">
            <text:p>-0.1331971461</text:p>
          </table:table-cell>
          <table:table-cell office:value-type="float" office:value="-0.0876530181224482">
            <text:p>-0.0876530181</text:p>
          </table:table-cell>
          <table:table-cell office:value-type="float" office:value="-0.071512506415319">
            <text:p>-0.0715125064</text:p>
          </table:table-cell>
          <table:table-cell office:value-type="float" office:value="0.13566193366">
            <text:p>0.1356619337</text:p>
          </table:table-cell>
          <table:table-cell table:style-name="ce8" office:value-type="float" office:value="-0.932910558562649">
            <text:p>-0.9329105586</text:p>
          </table:table-cell>
          <table:table-cell table:style-name="ce10" office:value-type="float" office:value="1.03324521122626">
            <text:p>1.0332452112</text:p>
          </table:table-cell>
          <table:table-cell table:style-name="ce9" office:value-type="float" office:value="0.135397367950613">
            <text:p>0.135397368</text:p>
          </table:table-cell>
          <table:table-cell office:value-type="float" office:value="-0.000490032198402823">
            <text:p>-0.0004900322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9]-[.L9];2)+POWER([.B9]-[.M9];2)+POWER([.C9]-[.N9];2))" office:value-type="float" office:value="0.00546159655322554">
            <text:p>0.0054615966</text:p>
          </table:table-cell>
          <table:table-cell/>
          <table:table-cell table:style-name="ce8" table:formula="of:=[.P9]" office:value-type="float" office:value="0.00546159655322554">
            <text:p>0.0054615966</text:p>
          </table:table-cell>
          <table:table-cell table:style-name="ce10" table:formula="of:=[.P9]" office:value-type="float" office:value="0.00546159655322554">
            <text:p>0.0054615966</text:p>
          </table:table-cell>
          <table:table-cell table:style-name="ce9" table:formula="of:=[.P9]" office:value-type="float" office:value="0.00546159655322554">
            <text:p>0.0054615966</text:p>
          </table:table-cell>
        </table:table-row>
        <table:table-row table:style-name="ro2">
          <table:table-cell office:value-type="float" office:value="0.00345879259825073">
            <text:p>0.0034587926</text:p>
          </table:table-cell>
          <table:table-cell office:value-type="float" office:value="0.00188255408266573">
            <text:p>0.0018825541</text:p>
          </table:table-cell>
          <table:table-cell office:value-type="float" office:value="-0.1334298923937">
            <text:p>-0.1334298924</text:p>
          </table:table-cell>
          <table:table-cell office:value-type="float" office:value="-0.102055914932877">
            <text:p>-0.1020559149</text:p>
          </table:table-cell>
          <table:table-cell office:value-type="float" office:value="0.0114759810510976">
            <text:p>0.0114759811</text:p>
          </table:table-cell>
          <table:table-cell office:value-type="float" office:value="0.13959358123">
            <text:p>0.1395935812</text:p>
          </table:table-cell>
          <table:table-cell table:style-name="ce8" office:value-type="float" office:value="-0.918861332349186">
            <text:p>-0.9188613323</text:p>
          </table:table-cell>
          <table:table-cell table:style-name="ce10" office:value-type="float" office:value="0.941288846884119">
            <text:p>0.9412888469</text:p>
          </table:table-cell>
          <table:table-cell table:style-name="ce10" office:value-type="float" office:value="1.19804094291798">
            <text:p>1.1980409429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0]-[.L10];2)+POWER([.B10]-[.M10];2)+POWER([.C10]-[.N10];2))" office:value-type="float" office:value="0.00585922625712491">
            <text:p>0.0058592263</text:p>
          </table:table-cell>
          <table:table-cell/>
          <table:table-cell table:style-name="ce8" table:formula="of:=[.P10]" office:value-type="float" office:value="0.00585922625712491">
            <text:p>0.0058592263</text:p>
          </table:table-cell>
          <table:table-cell table:style-name="ce10" table:formula="of:=[.P10]" office:value-type="float" office:value="0.00585922625712491">
            <text:p>0.0058592263</text:p>
          </table:table-cell>
          <table:table-cell table:style-name="ce10" table:formula="of:=[.P10]" office:value-type="float" office:value="0.00585922625712491">
            <text:p>0.0058592263</text:p>
          </table:table-cell>
        </table:table-row>
        <table:table-row table:style-name="ro2">
          <table:table-cell office:value-type="float" office:value="-0.00623926746961618">
            <text:p>-0.0062392675</text:p>
          </table:table-cell>
          <table:table-cell office:value-type="float" office:value="-0.0019726431212976">
            <text:p>-0.0019726431</text:p>
          </table:table-cell>
          <table:table-cell office:value-type="float" office:value="-0.131590308806332">
            <text:p>-0.1315903088</text:p>
          </table:table-cell>
          <table:table-cell office:value-type="float" office:value="0.0151751700978512">
            <text:p>0.0151751701</text:p>
          </table:table-cell>
          <table:table-cell office:value-type="float" office:value="0.136174948771201">
            <text:p>0.1361749488</text:p>
          </table:table-cell>
          <table:table-cell office:value-type="float" office:value="0.14070839063">
            <text:p>0.1407083906</text:p>
          </table:table-cell>
          <table:table-cell table:style-name="ce9" office:value-type="float" office:value="0.371570579854577">
            <text:p>0.3715705799</text:p>
          </table:table-cell>
          <table:table-cell table:style-name="ce8" office:value-type="float" office:value="-1.1406415000419">
            <text:p>-1.1406415</text:p>
          </table:table-cell>
          <table:table-cell table:style-name="ce8" office:value-type="float" office:value="-1.2881962434198">
            <text:p>-1.2881962434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1]-[.L11];2)+POWER([.B11]-[.M11];2)+POWER([.C11]-[.N11];2))" office:value-type="float" office:value="0.00679868592477079">
            <text:p>0.0067986859</text:p>
          </table:table-cell>
          <table:table-cell/>
          <table:table-cell table:style-name="ce9" table:formula="of:=[.P11]" office:value-type="float" office:value="0.00679868592477079">
            <text:p>0.0067986859</text:p>
          </table:table-cell>
          <table:table-cell table:style-name="ce8" table:formula="of:=[.P11]" office:value-type="float" office:value="0.00679868592477079">
            <text:p>0.0067986859</text:p>
          </table:table-cell>
          <table:table-cell table:style-name="ce8" table:formula="of:=[.P11]" office:value-type="float" office:value="0.00679868592477079">
            <text:p>0.0067986859</text:p>
          </table:table-cell>
        </table:table-row>
        <table:table-row table:style-name="ro2">
          <table:table-cell office:value-type="float" office:value="-0.00452689119301037">
            <text:p>-0.0045268912</text:p>
          </table:table-cell>
          <table:table-cell office:value-type="float" office:value="0">
            <text:p>0</text:p>
          </table:table-cell>
          <table:table-cell office:value-type="float" office:value="-0.133337055194591">
            <text:p>-0.1333370552</text:p>
          </table:table-cell>
          <table:table-cell office:value-type="float" office:value="-0.0335321061398828">
            <text:p>-0.0335321061</text:p>
          </table:table-cell>
          <table:table-cell office:value-type="float" office:value="0.143488376803091">
            <text:p>0.1434883768</text:p>
          </table:table-cell>
          <table:table-cell office:value-type="float" office:value="0.13462619795">
            <text:p>0.134626198</text:p>
          </table:table-cell>
          <table:table-cell table:style-name="ce9" office:value-type="float" office:value="-0.0654232623671716">
            <text:p>-0.0654232624</text:p>
          </table:table-cell>
          <table:table-cell table:style-name="ce8" office:value-type="float" office:value="-0.970529057833924">
            <text:p>-0.9705290578</text:p>
          </table:table-cell>
          <table:table-cell table:style-name="ce9" office:value-type="float" office:value="0.0852069827003801">
            <text:p>0.085206982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2]-[.L12];2)+POWER([.B12]-[.M12];2)+POWER([.C12]-[.N12];2))" office:value-type="float" office:value="0.00584575410605788">
            <text:p>0.0058457541</text:p>
          </table:table-cell>
          <table:table-cell/>
          <table:table-cell table:style-name="ce9" table:formula="of:=[.P12]" office:value-type="float" office:value="0.00584575410605788">
            <text:p>0.0058457541</text:p>
          </table:table-cell>
          <table:table-cell table:style-name="ce8" table:formula="of:=[.P12]" office:value-type="float" office:value="0.00584575410605788">
            <text:p>0.0058457541</text:p>
          </table:table-cell>
          <table:table-cell table:style-name="ce9" table:formula="of:=[.P12]" office:value-type="float" office:value="0.00584575410605788">
            <text:p>0.0058457541</text:p>
          </table:table-cell>
        </table:table-row>
        <table:table-row table:style-name="ro2">
          <table:table-cell office:value-type="float" office:value="0.000390725029484243">
            <text:p>0.000390725</text:p>
          </table:table-cell>
          <table:table-cell office:value-type="float" office:value="0.00132718584332167">
            <text:p>0.0013271858</text:p>
          </table:table-cell>
          <table:table-cell office:value-type="float" office:value="-0.132202052912759">
            <text:p>-0.1322020529</text:p>
          </table:table-cell>
          <table:table-cell office:value-type="float" office:value="-0.0879773729031656">
            <text:p>-0.0879773729</text:p>
          </table:table-cell>
          <table:table-cell office:value-type="float" office:value="0.0844712521782677">
            <text:p>0.0844712522</text:p>
          </table:table-cell>
          <table:table-cell office:value-type="float" office:value="0.13694526076">
            <text:p>0.1369452608</text:p>
          </table:table-cell>
          <table:table-cell table:style-name="ce9" office:value-type="float" office:value="-0.0413089188664513">
            <text:p>-0.0413089189</text:p>
          </table:table-cell>
          <table:table-cell table:style-name="ce8" office:value-type="float" office:value="-0.886360973978412">
            <text:p>-0.886360974</text:p>
          </table:table-cell>
          <table:table-cell table:style-name="ce10" office:value-type="float" office:value="1.10486108765624">
            <text:p>1.1048610877</text:p>
          </table:table-cell>
          <table:table-cell office:value-type="float" office:value="-0.000326688132268549">
            <text:p>-0.000326688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3]-[.L13];2)+POWER([.B13]-[.M13];2)+POWER([.C13]-[.N13];2))" office:value-type="float" office:value="0.00438319974072292">
            <text:p>0.0043831997</text:p>
          </table:table-cell>
          <table:table-cell/>
          <table:table-cell table:style-name="ce9" table:formula="of:=[.P13]" office:value-type="float" office:value="0.00438319974072292">
            <text:p>0.0043831997</text:p>
          </table:table-cell>
          <table:table-cell table:style-name="ce8" table:formula="of:=[.P13]" office:value-type="float" office:value="0.00438319974072292">
            <text:p>0.0043831997</text:p>
          </table:table-cell>
          <table:table-cell table:style-name="ce10" table:formula="of:=[.P13]" office:value-type="float" office:value="0.00438319974072292">
            <text:p>0.0043831997</text:p>
          </table:table-cell>
        </table:table-row>
        <table:table-row table:style-name="ro2">
          <table:table-cell office:value-type="float" office:value="-0.00315311259630426">
            <text:p>-0.0031531126</text:p>
          </table:table-cell>
          <table:table-cell office:value-type="float" office:value="-0.00678353547688337">
            <text:p>-0.0067835355</text:p>
          </table:table-cell>
          <table:table-cell office:value-type="float" office:value="-0.131248043334042">
            <text:p>-0.1312480433</text:p>
          </table:table-cell>
          <table:table-cell office:value-type="float" office:value="0.0773122788038616">
            <text:p>0.0773122788</text:p>
          </table:table-cell>
          <table:table-cell office:value-type="float" office:value="0.0384978233780092">
            <text:p>0.0384978234</text:p>
          </table:table-cell>
          <table:table-cell office:value-type="float" office:value="0.13305898334">
            <text:p>0.1330589833</text:p>
          </table:table-cell>
          <table:table-cell table:style-name="ce9" office:value-type="float" office:value="-0.029985661918287">
            <text:p>-0.0299856619</text:p>
          </table:table-cell>
          <table:table-cell table:style-name="ce9" office:value-type="float" office:value="0.101247646326191">
            <text:p>0.1012476463</text:p>
          </table:table-cell>
          <table:table-cell table:style-name="ce8" office:value-type="float" office:value="-1.25963299080469">
            <text:p>-1.2596329908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4]-[.L14];2)+POWER([.B14]-[.M14];2)+POWER([.C14]-[.N14];2))" office:value-type="float" office:value="0.00532742168522629">
            <text:p>0.0053274217</text:p>
          </table:table-cell>
          <table:table-cell/>
          <table:table-cell table:style-name="ce9" table:formula="of:=[.P14]" office:value-type="float" office:value="0.00532742168522629">
            <text:p>0.0053274217</text:p>
          </table:table-cell>
          <table:table-cell table:style-name="ce9" table:formula="of:=[.P14]" office:value-type="float" office:value="0.00532742168522629">
            <text:p>0.0053274217</text:p>
          </table:table-cell>
          <table:table-cell table:style-name="ce8" table:formula="of:=[.P14]" office:value-type="float" office:value="0.00532742168522629">
            <text:p>0.0053274217</text:p>
          </table:table-cell>
        </table:table-row>
        <table:table-row table:style-name="ro2">
          <table:table-cell office:value-type="float" office:value="0.000538517249776266">
            <text:p>0.0005385172</text:p>
          </table:table-cell>
          <table:table-cell office:value-type="float" office:value="-0.00282145053671581">
            <text:p>-0.0028214505</text:p>
          </table:table-cell>
          <table:table-cell office:value-type="float" office:value="-0.134237485362464">
            <text:p>-0.1342374854</text:p>
          </table:table-cell>
          <table:table-cell office:value-type="float" office:value="-0.0103947984487062">
            <text:p>-0.0103947984</text:p>
          </table:table-cell>
          <table:table-cell office:value-type="float" office:value="0.011730831235947">
            <text:p>0.0117308312</text:p>
          </table:table-cell>
          <table:table-cell office:value-type="float" office:value="0.12691716132">
            <text:p>0.1269171613</text:p>
          </table:table-cell>
          <table:table-cell table:style-name="ce9" office:value-type="float" office:value="0.00922635751331907">
            <text:p>0.0092263575</text:p>
          </table:table-cell>
          <table:table-cell table:style-name="ce9" office:value-type="float" office:value="0.0535615079080527">
            <text:p>0.0535615079</text:p>
          </table:table-cell>
          <table:table-cell table:style-name="ce9" office:value-type="float" office:value="0.139366238406003">
            <text:p>0.1393662384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5]-[.L15];2)+POWER([.B15]-[.M15];2)+POWER([.C15]-[.N15];2))" office:value-type="float" office:value="0.00169729916479489">
            <text:p>0.0016972992</text:p>
          </table:table-cell>
          <table:table-cell/>
          <table:table-cell table:style-name="ce9" table:formula="of:=[.P15]" office:value-type="float" office:value="0.00169729916479489">
            <text:p>0.0016972992</text:p>
          </table:table-cell>
          <table:table-cell table:style-name="ce9" table:formula="of:=[.P15]" office:value-type="float" office:value="0.00169729916479489">
            <text:p>0.0016972992</text:p>
          </table:table-cell>
          <table:table-cell table:style-name="ce9" table:formula="of:=[.P15]" office:value-type="float" office:value="0.00169729916479489">
            <text:p>0.0016972992</text:p>
          </table:table-cell>
        </table:table-row>
        <table:table-row table:style-name="ro2">
          <table:table-cell office:value-type="float" office:value="0.00334831073279622">
            <text:p>0.0033483107</text:p>
          </table:table-cell>
          <table:table-cell office:value-type="float" office:value="0.000167195616976733">
            <text:p>0.0001671956</text:p>
          </table:table-cell>
          <table:table-cell office:value-type="float" office:value="-0.133013168372413">
            <text:p>-0.1330131684</text:p>
          </table:table-cell>
          <table:table-cell office:value-type="float" office:value="-0.0687168771148497">
            <text:p>-0.0687168771</text:p>
          </table:table-cell>
          <table:table-cell office:value-type="float" office:value="-0.00403126656034519">
            <text:p>-0.0040312666</text:p>
          </table:table-cell>
          <table:table-cell office:value-type="float" office:value="0.13261565216">
            <text:p>0.1326156522</text:p>
          </table:table-cell>
          <table:table-cell table:style-name="ce9" office:value-type="float" office:value="0.000838759773938097">
            <text:p>0.0008387598</text:p>
          </table:table-cell>
          <table:table-cell table:style-name="ce9" office:value-type="float" office:value="0.0230915684603594">
            <text:p>0.0230915685</text:p>
          </table:table-cell>
          <table:table-cell table:style-name="ce10" office:value-type="float" office:value="1.09943400553974">
            <text:p>1.0994340055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6]-[.L16];2)+POWER([.B16]-[.M16];2)+POWER([.C16]-[.N16];2))" office:value-type="float" office:value="0.00437792742762904">
            <text:p>0.0043779274</text:p>
          </table:table-cell>
          <table:table-cell/>
          <table:table-cell table:style-name="ce9" table:formula="of:=[.P16]" office:value-type="float" office:value="0.00437792742762904">
            <text:p>0.0043779274</text:p>
          </table:table-cell>
          <table:table-cell table:style-name="ce9" table:formula="of:=[.P16]" office:value-type="float" office:value="0.00437792742762904">
            <text:p>0.0043779274</text:p>
          </table:table-cell>
          <table:table-cell table:style-name="ce10" table:formula="of:=[.P16]" office:value-type="float" office:value="0.00437792742762904">
            <text:p>0.0043779274</text:p>
          </table:table-cell>
        </table:table-row>
        <table:table-row table:style-name="ro2">
          <table:table-cell office:value-type="float" office:value="0.00112209453960254">
            <text:p>0.0011220945</text:p>
          </table:table-cell>
          <table:table-cell office:value-type="float" office:value="-0.00614036674984029">
            <text:p>-0.0061403667</text:p>
          </table:table-cell>
          <table:table-cell office:value-type="float" office:value="-0.130695494463033">
            <text:p>-0.1306954945</text:p>
          </table:table-cell>
          <table:table-cell office:value-type="float" office:value="0.0808415677273822">
            <text:p>0.0808415677</text:p>
          </table:table-cell>
          <table:table-cell office:value-type="float" office:value="-0.0628012637331937">
            <text:p>-0.0628012637</text:p>
          </table:table-cell>
          <table:table-cell office:value-type="float" office:value="0.13973746942">
            <text:p>0.1397374694</text:p>
          </table:table-cell>
          <table:table-cell table:style-name="ce9" office:value-type="float" office:value="-0.349762825732187">
            <text:p>-0.3497628257</text:p>
          </table:table-cell>
          <table:table-cell table:style-name="ce10" office:value-type="float" office:value="1.07068361216199">
            <text:p>1.0706836122</text:p>
          </table:table-cell>
          <table:table-cell table:style-name="ce8" office:value-type="float" office:value="-1.38870857987253">
            <text:p>-1.3887085799</text:p>
          </table:table-cell>
          <table:table-cell office:value-type="float" office:value="0.000163344066134274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7]-[.L17];2)+POWER([.B17]-[.M17];2)+POWER([.C17]-[.N17];2))" office:value-type="float" office:value="0.00368706973929671">
            <text:p>0.0036870697</text:p>
          </table:table-cell>
          <table:table-cell/>
          <table:table-cell table:style-name="ce9" table:formula="of:=[.P17]" office:value-type="float" office:value="0.00368706973929671">
            <text:p>0.0036870697</text:p>
          </table:table-cell>
          <table:table-cell table:style-name="ce10" table:formula="of:=[.P17]" office:value-type="float" office:value="0.00368706973929671">
            <text:p>0.0036870697</text:p>
          </table:table-cell>
          <table:table-cell table:style-name="ce8" table:formula="of:=[.P17]" office:value-type="float" office:value="0.00368706973929671">
            <text:p>0.0036870697</text:p>
          </table:table-cell>
        </table:table-row>
        <table:table-row table:style-name="ro2">
          <table:table-cell office:value-type="float" office:value="0.00413716482707105">
            <text:p>0.0041371648</text:p>
          </table:table-cell>
          <table:table-cell office:value-type="float" office:value="-0.00596320037149678">
            <text:p>-0.0059632004</text:p>
          </table:table-cell>
          <table:table-cell office:value-type="float" office:value="-0.133083400605234">
            <text:p>-0.1330834006</text:p>
          </table:table-cell>
          <table:table-cell office:value-type="float" office:value="0.0342580430300599">
            <text:p>0.034258043</text:p>
          </table:table-cell>
          <table:table-cell office:value-type="float" office:value="-0.105592926589272">
            <text:p>-0.1055929266</text:p>
          </table:table-cell>
          <table:table-cell office:value-type="float" office:value="0.13594322859">
            <text:p>0.1359432286</text:p>
          </table:table-cell>
          <table:table-cell table:style-name="ce9" office:value-type="float" office:value="0.147621720213105">
            <text:p>0.1476217202</text:p>
          </table:table-cell>
          <table:table-cell table:style-name="ce10" office:value-type="float" office:value="1.0473187707021">
            <text:p>1.0473187707</text:p>
          </table:table-cell>
          <table:table-cell table:style-name="ce9" office:value-type="float" office:value="0.180769727007713">
            <text:p>0.180769727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8]-[.L18];2)+POWER([.B18]-[.M18];2)+POWER([.C18]-[.N18];2))" office:value-type="float" office:value="0.00476905002546793">
            <text:p>0.00476905</text:p>
          </table:table-cell>
          <table:table-cell/>
          <table:table-cell table:style-name="ce9" table:formula="of:=[.P18]" office:value-type="float" office:value="0.00476905002546793">
            <text:p>0.00476905</text:p>
          </table:table-cell>
          <table:table-cell table:style-name="ce10" table:formula="of:=[.P18]" office:value-type="float" office:value="0.00476905002546793">
            <text:p>0.00476905</text:p>
          </table:table-cell>
          <table:table-cell table:style-name="ce9" table:formula="of:=[.P18]" office:value-type="float" office:value="0.00476905002546793">
            <text:p>0.00476905</text:p>
          </table:table-cell>
        </table:table-row>
        <table:table-row table:style-name="ro2">
          <table:table-cell office:value-type="float" office:value="0.00644685589080591">
            <text:p>0.0064468559</text:p>
          </table:table-cell>
          <table:table-cell office:value-type="float" office:value="-0.00248472689706926">
            <text:p>-0.0024847269</text:p>
          </table:table-cell>
          <table:table-cell office:value-type="float" office:value="-0.132921163747645">
            <text:p>-0.1329211637</text:p>
          </table:table-cell>
          <table:table-cell office:value-type="float" office:value="-0.0388839600217204">
            <text:p>-0.03888396</text:p>
          </table:table-cell>
          <table:table-cell office:value-type="float" office:value="-0.0784706887349952">
            <text:p>-0.0784706887</text:p>
          </table:table-cell>
          <table:table-cell office:value-type="float" office:value="0.13926432357">
            <text:p>0.1392643236</text:p>
          </table:table-cell>
          <table:table-cell table:style-name="ce9" office:value-type="float" office:value="0.121829857164509">
            <text:p>0.1218298572</text:p>
          </table:table-cell>
          <table:table-cell table:style-name="ce10" office:value-type="float" office:value="0.939785845386699">
            <text:p>0.9397858454</text:p>
          </table:table-cell>
          <table:table-cell table:style-name="ce10" office:value-type="float" office:value="1.20759777135298">
            <text:p>1.2075977714</text:p>
          </table:table-cell>
          <table:table-cell office:value-type="float" office:value="-0.000163344066134608">
            <text:p>-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19]-[.L19];2)+POWER([.B19]-[.M19];2)+POWER([.C19]-[.N19];2))" office:value-type="float" office:value="0.00607866477269459">
            <text:p>0.0060786648</text:p>
          </table:table-cell>
          <table:table-cell/>
          <table:table-cell table:style-name="ce9" table:formula="of:=[.P19]" office:value-type="float" office:value="0.00607866477269459">
            <text:p>0.0060786648</text:p>
          </table:table-cell>
          <table:table-cell table:style-name="ce10" table:formula="of:=[.P19]" office:value-type="float" office:value="0.00607866477269459">
            <text:p>0.0060786648</text:p>
          </table:table-cell>
          <table:table-cell table:style-name="ce10" table:formula="of:=[.P19]" office:value-type="float" office:value="0.00607866477269459">
            <text:p>0.0060786648</text:p>
          </table:table-cell>
        </table:table-row>
        <table:table-row table:style-name="ro2">
          <table:table-cell office:value-type="float" office:value="-0.00168754964435019">
            <text:p>-0.0016875496</text:p>
          </table:table-cell>
          <table:table-cell office:value-type="float" office:value="0.00240983923223119">
            <text:p>0.0024098392</text:p>
          </table:table-cell>
          <table:table-cell office:value-type="float" office:value="-0.131855449792826">
            <text:p>-0.1318554498</text:p>
          </table:table-cell>
          <table:table-cell office:value-type="float" office:value="-0.0892361783616642">
            <text:p>-0.0892361784</text:p>
          </table:table-cell>
          <table:table-cell office:value-type="float" office:value="0.0946498141064956">
            <text:p>0.0946498141</text:p>
          </table:table-cell>
          <table:table-cell office:value-type="float" office:value="0.14100653733">
            <text:p>0.1410065373</text:p>
          </table:table-cell>
          <table:table-cell table:style-name="ce10" office:value-type="float" office:value="1.44644123015625">
            <text:p>1.4464412302</text:p>
          </table:table-cell>
          <table:table-cell table:style-name="ce8" office:value-type="float" office:value="-1.15252887552149">
            <text:p>-1.1525288755</text:p>
          </table:table-cell>
          <table:table-cell table:style-name="ce8" office:value-type="float" office:value="-1.29246995036225">
            <text:p>-1.2924699504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0]-[.L20];2)+POWER([.B20]-[.M20];2)+POWER([.C20]-[.N20];2))" office:value-type="float" office:value="0.00588120478069499">
            <text:p>0.0058812048</text:p>
          </table:table-cell>
          <table:table-cell/>
          <table:table-cell table:style-name="ce10" table:formula="of:=[.P20]" office:value-type="float" office:value="0.00588120478069499">
            <text:p>0.0058812048</text:p>
          </table:table-cell>
          <table:table-cell table:style-name="ce8" table:formula="of:=[.P20]" office:value-type="float" office:value="0.00588120478069499">
            <text:p>0.0058812048</text:p>
          </table:table-cell>
          <table:table-cell table:style-name="ce8" table:formula="of:=[.P20]" office:value-type="float" office:value="0.00588120478069499">
            <text:p>0.0058812048</text:p>
          </table:table-cell>
        </table:table-row>
        <table:table-row table:style-name="ro2">
          <table:table-cell office:value-type="float" office:value="0.00101207010459102">
            <text:p>0.0010120701</text:p>
          </table:table-cell>
          <table:table-cell office:value-type="float" office:value="0.00223506101418971">
            <text:p>0.002235061</text:p>
          </table:table-cell>
          <table:table-cell office:value-type="float" office:value="-0.133301296470968">
            <text:p>-0.1333012965</text:p>
          </table:table-cell>
          <table:table-cell office:value-type="float" office:value="-0.115686538455883">
            <text:p>-0.1156865385</text:p>
          </table:table-cell>
          <table:table-cell office:value-type="float" office:value="0.057271786995249">
            <text:p>0.057271787</text:p>
          </table:table-cell>
          <table:table-cell office:value-type="float" office:value="0.13460545731">
            <text:p>0.1346054573</text:p>
          </table:table-cell>
          <table:table-cell table:style-name="ce10" office:value-type="float" office:value="0.958073351780792">
            <text:p>0.9580733518</text:p>
          </table:table-cell>
          <table:table-cell table:style-name="ce8" office:value-type="float" office:value="-0.97394497032806">
            <text:p>-0.9739449703</text:p>
          </table:table-cell>
          <table:table-cell table:style-name="ce9" office:value-type="float" office:value="0.100652635014578">
            <text:p>0.100652635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1]-[.L21];2)+POWER([.B21]-[.M21];2)+POWER([.C21]-[.N21];2))" office:value-type="float" office:value="0.0053627932677624">
            <text:p>0.0053627933</text:p>
          </table:table-cell>
          <table:table-cell/>
          <table:table-cell table:style-name="ce10" table:formula="of:=[.P21]" office:value-type="float" office:value="0.0053627932677624">
            <text:p>0.0053627933</text:p>
          </table:table-cell>
          <table:table-cell table:style-name="ce8" table:formula="of:=[.P21]" office:value-type="float" office:value="0.0053627932677624">
            <text:p>0.0053627933</text:p>
          </table:table-cell>
          <table:table-cell table:style-name="ce9" table:formula="of:=[.P21]" office:value-type="float" office:value="0.0053627932677624">
            <text:p>0.0053627933</text:p>
          </table:table-cell>
        </table:table-row>
        <table:table-row table:style-name="ro2">
          <table:table-cell office:value-type="float" office:value="0.00422645762922442">
            <text:p>0.0042264576</text:p>
          </table:table-cell>
          <table:table-cell office:value-type="float" office:value="-0.000585858026139242">
            <text:p>-0.000585858</text:p>
          </table:table-cell>
          <table:table-cell office:value-type="float" office:value="-0.131664943451885">
            <text:p>-0.1316649435</text:p>
          </table:table-cell>
          <table:table-cell office:value-type="float" office:value="-0.0963024789415796">
            <text:p>-0.0963024789</text:p>
          </table:table-cell>
          <table:table-cell office:value-type="float" office:value="-0.0247359133961411">
            <text:p>-0.0247359134</text:p>
          </table:table-cell>
          <table:table-cell office:value-type="float" office:value="0.13688952029">
            <text:p>0.1368895203</text:p>
          </table:table-cell>
          <table:table-cell table:style-name="ce10" office:value-type="float" office:value="0.96771908918108">
            <text:p>0.9677190892</text:p>
          </table:table-cell>
          <table:table-cell table:style-name="ce8" office:value-type="float" office:value="-0.900024623954956">
            <text:p>-0.900024624</text:p>
          </table:table-cell>
          <table:table-cell table:style-name="ce10" office:value-type="float" office:value="1.13821949534411">
            <text:p>1.138219495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2]-[.L22];2)+POWER([.B22]-[.M22];2)+POWER([.C22]-[.N22];2))" office:value-type="float" office:value="0.00463006667041105">
            <text:p>0.0046300667</text:p>
          </table:table-cell>
          <table:table-cell/>
          <table:table-cell table:style-name="ce10" table:formula="of:=[.P22]" office:value-type="float" office:value="0.00463006667041105">
            <text:p>0.0046300667</text:p>
          </table:table-cell>
          <table:table-cell table:style-name="ce8" table:formula="of:=[.P22]" office:value-type="float" office:value="0.00463006667041105">
            <text:p>0.0046300667</text:p>
          </table:table-cell>
          <table:table-cell table:style-name="ce10" table:formula="of:=[.P22]" office:value-type="float" office:value="0.00463006667041105">
            <text:p>0.0046300667</text:p>
          </table:table-cell>
        </table:table-row>
        <table:table-row table:style-name="ro2">
          <table:table-cell office:value-type="float" office:value="-0.00399014354623669">
            <text:p>-0.0039901435</text:p>
          </table:table-cell>
          <table:table-cell office:value-type="float" office:value="-0.00189156709963814">
            <text:p>-0.0018915671</text:p>
          </table:table-cell>
          <table:table-cell office:value-type="float" office:value="-0.131415051049028">
            <text:p>-0.131415051</text:p>
          </table:table-cell>
          <table:table-cell office:value-type="float" office:value="0.0298251943602551">
            <text:p>0.0298251944</text:p>
          </table:table-cell>
          <table:table-cell office:value-type="float" office:value="0.0965496063935548">
            <text:p>0.0965496064</text:p>
          </table:table-cell>
          <table:table-cell office:value-type="float" office:value="0.13299676142">
            <text:p>0.1329967614</text:p>
          </table:table-cell>
          <table:table-cell table:style-name="ce10" office:value-type="float" office:value="1.03188421188734">
            <text:p>1.0318842119</text:p>
          </table:table-cell>
          <table:table-cell table:style-name="ce9" office:value-type="float" office:value="0.0937326388390922">
            <text:p>0.0937326388</text:p>
          </table:table-cell>
          <table:table-cell table:style-name="ce8" office:value-type="float" office:value="-1.25325996988097">
            <text:p>-1.253259969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3]-[.L23];2)+POWER([.B23]-[.M23];2)+POWER([.C23]-[.N23];2))" office:value-type="float" office:value="0.00468462179351282">
            <text:p>0.0046846218</text:p>
          </table:table-cell>
          <table:table-cell/>
          <table:table-cell table:style-name="ce10" table:formula="of:=[.P23]" office:value-type="float" office:value="0.00468462179351282">
            <text:p>0.0046846218</text:p>
          </table:table-cell>
          <table:table-cell table:style-name="ce9" table:formula="of:=[.P23]" office:value-type="float" office:value="0.00468462179351282">
            <text:p>0.0046846218</text:p>
          </table:table-cell>
          <table:table-cell table:style-name="ce8" table:formula="of:=[.P23]" office:value-type="float" office:value="0.00468462179351282">
            <text:p>0.0046846218</text:p>
          </table:table-cell>
        </table:table-row>
        <table:table-row table:style-name="ro2">
          <table:table-cell office:value-type="float" office:value="0.00116156961374879">
            <text:p>0.0011615696</text:p>
          </table:table-cell>
          <table:table-cell office:value-type="float" office:value="-0.00355090569454926">
            <text:p>-0.0035509057</text:p>
          </table:table-cell>
          <table:table-cell office:value-type="float" office:value="-0.134741897541654">
            <text:p>-0.1347418975</text:p>
          </table:table-cell>
          <table:table-cell office:value-type="float" office:value="0.00658749114171351">
            <text:p>0.0065874911</text:p>
          </table:table-cell>
          <table:table-cell office:value-type="float" office:value="0.00956846603116417">
            <text:p>0.009568466</text:p>
          </table:table-cell>
          <table:table-cell office:value-type="float" office:value="0.12744993651">
            <text:p>0.1274499365</text:p>
          </table:table-cell>
          <table:table-cell table:style-name="ce10" office:value-type="float" office:value="1.05369196600973">
            <text:p>1.053691966</text:p>
          </table:table-cell>
          <table:table-cell table:style-name="ce9" office:value-type="float" office:value="0.0383948564340888">
            <text:p>0.0383948564</text:p>
          </table:table-cell>
          <table:table-cell table:style-name="ce9" office:value-type="float" office:value="0.150671802094478">
            <text:p>0.1506718021</text:p>
          </table:table-cell>
          <table:table-cell office:value-type="float" office:value="-0.000326688132268604">
            <text:p>-0.000326688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4]-[.L24];2)+POWER([.B24]-[.M24];2)+POWER([.C24]-[.N24];2))" office:value-type="float" office:value="0.00236519362573495">
            <text:p>0.0023651936</text:p>
          </table:table-cell>
          <table:table-cell/>
          <table:table-cell table:style-name="ce10" table:formula="of:=[.P24]" office:value-type="float" office:value="0.00236519362573495">
            <text:p>0.0023651936</text:p>
          </table:table-cell>
          <table:table-cell table:style-name="ce9" table:formula="of:=[.P24]" office:value-type="float" office:value="0.00236519362573495">
            <text:p>0.0023651936</text:p>
          </table:table-cell>
          <table:table-cell table:style-name="ce9" table:formula="of:=[.P24]" office:value-type="float" office:value="0.00236519362573495">
            <text:p>0.0023651936</text:p>
          </table:table-cell>
        </table:table-row>
        <table:table-row table:style-name="ro2">
          <table:table-cell office:value-type="float" office:value="0.00471654762100705">
            <text:p>0.0047165476</text:p>
          </table:table-cell>
          <table:table-cell office:value-type="float" office:value="-0.00435004114072989">
            <text:p>-0.0043500411</text:p>
          </table:table-cell>
          <table:table-cell office:value-type="float" office:value="-0.133067223026081">
            <text:p>-0.133067223</text:p>
          </table:table-cell>
          <table:table-cell office:value-type="float" office:value="-0.0104643030445742">
            <text:p>-0.010464303</text:p>
          </table:table-cell>
          <table:table-cell office:value-type="float" office:value="-0.0499274680318615">
            <text:p>-0.049927468</text:p>
          </table:table-cell>
          <table:table-cell office:value-type="float" office:value="0.13295657643">
            <text:p>0.1329565764</text:p>
          </table:table-cell>
          <table:table-cell table:style-name="ce10" office:value-type="float" office:value="1.04698188781823">
            <text:p>1.0469818878</text:p>
          </table:table-cell>
          <table:table-cell table:style-name="ce9" office:value-type="float" office:value="0.0133903769770132">
            <text:p>0.013390377</text:p>
          </table:table-cell>
          <table:table-cell table:style-name="ce10" office:value-type="float" office:value="1.114205690874">
            <text:p>1.1142056909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5]-[.L25];2)+POWER([.B25]-[.M25];2)+POWER([.C25]-[.N25];2))" office:value-type="float" office:value="0.00453471185796173">
            <text:p>0.0045347119</text:p>
          </table:table-cell>
          <table:table-cell/>
          <table:table-cell table:style-name="ce10" table:formula="of:=[.P25]" office:value-type="float" office:value="0.00453471185796173">
            <text:p>0.0045347119</text:p>
          </table:table-cell>
          <table:table-cell table:style-name="ce9" table:formula="of:=[.P25]" office:value-type="float" office:value="0.00453471185796173">
            <text:p>0.0045347119</text:p>
          </table:table-cell>
          <table:table-cell table:style-name="ce10" table:formula="of:=[.P25]" office:value-type="float" office:value="0.00453471185796173">
            <text:p>0.0045347119</text:p>
          </table:table-cell>
        </table:table-row>
        <table:table-row table:style-name="ro2">
          <table:table-cell office:value-type="float" office:value="-0.00223720762595059">
            <text:p>-0.0022372076</text:p>
          </table:table-cell>
          <table:table-cell office:value-type="float" office:value="-0.00515489972894727">
            <text:p>-0.0051548997</text:p>
          </table:table-cell>
          <table:table-cell office:value-type="float" office:value="-0.130744066838673">
            <text:p>-0.1307440668</text:p>
          </table:table-cell>
          <table:table-cell office:value-type="float" office:value="0.113863973497566">
            <text:p>0.1138639735</text:p>
          </table:table-cell>
          <table:table-cell office:value-type="float" office:value="0.0507460777165293">
            <text:p>0.0507460777</text:p>
          </table:table-cell>
          <table:table-cell office:value-type="float" office:value="0.13960524784">
            <text:p>0.1396052478</text:p>
          </table:table-cell>
          <table:table-cell table:style-name="ce10" office:value-type="float" office:value="0.722801235191155">
            <text:p>0.7228012352</text:p>
          </table:table-cell>
          <table:table-cell table:style-name="ce10" office:value-type="float" office:value="1.05988932868052">
            <text:p>1.0598893287</text:p>
          </table:table-cell>
          <table:table-cell table:style-name="ce8" office:value-type="float" office:value="-1.38227524894459">
            <text:p>-1.3822752489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6]-[.L26];2)+POWER([.B26]-[.M26];2)+POWER([.C26]-[.N26];2))" office:value-type="float" office:value="0.0038396348618352">
            <text:p>0.0038396349</text:p>
          </table:table-cell>
          <table:table-cell/>
          <table:table-cell table:style-name="ce10" table:formula="of:=[.P26]" office:value-type="float" office:value="0.0038396348618352">
            <text:p>0.0038396349</text:p>
          </table:table-cell>
          <table:table-cell table:style-name="ce10" table:formula="of:=[.P26]" office:value-type="float" office:value="0.0038396348618352">
            <text:p>0.0038396349</text:p>
          </table:table-cell>
          <table:table-cell table:style-name="ce8" table:formula="of:=[.P26]" office:value-type="float" office:value="0.0038396348618352">
            <text:p>0.0038396349</text:p>
          </table:table-cell>
        </table:table-row>
        <table:table-row table:style-name="ro2">
          <table:table-cell office:value-type="float" office:value="-0.000301802185670398">
            <text:p>-0.0003018022</text:p>
          </table:table-cell>
          <table:table-cell office:value-type="float" office:value="-0.00880342243393424">
            <text:p>-0.0088034224</text:p>
          </table:table-cell>
          <table:table-cell office:value-type="float" office:value="-0.13367134045996">
            <text:p>-0.1336713405</text:p>
          </table:table-cell>
          <table:table-cell office:value-type="float" office:value="0.128830629807813">
            <text:p>0.1288306298</text:p>
          </table:table-cell>
          <table:table-cell office:value-type="float" office:value="-0.00435562134106262">
            <text:p>-0.0043556213</text:p>
          </table:table-cell>
          <table:table-cell office:value-type="float" office:value="0.13641637444">
            <text:p>0.1364163744</text:p>
          </table:table-cell>
          <table:table-cell table:style-name="ce10" office:value-type="float" office:value="1.20508810520556">
            <text:p>1.2050881052</text:p>
          </table:table-cell>
          <table:table-cell table:style-name="ce10" office:value-type="float" office:value="1.03543139522251">
            <text:p>1.0354313952</text:p>
          </table:table-cell>
          <table:table-cell table:style-name="ce9" office:value-type="float" office:value="0.180416599592013">
            <text:p>0.1804165996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7]-[.L27];2)+POWER([.B27]-[.M27];2)+POWER([.C27]-[.N27];2))" office:value-type="float" office:value="0.00591063793907719">
            <text:p>0.0059106379</text:p>
          </table:table-cell>
          <table:table-cell/>
          <table:table-cell table:style-name="ce10" table:formula="of:=[.P27]" office:value-type="float" office:value="0.00591063793907719">
            <text:p>0.0059106379</text:p>
          </table:table-cell>
          <table:table-cell table:style-name="ce10" table:formula="of:=[.P27]" office:value-type="float" office:value="0.00591063793907719">
            <text:p>0.0059106379</text:p>
          </table:table-cell>
          <table:table-cell table:style-name="ce9" table:formula="of:=[.P27]" office:value-type="float" office:value="0.00591063793907719">
            <text:p>0.0059106379</text:p>
          </table:table-cell>
        </table:table-row>
        <table:table-row table:style-name="ro2">
          <table:table-cell office:value-type="float" office:value="0.00378162959578808">
            <text:p>0.0037816296</text:p>
          </table:table-cell>
          <table:table-cell office:value-type="float" office:value="-0.00807369744429176">
            <text:p>-0.0080736974</text:p>
          </table:table-cell>
          <table:table-cell office:value-type="float" office:value="-0.133306352675536">
            <text:p>-0.1333063527</text:p>
          </table:table-cell>
          <table:table-cell office:value-type="float" office:value="0.0695972686625113">
            <text:p>0.0695972687</text:p>
          </table:table-cell>
          <table:table-cell office:value-type="float" office:value="-0.061882258521161">
            <text:p>-0.0618822585</text:p>
          </table:table-cell>
          <table:table-cell office:value-type="float" office:value="0.14002654209">
            <text:p>0.1400265421</text:p>
          </table:table-cell>
          <table:table-cell table:style-name="ce10" office:value-type="float" office:value="1.20487841526208">
            <text:p>1.2048784153</text:p>
          </table:table-cell>
          <table:table-cell table:style-name="ce10" office:value-type="float" office:value="0.936643205892094">
            <text:p>0.9366432059</text:p>
          </table:table-cell>
          <table:table-cell table:style-name="ce10" office:value-type="float" office:value="1.2425868429738">
            <text:p>1.24258684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40452513130886">
            <text:p>0.0004045251</text:p>
          </table:table-cell>
          <table:table-cell table:formula="of:=[.B40]" office:value-type="float" office:value="-0.00304136550836604">
            <text:p>-0.0030413655</text:p>
          </table:table-cell>
          <table:table-cell table:formula="of:=[.C40]" office:value-type="float" office:value="-0.132559835824495">
            <text:p>-0.1325598358</text:p>
          </table:table-cell>
          <table:table-cell/>
          <table:table-cell table:style-name="ce11" table:formula="of:=SQRT(POWER([.A28]-[.L28];2)+POWER([.B28]-[.M28];2)+POWER([.C28]-[.N28];2))" office:value-type="float" office:value="0.00610626618206502">
            <text:p>0.0061062662</text:p>
          </table:table-cell>
          <table:table-cell/>
          <table:table-cell table:style-name="ce10" table:formula="of:=[.P28]" office:value-type="float" office:value="0.00610626618206502">
            <text:p>0.0061062662</text:p>
          </table:table-cell>
          <table:table-cell table:style-name="ce10" table:formula="of:=[.P28]" office:value-type="float" office:value="0.00610626618206502">
            <text:p>0.0061062662</text:p>
          </table:table-cell>
          <table:table-cell table:style-name="ce10" table:formula="of:=[.P28]" office:value-type="float" office:value="0.00610626618206502">
            <text:p>0.0061062662</text:p>
          </table:table-cell>
        </table:table-row>
        <table:table-row table:style-name="ro2">
          <table:table-cell table:formula="of:=AVERAGE([.A2:.A28])" office:value-type="float" office:value="0.00040452513130886">
            <text:p>0.0004045251</text:p>
          </table:table-cell>
          <table:table-cell table:formula="of:=AVERAGE([.B2:.B28])" office:value-type="float" office:value="-0.00304136550836604">
            <text:p>-0.0030413655</text:p>
          </table:table-cell>
          <table:table-cell table:formula="of:=AVERAGE([.C2:.C28])" office:value-type="float" office:value="-0.132559835824495">
            <text:p>-0.1325598358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5"/>
          <table:table-cell table:formula="of:=AVERAGE([.P2:.P28])" office:value-type="float" office:value="0.00485129728503254">
            <text:p>0.0048512973</text:p>
          </table:table-cell>
          <table:table-cell/>
          <table:table-cell table:style-name="ce8" table:formula="of:=AVERAGE([.R2:.R10])" office:value-type="float" office:value="0.00496720257001803">
            <text:p>0.0049672026</text:p>
          </table:table-cell>
          <table:table-cell table:style-name="ce8" table:formula="of:=AVERAGE([.S2:.S4];[.S11:.S13];[.S20:.S22])" office:value-type="float" office:value="0.00559587308539586">
            <text:p>0.0055958731</text:p>
          </table:table-cell>
          <table:table-cell table:style-name="ce8" table:formula="of:=AVERAGE([.T2];[.T5];[.T8];[.T11];[.T14];[.T17];[.T20];[.T23];[.T26])" office:value-type="float" office:value="0.00518388897262858">
            <text:p>0.005183889</text:p>
          </table:table-cell>
        </table:table-row>
        <table:table-row table:style-name="ro2">
          <table:table-cell table:number-columns-repeated="17"/>
          <table:table-cell table:style-name="ce9" table:formula="of:=AVERAGE([.R11:.R19])" office:value-type="float" office:value="0.00477389695407345">
            <text:p>0.004773897</text:p>
          </table:table-cell>
          <table:table-cell table:style-name="ce9" table:formula="of:=AVERAGE([.S5:.S7];[.S14:.S16];[.S23:.S25])" office:value-type="float" office:value="0.00386164557166594">
            <text:p>0.0038616456</text:p>
          </table:table-cell>
          <table:table-cell table:style-name="ce9" table:formula="of:=AVERAGE([.T3];[.T6];[.T9];[.T12];[.T15];[.T18];[.T21];[.T24];[.T27])" office:value-type="float" office:value="0.00440435993107171">
            <text:p>0.0044043599</text:p>
          </table:table-cell>
        </table:table-row>
        <table:table-row table:style-name="ro2">
          <table:table-cell table:number-columns-repeated="17"/>
          <table:table-cell table:style-name="ce10" table:formula="of:=AVERAGE([.R20:.R28])" office:value-type="float" office:value="0.00481279233100615">
            <text:p>0.0048127923</text:p>
          </table:table-cell>
          <table:table-cell table:style-name="ce10" table:formula="of:=AVERAGE([.S8:.S10];[.S17:.S19];[.S26:.S28])" office:value-type="float" office:value="0.00509637319803583">
            <text:p>0.0050963732</text:p>
          </table:table-cell>
          <table:table-cell table:style-name="ce10" table:formula="of:=AVERAGE([.T4];[.T7];[.T10];[.T13];[.T16];[.T19];[.T22];[.T25];[.T28])" office:value-type="float" office:value="0.00496564295139734">
            <text:p>0.004965643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offset:</text:p>
          </table:table-cell>
          <table:table-cell office:value-type="float" office:value="0.014">
            <text:p>0.014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60 degree range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7" office:value-type="string" table:number-columns-spanned="3" table:number-rows-spanned="1">
            <text:p>Average Point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table:formula="of:=[.A29]" office:value-type="float" office:value="0.00040452513130886">
            <text:p>0.0004045251</text:p>
          </table:table-cell>
          <table:table-cell table:formula="of:=[.B29]" office:value-type="float" office:value="-0.00304136550836604">
            <text:p>-0.0030413655</text:p>
          </table:table-cell>
          <table:table-cell table:formula="of:=[.C29]" office:value-type="float" office:value="-0.132559835824495">
            <text:p>-0.1325598358</text:p>
          </table:table-cell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13"/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cartesian positions</text:p>
          </table:table-cell>
          <table:table-cell table:number-columns-repeated="2" office:value-type="string">
            <text:p><text:s/></text:p>
          </table:table-cell>
          <table:table-cell office:value-type="string">
            <text:p>joint positions</text:p>
          </table:table-cell>
          <table:table-cell table:number-columns-repeated="7"/>
          <table:table-cell office:value-type="string">
            <text:p>average point</text:p>
          </table:table-cell>
          <table:table-cell table:number-columns-repeated="3"/>
          <table:table-cell table:style-name="ce7" office:value-type="string" table:number-columns-spanned="2" table:number-rows-spanned="1">
            <text:p>distance from average</text:p>
          </table:table-cell>
          <table:covered-table-cell/>
          <table:table-cell table:style-name="ce12" office:value-type="string">
            <text:p>shaft</text:p>
          </table:table-cell>
          <table:table-cell table:style-name="ce12" office:value-type="string">
            <text:p>wrist</text:p>
          </table:table-cell>
          <table:table-cell table:style-name="ce12" office:value-type="string">
            <text:p>grippers</text:p>
          </table:table-cell>
        </table:table-row>
        <table:table-row table:style-name="ro2">
          <table:table-cell office:value-type="float" office:value="-0.00131108581829147">
            <text:p>-0.0013110858</text:p>
          </table:table-cell>
          <table:table-cell office:value-type="float" office:value="-0.00729821534143168">
            <text:p>-0.0072982153</text:p>
          </table:table-cell>
          <table:table-cell office:value-type="float" office:value="-0.130645154943012">
            <text:p>-0.1306451549</text:p>
          </table:table-cell>
          <table:table-cell office:value-type="float" office:value="0.114952878832832">
            <text:p>0.1149528788</text:p>
          </table:table-cell>
          <table:table-cell office:value-type="float" office:value="0.0448227416019991">
            <text:p>0.0448227416</text:p>
          </table:table-cell>
          <table:table-cell office:value-type="float" office:value="0.13951839641">
            <text:p>0.1395183964</text:p>
          </table:table-cell>
          <table:table-cell table:style-name="ce8" office:value-type="float" office:value="-0.955137692572008">
            <text:p>-0.9551376926</text:p>
          </table:table-cell>
          <table:table-cell table:style-name="ce8" office:value-type="float" office:value="-1.12725112306488">
            <text:p>-1.1272511231</text:p>
          </table:table-cell>
          <table:table-cell table:style-name="ce8" office:value-type="float" office:value="-1.15609572399593">
            <text:p>-1.156095724</text:p>
          </table:table-cell>
          <table:table-cell office:value-type="float" office:value="0.000326688132268327">
            <text:p>0.000326688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]-[.L2];2)+POWER([.B2]-[.M2];2)+POWER([.C2]-[.N2];2))" office:value-type="float" office:value="0.00475879938261249">
            <text:p>0.0047587994</text:p>
          </table:table-cell>
          <table:table-cell/>
          <table:table-cell table:style-name="ce8" table:formula="of:=[.P2]" office:value-type="float" office:value="0.00475879938261249">
            <text:p>0.0047587994</text:p>
          </table:table-cell>
          <table:table-cell table:style-name="ce8" table:formula="of:=[.P2]" office:value-type="float" office:value="0.00475879938261249">
            <text:p>0.0047587994</text:p>
          </table:table-cell>
          <table:table-cell table:style-name="ce8" table:formula="of:=[.P2]" office:value-type="float" office:value="0.00475879938261249">
            <text:p>0.0047587994</text:p>
          </table:table-cell>
        </table:table-row>
        <table:table-row table:style-name="ro2">
          <table:table-cell office:value-type="float" office:value="-0.00333658082958657">
            <text:p>-0.0033365808</text:p>
          </table:table-cell>
          <table:table-cell office:value-type="float" office:value="-0.00600184917142071">
            <text:p>-0.0060018492</text:p>
          </table:table-cell>
          <table:table-cell office:value-type="float" office:value="-0.130865539776292">
            <text:p>-0.1308655398</text:p>
          </table:table-cell>
          <table:table-cell office:value-type="float" office:value="0.0890740009713055">
            <text:p>0.089074001</text:p>
          </table:table-cell>
          <table:table-cell office:value-type="float" office:value="0.110064388923448">
            <text:p>0.1100643889</text:p>
          </table:table-cell>
          <table:table-cell office:value-type="float" office:value="0.13397546037">
            <text:p>0.1339754604</text:p>
          </table:table-cell>
          <table:table-cell table:style-name="ce8" office:value-type="float" office:value="-1.15664972826064">
            <text:p>-1.1566497283</text:p>
          </table:table-cell>
          <table:table-cell table:style-name="ce8" office:value-type="float" office:value="-0.975447971825479">
            <text:p>-0.9754479718</text:p>
          </table:table-cell>
          <table:table-cell table:style-name="ce9" office:value-type="float" office:value="0.137816877617086">
            <text:p>0.1378168776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3]-[.L3];2)+POWER([.B3]-[.M3];2)+POWER([.C3]-[.N3];2))" office:value-type="float" office:value="0.00505356566410343">
            <text:p>0.0050535657</text:p>
          </table:table-cell>
          <table:table-cell/>
          <table:table-cell table:style-name="ce8" table:formula="of:=[.P3]" office:value-type="float" office:value="0.00505356566410343">
            <text:p>0.0050535657</text:p>
          </table:table-cell>
          <table:table-cell table:style-name="ce8" table:formula="of:=[.P3]" office:value-type="float" office:value="0.00505356566410343">
            <text:p>0.0050535657</text:p>
          </table:table-cell>
          <table:table-cell table:style-name="ce9" table:formula="of:=[.P3]" office:value-type="float" office:value="0.00505356566410343">
            <text:p>0.0050535657</text:p>
          </table:table-cell>
        </table:table-row>
        <table:table-row table:style-name="ro2">
          <table:table-cell office:value-type="float" office:value="-0.00338860106371584">
            <text:p>-0.0033886011</text:p>
          </table:table-cell>
          <table:table-cell office:value-type="float" office:value="-0.0032682249665124">
            <text:p>-0.003268225</text:p>
          </table:table-cell>
          <table:table-cell office:value-type="float" office:value="-0.130397651140062">
            <text:p>-0.1303976511</text:p>
          </table:table-cell>
          <table:table-cell office:value-type="float" office:value="0.0114682583182234">
            <text:p>0.0114682583</text:p>
          </table:table-cell>
          <table:table-cell office:value-type="float" office:value="0.136205839702698">
            <text:p>0.1362058397</text:p>
          </table:table-cell>
          <table:table-cell office:value-type="float" office:value="0.1362919306">
            <text:p>0.1362919306</text:p>
          </table:table-cell>
          <table:table-cell table:style-name="ce8" office:value-type="float" office:value="-1.07235437097986">
            <text:p>-1.072354371</text:p>
          </table:table-cell>
          <table:table-cell table:style-name="ce8" office:value-type="float" office:value="-0.899751350955425">
            <text:p>-0.899751351</text:p>
          </table:table-cell>
          <table:table-cell table:style-name="ce10" office:value-type="float" office:value="1.10548852096077">
            <text:p>1.10548852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4]-[.L4];2)+POWER([.B4]-[.M4];2)+POWER([.C4]-[.N4];2))" office:value-type="float" office:value="0.00419470147447152">
            <text:p>0.0041947015</text:p>
          </table:table-cell>
          <table:table-cell/>
          <table:table-cell table:style-name="ce8" table:formula="of:=[.P4]" office:value-type="float" office:value="0.00419470147447152">
            <text:p>0.0041947015</text:p>
          </table:table-cell>
          <table:table-cell table:style-name="ce8" table:formula="of:=[.P4]" office:value-type="float" office:value="0.00419470147447152">
            <text:p>0.0041947015</text:p>
          </table:table-cell>
          <table:table-cell table:style-name="ce10" table:formula="of:=[.P4]" office:value-type="float" office:value="0.00419470147447152">
            <text:p>0.0041947015</text:p>
          </table:table-cell>
        </table:table-row>
        <table:table-row table:style-name="ro2">
          <table:table-cell office:value-type="float" office:value="0.00285259283628187">
            <text:p>0.0028525928</text:p>
          </table:table-cell>
          <table:table-cell office:value-type="float" office:value="-0.00562507642434406">
            <text:p>-0.0056250764</text:p>
          </table:table-cell>
          <table:table-cell office:value-type="float" office:value="-0.129998136948512">
            <text:p>-0.1299981369</text:p>
          </table:table-cell>
          <table:table-cell office:value-type="float" office:value="0.0546460578180126">
            <text:p>0.0546460578</text:p>
          </table:table-cell>
          <table:table-cell office:value-type="float" office:value="-0.0363200127074779">
            <text:p>-0.0363200127</text:p>
          </table:table-cell>
          <table:table-cell office:value-type="float" office:value="0.13287879903">
            <text:p>0.132878799</text:p>
          </table:table-cell>
          <table:table-cell table:style-name="ce8" office:value-type="float" office:value="-1.06166018386215">
            <text:p>-1.0616601839</text:p>
          </table:table-cell>
          <table:table-cell table:style-name="ce9" office:value-type="float" office:value="0.106713106316809">
            <text:p>0.1067131063</text:p>
          </table:table-cell>
          <table:table-cell table:style-name="ce8" office:value-type="float" office:value="-1.27674991167433">
            <text:p>-1.276749911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5]-[.L5];2)+POWER([.B5]-[.M5];2)+POWER([.C5]-[.N5];2))" office:value-type="float" office:value="0.00351563316157993">
            <text:p>0.0035156332</text:p>
          </table:table-cell>
          <table:table-cell/>
          <table:table-cell table:style-name="ce8" table:formula="of:=[.P5]" office:value-type="float" office:value="0.00351563316157993">
            <text:p>0.0035156332</text:p>
          </table:table-cell>
          <table:table-cell table:style-name="ce9" table:formula="of:=[.P5]" office:value-type="float" office:value="0.00351563316157993">
            <text:p>0.0035156332</text:p>
          </table:table-cell>
          <table:table-cell table:style-name="ce8" table:formula="of:=[.P5]" office:value-type="float" office:value="0.00351563316157993">
            <text:p>0.0035156332</text:p>
          </table:table-cell>
        </table:table-row>
        <table:table-row table:style-name="ro2">
          <table:table-cell office:value-type="float" office:value="0.000608494142405693">
            <text:p>0.0006084941</text:p>
          </table:table-cell>
          <table:table-cell office:value-type="float" office:value="-0.00298685567777597">
            <text:p>-0.0029868557</text:p>
          </table:table-cell>
          <table:table-cell office:value-type="float" office:value="-0.131975772700434">
            <text:p>-0.1319757727</text:p>
          </table:table-cell>
          <table:table-cell office:value-type="float" office:value="-0.00669560940195265">
            <text:p>-0.0066956094</text:p>
          </table:table-cell>
          <table:table-cell office:value-type="float" office:value="0.0288289618194801">
            <text:p>0.0288289618</text:p>
          </table:table-cell>
          <table:table-cell office:value-type="float" office:value="0.1270104942">
            <text:p>0.1270104942</text:p>
          </table:table-cell>
          <table:table-cell table:style-name="ce8" office:value-type="float" office:value="-1.04593343810081">
            <text:p>-1.0459334381</text:p>
          </table:table-cell>
          <table:table-cell table:style-name="ce9" office:value-type="float" office:value="0.0427672244265829">
            <text:p>0.0427672244</text:p>
          </table:table-cell>
          <table:table-cell table:style-name="ce9" office:value-type="float" office:value="0.125788277999506">
            <text:p>0.125788278</text:p>
          </table:table-cell>
          <table:table-cell office:value-type="float" office:value="-0.000163344066134274">
            <text:p>-0.000163344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6]-[.L6];2)+POWER([.B6]-[.M6];2)+POWER([.C6]-[.N6];2))" office:value-type="float" office:value="0.000909070848683355">
            <text:p>0.0009090708</text:p>
          </table:table-cell>
          <table:table-cell/>
          <table:table-cell table:style-name="ce8" table:formula="of:=[.P6]" office:value-type="float" office:value="0.000909070848683355">
            <text:p>0.0009090708</text:p>
          </table:table-cell>
          <table:table-cell table:style-name="ce9" table:formula="of:=[.P6]" office:value-type="float" office:value="0.000909070848683355">
            <text:p>0.0009090708</text:p>
          </table:table-cell>
          <table:table-cell table:style-name="ce9" table:formula="of:=[.P6]" office:value-type="float" office:value="0.000909070848683355">
            <text:p>0.0009090708</text:p>
          </table:table-cell>
        </table:table-row>
        <table:table-row table:style-name="ro2">
          <table:table-cell office:value-type="float" office:value="-0.00163212397353215">
            <text:p>-0.001632124</text:p>
          </table:table-cell>
          <table:table-cell office:value-type="float" office:value="-0.000390034549542497">
            <text:p>-0.0003900345</text:p>
          </table:table-cell>
          <table:table-cell office:value-type="float" office:value="-0.130944781441753">
            <text:p>-0.1309447814</text:p>
          </table:table-cell>
          <table:table-cell office:value-type="float" office:value="-0.0551712036534599">
            <text:p>-0.0551712037</text:p>
          </table:table-cell>
          <table:table-cell office:value-type="float" office:value="0.0688404408408373">
            <text:p>0.0688404408</text:p>
          </table:table-cell>
          <table:table-cell office:value-type="float" office:value="0.13163695321">
            <text:p>0.1316369532</text:p>
          </table:table-cell>
          <table:table-cell table:style-name="ce8" office:value-type="float" office:value="-1.04362684872248">
            <text:p>-1.0436268487</text:p>
          </table:table-cell>
          <table:table-cell table:style-name="ce9" office:value-type="float" office:value="0.034432397940891">
            <text:p>0.0344323979</text:p>
          </table:table-cell>
          <table:table-cell table:style-name="ce10" office:value-type="float" office:value="1.08422377150268">
            <text:p>1.0842237715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7]-[.L7];2)+POWER([.B7]-[.M7];2)+POWER([.C7]-[.N7];2))" office:value-type="float" office:value="0.00355233413796336">
            <text:p>0.0035523341</text:p>
          </table:table-cell>
          <table:table-cell/>
          <table:table-cell table:style-name="ce8" table:formula="of:=[.P7]" office:value-type="float" office:value="0.00355233413796336">
            <text:p>0.0035523341</text:p>
          </table:table-cell>
          <table:table-cell table:style-name="ce9" table:formula="of:=[.P7]" office:value-type="float" office:value="0.00355233413796336">
            <text:p>0.0035523341</text:p>
          </table:table-cell>
          <table:table-cell table:style-name="ce10" table:formula="of:=[.P7]" office:value-type="float" office:value="0.00355233413796336">
            <text:p>0.0035523341</text:p>
          </table:table-cell>
        </table:table-row>
        <table:table-row table:style-name="ro2">
          <table:table-cell office:value-type="float" office:value="0.00380069113299051">
            <text:p>0.0038006911</text:p>
          </table:table-cell>
          <table:table-cell office:value-type="float" office:value="-0.00195909998500702">
            <text:p>-0.0019591</text:p>
          </table:table-cell>
          <table:table-cell office:value-type="float" office:value="-0.130235348734717">
            <text:p>-0.1302353487</text:p>
          </table:table-cell>
          <table:table-cell office:value-type="float" office:value="-0.0337328971946127">
            <text:p>-0.0337328972</text:p>
          </table:table-cell>
          <table:table-cell office:value-type="float" office:value="-0.0834827423703669">
            <text:p>-0.0834827424</text:p>
          </table:table-cell>
          <table:table-cell office:value-type="float" office:value="0.13930839743">
            <text:p>0.1393083974</text:p>
          </table:table-cell>
          <table:table-cell table:style-name="ce8" office:value-type="float" office:value="-1.41016486993343">
            <text:p>-1.4101648699</text:p>
          </table:table-cell>
          <table:table-cell table:style-name="ce10" office:value-type="float" office:value="1.05770314468427">
            <text:p>1.0577031447</text:p>
          </table:table-cell>
          <table:table-cell table:style-name="ce8" office:value-type="float" office:value="-1.3510065372947">
            <text:p>-1.3510065373</text:p>
          </table:table-cell>
          <table:table-cell office:value-type="float" office:value="-0.00016334406613433">
            <text:p>-0.000163344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8]-[.L8];2)+POWER([.B8]-[.M8];2)+POWER([.C8]-[.N8];2))" office:value-type="float" office:value="0.00334623081546689">
            <text:p>0.0033462308</text:p>
          </table:table-cell>
          <table:table-cell/>
          <table:table-cell table:style-name="ce8" table:formula="of:=[.P8]" office:value-type="float" office:value="0.00334623081546689">
            <text:p>0.0033462308</text:p>
          </table:table-cell>
          <table:table-cell table:style-name="ce10" table:formula="of:=[.P8]" office:value-type="float" office:value="0.00334623081546689">
            <text:p>0.0033462308</text:p>
          </table:table-cell>
          <table:table-cell table:style-name="ce8" table:formula="of:=[.P8]" office:value-type="float" office:value="0.00334623081546689">
            <text:p>0.0033462308</text:p>
          </table:table-cell>
        </table:table-row>
        <table:table-row table:style-name="ro2">
          <table:table-cell office:value-type="float" office:value="0.0042688189288969">
            <text:p>0.0042688189</text:p>
          </table:table-cell>
          <table:table-cell office:value-type="float" office:value="0">
            <text:p>0</text:p>
          </table:table-cell>
          <table:table-cell office:value-type="float" office:value="-0.132203548795989">
            <text:p>-0.1322035488</text:p>
          </table:table-cell>
          <table:table-cell office:value-type="float" office:value="-0.0830348238636619">
            <text:p>-0.0830348239</text:p>
          </table:table-cell>
          <table:table-cell office:value-type="float" office:value="-0.0702923146211915">
            <text:p>-0.0702923146</text:p>
          </table:table-cell>
          <table:table-cell office:value-type="float" office:value="0.13621933836">
            <text:p>0.1362193384</text:p>
          </table:table-cell>
          <table:table-cell table:style-name="ce8" office:value-type="float" office:value="-0.940669086471576">
            <text:p>-0.9406690865</text:p>
          </table:table-cell>
          <table:table-cell table:style-name="ce10" office:value-type="float" office:value="1.03912058071617">
            <text:p>1.0391205807</text:p>
          </table:table-cell>
          <table:table-cell table:style-name="ce9" office:value-type="float" office:value="0.127339248486044">
            <text:p>0.1273392485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9]-[.L9];2)+POWER([.B9]-[.M9];2)+POWER([.C9]-[.N9];2))" office:value-type="float" office:value="0.004781376051242">
            <text:p>0.0047813761</text:p>
          </table:table-cell>
          <table:table-cell/>
          <table:table-cell table:style-name="ce8" table:formula="of:=[.P9]" office:value-type="float" office:value="0.004781376051242">
            <text:p>0.0047813761</text:p>
          </table:table-cell>
          <table:table-cell table:style-name="ce10" table:formula="of:=[.P9]" office:value-type="float" office:value="0.004781376051242">
            <text:p>0.0047813761</text:p>
          </table:table-cell>
          <table:table-cell table:style-name="ce9" table:formula="of:=[.P9]" office:value-type="float" office:value="0.004781376051242">
            <text:p>0.0047813761</text:p>
          </table:table-cell>
        </table:table-row>
        <table:table-row table:style-name="ro2">
          <table:table-cell office:value-type="float" office:value="0.00152609231572417">
            <text:p>0.0015260923</text:p>
          </table:table-cell>
          <table:table-cell office:value-type="float" office:value="0.00155174837300954">
            <text:p>0.0015517484</text:p>
          </table:table-cell>
          <table:table-cell office:value-type="float" office:value="-0.13206040532041">
            <text:p>-0.1320604053</text:p>
          </table:table-cell>
          <table:table-cell office:value-type="float" office:value="-0.103863034425445">
            <text:p>-0.1038630344</text:p>
          </table:table-cell>
          <table:table-cell office:value-type="float" office:value="0.00345206159477836">
            <text:p>0.0034520616</text:p>
          </table:table-cell>
          <table:table-cell office:value-type="float" office:value="0.13905043572">
            <text:p>0.1390504357</text:p>
          </table:table-cell>
          <table:table-cell table:style-name="ce8" office:value-type="float" office:value="-0.922216371444938">
            <text:p>-0.9222163714</text:p>
          </table:table-cell>
          <table:table-cell table:style-name="ce10" office:value-type="float" office:value="0.954132677862071">
            <text:p>0.9541326779</text:p>
          </table:table-cell>
          <table:table-cell table:style-name="ce10" office:value-type="float" office:value="1.19353020800078">
            <text:p>1.19353020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0]-[.L10];2)+POWER([.B10]-[.M10];2)+POWER([.C10]-[.N10];2))" office:value-type="float" office:value="0.00474861096126745">
            <text:p>0.004748611</text:p>
          </table:table-cell>
          <table:table-cell/>
          <table:table-cell table:style-name="ce8" table:formula="of:=[.P10]" office:value-type="float" office:value="0.00474861096126745">
            <text:p>0.004748611</text:p>
          </table:table-cell>
          <table:table-cell table:style-name="ce10" table:formula="of:=[.P10]" office:value-type="float" office:value="0.00474861096126745">
            <text:p>0.004748611</text:p>
          </table:table-cell>
          <table:table-cell table:style-name="ce10" table:formula="of:=[.P10]" office:value-type="float" office:value="0.00474861096126745">
            <text:p>0.004748611</text:p>
          </table:table-cell>
        </table:table-row>
        <table:table-row table:style-name="ro2">
          <table:table-cell office:value-type="float" office:value="-0.00455580011397942">
            <text:p>-0.0045558001</text:p>
          </table:table-cell>
          <table:table-cell office:value-type="float" office:value="-0.00328559322134452">
            <text:p>-0.0032855932</text:p>
          </table:table-cell>
          <table:table-cell office:value-type="float" office:value="-0.131434293859275">
            <text:p>-0.1314342939</text:p>
          </table:table-cell>
          <table:table-cell office:value-type="float" office:value="0.00563759499818389">
            <text:p>0.005637595</text:p>
          </table:table-cell>
          <table:table-cell office:value-type="float" office:value="0.143936295309796">
            <text:p>0.1439362953</text:p>
          </table:table-cell>
          <table:table-cell office:value-type="float" office:value="0.14068246483">
            <text:p>0.1406824648</text:p>
          </table:table-cell>
          <table:table-cell table:style-name="ce9" office:value-type="float" office:value="0.375974068667752">
            <text:p>0.3759740687</text:p>
          </table:table-cell>
          <table:table-cell table:style-name="ce8" office:value-type="float" office:value="-1.1623667035046">
            <text:p>-1.1623667035</text:p>
          </table:table-cell>
          <table:table-cell table:style-name="ce8" office:value-type="float" office:value="-1.16413507706906">
            <text:p>-1.1641350771</text:p>
          </table:table-cell>
          <table:table-cell office:value-type="float" office:value="0.000163344066134385">
            <text:p>0.000163344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1]-[.L11];2)+POWER([.B11]-[.M11];2)+POWER([.C11]-[.N11];2))" office:value-type="float" office:value="0.00531764902853649">
            <text:p>0.005317649</text:p>
          </table:table-cell>
          <table:table-cell/>
          <table:table-cell table:style-name="ce9" table:formula="of:=[.P11]" office:value-type="float" office:value="0.00531764902853649">
            <text:p>0.005317649</text:p>
          </table:table-cell>
          <table:table-cell table:style-name="ce8" table:formula="of:=[.P11]" office:value-type="float" office:value="0.00531764902853649">
            <text:p>0.005317649</text:p>
          </table:table-cell>
          <table:table-cell table:style-name="ce8" table:formula="of:=[.P11]" office:value-type="float" office:value="0.00531764902853649">
            <text:p>0.005317649</text:p>
          </table:table-cell>
        </table:table-row>
        <table:table-row table:style-name="ro2">
          <table:table-cell office:value-type="float" office:value="-0.00380924390513884">
            <text:p>-0.0038092439</text:p>
          </table:table-cell>
          <table:table-cell office:value-type="float" office:value="-0.00170347187872746">
            <text:p>-0.0017034719</text:p>
          </table:table-cell>
          <table:table-cell office:value-type="float" office:value="-0.130831185890925">
            <text:p>-0.1308311859</text:p>
          </table:table-cell>
          <table:table-cell office:value-type="float" office:value="-0.0285663889017565">
            <text:p>-0.0285663889</text:p>
          </table:table-cell>
          <table:table-cell office:value-type="float" office:value="0.142777885378663">
            <text:p>0.1427778854</text:p>
          </table:table-cell>
          <table:table-cell office:value-type="float" office:value="0.13350749968">
            <text:p>0.1335074997</text:p>
          </table:table-cell>
          <table:table-cell table:style-name="ce9" office:value-type="float" office:value="-0.0364860501663072">
            <text:p>-0.0364860502</text:p>
          </table:table-cell>
          <table:table-cell table:style-name="ce8" office:value-type="float" office:value="-0.958505045854565">
            <text:p>-0.9585050459</text:p>
          </table:table-cell>
          <table:table-cell table:style-name="ce9" office:value-type="float" office:value="0.0471413630864606">
            <text:p>0.047141363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2]-[.L12];2)+POWER([.B12]-[.M12];2)+POWER([.C12]-[.N12];2))" office:value-type="float" office:value="0.00474793065547284">
            <text:p>0.0047479307</text:p>
          </table:table-cell>
          <table:table-cell/>
          <table:table-cell table:style-name="ce9" table:formula="of:=[.P12]" office:value-type="float" office:value="0.00474793065547284">
            <text:p>0.0047479307</text:p>
          </table:table-cell>
          <table:table-cell table:style-name="ce8" table:formula="of:=[.P12]" office:value-type="float" office:value="0.00474793065547284">
            <text:p>0.0047479307</text:p>
          </table:table-cell>
          <table:table-cell table:style-name="ce9" table:formula="of:=[.P12]" office:value-type="float" office:value="0.00474793065547284">
            <text:p>0.0047479307</text:p>
          </table:table-cell>
        </table:table-row>
        <table:table-row table:style-name="ro2">
          <table:table-cell office:value-type="float" office:value="-0.00142843697633852">
            <text:p>-0.001428437</text:p>
          </table:table-cell>
          <table:table-cell office:value-type="float" office:value="0.000289796710506558">
            <text:p>0.0002897967</text:p>
          </table:table-cell>
          <table:table-cell office:value-type="float" office:value="-0.13016681615081">
            <text:p>-0.1301668162</text:p>
          </table:table-cell>
          <table:table-cell office:value-type="float" office:value="-0.0868498539035288">
            <text:p>-0.0868498539</text:p>
          </table:table-cell>
          <table:table-cell office:value-type="float" office:value="0.0866104491844279">
            <text:p>0.0866104492</text:p>
          </table:table-cell>
          <table:table-cell office:value-type="float" office:value="0.13592637682">
            <text:p>0.1359263768</text:p>
          </table:table-cell>
          <table:table-cell table:style-name="ce9" office:value-type="float" office:value="-0.0486480668884097">
            <text:p>-0.0486480669</text:p>
          </table:table-cell>
          <table:table-cell table:style-name="ce8" office:value-type="float" office:value="-0.888137248475363">
            <text:p>-0.8881372485</text:p>
          </table:table-cell>
          <table:table-cell table:style-name="ce10" office:value-type="float" office:value="1.11496746685919">
            <text:p>1.114967466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3]-[.L13];2)+POWER([.B13]-[.M13];2)+POWER([.C13]-[.N13];2))" office:value-type="float" office:value="0.00406858058066003">
            <text:p>0.0040685806</text:p>
          </table:table-cell>
          <table:table-cell/>
          <table:table-cell table:style-name="ce9" table:formula="of:=[.P13]" office:value-type="float" office:value="0.00406858058066003">
            <text:p>0.0040685806</text:p>
          </table:table-cell>
          <table:table-cell table:style-name="ce8" table:formula="of:=[.P13]" office:value-type="float" office:value="0.00406858058066003">
            <text:p>0.0040685806</text:p>
          </table:table-cell>
          <table:table-cell table:style-name="ce10" table:formula="of:=[.P13]" office:value-type="float" office:value="0.00406858058066003">
            <text:p>0.0040685806</text:p>
          </table:table-cell>
        </table:table-row>
        <table:table-row table:style-name="ro2">
          <table:table-cell office:value-type="float" office:value="-0.000261221656122549">
            <text:p>-0.0002612217</text:p>
          </table:table-cell>
          <table:table-cell office:value-type="float" office:value="-0.00659551033495822">
            <text:p>-0.0065955103</text:p>
          </table:table-cell>
          <table:table-cell office:value-type="float" office:value="-0.130430921016662">
            <text:p>-0.130430921</text:p>
          </table:table-cell>
          <table:table-cell office:value-type="float" office:value="0.08255601442546">
            <text:p>0.0825560144</text:p>
          </table:table-cell>
          <table:table-cell office:value-type="float" office:value="0.0376792136933414">
            <text:p>0.0376792137</text:p>
          </table:table-cell>
          <table:table-cell office:value-type="float" office:value="0.13321064927">
            <text:p>0.1332106493</text:p>
          </table:table-cell>
          <table:table-cell table:style-name="ce9" office:value-type="float" office:value="-0.0318728714096477">
            <text:p>-0.0318728714</text:p>
          </table:table-cell>
          <table:table-cell table:style-name="ce9" office:value-type="float" office:value="0.10698637931634">
            <text:p>0.1069863793</text:p>
          </table:table-cell>
          <table:table-cell table:style-name="ce8" office:value-type="float" office:value="-1.26586443882261">
            <text:p>-1.2658644388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4]-[.L14];2)+POWER([.B14]-[.M14];2)+POWER([.C14]-[.N14];2))" office:value-type="float" office:value="0.0037626183176039">
            <text:p>0.0037626183</text:p>
          </table:table-cell>
          <table:table-cell/>
          <table:table-cell table:style-name="ce9" table:formula="of:=[.P14]" office:value-type="float" office:value="0.0037626183176039">
            <text:p>0.0037626183</text:p>
          </table:table-cell>
          <table:table-cell table:style-name="ce9" table:formula="of:=[.P14]" office:value-type="float" office:value="0.0037626183176039">
            <text:p>0.0037626183</text:p>
          </table:table-cell>
          <table:table-cell table:style-name="ce8" table:formula="of:=[.P14]" office:value-type="float" office:value="0.0037626183176039">
            <text:p>0.0037626183</text:p>
          </table:table-cell>
        </table:table-row>
        <table:table-row table:style-name="ro2">
          <table:table-cell office:value-type="float" office:value="0.000862497153450656">
            <text:p>0.0008624972</text:p>
          </table:table-cell>
          <table:table-cell office:value-type="float" office:value="-0.00238406248249437">
            <text:p>-0.0023840625</text:p>
          </table:table-cell>
          <table:table-cell office:value-type="float" office:value="-0.131181483230883">
            <text:p>-0.1311814832</text:p>
          </table:table-cell>
          <table:table-cell office:value-type="float" office:value="-0.00593878158027865">
            <text:p>-0.0059387816</text:p>
          </table:table-cell>
          <table:table-cell office:value-type="float" office:value="0.00956074329828994">
            <text:p>0.0095607433</text:p>
          </table:table-cell>
          <table:table-cell office:value-type="float" office:value="0.12623920165">
            <text:p>0.1262392017</text:p>
          </table:table-cell>
          <table:table-cell table:style-name="ce9" office:value-type="float" office:value="0.00880697762635002">
            <text:p>0.0088069776</text:p>
          </table:table-cell>
          <table:table-cell table:style-name="ce9" office:value-type="float" office:value="0.0542446904068799">
            <text:p>0.0542446904</text:p>
          </table:table-cell>
          <table:table-cell table:style-name="ce9" office:value-type="float" office:value="0.142811407154408">
            <text:p>0.1428114072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5]-[.L15];2)+POWER([.B15]-[.M15];2)+POWER([.C15]-[.N15];2))" office:value-type="float" office:value="0.000662700608389073">
            <text:p>0.0006627006</text:p>
          </table:table-cell>
          <table:table-cell/>
          <table:table-cell table:style-name="ce9" table:formula="of:=[.P15]" office:value-type="float" office:value="0.000662700608389073">
            <text:p>0.0006627006</text:p>
          </table:table-cell>
          <table:table-cell table:style-name="ce9" table:formula="of:=[.P15]" office:value-type="float" office:value="0.000662700608389073">
            <text:p>0.0006627006</text:p>
          </table:table-cell>
          <table:table-cell table:style-name="ce9" table:formula="of:=[.P15]" office:value-type="float" office:value="0.000662700608389073">
            <text:p>0.0006627006</text:p>
          </table:table-cell>
        </table:table-row>
        <table:table-row table:style-name="ro2">
          <table:table-cell office:value-type="float" office:value="0.00212571409082389">
            <text:p>0.0021257141</text:p>
          </table:table-cell>
          <table:table-cell office:value-type="float" office:value="0">
            <text:p>0</text:p>
          </table:table-cell>
          <table:table-cell office:value-type="float" office:value="-0.131155351727331">
            <text:p>-0.1311553517</text:p>
          </table:table-cell>
          <table:table-cell office:value-type="float" office:value="-0.0627626500688226">
            <text:p>-0.0627626501</text:p>
          </table:table-cell>
          <table:table-cell office:value-type="float" office:value="-0.00264889737585901">
            <text:p>-0.0026488974</text:p>
          </table:table-cell>
          <table:table-cell office:value-type="float" office:value="0.13202324763">
            <text:p>0.1320232476</text:p>
          </table:table-cell>
          <table:table-cell table:style-name="ce9" office:value-type="float" office:value="0.000838759773938097">
            <text:p>0.0008387598</text:p>
          </table:table-cell>
          <table:table-cell table:style-name="ce9" office:value-type="float" office:value="0.0192657464669271">
            <text:p>0.0192657465</text:p>
          </table:table-cell>
          <table:table-cell table:style-name="ce10" office:value-type="float" office:value="1.10181859818198">
            <text:p>1.1018185982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6]-[.L16];2)+POWER([.B16]-[.M16];2)+POWER([.C16]-[.N16];2))" office:value-type="float" office:value="0.00332914722614132">
            <text:p>0.0033291472</text:p>
          </table:table-cell>
          <table:table-cell/>
          <table:table-cell table:style-name="ce9" table:formula="of:=[.P16]" office:value-type="float" office:value="0.00332914722614132">
            <text:p>0.0033291472</text:p>
          </table:table-cell>
          <table:table-cell table:style-name="ce9" table:formula="of:=[.P16]" office:value-type="float" office:value="0.00332914722614132">
            <text:p>0.0033291472</text:p>
          </table:table-cell>
          <table:table-cell table:style-name="ce10" table:formula="of:=[.P16]" office:value-type="float" office:value="0.00332914722614132">
            <text:p>0.0033291472</text:p>
          </table:table-cell>
        </table:table-row>
        <table:table-row table:style-name="ro2">
          <table:table-cell office:value-type="float" office:value="0.00299935130373971">
            <text:p>0.0029993513</text:p>
          </table:table-cell>
          <table:table-cell office:value-type="float" office:value="-0.00584140509024435">
            <text:p>-0.0058414051</text:p>
          </table:table-cell>
          <table:table-cell office:value-type="float" office:value="-0.130312765160385">
            <text:p>-0.1303127652</text:p>
          </table:table-cell>
          <table:table-cell office:value-type="float" office:value="0.080903349590376">
            <text:p>0.0809033496</text:p>
          </table:table-cell>
          <table:table-cell office:value-type="float" office:value="-0.0559357542080081">
            <text:p>-0.0559357542</text:p>
          </table:table-cell>
          <table:table-cell office:value-type="float" office:value="0.13969858072">
            <text:p>0.1396985807</text:p>
          </table:table-cell>
          <table:table-cell table:style-name="ce9" office:value-type="float" office:value="-0.329003521327219">
            <text:p>-0.3290035213</text:p>
          </table:table-cell>
          <table:table-cell table:style-name="ce10" office:value-type="float" office:value="1.06658451716903">
            <text:p>1.0665845172</text:p>
          </table:table-cell>
          <table:table-cell table:style-name="ce8" office:value-type="float" office:value="-1.37254248055957">
            <text:p>-1.3725424806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7]-[.L17];2)+POWER([.B17]-[.M17];2)+POWER([.C17]-[.N17];2))" office:value-type="float" office:value="0.0036865240223349">
            <text:p>0.003686524</text:p>
          </table:table-cell>
          <table:table-cell/>
          <table:table-cell table:style-name="ce9" table:formula="of:=[.P17]" office:value-type="float" office:value="0.0036865240223349">
            <text:p>0.003686524</text:p>
          </table:table-cell>
          <table:table-cell table:style-name="ce10" table:formula="of:=[.P17]" office:value-type="float" office:value="0.0036865240223349">
            <text:p>0.003686524</text:p>
          </table:table-cell>
          <table:table-cell table:style-name="ce8" table:formula="of:=[.P17]" office:value-type="float" office:value="0.0036865240223349">
            <text:p>0.003686524</text:p>
          </table:table-cell>
        </table:table-row>
        <table:table-row table:style-name="ro2">
          <table:table-cell office:value-type="float" office:value="0.00497533130672394">
            <text:p>0.0049753313</text:p>
          </table:table-cell>
          <table:table-cell office:value-type="float" office:value="-0.0045022946200362">
            <text:p>-0.0045022946</text:p>
          </table:table-cell>
          <table:table-cell office:value-type="float" office:value="-0.131873877925346">
            <text:p>-0.1318738779</text:p>
          </table:table-cell>
          <table:table-cell office:value-type="float" office:value="0.0418031530481773">
            <text:p>0.041803153</text:p>
          </table:table-cell>
          <table:table-cell office:value-type="float" office:value="-0.102418883377965">
            <text:p>-0.1024188834</text:p>
          </table:table-cell>
          <table:table-cell office:value-type="float" office:value="0.13630100463">
            <text:p>0.1363010046</text:p>
          </table:table-cell>
          <table:table-cell table:style-name="ce9" office:value-type="float" office:value="0.137556602925848">
            <text:p>0.1375566029</text:p>
          </table:table-cell>
          <table:table-cell table:style-name="ce10" office:value-type="float" office:value="1.05592687018732">
            <text:p>1.0559268702</text:p>
          </table:table-cell>
          <table:table-cell table:style-name="ce9" office:value-type="float" office:value="0.167052742383312">
            <text:p>0.1670527424</text:p>
          </table:table-cell>
          <table:table-cell office:value-type="float" office:value="0.000490032198402934">
            <text:p>0.0004900322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8]-[.L18];2)+POWER([.B18]-[.M18];2)+POWER([.C18]-[.N18];2))" office:value-type="float" office:value="0.00455145526582791">
            <text:p>0.0045514553</text:p>
          </table:table-cell>
          <table:table-cell/>
          <table:table-cell table:style-name="ce9" table:formula="of:=[.P18]" office:value-type="float" office:value="0.00455145526582791">
            <text:p>0.0045514553</text:p>
          </table:table-cell>
          <table:table-cell table:style-name="ce10" table:formula="of:=[.P18]" office:value-type="float" office:value="0.00455145526582791">
            <text:p>0.0045514553</text:p>
          </table:table-cell>
          <table:table-cell table:style-name="ce9" table:formula="of:=[.P18]" office:value-type="float" office:value="0.00455145526582791">
            <text:p>0.0045514553</text:p>
          </table:table-cell>
        </table:table-row>
        <table:table-row table:style-name="ro2">
          <table:table-cell office:value-type="float" office:value="0.00482657961789419">
            <text:p>0.0048265796</text:p>
          </table:table-cell>
          <table:table-cell office:value-type="float" office:value="-0.00149968161426222">
            <text:p>-0.0014996816</text:p>
          </table:table-cell>
          <table:table-cell office:value-type="float" office:value="-0.13206864800773">
            <text:p>-0.132068648</text:p>
          </table:table-cell>
          <table:table-cell office:value-type="float" office:value="-0.034536061413532">
            <text:p>-0.0345360614</text:p>
          </table:table-cell>
          <table:table-cell office:value-type="float" office:value="-0.0794823667415186">
            <text:p>-0.0794823667</text:p>
          </table:table-cell>
          <table:table-cell office:value-type="float" office:value="0.13925524954">
            <text:p>0.1392552495</text:p>
          </table:table-cell>
          <table:table-cell table:style-name="ce9" office:value-type="float" office:value="0.134620943717065">
            <text:p>0.1346209437</text:p>
          </table:table-cell>
          <table:table-cell table:style-name="ce10" office:value-type="float" office:value="0.946481033875206">
            <text:p>0.9464810339</text:p>
          </table:table-cell>
          <table:table-cell table:style-name="ce10" office:value-type="float" office:value="1.22263965784714">
            <text:p>1.222639657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19]-[.L19];2)+POWER([.B19]-[.M19];2)+POWER([.C19]-[.N19];2))" office:value-type="float" office:value="0.00447072870437029">
            <text:p>0.0044707287</text:p>
          </table:table-cell>
          <table:table-cell/>
          <table:table-cell table:style-name="ce9" table:formula="of:=[.P19]" office:value-type="float" office:value="0.00447072870437029">
            <text:p>0.0044707287</text:p>
          </table:table-cell>
          <table:table-cell table:style-name="ce10" table:formula="of:=[.P19]" office:value-type="float" office:value="0.00447072870437029">
            <text:p>0.0044707287</text:p>
          </table:table-cell>
          <table:table-cell table:style-name="ce10" table:formula="of:=[.P19]" office:value-type="float" office:value="0.00447072870437029">
            <text:p>0.0044707287</text:p>
          </table:table-cell>
        </table:table-row>
        <table:table-row table:style-name="ro2">
          <table:table-cell office:value-type="float" office:value="-0.00121087999786578">
            <text:p>-0.00121088</text:p>
          </table:table-cell>
          <table:table-cell office:value-type="float" office:value="-0.00011253812282103">
            <text:p>-0.0001125381</text:p>
          </table:table-cell>
          <table:table-cell office:value-type="float" office:value="-0.131137983769352">
            <text:p>-0.1311379838</text:p>
          </table:table-cell>
          <table:table-cell office:value-type="float" office:value="-0.0813976044943263">
            <text:p>-0.0813976045</text:p>
          </table:table-cell>
          <table:table-cell office:value-type="float" office:value="0.0959163422978684">
            <text:p>0.0959163423</text:p>
          </table:table-cell>
          <table:table-cell office:value-type="float" office:value="0.1410233891">
            <text:p>0.1410233891</text:p>
          </table:table-cell>
          <table:table-cell table:style-name="ce10" office:value-type="float" office:value="1.45902262676532">
            <text:p>1.4590226268</text:p>
          </table:table-cell>
          <table:table-cell table:style-name="ce8" office:value-type="float" office:value="-1.15280214852102">
            <text:p>-1.1528021485</text:p>
          </table:table-cell>
          <table:table-cell table:style-name="ce8" office:value-type="float" office:value="-1.33619027675048">
            <text:p>-1.336190276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0]-[.L20];2)+POWER([.B20]-[.M20];2)+POWER([.C20]-[.N20];2))" office:value-type="float" office:value="0.00351024852212786">
            <text:p>0.0035102485</text:p>
          </table:table-cell>
          <table:table-cell/>
          <table:table-cell table:style-name="ce10" table:formula="of:=[.P20]" office:value-type="float" office:value="0.00351024852212786">
            <text:p>0.0035102485</text:p>
          </table:table-cell>
          <table:table-cell table:style-name="ce8" table:formula="of:=[.P20]" office:value-type="float" office:value="0.00351024852212786">
            <text:p>0.0035102485</text:p>
          </table:table-cell>
          <table:table-cell table:style-name="ce8" table:formula="of:=[.P20]" office:value-type="float" office:value="0.00351024852212786">
            <text:p>0.003510248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0743922056432638">
            <text:p>0.0007439221</text:p>
          </table:table-cell>
          <table:table-cell office:value-type="float" office:value="-0.130888744736786">
            <text:p>-0.1308887447</text:p>
          </table:table-cell>
          <table:table-cell office:value-type="float" office:value="-0.112999027415653">
            <text:p>-0.1129990274</text:p>
          </table:table-cell>
          <table:table-cell office:value-type="float" office:value="0.0630483911851689">
            <text:p>0.0630483912</text:p>
          </table:table-cell>
          <table:table-cell office:value-type="float" office:value="0.13393397909">
            <text:p>0.1339339791</text:p>
          </table:table-cell>
          <table:table-cell table:style-name="ce10" office:value-type="float" office:value="0.954508622741555">
            <text:p>0.9545086227</text:p>
          </table:table-cell>
          <table:table-cell table:style-name="ce8" office:value-type="float" office:value="-0.984465980809998">
            <text:p>-0.9844659808</text:p>
          </table:table-cell>
          <table:table-cell table:style-name="ce9" office:value-type="float" office:value="0.105719627773158">
            <text:p>0.1057196278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1]-[.L21];2)+POWER([.B21]-[.M21];2)+POWER([.C21]-[.N21];2))" office:value-type="float" office:value="0.0038488728851185">
            <text:p>0.0038488729</text:p>
          </table:table-cell>
          <table:table-cell/>
          <table:table-cell table:style-name="ce10" table:formula="of:=[.P21]" office:value-type="float" office:value="0.0038488728851185">
            <text:p>0.0038488729</text:p>
          </table:table-cell>
          <table:table-cell table:style-name="ce8" table:formula="of:=[.P21]" office:value-type="float" office:value="0.0038488728851185">
            <text:p>0.0038488729</text:p>
          </table:table-cell>
          <table:table-cell table:style-name="ce9" table:formula="of:=[.P21]" office:value-type="float" office:value="0.0038488728851185">
            <text:p>0.0038488729</text:p>
          </table:table-cell>
        </table:table-row>
        <table:table-row table:style-name="ro2">
          <table:table-cell office:value-type="float" office:value="0.00255674811443609">
            <text:p>0.0025567481</text:p>
          </table:table-cell>
          <table:table-cell office:value-type="float" office:value="0.000289212870487273">
            <text:p>0.0002892129</text:p>
          </table:table-cell>
          <table:table-cell office:value-type="float" office:value="-0.129701849628653">
            <text:p>-0.1297018496</text:p>
          </table:table-cell>
          <table:table-cell office:value-type="float" office:value="-0.0957541649075097">
            <text:p>-0.0957541649</text:p>
          </table:table-cell>
          <table:table-cell office:value-type="float" office:value="-0.0211989017397463">
            <text:p>-0.0211989017</text:p>
          </table:table-cell>
          <table:table-cell office:value-type="float" office:value="0.13580193298">
            <text:p>0.135801933</text:p>
          </table:table-cell>
          <table:table-cell table:style-name="ce10" office:value-type="float" office:value="0.959331491441699">
            <text:p>0.9593314914</text:p>
          </table:table-cell>
          <table:table-cell table:style-name="ce8" office:value-type="float" office:value="-0.897701803458944">
            <text:p>-0.8977018035</text:p>
          </table:table-cell>
          <table:table-cell table:style-name="ce10" office:value-type="float" office:value="1.14825048704179">
            <text:p>1.148250487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2]-[.L22];2)+POWER([.B22]-[.M22];2)+POWER([.C22]-[.N22];2))" office:value-type="float" office:value="0.00402274027664255">
            <text:p>0.0040227403</text:p>
          </table:table-cell>
          <table:table-cell/>
          <table:table-cell table:style-name="ce10" table:formula="of:=[.P22]" office:value-type="float" office:value="0.00402274027664255">
            <text:p>0.0040227403</text:p>
          </table:table-cell>
          <table:table-cell table:style-name="ce8" table:formula="of:=[.P22]" office:value-type="float" office:value="0.00402274027664255">
            <text:p>0.0040227403</text:p>
          </table:table-cell>
          <table:table-cell table:style-name="ce10" table:formula="of:=[.P22]" office:value-type="float" office:value="0.00402274027664255">
            <text:p>0.0040227403</text:p>
          </table:table-cell>
        </table:table-row>
        <table:table-row table:style-name="ro2">
          <table:table-cell office:value-type="float" office:value="-0.00224561093978708">
            <text:p>-0.0022456109</text:p>
          </table:table-cell>
          <table:table-cell office:value-type="float" office:value="-0.0042097427514017">
            <text:p>-0.0042097428</text:p>
          </table:table-cell>
          <table:table-cell office:value-type="float" office:value="-0.130673181966342">
            <text:p>-0.130673182</text:p>
          </table:table-cell>
          <table:table-cell office:value-type="float" office:value="0.0348758616599979">
            <text:p>0.0348758617</text:p>
          </table:table-cell>
          <table:table-cell office:value-type="float" office:value="0.0994379084885148">
            <text:p>0.0994379085</text:p>
          </table:table-cell>
          <table:table-cell office:value-type="float" office:value="0.13322879733">
            <text:p>0.1332287973</text:p>
          </table:table-cell>
          <table:table-cell table:style-name="ce10" office:value-type="float" office:value="1.02957762250901">
            <text:p>1.0295776225</text:p>
          </table:table-cell>
          <table:table-cell table:style-name="ce9" office:value-type="float" office:value="0.103297193822673">
            <text:p>0.1032971938</text:p>
          </table:table-cell>
          <table:table-cell table:style-name="ce8" office:value-type="float" office:value="-1.25272799164538">
            <text:p>-1.2527279916</text:p>
          </table:table-cell>
          <table:table-cell office:value-type="float" office:value="0.000326688132268549">
            <text:p>0.000326688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3]-[.L23];2)+POWER([.B23]-[.M23];2)+POWER([.C23]-[.N23];2))" office:value-type="float" office:value="0.0032398018251048">
            <text:p>0.0032398018</text:p>
          </table:table-cell>
          <table:table-cell/>
          <table:table-cell table:style-name="ce10" table:formula="of:=[.P23]" office:value-type="float" office:value="0.0032398018251048">
            <text:p>0.0032398018</text:p>
          </table:table-cell>
          <table:table-cell table:style-name="ce9" table:formula="of:=[.P23]" office:value-type="float" office:value="0.0032398018251048">
            <text:p>0.0032398018</text:p>
          </table:table-cell>
          <table:table-cell table:style-name="ce8" table:formula="of:=[.P23]" office:value-type="float" office:value="0.0032398018251048">
            <text:p>0.0032398018</text:p>
          </table:table-cell>
        </table:table-row>
        <table:table-row table:style-name="ro2">
          <table:table-cell office:value-type="float" office:value="0.00235771579433429">
            <text:p>0.0023577158</text:p>
          </table:table-cell>
          <table:table-cell office:value-type="float" office:value="-0.00371045327891922">
            <text:p>-0.0037104533</text:p>
          </table:table-cell>
          <table:table-cell office:value-type="float" office:value="-0.131537241355839">
            <text:p>-0.1315372414</text:p>
          </table:table-cell>
          <table:table-cell office:value-type="float" office:value="0.0168510031315579">
            <text:p>0.0168510031</text:p>
          </table:table-cell>
          <table:table-cell office:value-type="float" office:value="0.0133603278724084">
            <text:p>0.0133603279</text:p>
          </table:table-cell>
          <table:table-cell office:value-type="float" office:value="0.12664882929">
            <text:p>0.1266488293</text:p>
          </table:table-cell>
          <table:table-cell table:style-name="ce10" office:value-type="float" office:value="1.0541113458967">
            <text:p>1.0541113459</text:p>
          </table:table-cell>
          <table:table-cell table:style-name="ce9" office:value-type="float" office:value="0.0409909499296321">
            <text:p>0.0409909499</text:p>
          </table:table-cell>
          <table:table-cell table:style-name="ce9" office:value-type="float" office:value="0.152965513891837">
            <text:p>0.1529655139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4]-[.L24];2)+POWER([.B24]-[.M24];2)+POWER([.C24]-[.N24];2))" office:value-type="float" office:value="0.00181180573016013">
            <text:p>0.0018118057</text:p>
          </table:table-cell>
          <table:table-cell/>
          <table:table-cell table:style-name="ce10" table:formula="of:=[.P24]" office:value-type="float" office:value="0.00181180573016013">
            <text:p>0.0018118057</text:p>
          </table:table-cell>
          <table:table-cell table:style-name="ce9" table:formula="of:=[.P24]" office:value-type="float" office:value="0.00181180573016013">
            <text:p>0.0018118057</text:p>
          </table:table-cell>
          <table:table-cell table:style-name="ce9" table:formula="of:=[.P24]" office:value-type="float" office:value="0.00181180573016013">
            <text:p>0.0018118057</text:p>
          </table:table-cell>
        </table:table-row>
        <table:table-row table:style-name="ro2">
          <table:table-cell office:value-type="float" office:value="0.00483911690420913">
            <text:p>0.0048391169</text:p>
          </table:table-cell>
          <table:table-cell office:value-type="float" office:value="-0.00287766726885969">
            <text:p>-0.0028776673</text:p>
          </table:table-cell>
          <table:table-cell office:value-type="float" office:value="-0.130958350944955">
            <text:p>-0.1309583509</text:p>
          </table:table-cell>
          <table:table-cell office:value-type="float" office:value="-0.00257939277999099">
            <text:p>-0.0025793928</text:p>
          </table:table-cell>
          <table:table-cell office:value-type="float" office:value="-0.0475565890394745">
            <text:p>-0.047556589</text:p>
          </table:table-cell>
          <table:table-cell office:value-type="float" office:value="0.13216454324">
            <text:p>0.1321645432</text:p>
          </table:table-cell>
          <table:table-cell table:style-name="ce10" office:value-type="float" office:value="1.04698188781823">
            <text:p>1.0469818878</text:p>
          </table:table-cell>
          <table:table-cell table:style-name="ce9" office:value-type="float" office:value="0.00491891399155586">
            <text:p>0.004918914</text:p>
          </table:table-cell>
          <table:table-cell table:style-name="ce10" office:value-type="float" office:value="1.12552425287076">
            <text:p>1.1255242529</text:p>
          </table:table-cell>
          <table:table-cell office:value-type="float" office:value="0.000163344066134163">
            <text:p>0.0001633441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5]-[.L25];2)+POWER([.B25]-[.M25];2)+POWER([.C25]-[.N25];2))" office:value-type="float" office:value="0.00409999278834672">
            <text:p>0.0040999928</text:p>
          </table:table-cell>
          <table:table-cell/>
          <table:table-cell table:style-name="ce10" table:formula="of:=[.P25]" office:value-type="float" office:value="0.00409999278834672">
            <text:p>0.0040999928</text:p>
          </table:table-cell>
          <table:table-cell table:style-name="ce9" table:formula="of:=[.P25]" office:value-type="float" office:value="0.00409999278834672">
            <text:p>0.0040999928</text:p>
          </table:table-cell>
          <table:table-cell table:style-name="ce10" table:formula="of:=[.P25]" office:value-type="float" office:value="0.00409999278834672">
            <text:p>0.0040999928</text:p>
          </table:table-cell>
        </table:table-row>
        <table:table-row table:style-name="ro2">
          <table:table-cell office:value-type="float" office:value="-0.000491174917903793">
            <text:p>-0.0004911749</text:p>
          </table:table-cell>
          <table:table-cell office:value-type="float" office:value="-0.00659282575097956">
            <text:p>-0.0065928258</text:p>
          </table:table-cell>
          <table:table-cell office:value-type="float" office:value="-0.131116872796857">
            <text:p>-0.1311168728</text:p>
          </table:table-cell>
          <table:table-cell office:value-type="float" office:value="0.111500817238053">
            <text:p>0.1115008172</text:p>
          </table:table-cell>
          <table:table-cell office:value-type="float" office:value="0.0536575480101119">
            <text:p>0.053657548</text:p>
          </table:table-cell>
          <table:table-cell office:value-type="float" office:value="0.1403363554">
            <text:p>0.1403363554</text:p>
          </table:table-cell>
          <table:table-cell table:style-name="ce10" office:value-type="float" office:value="0.744189609426577">
            <text:p>0.7441896094</text:p>
          </table:table-cell>
          <table:table-cell table:style-name="ce10" office:value-type="float" office:value="1.050871319696">
            <text:p>1.0508713197</text:p>
          </table:table-cell>
          <table:table-cell table:style-name="ce8" office:value-type="float" office:value="-1.36871408304994">
            <text:p>-1.36871408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6]-[.L26];2)+POWER([.B26]-[.M26];2)+POWER([.C26]-[.N26];2))" office:value-type="float" office:value="0.00377310592545835">
            <text:p>0.0037731059</text:p>
          </table:table-cell>
          <table:table-cell/>
          <table:table-cell table:style-name="ce10" table:formula="of:=[.P26]" office:value-type="float" office:value="0.00377310592545835">
            <text:p>0.0037731059</text:p>
          </table:table-cell>
          <table:table-cell table:style-name="ce10" table:formula="of:=[.P26]" office:value-type="float" office:value="0.00377310592545835">
            <text:p>0.0037731059</text:p>
          </table:table-cell>
          <table:table-cell table:style-name="ce8" table:formula="of:=[.P26]" office:value-type="float" office:value="0.00377310592545835">
            <text:p>0.0037731059</text:p>
          </table:table-cell>
        </table:table-row>
        <table:table-row table:style-name="ro2">
          <table:table-cell office:value-type="float" office:value="0.0015708106708518">
            <text:p>0.0015708107</text:p>
          </table:table-cell>
          <table:table-cell office:value-type="float" office:value="-0.00749594897413471">
            <text:p>-0.007495949</text:p>
          </table:table-cell>
          <table:table-cell office:value-type="float" office:value="-0.131956986220856">
            <text:p>-0.1319569862</text:p>
          </table:table-cell>
          <table:table-cell office:value-type="float" office:value="0.132267245936843">
            <text:p>0.1322672459</text:p>
          </table:table-cell>
          <table:table-cell office:value-type="float" office:value="-0.005985117977524">
            <text:p>-0.005985118</text:p>
          </table:table-cell>
          <table:table-cell office:value-type="float" office:value="0.13631007866">
            <text:p>0.1363100787</text:p>
          </table:table-cell>
          <table:table-cell table:style-name="ce10" office:value-type="float" office:value="1.21012066384919">
            <text:p>1.2101206638</text:p>
          </table:table-cell>
          <table:table-cell table:style-name="ce10" office:value-type="float" office:value="1.0469088612028">
            <text:p>1.0469088612</text:p>
          </table:table-cell>
          <table:table-cell table:style-name="ce9" office:value-type="float" office:value="0.186903171268782">
            <text:p>0.1869031713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7]-[.L27];2)+POWER([.B27]-[.M27];2)+POWER([.C27]-[.N27];2))" office:value-type="float" office:value="0.00462845361700335">
            <text:p>0.0046284536</text:p>
          </table:table-cell>
          <table:table-cell/>
          <table:table-cell table:style-name="ce10" table:formula="of:=[.P27]" office:value-type="float" office:value="0.00462845361700335">
            <text:p>0.0046284536</text:p>
          </table:table-cell>
          <table:table-cell table:style-name="ce10" table:formula="of:=[.P27]" office:value-type="float" office:value="0.00462845361700335">
            <text:p>0.0046284536</text:p>
          </table:table-cell>
          <table:table-cell table:style-name="ce9" table:formula="of:=[.P27]" office:value-type="float" office:value="0.00462845361700335">
            <text:p>0.0046284536</text:p>
          </table:table-cell>
        </table:table-row>
        <table:table-row table:style-name="ro2">
          <table:table-cell office:value-type="float" office:value="0.00357766701658419">
            <text:p>0.003577667</text:p>
          </table:table-cell>
          <table:table-cell office:value-type="float" office:value="-0.0062820990525779">
            <text:p>-0.0062820991</text:p>
          </table:table-cell>
          <table:table-cell office:value-type="float" office:value="-0.1323457490986">
            <text:p>-0.1323457491</text:p>
          </table:table-cell>
          <table:table-cell office:value-type="float" office:value="0.069620436861134">
            <text:p>0.0696204369</text:p>
          </table:table-cell>
          <table:table-cell office:value-type="float" office:value="-0.0581290103442879">
            <text:p>-0.0581290103</text:p>
          </table:table-cell>
          <table:table-cell office:value-type="float" office:value="0.1395326556">
            <text:p>0.1395326556</text:p>
          </table:table-cell>
          <table:table-cell table:style-name="ce10" office:value-type="float" office:value="1.19921678678799">
            <text:p>1.1992167868</text:p>
          </table:table-cell>
          <table:table-cell table:style-name="ce10" office:value-type="float" office:value="0.926532104909452">
            <text:p>0.9265321049</text:p>
          </table:table-cell>
          <table:table-cell table:style-name="ce10" office:value-type="float" office:value="1.23629295210232">
            <text:p>1.2362929521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0.00074360967174389">
            <text:p>0.0007436097</text:p>
          </table:table-cell>
          <table:table-cell table:formula="of:=[.B40]" office:value-type="float" office:value="-0.00302770261286517">
            <text:p>-0.0030277026</text:p>
          </table:table-cell>
          <table:table-cell table:formula="of:=[.C40]" office:value-type="float" office:value="-0.131077727529214">
            <text:p>-0.1310777275</text:p>
          </table:table-cell>
          <table:table-cell/>
          <table:table-cell table:style-name="ce11" table:formula="of:=SQRT(POWER([.A28]-[.L28];2)+POWER([.B28]-[.M28];2)+POWER([.C28]-[.N28];2))" office:value-type="float" office:value="0.0044978723771454">
            <text:p>0.0044978724</text:p>
          </table:table-cell>
          <table:table-cell/>
          <table:table-cell table:style-name="ce10" table:formula="of:=[.P28]" office:value-type="float" office:value="0.0044978723771454">
            <text:p>0.0044978724</text:p>
          </table:table-cell>
          <table:table-cell table:style-name="ce10" table:formula="of:=[.P28]" office:value-type="float" office:value="0.0044978723771454">
            <text:p>0.0044978724</text:p>
          </table:table-cell>
          <table:table-cell table:style-name="ce10" table:formula="of:=[.P28]" office:value-type="float" office:value="0.0044978723771454">
            <text:p>0.0044978724</text:p>
          </table:table-cell>
        </table:table-row>
        <table:table-row table:style-name="ro2">
          <table:table-cell table:formula="of:=AVERAGE([.A2:.A28])" office:value-type="float" office:value="0.00074360967174389">
            <text:p>0.0007436097</text:p>
          </table:table-cell>
          <table:table-cell table:formula="of:=AVERAGE([.B2:.B28])" office:value-type="float" office:value="-0.00302770261286517">
            <text:p>-0.0030277026</text:p>
          </table:table-cell>
          <table:table-cell table:formula="of:=AVERAGE([.C2:.C28])" office:value-type="float" office:value="-0.131077727529214">
            <text:p>-0.1310777275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5"/>
          <table:table-cell table:formula="of:=AVERAGE([.P2:.P28])" office:value-type="float" office:value="0.00381076114273462">
            <text:p>0.0038107611</text:p>
          </table:table-cell>
          <table:table-cell/>
          <table:table-cell table:style-name="ce8" table:formula="of:=AVERAGE([.R2:.R10])" office:value-type="float" office:value="0.00387336916637671">
            <text:p>0.0038733692</text:p>
          </table:table-cell>
          <table:table-cell table:style-name="ce8" table:formula="of:=AVERAGE([.S2:.S4];[.S11:.S13];[.S20:.S22])" office:value-type="float" office:value="0.00439145427441619">
            <text:p>0.0043914543</text:p>
          </table:table-cell>
          <table:table-cell table:style-name="ce8" table:formula="of:=AVERAGE([.T2];[.T5];[.T8];[.T11];[.T14];[.T17];[.T20];[.T23];[.T26])" office:value-type="float" office:value="0.00387895677786951">
            <text:p>0.0038789568</text:p>
          </table:table-cell>
        </table:table-row>
        <table:table-row table:style-name="ro2">
          <table:table-cell table:number-columns-repeated="17"/>
          <table:table-cell table:style-name="ce9" table:formula="of:=AVERAGE([.R11:.R19])" office:value-type="float" office:value="0.00384414826770408">
            <text:p>0.0038441483</text:p>
          </table:table-cell>
          <table:table-cell table:style-name="ce9" table:formula="of:=AVERAGE([.S5:.S7];[.S14:.S16];[.S23:.S25])" office:value-type="float" office:value="0.00276478940488584">
            <text:p>0.0027647894</text:p>
          </table:table-cell>
          <table:table-cell table:style-name="ce9" table:formula="of:=AVERAGE([.T3];[.T6];[.T9];[.T12];[.T15];[.T18];[.T21];[.T24];[.T27])" office:value-type="float" office:value="0.00344391459177784">
            <text:p>0.0034439146</text:p>
          </table:table-cell>
        </table:table-row>
        <table:table-row table:style-name="ro2">
          <table:table-cell table:number-columns-repeated="17"/>
          <table:table-cell table:style-name="ce10" table:formula="of:=AVERAGE([.R20:.R28])" office:value-type="float" office:value="0.00371476599412307">
            <text:p>0.003714766</text:p>
          </table:table-cell>
          <table:table-cell table:style-name="ce10" table:formula="of:=AVERAGE([.S8:.S10];[.S17:.S19];[.S26:.S28])" office:value-type="float" office:value="0.00427603974890184">
            <text:p>0.0042760397</text:p>
          </table:table-cell>
          <table:table-cell table:style-name="ce10" table:formula="of:=AVERAGE([.T4];[.T7];[.T10];[.T13];[.T16];[.T19];[.T22];[.T25];[.T28])" office:value-type="float" office:value="0.00410941205855652">
            <text:p>0.0041094121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offset:</text:p>
          </table:table-cell>
          <table:table-cell office:value-type="float" office:value="0.0116">
            <text:p>0.0116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60 degree range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7" office:value-type="string" table:number-columns-spanned="3" table:number-rows-spanned="1">
            <text:p>Average Point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table:formula="of:=[.A29]" office:value-type="float" office:value="0.00074360967174389">
            <text:p>0.0007436097</text:p>
          </table:table-cell>
          <table:table-cell table:formula="of:=[.B29]" office:value-type="float" office:value="-0.00302770261286517">
            <text:p>-0.0030277026</text:p>
          </table:table-cell>
          <table:table-cell table:formula="of:=[.C29]" office:value-type="float" office:value="-0.131077727529214">
            <text:p>-0.1310777275</text:p>
          </table:table-cell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13"/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5:03:28</dc:date>
    <meta:generator>LibreOffice/3.5$Linux_X86_64 LibreOffice_project/350m1$Build-2</meta:generator>
    <meta:editing-duration>P6DT22H57M39S</meta:editing-duration>
    <meta:editing-cycles>9</meta:editing-cycles>
    <meta:document-statistic meta:table-count="8" meta:cell-count="3904" meta:object-count="0"/>
  </office:meta>
</office:document-meta>
</file>